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60513888888889cm"/>
    </style:style>
    <style:style style:name="co3" style:family="table-column">
      <style:table-column-properties fo:break-before="auto" style:column-width="2.66347222222222cm"/>
    </style:style>
    <style:style style:name="co4" style:family="table-column">
      <style:table-column-properties fo:break-before="auto" style:column-width="2.29305555555556cm"/>
    </style:style>
    <style:style style:name="co5" style:family="table-column">
      <style:table-column-properties fo:break-before="auto" style:column-width="4.78013888888889cm"/>
    </style:style>
    <style:style style:name="co6" style:family="table-column">
      <style:table-column-properties fo:break-before="auto" style:column-width="4.35680555555555cm"/>
    </style:style>
    <style:style style:name="co7" style:family="table-column">
      <style:table-column-properties fo:break-before="auto" style:column-width="6.42055555555556cm"/>
    </style:style>
    <style:style style:name="co8" style:family="table-column">
      <style:table-column-properties fo:break-before="auto" style:column-width="6.3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Experiment 4</text:p>
          </table:table-cell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style-name="ro2">
          <table:table-cell office:value-type="string" table:style-name="ce2">
            <text:p><text:s/>T_start</text:p>
          </table:table-cell>
          <table:table-cell office:value-type="string" table:style-name="ce4">
            <text:p><text:s/>T_end</text:p>
          </table:table-cell>
          <table:table-cell office:value-type="string" table:style-name="ce2">
            <text:p>T_elapsed (ms)</text:p>
          </table:table-cell>
          <table:table-cell office:value-type="string" table:style-name="ce2">
            <text:p>Voltage (W)</text:p>
          </table:table-cell>
          <table:table-cell office:value-type="string" table:style-name="ce5">
            <text:p>Current (mA)</text:p>
          </table:table-cell>
          <table:table-cell office:value-type="string" table:style-name="ce6">
            <text:p>Consumed energy (J=Ws)</text:p>
          </table:table-cell>
          <table:table-cell table:number-columns-repeated="2" table:style-name="ce2"/>
          <table:table-cell office:value-type="string" table:style-name="ce2">
            <text:p>Consumed energy without SO (J=Ws)</text:p>
          </table:table-cell>
          <table:table-cell office:value-type="string" table:style-name="ce2">
            <text:p>Base power consumption by SO (Ws)</text:p>
          </table:table-cell>
          <table:table-cell table:number-columns-repeated="16374" table:style-name="ce2"/>
        </table:table-row>
        <table:table-row table:style-name="ro3">
          <table:table-cell office:value-type="time" office:time-value="PT16H46M0S" table:style-name="ce7">
            <text:p>16:46:00</text:p>
          </table:table-cell>
          <table:table-cell office:value-type="time" office:time-value="PT16H46M1S" table:style-name="ce7">
            <text:p>16:46:0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4.4" table:style-name="ce1">
            <text:p>534,4</text:p>
          </table:table-cell>
          <table:table-cell office:value-type="float" office:value="2.9534845119999997" table:formula="of:=[.C3]/1000 * [.D3]*[.E3]/1000" table:style-name="ce3">
            <text:p>2,953484512</text:p>
          </table:table-cell>
          <table:table-cell table:number-columns-repeated="2" table:style-name="ce1"/>
          <table:table-cell office:value-type="float" office:value="0.23619822992055228" table:formula="of:=[.F3]-([.$J$3]*[.C3]/1000)" table:style-name="ce1">
            <text:p>0,23619823</text:p>
          </table:table-cell>
          <table:table-cell office:value-type="float" office:value="2.541895493058417" table:style-name="ce1">
            <text:p>2,541895493</text:p>
          </table:table-cell>
          <table:table-cell table:number-columns-repeated="16374"/>
        </table:table-row>
        <table:table-row table:style-name="ro3">
          <table:table-cell office:value-type="time" office:time-value="PT16H46M1S" table:style-name="ce7">
            <text:p>16:46:01</text:p>
          </table:table-cell>
          <table:table-cell office:value-type="time" office:time-value="PT16H46M2S" table:style-name="ce7">
            <text:p>16:46:02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48.34" table:style-name="ce1">
            <text:p>548,34</text:p>
          </table:table-cell>
          <table:table-cell office:value-type="float" office:value="3.0361969638000001" table:formula="of:=[.C4]/1000 * [.D4]*[.E4]/1000" table:style-name="ce3">
            <text:p>3,036196964</text:p>
          </table:table-cell>
          <table:table-cell table:number-columns-repeated="2" table:style-name="ce1"/>
          <table:table-cell office:value-type="float" office:value="0.3138268907344357" table:formula="of:=[.F4]-([.$J$3]*[.C4]/1000)" table:style-name="ce1">
            <text:p>0,313826891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2S" table:style-name="ce7">
            <text:p>16:46:02</text:p>
          </table:table-cell>
          <table:table-cell office:value-type="time" office:time-value="PT16H46M3S" table:style-name="ce7">
            <text:p>16:46:03</text:p>
          </table:table-cell>
          <table:table-cell office:value-type="float" office:value="1061" table:style-name="ce1">
            <text:p>1061</text:p>
          </table:table-cell>
          <table:table-cell office:value-type="float" office:value="5.15" table:style-name="ce1">
            <text:p>5,15</text:p>
          </table:table-cell>
          <table:table-cell office:value-type="float" office:value="598.64" table:style-name="ce1">
            <text:p>598,64</text:p>
          </table:table-cell>
          <table:table-cell office:value-type="float" office:value="3.271058756" table:formula="of:=[.C5]/1000 * [.D5]*[.E5]/1000" table:style-name="ce3">
            <text:p>3,271058756</text:p>
          </table:table-cell>
          <table:table-cell table:number-columns-repeated="2" table:style-name="ce1"/>
          <table:table-cell office:value-type="float" office:value="0.57410763786501962" table:formula="of:=[.F5]-([.$J$3]*[.C5]/1000)" table:style-name="ce1">
            <text:p>0,574107638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3S" table:style-name="ce7">
            <text:p>16:46:03</text:p>
          </table:table-cell>
          <table:table-cell office:value-type="time" office:time-value="PT16H46M4S" table:style-name="ce7">
            <text:p>16:46:04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3.83000000000004" table:style-name="ce1">
            <text:p>553,83</text:p>
          </table:table-cell>
          <table:table-cell office:value-type="float" office:value="3.0637321770000003" table:formula="of:=[.C6]/1000 * [.D6]*[.E6]/1000" table:style-name="ce3">
            <text:p>3,063732177</text:p>
          </table:table-cell>
          <table:table-cell table:number-columns-repeated="2" table:style-name="ce1"/>
          <table:table-cell office:value-type="float" office:value="0.34390399942749417" table:formula="of:=[.F6]-([.$J$3]*[.C6]/1000)" table:style-name="ce1">
            <text:p>0,343903999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4S" table:style-name="ce7">
            <text:p>16:46:04</text:p>
          </table:table-cell>
          <table:table-cell office:value-type="time" office:time-value="PT16H46M5S" table:style-name="ce7">
            <text:p>16:46:0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29.26" table:style-name="ce1">
            <text:p>529,26</text:p>
          </table:table-cell>
          <table:table-cell office:value-type="float" office:value="2.9194193304000002" table:formula="of:=[.C7]/1000 * [.D7]*[.E7]/1000" table:style-name="ce3">
            <text:p>2,91941933</text:p>
          </table:table-cell>
          <table:table-cell table:number-columns-repeated="2" table:style-name="ce1"/>
          <table:table-cell office:value-type="float" office:value="0.20213304832055279" table:formula="of:=[.F7]-([.$J$3]*[.C7]/1000)" table:style-name="ce1">
            <text:p>0,202133048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5S" table:style-name="ce7">
            <text:p>16:46:05</text:p>
          </table:table-cell>
          <table:table-cell office:value-type="time" office:time-value="PT16H46M6S" table:style-name="ce7">
            <text:p>16:46:06</text:p>
          </table:table-cell>
          <table:table-cell office:value-type="float" office:value="1056" table:style-name="ce1">
            <text:p>1056</text:p>
          </table:table-cell>
          <table:table-cell office:value-type="float" office:value="5.16" table:style-name="ce1">
            <text:p>5,16</text:p>
          </table:table-cell>
          <table:table-cell office:value-type="float" office:value="593.4" table:style-name="ce1">
            <text:p>593,4</text:p>
          </table:table-cell>
          <table:table-cell office:value-type="float" office:value="3.2334128640000004" table:formula="of:=[.C8]/1000 * [.D8]*[.E8]/1000" table:style-name="ce3">
            <text:p>3,233412864</text:p>
          </table:table-cell>
          <table:table-cell table:number-columns-repeated="2" table:style-name="ce1"/>
          <table:table-cell office:value-type="float" office:value="0.54917122333031188" table:formula="of:=[.F8]-([.$J$3]*[.C8]/1000)" table:style-name="ce1">
            <text:p>0,549171223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6S" table:style-name="ce7">
            <text:p>16:46:06</text:p>
          </table:table-cell>
          <table:table-cell office:value-type="time" office:time-value="PT16H46M8S" table:style-name="ce7">
            <text:p>16:46:08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9.67999999999995" table:style-name="ce1">
            <text:p>539,68</text:p>
          </table:table-cell>
          <table:table-cell office:value-type="float" office:value="2.9854557919999998" table:formula="of:=[.C9]/1000 * [.D9]*[.E9]/1000" table:style-name="ce3">
            <text:p>2,985455792</text:p>
          </table:table-cell>
          <table:table-cell table:number-columns-repeated="2" table:style-name="ce1"/>
          <table:table-cell office:value-type="float" office:value="0.26562761442749361" table:formula="of:=[.F9]-([.$J$3]*[.C9]/1000)" table:style-name="ce1">
            <text:p>0,26562761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8S" table:style-name="ce7">
            <text:p>16:46:08</text:p>
          </table:table-cell>
          <table:table-cell office:value-type="time" office:time-value="PT16H46M9S" table:style-name="ce7">
            <text:p>16:46:09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36.87" table:style-name="ce1">
            <text:p>536,87</text:p>
          </table:table-cell>
          <table:table-cell office:value-type="float" office:value="2.9697071423999999" table:formula="of:=[.C10]/1000 * [.D10]*[.E10]/1000" table:style-name="ce3">
            <text:p>2,969707142</text:p>
          </table:table-cell>
          <table:table-cell table:number-columns-repeated="2" table:style-name="ce1"/>
          <table:table-cell office:value-type="float" office:value="0.24479517384137717" table:formula="of:=[.F10]-([.$J$3]*[.C10]/1000)" table:style-name="ce1">
            <text:p>0,244795174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9S" table:style-name="ce7">
            <text:p>16:46:09</text:p>
          </table:table-cell>
          <table:table-cell office:value-type="time" office:time-value="PT16H46M10S" table:style-name="ce7">
            <text:p>16:46:10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4.32000000000005" table:style-name="ce1">
            <text:p>554,32</text:p>
          </table:table-cell>
          <table:table-cell office:value-type="float" office:value="3.0635769736" table:formula="of:=[.C11]/1000 * [.D11]*[.E11]/1000" table:style-name="ce3">
            <text:p>3,063576974</text:p>
          </table:table-cell>
          <table:table-cell table:number-columns-repeated="2" table:style-name="ce1"/>
          <table:table-cell office:value-type="float" office:value="0.34629069152055258" table:formula="of:=[.F11]-([.$J$3]*[.C11]/1000)" table:style-name="ce1">
            <text:p>0,346290692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0S" table:style-name="ce7">
            <text:p>16:46:10</text:p>
          </table:table-cell>
          <table:table-cell office:value-type="time" office:time-value="PT16H46M11S" table:style-name="ce7">
            <text:p>16:46:11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5.47" table:style-name="ce1">
            <text:p>555,47</text:p>
          </table:table-cell>
          <table:table-cell office:value-type="float" office:value="3.0756762729" table:formula="of:=[.C12]/1000 * [.D12]*[.E12]/1000" table:style-name="ce3">
            <text:p>3,075676273</text:p>
          </table:table-cell>
          <table:table-cell table:number-columns-repeated="2" table:style-name="ce1"/>
          <table:table-cell office:value-type="float" office:value="0.35330619983443556" table:formula="of:=[.F12]-([.$J$3]*[.C12]/1000)" table:style-name="ce1">
            <text:p>0,3533062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1S" table:style-name="ce7">
            <text:p>16:46:11</text:p>
          </table:table-cell>
          <table:table-cell office:value-type="time" office:time-value="PT16H46M12S" table:style-name="ce7">
            <text:p>16:46:12</text:p>
          </table:table-cell>
          <table:table-cell office:value-type="float" office:value="1074" table:style-name="ce1">
            <text:p>1074</text:p>
          </table:table-cell>
          <table:table-cell office:value-type="float" office:value="5.17" table:style-name="ce1">
            <text:p>5,17</text:p>
          </table:table-cell>
          <table:table-cell office:value-type="float" office:value="547.78" table:style-name="ce1">
            <text:p>547,78</text:p>
          </table:table-cell>
          <table:table-cell office:value-type="float" office:value="3.0415922723999995" table:formula="of:=[.C13]/1000 * [.D13]*[.E13]/1000" table:style-name="ce3">
            <text:p>3,041592272</text:p>
          </table:table-cell>
          <table:table-cell table:number-columns-repeated="2" table:style-name="ce1"/>
          <table:table-cell office:value-type="float" office:value="0.3115965128552598" table:formula="of:=[.F13]-([.$J$3]*[.C13]/1000)" table:style-name="ce1">
            <text:p>0,311596513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2S" table:style-name="ce7">
            <text:p>16:46:12</text:p>
          </table:table-cell>
          <table:table-cell office:value-type="time" office:time-value="PT16H46M13S" table:style-name="ce7">
            <text:p>16:46:13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54.09" table:style-name="ce1">
            <text:p>554,09</text:p>
          </table:table-cell>
          <table:table-cell office:value-type="float" office:value="3.0794936975000002" table:formula="of:=[.C14]/1000 * [.D14]*[.E14]/1000" table:style-name="ce3">
            <text:p>3,079493698</text:p>
          </table:table-cell>
          <table:table-cell table:number-columns-repeated="2" table:style-name="ce1"/>
          <table:table-cell office:value-type="float" office:value="0.3469560424622018" table:formula="of:=[.F14]-([.$J$3]*[.C14]/1000)" table:style-name="ce1">
            <text:p>0,346956042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3S" table:style-name="ce7">
            <text:p>16:46:13</text:p>
          </table:table-cell>
          <table:table-cell office:value-type="time" office:time-value="PT16H46M14S" table:style-name="ce7">
            <text:p>16:46:14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52.16" table:style-name="ce1">
            <text:p>552,16</text:p>
          </table:table-cell>
          <table:table-cell office:value-type="float" office:value="3.0687672399999997" table:formula="of:=[.C15]/1000 * [.D15]*[.E15]/1000" table:style-name="ce3">
            <text:p>3,06876724</text:p>
          </table:table-cell>
          <table:table-cell table:number-columns-repeated="2" table:style-name="ce1"/>
          <table:table-cell office:value-type="float" office:value="0.33622958496220123" table:formula="of:=[.F15]-([.$J$3]*[.C15]/1000)" table:style-name="ce1">
            <text:p>0,336229585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4S" table:style-name="ce7">
            <text:p>16:46:14</text:p>
          </table:table-cell>
          <table:table-cell office:value-type="time" office:time-value="PT16H46M15S" table:style-name="ce7">
            <text:p>16:46:15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3.45000000000005" table:style-name="ce1">
            <text:p>533,45</text:p>
          </table:table-cell>
          <table:table-cell office:value-type="float" office:value="2.9537499915000005" table:formula="of:=[.C16]/1000 * [.D16]*[.E16]/1000" table:style-name="ce3">
            <text:p>2,953749992</text:p>
          </table:table-cell>
          <table:table-cell table:number-columns-repeated="2" table:style-name="ce1"/>
          <table:table-cell office:value-type="float" office:value="0.23137991843443606" table:formula="of:=[.F16]-([.$J$3]*[.C16]/1000)" table:style-name="ce1">
            <text:p>0,231379918</text:p>
          </table:table-cell>
          <table:table-cell table:number-columns-repeated="16375" table:style-name="ce1"/>
        </table:table-row>
        <table:table-row table:style-name="ro3">
          <table:table-cell office:value-type="time" office:time-value="PT16H46M15S" table:style-name="ce7">
            <text:p>16:46:15</text:p>
          </table:table-cell>
          <table:table-cell office:value-type="time" office:time-value="PT16H46M16S" table:style-name="ce7">
            <text:p>16:46:16</text:p>
          </table:table-cell>
          <table:table-cell office:value-type="float" office:value="1079" table:style-name="ce1">
            <text:p>1079</text:p>
          </table:table-cell>
          <table:table-cell office:value-type="float" office:value="5.17" table:style-name="ce1">
            <text:p>5,17</text:p>
          </table:table-cell>
          <table:table-cell office:value-type="float" office:value="553.1" table:style-name="ce1">
            <text:p>553,1</text:p>
          </table:table-cell>
          <table:table-cell office:value-type="float" office:value="3.0854296330000004" table:formula="of:=[.C17]/1000 * [.D17]*[.E17]/1000" table:style-name="ce3">
            <text:p>3,085429633</text:p>
          </table:table-cell>
          <table:table-cell table:number-columns-repeated="2" table:style-name="ce1"/>
          <table:table-cell office:value-type="float" office:value="0.3427243959899684" table:formula="of:=[.F17]-([.$J$3]*[.C17]/1000)" table:style-name="ce1">
            <text:p>0,342724396</text:p>
          </table:table-cell>
          <table:table-cell table:number-columns-repeated="16375"/>
        </table:table-row>
        <table:table-row table:style-name="ro3">
          <table:table-cell office:value-type="time" office:time-value="PT16H46M16S" table:style-name="ce7">
            <text:p>16:46:16</text:p>
          </table:table-cell>
          <table:table-cell office:value-type="time" office:time-value="PT16H46M17S" table:style-name="ce7">
            <text:p>16:46:17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8.72" table:style-name="ce1">
            <text:p>558,72</text:p>
          </table:table-cell>
          <table:table-cell office:value-type="float" office:value="3.1049858304" table:formula="of:=[.C18]/1000 * [.D18]*[.E18]/1000" table:style-name="ce3">
            <text:p>3,10498583</text:p>
          </table:table-cell>
          <table:table-cell table:number-columns-repeated="2" table:style-name="ce1"/>
          <table:table-cell office:value-type="float" office:value="0.36736438437608454" table:formula="of:=[.F18]-([.$J$3]*[.C18]/1000)" table:style-name="ce1">
            <text:p>0,367364384</text:p>
          </table:table-cell>
          <table:table-cell table:number-columns-repeated="16375"/>
        </table:table-row>
        <table:table-row table:style-name="ro3">
          <table:table-cell office:value-type="time" office:time-value="PT16H46M17S" table:style-name="ce7">
            <text:p>16:46:17</text:p>
          </table:table-cell>
          <table:table-cell office:value-type="time" office:time-value="PT16H46M19S" table:style-name="ce7">
            <text:p>16:46:19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51.78" table:style-name="ce1">
            <text:p>551,78</text:p>
          </table:table-cell>
          <table:table-cell office:value-type="float" office:value="3.0495390793999997" table:formula="of:=[.C19]/1000 * [.D19]*[.E19]/1000" table:style-name="ce3">
            <text:p>3,049539079</text:p>
          </table:table-cell>
          <table:table-cell table:number-columns-repeated="2" table:style-name="ce1"/>
          <table:table-cell office:value-type="float" office:value="0.33225279732055224" table:formula="of:=[.F19]-([.$J$3]*[.C19]/1000)" table:style-name="ce1">
            <text:p>0,332252797</text:p>
          </table:table-cell>
          <table:table-cell table:number-columns-repeated="16375"/>
        </table:table-row>
        <table:table-row table:style-name="ro3">
          <table:table-cell office:value-type="time" office:time-value="PT16H46M19S" table:style-name="ce7">
            <text:p>16:46:19</text:p>
          </table:table-cell>
          <table:table-cell office:value-type="time" office:time-value="PT16H46M20S" table:style-name="ce7">
            <text:p>16:46:20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30.94000000000005" table:style-name="ce1">
            <text:p>530,94</text:p>
          </table:table-cell>
          <table:table-cell office:value-type="float" office:value="2.9314259280000003" table:formula="of:=[.C20]/1000 * [.D20]*[.E20]/1000" table:style-name="ce3">
            <text:p>2,931425928</text:p>
          </table:table-cell>
          <table:table-cell table:number-columns-repeated="2" table:style-name="ce1"/>
          <table:table-cell office:value-type="float" office:value="0.21159775042749418" table:formula="of:=[.F20]-([.$J$3]*[.C20]/1000)" table:style-name="ce1">
            <text:p>0,21159775</text:p>
          </table:table-cell>
          <table:table-cell table:number-columns-repeated="16375"/>
        </table:table-row>
        <table:table-row table:style-name="ro3">
          <table:table-cell office:value-type="time" office:time-value="PT16H46M20S" table:style-name="ce7">
            <text:p>16:46:20</text:p>
          </table:table-cell>
          <table:table-cell office:value-type="time" office:time-value="PT16H46M21S" table:style-name="ce7">
            <text:p>16:46:21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64.85" table:style-name="ce1">
            <text:p>564,85</text:p>
          </table:table-cell>
          <table:table-cell office:value-type="float" office:value="3.1392950874999999" table:formula="of:=[.C21]/1000 * [.D21]*[.E21]/1000" table:style-name="ce3">
            <text:p>3,139295088</text:p>
          </table:table-cell>
          <table:table-cell table:number-columns-repeated="2" table:style-name="ce1"/>
          <table:table-cell office:value-type="float" office:value="0.40675743246220142" table:formula="of:=[.F21]-([.$J$3]*[.C21]/1000)" table:style-name="ce1">
            <text:p>0,406757432</text:p>
          </table:table-cell>
          <table:table-cell table:number-columns-repeated="16375"/>
        </table:table-row>
        <table:table-row table:style-name="ro3">
          <table:table-cell office:value-type="time" office:time-value="PT16H46M21S" table:style-name="ce7">
            <text:p>16:46:21</text:p>
          </table:table-cell>
          <table:table-cell office:value-type="time" office:time-value="PT16H46M22S" table:style-name="ce7">
            <text:p>16:46:22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6.1" table:style-name="ce1">
            <text:p>536,1</text:p>
          </table:table-cell>
          <table:table-cell office:value-type="float" office:value="2.9571490440000003" table:formula="of:=[.C22]/1000 * [.D22]*[.E22]/1000" table:style-name="ce3">
            <text:p>2,957149044</text:p>
          </table:table-cell>
          <table:table-cell table:number-columns-repeated="2" table:style-name="ce1"/>
          <table:table-cell office:value-type="float" office:value="0.23986276192055289" table:formula="of:=[.F22]-([.$J$3]*[.C22]/1000)" table:style-name="ce1">
            <text:p>0,239862762</text:p>
          </table:table-cell>
          <table:table-cell table:number-columns-repeated="16375"/>
        </table:table-row>
        <table:table-row table:style-name="ro3">
          <table:table-cell office:value-type="time" office:time-value="PT16H46M22S" table:style-name="ce7">
            <text:p>16:46:22</text:p>
          </table:table-cell>
          <table:table-cell office:value-type="time" office:time-value="PT16H46M23S" table:style-name="ce7">
            <text:p>16:46:23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9.35" table:style-name="ce1">
            <text:p>549,35</text:p>
          </table:table-cell>
          <table:table-cell office:value-type="float" office:value="3.0446295440000002" table:formula="of:=[.C23]/1000 * [.D23]*[.E23]/1000" table:style-name="ce3">
            <text:p>3,044629544</text:p>
          </table:table-cell>
          <table:table-cell table:number-columns-repeated="2" table:style-name="ce1"/>
          <table:table-cell office:value-type="float" office:value="0.31971757544137747" table:formula="of:=[.F23]-([.$J$3]*[.C23]/1000)" table:style-name="ce1">
            <text:p>0,319717575</text:p>
          </table:table-cell>
          <table:table-cell table:number-columns-repeated="16375"/>
        </table:table-row>
        <table:table-row table:style-name="ro3">
          <table:table-cell office:value-type="time" office:time-value="PT16H46M23S" table:style-name="ce7">
            <text:p>16:46:23</text:p>
          </table:table-cell>
          <table:table-cell office:value-type="time" office:time-value="PT16H46M24S" table:style-name="ce7">
            <text:p>16:46:24</text:p>
          </table:table-cell>
          <table:table-cell office:value-type="float" office:value="1077" table:style-name="ce1">
            <text:p>1077</text:p>
          </table:table-cell>
          <table:table-cell office:value-type="float" office:value="5.17" table:style-name="ce1">
            <text:p>5,17</text:p>
          </table:table-cell>
          <table:table-cell office:value-type="float" office:value="533.32000000000005" table:style-name="ce1">
            <text:p>533,32</text:p>
          </table:table-cell>
          <table:table-cell office:value-type="float" office:value="2.9695737588000002" table:formula="of:=[.C24]/1000 * [.D24]*[.E24]/1000" table:style-name="ce3">
            <text:p>2,969573759</text:p>
          </table:table-cell>
          <table:table-cell table:number-columns-repeated="2" table:style-name="ce1"/>
          <table:table-cell office:value-type="float" office:value="0.23195231277608475" table:formula="of:=[.F24]-([.$J$3]*[.C24]/1000)" table:style-name="ce1">
            <text:p>0,231952313</text:p>
          </table:table-cell>
          <table:table-cell table:number-columns-repeated="16375"/>
        </table:table-row>
        <table:table-row table:style-name="ro3">
          <table:table-cell office:value-type="time" office:time-value="PT16H46M24S" table:style-name="ce7">
            <text:p>16:46:24</text:p>
          </table:table-cell>
          <table:table-cell office:value-type="time" office:time-value="PT16H46M25S" table:style-name="ce7">
            <text:p>16:46:25</text:p>
          </table:table-cell>
          <table:table-cell office:value-type="float" office:value="1055" table:style-name="ce1">
            <text:p>1055</text:p>
          </table:table-cell>
          <table:table-cell office:value-type="float" office:value="5.16" table:style-name="ce1">
            <text:p>5,16</text:p>
          </table:table-cell>
          <table:table-cell office:value-type="float" office:value="548.02" table:style-name="ce1">
            <text:p>548,02</text:p>
          </table:table-cell>
          <table:table-cell office:value-type="float" office:value="2.9833112759999993" table:formula="of:=[.C25]/1000 * [.D25]*[.E25]/1000" table:style-name="ce3">
            <text:p>2,983311276</text:p>
          </table:table-cell>
          <table:table-cell table:number-columns-repeated="2" table:style-name="ce1"/>
          <table:table-cell office:value-type="float" office:value="0.30161153082336911" table:formula="of:=[.F25]-([.$J$3]*[.C25]/1000)" table:style-name="ce1">
            <text:p>0,301611531</text:p>
          </table:table-cell>
          <table:table-cell table:number-columns-repeated="16375"/>
        </table:table-row>
        <table:table-row table:style-name="ro3">
          <table:table-cell office:value-type="time" office:time-value="PT16H46M25S" table:style-name="ce7">
            <text:p>16:46:25</text:p>
          </table:table-cell>
          <table:table-cell office:value-type="time" office:time-value="PT16H46M26S" table:style-name="ce7">
            <text:p>16:46:26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8.17999999999995" table:style-name="ce1">
            <text:p>558,18</text:p>
          </table:table-cell>
          <table:table-cell office:value-type="float" office:value="3.0875838336000001" table:formula="of:=[.C26]/1000 * [.D26]*[.E26]/1000" table:style-name="ce3">
            <text:p>3,087583834</text:p>
          </table:table-cell>
          <table:table-cell table:number-columns-repeated="2" table:style-name="ce1"/>
          <table:table-cell office:value-type="float" office:value="0.36267186504137738" table:formula="of:=[.F26]-([.$J$3]*[.C26]/1000)" table:style-name="ce1">
            <text:p>0,362671865</text:p>
          </table:table-cell>
          <table:table-cell table:number-columns-repeated="16375"/>
        </table:table-row>
        <table:table-row table:style-name="ro3">
          <table:table-cell office:value-type="time" office:time-value="PT16H46M26S" table:style-name="ce7">
            <text:p>16:46:26</text:p>
          </table:table-cell>
          <table:table-cell office:value-type="time" office:time-value="PT16H46M27S" table:style-name="ce7">
            <text:p>16:46:27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49.97" table:style-name="ce1">
            <text:p>549,97</text:p>
          </table:table-cell>
          <table:table-cell office:value-type="float" office:value="3.0506835900000002" table:formula="of:=[.C27]/1000 * [.D27]*[.E27]/1000" table:style-name="ce3">
            <text:p>3,05068359</text:p>
          </table:table-cell>
          <table:table-cell table:number-columns-repeated="2" table:style-name="ce1"/>
          <table:table-cell office:value-type="float" office:value="0.31814593496220178" table:formula="of:=[.F27]-([.$J$3]*[.C27]/1000)" table:style-name="ce1">
            <text:p>0,318145935</text:p>
          </table:table-cell>
          <table:table-cell table:number-columns-repeated="16375"/>
        </table:table-row>
        <table:table-row table:style-name="ro3">
          <table:table-cell office:value-type="time" office:time-value="PT16H46M27S" table:style-name="ce7">
            <text:p>16:46:27</text:p>
          </table:table-cell>
          <table:table-cell office:value-type="time" office:time-value="PT16H46M28S" table:style-name="ce7">
            <text:p>16:46:28</text:p>
          </table:table-cell>
          <table:table-cell office:value-type="float" office:value="1077" table:style-name="ce1">
            <text:p>1077</text:p>
          </table:table-cell>
          <table:table-cell office:value-type="float" office:value="5.16" table:style-name="ce1">
            <text:p>5,16</text:p>
          </table:table-cell>
          <table:table-cell office:value-type="float" office:value="556.05999999999995" table:style-name="ce1">
            <text:p>556,06</text:p>
          </table:table-cell>
          <table:table-cell office:value-type="float" office:value="3.0902033591999998" table:formula="of:=[.C28]/1000 * [.D28]*[.E28]/1000" table:style-name="ce3">
            <text:p>3,090203359</text:p>
          </table:table-cell>
          <table:table-cell table:number-columns-repeated="2" table:style-name="ce1"/>
          <table:table-cell office:value-type="float" office:value="0.35258191317608434" table:formula="of:=[.F28]-([.$J$3]*[.C28]/1000)" table:style-name="ce1">
            <text:p>0,352581913</text:p>
          </table:table-cell>
          <table:table-cell table:number-columns-repeated="16375"/>
        </table:table-row>
        <table:table-row table:style-name="ro3">
          <table:table-cell office:value-type="time" office:time-value="PT16H46M28S" table:style-name="ce7">
            <text:p>16:46:28</text:p>
          </table:table-cell>
          <table:table-cell office:value-type="time" office:time-value="PT16H46M30S" table:style-name="ce7">
            <text:p>16:46:30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7.19000000000005" table:style-name="ce1">
            <text:p>527,19</text:p>
          </table:table-cell>
          <table:table-cell office:value-type="float" office:value="2.9109112164000002" table:formula="of:=[.C29]/1000 * [.D29]*[.E29]/1000" table:style-name="ce3">
            <text:p>2,910911216</text:p>
          </table:table-cell>
          <table:table-cell table:number-columns-repeated="2" table:style-name="ce1"/>
          <table:table-cell office:value-type="float" office:value="0.196166829813611" table:formula="of:=[.F29]-([.$J$3]*[.C29]/1000)" table:style-name="ce1">
            <text:p>0,19616683</text:p>
          </table:table-cell>
          <table:table-cell table:number-columns-repeated="16375"/>
        </table:table-row>
        <table:table-row table:style-name="ro3">
          <table:table-cell office:value-type="time" office:time-value="PT16H46M30S" table:style-name="ce7">
            <text:p>16:46:30</text:p>
          </table:table-cell>
          <table:table-cell office:value-type="time" office:time-value="PT16H46M31S" table:style-name="ce7">
            <text:p>16:46:3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76.64" table:style-name="ce1">
            <text:p>576,64</text:p>
          </table:table-cell>
          <table:table-cell office:value-type="float" office:value="3.1899148159999999" table:formula="of:=[.C30]/1000 * [.D30]*[.E30]/1000" table:style-name="ce3">
            <text:p>3,189914816</text:p>
          </table:table-cell>
          <table:table-cell table:number-columns-repeated="2" table:style-name="ce1"/>
          <table:table-cell office:value-type="float" office:value="0.47008663842749376" table:formula="of:=[.F30]-([.$J$3]*[.C30]/1000)" table:style-name="ce1">
            <text:p>0,470086638</text:p>
          </table:table-cell>
          <table:table-cell table:number-columns-repeated="16375"/>
        </table:table-row>
        <table:table-row table:style-name="ro3">
          <table:table-cell office:value-type="time" office:time-value="PT16H46M31S" table:style-name="ce7">
            <text:p>16:46:31</text:p>
          </table:table-cell>
          <table:table-cell office:value-type="time" office:time-value="PT16H46M32S" table:style-name="ce7">
            <text:p>16:46:32</text:p>
          </table:table-cell>
          <table:table-cell office:value-type="float" office:value="1076" table:style-name="ce1">
            <text:p>1076</text:p>
          </table:table-cell>
          <table:table-cell office:value-type="float" office:value="5.16" table:style-name="ce1">
            <text:p>5,16</text:p>
          </table:table-cell>
          <table:table-cell office:value-type="float" office:value="541.5" table:style-name="ce1">
            <text:p>541,5</text:p>
          </table:table-cell>
          <table:table-cell office:value-type="float" office:value="3.0064946400000006" table:formula="of:=[.C31]/1000 * [.D31]*[.E31]/1000" table:style-name="ce3">
            <text:p>3,00649464</text:p>
          </table:table-cell>
          <table:table-cell table:number-columns-repeated="2" table:style-name="ce1"/>
          <table:table-cell office:value-type="float" office:value="0.27141508946914383" table:formula="of:=[.F31]-([.$J$3]*[.C31]/1000)" table:style-name="ce1">
            <text:p>0,271415089</text:p>
          </table:table-cell>
          <table:table-cell table:number-columns-repeated="16375"/>
        </table:table-row>
        <table:table-row table:style-name="ro3">
          <table:table-cell office:value-type="time" office:time-value="PT16H46M32S" table:style-name="ce7">
            <text:p>16:46:32</text:p>
          </table:table-cell>
          <table:table-cell office:value-type="time" office:time-value="PT16H46M33S" table:style-name="ce7">
            <text:p>16:46:3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51.6" table:style-name="ce1">
            <text:p>551,6</text:p>
          </table:table-cell>
          <table:table-cell office:value-type="float" office:value="3.0454939200000002" table:formula="of:=[.C32]/1000 * [.D32]*[.E32]/1000" table:style-name="ce3">
            <text:p>3,04549392</text:p>
          </table:table-cell>
          <table:table-cell table:number-columns-repeated="2" table:style-name="ce1"/>
          <table:table-cell office:value-type="float" office:value="0.32566574242749402" table:formula="of:=[.F32]-([.$J$3]*[.C32]/1000)" table:style-name="ce1">
            <text:p>0,325665742</text:p>
          </table:table-cell>
          <table:table-cell table:number-columns-repeated="16375"/>
        </table:table-row>
        <table:table-row table:style-name="ro3">
          <table:table-cell office:value-type="time" office:time-value="PT16H46M33S" table:style-name="ce7">
            <text:p>16:46:33</text:p>
          </table:table-cell>
          <table:table-cell office:value-type="time" office:time-value="PT16H46M34S" table:style-name="ce7">
            <text:p>16:46:34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6.58000000000004" table:style-name="ce1">
            <text:p>536,58</text:p>
          </table:table-cell>
          <table:table-cell office:value-type="float" office:value="2.9570279904000003" table:formula="of:=[.C33]/1000 * [.D33]*[.E33]/1000" table:style-name="ce3">
            <text:p>2,95702799</text:p>
          </table:table-cell>
          <table:table-cell table:number-columns-repeated="2" table:style-name="ce1"/>
          <table:table-cell office:value-type="float" office:value="0.24228360381361114" table:formula="of:=[.F33]-([.$J$3]*[.C33]/1000)" table:style-name="ce1">
            <text:p>0,242283604</text:p>
          </table:table-cell>
          <table:table-cell table:number-columns-repeated="16375"/>
        </table:table-row>
        <table:table-row table:style-name="ro3">
          <table:table-cell office:value-type="time" office:time-value="PT16H46M34S" table:style-name="ce7">
            <text:p>16:46:34</text:p>
          </table:table-cell>
          <table:table-cell office:value-type="time" office:time-value="PT16H46M35S" table:style-name="ce7">
            <text:p>16:46:35</text:p>
          </table:table-cell>
          <table:table-cell office:value-type="float" office:value="1063" table:style-name="ce1">
            <text:p>1063</text:p>
          </table:table-cell>
          <table:table-cell office:value-type="float" office:value="5.14" table:style-name="ce1">
            <text:p>5,14</text:p>
          </table:table-cell>
          <table:table-cell office:value-type="float" office:value="626.15" table:style-name="ce1">
            <text:p>626,15</text:p>
          </table:table-cell>
          <table:table-cell office:value-type="float" office:value="3.4211708929999993" table:formula="of:=[.C34]/1000 * [.D34]*[.E34]/1000" table:style-name="ce3">
            <text:p>3,421170893</text:p>
          </table:table-cell>
          <table:table-cell table:number-columns-repeated="2" table:style-name="ce1"/>
          <table:table-cell office:value-type="float" office:value="0.71913598387890199" table:formula="of:=[.F34]-([.$J$3]*[.C34]/1000)" table:style-name="ce1">
            <text:p>0,719135984</text:p>
          </table:table-cell>
          <table:table-cell table:number-columns-repeated="16375"/>
        </table:table-row>
        <table:table-row table:style-name="ro3">
          <table:table-cell office:value-type="time" office:time-value="PT16H46M35S" table:style-name="ce7">
            <text:p>16:46:35</text:p>
          </table:table-cell>
          <table:table-cell office:value-type="time" office:time-value="PT16H46M36S" table:style-name="ce7">
            <text:p>16:46:3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5.29999999999995" table:style-name="ce1">
            <text:p>565,3</text:p>
          </table:table-cell>
          <table:table-cell office:value-type="float" office:value="3.1211343600000001" table:formula="of:=[.C35]/1000 * [.D35]*[.E35]/1000" table:style-name="ce3">
            <text:p>3,12113436</text:p>
          </table:table-cell>
          <table:table-cell table:number-columns-repeated="2" table:style-name="ce1"/>
          <table:table-cell office:value-type="float" office:value="0.40130618242749394" table:formula="of:=[.F35]-([.$J$3]*[.C35]/1000)" table:style-name="ce1">
            <text:p>0,401306182</text:p>
          </table:table-cell>
          <table:table-cell table:number-columns-repeated="16375"/>
        </table:table-row>
        <table:table-row table:style-name="ro3">
          <table:table-cell office:value-type="time" office:time-value="PT16H46M36S" table:style-name="ce7">
            <text:p>16:46:36</text:p>
          </table:table-cell>
          <table:table-cell office:value-type="time" office:time-value="PT16H46M37S" table:style-name="ce7">
            <text:p>16:46:3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1.73" table:style-name="ce1">
            <text:p>531,73</text:p>
          </table:table-cell>
          <table:table-cell office:value-type="float" office:value="2.9303002224000001" table:formula="of:=[.C36]/1000 * [.D36]*[.E36]/1000" table:style-name="ce3">
            <text:p>2,930300222</text:p>
          </table:table-cell>
          <table:table-cell table:number-columns-repeated="2" table:style-name="ce1"/>
          <table:table-cell office:value-type="float" office:value="0.21555583581361093" table:formula="of:=[.F36]-([.$J$3]*[.C36]/1000)" table:style-name="ce1">
            <text:p>0,215555836</text:p>
          </table:table-cell>
          <table:table-cell table:number-columns-repeated="16375"/>
        </table:table-row>
        <table:table-row table:style-name="ro3">
          <table:table-cell office:value-type="time" office:time-value="PT16H46M37S" table:style-name="ce7">
            <text:p>16:46:37</text:p>
          </table:table-cell>
          <table:table-cell office:value-type="time" office:time-value="PT16H46M38S" table:style-name="ce7">
            <text:p>16:46:38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45.04999999999995" table:style-name="ce1">
            <text:p>545,05</text:p>
          </table:table-cell>
          <table:table-cell office:value-type="float" office:value="3.0207979119999999" table:formula="of:=[.C37]/1000 * [.D37]*[.E37]/1000" table:style-name="ce3">
            <text:p>3,020797912</text:p>
          </table:table-cell>
          <table:table-cell table:number-columns-repeated="2" table:style-name="ce1"/>
          <table:table-cell office:value-type="float" office:value="0.2958859434413772" table:formula="of:=[.F37]-([.$J$3]*[.C37]/1000)" table:style-name="ce1">
            <text:p>0,295885943</text:p>
          </table:table-cell>
          <table:table-cell table:number-columns-repeated="16375"/>
        </table:table-row>
        <table:table-row table:style-name="ro3">
          <table:table-cell office:value-type="time" office:time-value="PT16H46M38S" table:style-name="ce7">
            <text:p>16:46:38</text:p>
          </table:table-cell>
          <table:table-cell office:value-type="time" office:time-value="PT16H46M39S" table:style-name="ce7">
            <text:p>16:46:39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58.6" table:style-name="ce1">
            <text:p>558,6</text:p>
          </table:table-cell>
          <table:table-cell office:value-type="float" office:value="3.0930073020000002" table:formula="of:=[.C38]/1000 * [.D38]*[.E38]/1000" table:style-name="ce3">
            <text:p>3,093007302</text:p>
          </table:table-cell>
          <table:table-cell table:number-columns-repeated="2" table:style-name="ce1"/>
          <table:table-cell office:value-type="float" office:value="0.37063722893443574" table:formula="of:=[.F38]-([.$J$3]*[.C38]/1000)" table:style-name="ce1">
            <text:p>0,370637229</text:p>
          </table:table-cell>
          <table:table-cell table:number-columns-repeated="16375"/>
        </table:table-row>
        <table:table-row table:style-name="ro3">
          <table:table-cell office:value-type="time" office:time-value="PT16H46M39S" table:style-name="ce7">
            <text:p>16:46:39</text:p>
          </table:table-cell>
          <table:table-cell office:value-type="time" office:time-value="PT16H46M40S" table:style-name="ce7">
            <text:p>16:46:4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70.30999999999995" table:style-name="ce1">
            <text:p>570,31</text:p>
          </table:table-cell>
          <table:table-cell office:value-type="float" office:value="3.1458527724000001" table:formula="of:=[.C39]/1000 * [.D39]*[.E39]/1000" table:style-name="ce3">
            <text:p>3,145852772</text:p>
          </table:table-cell>
          <table:table-cell table:number-columns-repeated="2" table:style-name="ce1"/>
          <table:table-cell office:value-type="float" office:value="0.42856649032055261" table:formula="of:=[.F39]-([.$J$3]*[.C39]/1000)" table:style-name="ce1">
            <text:p>0,42856649</text:p>
          </table:table-cell>
          <table:table-cell table:number-columns-repeated="16375"/>
        </table:table-row>
        <table:table-row table:style-name="ro3">
          <table:table-cell office:value-type="time" office:time-value="PT16H46M41S" table:style-name="ce7">
            <text:p>16:46:41</text:p>
          </table:table-cell>
          <table:table-cell office:value-type="time" office:time-value="PT16H46M42S" table:style-name="ce7">
            <text:p>16:46:42</text:p>
          </table:table-cell>
          <table:table-cell office:value-type="float" office:value="1055" table:style-name="ce1">
            <text:p>1055</text:p>
          </table:table-cell>
          <table:table-cell office:value-type="float" office:value="5.15" table:style-name="ce1">
            <text:p>5,15</text:p>
          </table:table-cell>
          <table:table-cell office:value-type="float" office:value="555.07000000000005" table:style-name="ce1">
            <text:p>555,07</text:p>
          </table:table-cell>
          <table:table-cell office:value-type="float" office:value="3.0158340775000001" table:formula="of:=[.C40]/1000 * [.D40]*[.E40]/1000" table:style-name="ce3">
            <text:p>3,015834078</text:p>
          </table:table-cell>
          <table:table-cell table:number-columns-repeated="2" table:style-name="ce1"/>
          <table:table-cell office:value-type="float" office:value="0.33413433232336986" table:formula="of:=[.F40]-([.$J$3]*[.C40]/1000)" table:style-name="ce1">
            <text:p>0,334134332</text:p>
          </table:table-cell>
          <table:table-cell table:number-columns-repeated="16375"/>
        </table:table-row>
        <table:table-row table:style-name="ro3">
          <table:table-cell office:value-type="time" office:time-value="PT16H46M42S" table:style-name="ce7">
            <text:p>16:46:42</text:p>
          </table:table-cell>
          <table:table-cell office:value-type="time" office:time-value="PT16H46M43S" table:style-name="ce7">
            <text:p>16:46:43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2.97" table:style-name="ce1">
            <text:p>562,97</text:p>
          </table:table-cell>
          <table:table-cell office:value-type="float" office:value="3.1082699640000007" table:formula="of:=[.C41]/1000 * [.D41]*[.E41]/1000" table:style-name="ce3">
            <text:p>3,108269964</text:p>
          </table:table-cell>
          <table:table-cell table:number-columns-repeated="2" table:style-name="ce1"/>
          <table:table-cell office:value-type="float" office:value="0.3884417864274945" table:formula="of:=[.F41]-([.$J$3]*[.C41]/1000)" table:style-name="ce1">
            <text:p>0,388441786</text:p>
          </table:table-cell>
          <table:table-cell table:number-columns-repeated="16375"/>
        </table:table-row>
        <table:table-row table:style-name="ro3">
          <table:table-cell office:value-type="time" office:time-value="PT16H46M43S" table:style-name="ce7">
            <text:p>16:46:43</text:p>
          </table:table-cell>
          <table:table-cell office:value-type="time" office:time-value="PT16H46M44S" table:style-name="ce7">
            <text:p>16:46:44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2.88" table:style-name="ce1">
            <text:p>552,88</text:p>
          </table:table-cell>
          <table:table-cell office:value-type="float" office:value="3.0611196383999997" table:formula="of:=[.C42]/1000 * [.D42]*[.E42]/1000" table:style-name="ce3">
            <text:p>3,061119638</text:p>
          </table:table-cell>
          <table:table-cell table:number-columns-repeated="2" table:style-name="ce1"/>
          <table:table-cell office:value-type="float" office:value="0.33366577434831823" table:formula="of:=[.F42]-([.$J$3]*[.C42]/1000)" table:style-name="ce1">
            <text:p>0,333665774</text:p>
          </table:table-cell>
          <table:table-cell table:number-columns-repeated="16375"/>
        </table:table-row>
        <table:table-row table:style-name="ro3">
          <table:table-cell office:value-type="time" office:time-value="PT16H46M44S" table:style-name="ce7">
            <text:p>16:46:44</text:p>
          </table:table-cell>
          <table:table-cell office:value-type="time" office:time-value="PT16H46M45S" table:style-name="ce7">
            <text:p>16:46:45</text:p>
          </table:table-cell>
          <table:table-cell office:value-type="float" office:value="1044" table:style-name="ce1">
            <text:p>1044</text:p>
          </table:table-cell>
          <table:table-cell office:value-type="float" office:value="5.14" table:style-name="ce1">
            <text:p>5,14</text:p>
          </table:table-cell>
          <table:table-cell office:value-type="float" office:value="646.17999999999995" table:style-name="ce1">
            <text:p>646,18</text:p>
          </table:table-cell>
          <table:table-cell office:value-type="float" office:value="3.4675052687999997" table:formula="of:=[.C43]/1000 * [.D43]*[.E43]/1000" table:style-name="ce3">
            <text:p>3,467505269</text:p>
          </table:table-cell>
          <table:table-cell table:number-columns-repeated="2" table:style-name="ce1"/>
          <table:table-cell office:value-type="float" office:value="0.81376637404701224" table:formula="of:=[.F43]-([.$J$3]*[.C43]/1000)" table:style-name="ce1">
            <text:p>0,813766374</text:p>
          </table:table-cell>
          <table:table-cell table:number-columns-repeated="16375"/>
        </table:table-row>
        <table:table-row table:style-name="ro3">
          <table:table-cell office:value-type="time" office:time-value="PT16H46M45S" table:style-name="ce7">
            <text:p>16:46:45</text:p>
          </table:table-cell>
          <table:table-cell office:value-type="time" office:time-value="PT16H46M46S" table:style-name="ce7">
            <text:p>16:46:46</text:p>
          </table:table-cell>
          <table:table-cell office:value-type="float" office:value="1055" table:style-name="ce1">
            <text:p>1055</text:p>
          </table:table-cell>
          <table:table-cell office:value-type="float" office:value="5.16" table:style-name="ce1">
            <text:p>5,16</text:p>
          </table:table-cell>
          <table:table-cell office:value-type="float" office:value="578.01" table:style-name="ce1">
            <text:p>578,01</text:p>
          </table:table-cell>
          <table:table-cell office:value-type="float" office:value="3.1465708379999997" table:formula="of:=[.C44]/1000 * [.D44]*[.E44]/1000" table:style-name="ce3">
            <text:p>3,146570838</text:p>
          </table:table-cell>
          <table:table-cell table:number-columns-repeated="2" table:style-name="ce1"/>
          <table:table-cell office:value-type="float" office:value="0.46487109282336947" table:formula="of:=[.F44]-([.$J$3]*[.C44]/1000)" table:style-name="ce1">
            <text:p>0,464871093</text:p>
          </table:table-cell>
          <table:table-cell table:number-columns-repeated="16375"/>
        </table:table-row>
        <table:table-row table:style-name="ro3">
          <table:table-cell office:value-type="time" office:time-value="PT16H46M46S" table:style-name="ce7">
            <text:p>16:46:46</text:p>
          </table:table-cell>
          <table:table-cell office:value-type="time" office:time-value="PT16H46M47S" table:style-name="ce7">
            <text:p>16:46:4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3.21" table:style-name="ce1">
            <text:p>553,21</text:p>
          </table:table-cell>
          <table:table-cell office:value-type="float" office:value="3.0429647976000003" table:formula="of:=[.C45]/1000 * [.D45]*[.E45]/1000" table:style-name="ce3">
            <text:p>3,042964798</text:p>
          </table:table-cell>
          <table:table-cell table:number-columns-repeated="2" table:style-name="ce1"/>
          <table:table-cell office:value-type="float" office:value="0.33330420199972766" table:formula="of:=[.F45]-([.$J$3]*[.C45]/1000)" table:style-name="ce1">
            <text:p>0,333304202</text:p>
          </table:table-cell>
          <table:table-cell table:number-columns-repeated="16375"/>
        </table:table-row>
        <table:table-row table:style-name="ro3">
          <table:table-cell office:value-type="time" office:time-value="PT16H46M47S" table:style-name="ce7">
            <text:p>16:46:47</text:p>
          </table:table-cell>
          <table:table-cell office:value-type="time" office:time-value="PT16H46M48S" table:style-name="ce7">
            <text:p>16:46:48</text:p>
          </table:table-cell>
          <table:table-cell office:value-type="float" office:value="1076" table:style-name="ce1">
            <text:p>1076</text:p>
          </table:table-cell>
          <table:table-cell office:value-type="float" office:value="5.17" table:style-name="ce1">
            <text:p>5,17</text:p>
          </table:table-cell>
          <table:table-cell office:value-type="float" office:value="536.61" table:style-name="ce1">
            <text:p>536,61</text:p>
          </table:table-cell>
          <table:table-cell office:value-type="float" office:value="2.9851185012000001" table:formula="of:=[.C46]/1000 * [.D46]*[.E46]/1000" table:style-name="ce3">
            <text:p>2,985118501</text:p>
          </table:table-cell>
          <table:table-cell table:number-columns-repeated="2" table:style-name="ce1"/>
          <table:table-cell office:value-type="float" office:value="0.25003895066914339" table:formula="of:=[.F46]-([.$J$3]*[.C46]/1000)" table:style-name="ce1">
            <text:p>0,250038951</text:p>
          </table:table-cell>
          <table:table-cell table:number-columns-repeated="16375"/>
        </table:table-row>
        <table:table-row table:style-name="ro3">
          <table:table-cell office:value-type="time" office:time-value="PT16H46M48S" table:style-name="ce7">
            <text:p>16:46:48</text:p>
          </table:table-cell>
          <table:table-cell office:value-type="time" office:time-value="PT16H46M49S" table:style-name="ce7">
            <text:p>16:46:49</text:p>
          </table:table-cell>
          <table:table-cell office:value-type="float" office:value="1075" table:style-name="ce1">
            <text:p>1075</text:p>
          </table:table-cell>
          <table:table-cell office:value-type="float" office:value="5.17" table:style-name="ce1">
            <text:p>5,17</text:p>
          </table:table-cell>
          <table:table-cell office:value-type="float" office:value="546.58000000000004" table:style-name="ce1">
            <text:p>546,58</text:p>
          </table:table-cell>
          <table:table-cell office:value-type="float" office:value="3.0377549949999998" table:formula="of:=[.C47]/1000 * [.D47]*[.E47]/1000" table:style-name="ce3">
            <text:p>3,037754995</text:p>
          </table:table-cell>
          <table:table-cell table:number-columns-repeated="2" table:style-name="ce1"/>
          <table:table-cell office:value-type="float" office:value="0.30521733996220135" table:formula="of:=[.F47]-([.$J$3]*[.C47]/1000)" table:style-name="ce1">
            <text:p>0,30521734</text:p>
          </table:table-cell>
          <table:table-cell table:number-columns-repeated="16375"/>
        </table:table-row>
        <table:table-row table:style-name="ro3">
          <table:table-cell office:value-type="time" office:time-value="PT16H46M49S" table:style-name="ce7">
            <text:p>16:46:49</text:p>
          </table:table-cell>
          <table:table-cell office:value-type="time" office:time-value="PT16H46M50S" table:style-name="ce7">
            <text:p>16:46:5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5.4" table:style-name="ce1">
            <text:p>545,4</text:p>
          </table:table-cell>
          <table:table-cell office:value-type="float" office:value="3.0028196880000002" table:formula="of:=[.C48]/1000 * [.D48]*[.E48]/1000" table:style-name="ce3">
            <text:p>3,002819688</text:p>
          </table:table-cell>
          <table:table-cell table:number-columns-repeated="2" table:style-name="ce1"/>
          <table:table-cell office:value-type="float" office:value="0.29061719690666932" table:formula="of:=[.F48]-([.$J$3]*[.C48]/1000)" table:style-name="ce1">
            <text:p>0,290617197</text:p>
          </table:table-cell>
          <table:table-cell table:number-columns-repeated="16375"/>
        </table:table-row>
        <table:table-row table:style-name="ro3">
          <table:table-cell office:value-type="time" office:time-value="PT16H46M50S" table:style-name="ce7">
            <text:p>16:46:50</text:p>
          </table:table-cell>
          <table:table-cell office:value-type="time" office:time-value="PT16H46M51S" table:style-name="ce7">
            <text:p>16:46:5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72.12" table:style-name="ce1">
            <text:p>572,12</text:p>
          </table:table-cell>
          <table:table-cell office:value-type="float" office:value="3.1589949071999999" table:formula="of:=[.C49]/1000 * [.D49]*[.E49]/1000" table:style-name="ce3">
            <text:p>3,158994907</text:p>
          </table:table-cell>
          <table:table-cell table:number-columns-repeated="2" table:style-name="ce1"/>
          <table:table-cell office:value-type="float" office:value="0.4442505206136107" table:formula="of:=[.F49]-([.$J$3]*[.C49]/1000)" table:style-name="ce1">
            <text:p>0,444250521</text:p>
          </table:table-cell>
          <table:table-cell table:number-columns-repeated="16375"/>
        </table:table-row>
        <table:table-row table:style-name="ro3">
          <table:table-cell office:value-type="time" office:time-value="PT16H46M51S" table:style-name="ce7">
            <text:p>16:46:51</text:p>
          </table:table-cell>
          <table:table-cell office:value-type="time" office:time-value="PT16H46M52S" table:style-name="ce7">
            <text:p>16:46:52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18.67999999999995" table:style-name="ce1">
            <text:p>518,68</text:p>
          </table:table-cell>
          <table:table-cell office:value-type="float" office:value="2.8637360159999998" table:formula="of:=[.C50]/1000 * [.D50]*[.E50]/1000" table:style-name="ce3">
            <text:p>2,863736016</text:p>
          </table:table-cell>
          <table:table-cell table:number-columns-repeated="2" table:style-name="ce1"/>
          <table:table-cell office:value-type="float" office:value="0.14390783842749366" table:formula="of:=[.F50]-([.$J$3]*[.C50]/1000)" table:style-name="ce1">
            <text:p>0,143907838</text:p>
          </table:table-cell>
          <table:table-cell table:number-columns-repeated="16375"/>
        </table:table-row>
        <table:table-row table:style-name="ro3">
          <table:table-cell office:value-type="time" office:time-value="PT16H46M53S" table:style-name="ce7">
            <text:p>16:46:53</text:p>
          </table:table-cell>
          <table:table-cell office:value-type="time" office:time-value="PT16H46M54S" table:style-name="ce7">
            <text:p>16:46:54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5.6" table:style-name="ce1">
            <text:p>545,6</text:p>
          </table:table-cell>
          <table:table-cell office:value-type="float" office:value="3.0069216320000001" table:formula="of:=[.C51]/1000 * [.D51]*[.E51]/1000" table:style-name="ce3">
            <text:p>3,006921632</text:p>
          </table:table-cell>
          <table:table-cell table:number-columns-repeated="2" table:style-name="ce1"/>
          <table:table-cell office:value-type="float" office:value="0.29726103639972745" table:formula="of:=[.F51]-([.$J$3]*[.C51]/1000)" table:style-name="ce1">
            <text:p>0,297261036</text:p>
          </table:table-cell>
          <table:table-cell table:number-columns-repeated="16375"/>
        </table:table-row>
        <table:table-row table:style-name="ro3">
          <table:table-cell office:value-type="time" office:time-value="PT16H46M54S" table:style-name="ce7">
            <text:p>16:46:54</text:p>
          </table:table-cell>
          <table:table-cell office:value-type="time" office:time-value="PT16H46M55S" table:style-name="ce7">
            <text:p>16:46:5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63.41999999999996" table:style-name="ce1">
            <text:p>563,42</text:p>
          </table:table-cell>
          <table:table-cell office:value-type="float" office:value="3.1078472568" table:formula="of:=[.C52]/1000 * [.D52]*[.E52]/1000" table:style-name="ce3">
            <text:p>3,107847257</text:p>
          </table:table-cell>
          <table:table-cell table:number-columns-repeated="2" table:style-name="ce1"/>
          <table:table-cell office:value-type="float" office:value="0.39056097472055251" table:formula="of:=[.F52]-([.$J$3]*[.C52]/1000)" table:style-name="ce1">
            <text:p>0,390560975</text:p>
          </table:table-cell>
          <table:table-cell table:number-columns-repeated="16375"/>
        </table:table-row>
        <table:table-row table:style-name="ro3">
          <table:table-cell office:value-type="time" office:time-value="PT16H46M55S" table:style-name="ce7">
            <text:p>16:46:55</text:p>
          </table:table-cell>
          <table:table-cell office:value-type="time" office:time-value="PT16H46M56S" table:style-name="ce7">
            <text:p>16:46:56</text:p>
          </table:table-cell>
          <table:table-cell office:value-type="float" office:value="1080" table:style-name="ce1">
            <text:p>1080</text:p>
          </table:table-cell>
          <table:table-cell office:value-type="float" office:value="5.17" table:style-name="ce1">
            <text:p>5,17</text:p>
          </table:table-cell>
          <table:table-cell office:value-type="float" office:value="550.76" table:style-name="ce1">
            <text:p>550,76</text:p>
          </table:table-cell>
          <table:table-cell office:value-type="float" office:value="3.0752235360000002" table:formula="of:=[.C53]/1000 * [.D53]*[.E53]/1000" table:style-name="ce3">
            <text:p>3,075223536</text:p>
          </table:table-cell>
          <table:table-cell table:number-columns-repeated="2" table:style-name="ce1"/>
          <table:table-cell office:value-type="float" office:value="0.32997640349690993" table:formula="of:=[.F53]-([.$J$3]*[.C53]/1000)" table:style-name="ce1">
            <text:p>0,329976403</text:p>
          </table:table-cell>
          <table:table-cell table:number-columns-repeated="16375"/>
        </table:table-row>
        <table:table-row table:style-name="ro3">
          <table:table-cell office:value-type="time" office:time-value="PT16H46M56S" table:style-name="ce7">
            <text:p>16:46:56</text:p>
          </table:table-cell>
          <table:table-cell office:value-type="time" office:time-value="PT16H46M57S" table:style-name="ce7">
            <text:p>16:46:57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5.28" table:style-name="ce1">
            <text:p>535,28</text:p>
          </table:table-cell>
          <table:table-cell office:value-type="float" office:value="2.9443397567999998" table:formula="of:=[.C54]/1000 * [.D54]*[.E54]/1000" table:style-name="ce3">
            <text:p>2,944339757</text:p>
          </table:table-cell>
          <table:table-cell table:number-columns-repeated="2" table:style-name="ce1"/>
          <table:table-cell office:value-type="float" office:value="0.2346791611997272" table:formula="of:=[.F54]-([.$J$3]*[.C54]/1000)" table:style-name="ce1">
            <text:p>0,234679161</text:p>
          </table:table-cell>
          <table:table-cell table:number-columns-repeated="16375"/>
        </table:table-row>
        <table:table-row table:style-name="ro3">
          <table:table-cell office:value-type="time" office:time-value="PT16H46M57S" table:style-name="ce7">
            <text:p>16:46:57</text:p>
          </table:table-cell>
          <table:table-cell office:value-type="time" office:time-value="PT16H46M58S" table:style-name="ce7">
            <text:p>16:46:5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5.39" table:style-name="ce1">
            <text:p>535,39</text:p>
          </table:table-cell>
          <table:table-cell office:value-type="float" office:value="2.9589559746999998" table:formula="of:=[.C55]/1000 * [.D55]*[.E55]/1000" table:style-name="ce3">
            <text:p>2,958955975</text:p>
          </table:table-cell>
          <table:table-cell table:number-columns-repeated="2" table:style-name="ce1"/>
          <table:table-cell office:value-type="float" office:value="0.24166969262055238" table:formula="of:=[.F55]-([.$J$3]*[.C55]/1000)" table:style-name="ce1">
            <text:p>0,241669693</text:p>
          </table:table-cell>
          <table:table-cell table:number-columns-repeated="16375"/>
        </table:table-row>
        <table:table-row table:style-name="ro3">
          <table:table-cell office:value-type="time" office:time-value="PT16H46M58S" table:style-name="ce7">
            <text:p>16:46:58</text:p>
          </table:table-cell>
          <table:table-cell office:value-type="time" office:time-value="PT16H46M59S" table:style-name="ce7">
            <text:p>16:46:59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7.27" table:style-name="ce1">
            <text:p>547,27</text:p>
          </table:table-cell>
          <table:table-cell office:value-type="float" office:value="3.0300588635999999" table:formula="of:=[.C56]/1000 * [.D56]*[.E56]/1000" table:style-name="ce3">
            <text:p>3,030058864</text:p>
          </table:table-cell>
          <table:table-cell table:number-columns-repeated="2" table:style-name="ce1"/>
          <table:table-cell office:value-type="float" office:value="0.30260499954831843" table:formula="of:=[.F56]-([.$J$3]*[.C56]/1000)" table:style-name="ce1">
            <text:p>0,302605</text:p>
          </table:table-cell>
          <table:table-cell table:number-columns-repeated="16375"/>
        </table:table-row>
        <table:table-row table:style-name="ro3">
          <table:table-cell office:value-type="time" office:time-value="PT16H46M59S" table:style-name="ce7">
            <text:p>16:46:59</text:p>
          </table:table-cell>
          <table:table-cell office:value-type="time" office:time-value="PT16H47M0S" table:style-name="ce7">
            <text:p>16:47:0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2.16" table:style-name="ce1">
            <text:p>542,16</text:p>
          </table:table-cell>
          <table:table-cell office:value-type="float" office:value="2.9849811552000003" table:formula="of:=[.C57]/1000 * [.D57]*[.E57]/1000" table:style-name="ce3">
            <text:p>2,984981155</text:p>
          </table:table-cell>
          <table:table-cell table:number-columns-repeated="2" table:style-name="ce1"/>
          <table:table-cell office:value-type="float" office:value="0.2727786641066694" table:formula="of:=[.F57]-([.$J$3]*[.C57]/1000)" table:style-name="ce1">
            <text:p>0,272778664</text:p>
          </table:table-cell>
          <table:table-cell table:number-columns-repeated="16375"/>
        </table:table-row>
        <table:table-row table:style-name="ro3">
          <table:table-cell office:value-type="time" office:time-value="PT16H47M0S" table:style-name="ce7">
            <text:p>16:47:00</text:p>
          </table:table-cell>
          <table:table-cell office:value-type="time" office:time-value="PT16H47M1S" table:style-name="ce7">
            <text:p>16:47:0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1.71" table:style-name="ce1">
            <text:p>521,71</text:p>
          </table:table-cell>
          <table:table-cell office:value-type="float" office:value="2.8725613454999999" table:formula="of:=[.C58]/1000 * [.D58]*[.E58]/1000" table:style-name="ce3">
            <text:p>2,872561346</text:p>
          </table:table-cell>
          <table:table-cell table:number-columns-repeated="2" table:style-name="ce1"/>
          <table:table-cell office:value-type="float" office:value="0.16544264539278597" table:formula="of:=[.F58]-([.$J$3]*[.C58]/1000)" table:style-name="ce1">
            <text:p>0,165442645</text:p>
          </table:table-cell>
          <table:table-cell table:number-columns-repeated="16375"/>
        </table:table-row>
        <table:table-row table:style-name="ro3">
          <table:table-cell office:value-type="time" office:time-value="PT16H47M1S" table:style-name="ce7">
            <text:p>16:47:01</text:p>
          </table:table-cell>
          <table:table-cell office:value-type="time" office:time-value="PT16H47M2S" table:style-name="ce7">
            <text:p>16:47:0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36.9" table:style-name="ce1">
            <text:p>536,9</text:p>
          </table:table-cell>
          <table:table-cell office:value-type="float" office:value="2.9589740179999997" table:formula="of:=[.C59]/1000 * [.D59]*[.E59]/1000" table:style-name="ce3">
            <text:p>2,958974018</text:p>
          </table:table-cell>
          <table:table-cell table:number-columns-repeated="2" table:style-name="ce1"/>
          <table:table-cell office:value-type="float" office:value="0.24931342239972709" table:formula="of:=[.F59]-([.$J$3]*[.C59]/1000)" table:style-name="ce1">
            <text:p>0,249313422</text:p>
          </table:table-cell>
          <table:table-cell table:number-columns-repeated="16375"/>
        </table:table-row>
        <table:table-row table:style-name="ro3">
          <table:table-cell office:value-type="time" office:time-value="PT16H47M2S" table:style-name="ce7">
            <text:p>16:47:02</text:p>
          </table:table-cell>
          <table:table-cell office:value-type="time" office:time-value="PT16H47M3S" table:style-name="ce7">
            <text:p>16:47:03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57.66999999999996" table:style-name="ce1">
            <text:p>557,67</text:p>
          </table:table-cell>
          <table:table-cell office:value-type="float" office:value="3.1049057987999995" table:formula="of:=[.C60]/1000 * [.D60]*[.E60]/1000" table:style-name="ce3">
            <text:p>3,104905799</text:p>
          </table:table-cell>
          <table:table-cell table:number-columns-repeated="2" table:style-name="ce1"/>
          <table:table-cell office:value-type="float" office:value="0.36220056178996751" table:formula="of:=[.F60]-([.$J$3]*[.C60]/1000)" table:style-name="ce1">
            <text:p>0,362200562</text:p>
          </table:table-cell>
          <table:table-cell table:number-columns-repeated="16375"/>
        </table:table-row>
        <table:table-row table:style-name="ro3">
          <table:table-cell office:value-type="time" office:time-value="PT16H47M3S" table:style-name="ce7">
            <text:p>16:47:03</text:p>
          </table:table-cell>
          <table:table-cell office:value-type="time" office:time-value="PT16H47M5S" table:style-name="ce7">
            <text:p>16:47:05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4.9" table:style-name="ce1">
            <text:p>524,9</text:p>
          </table:table-cell>
          <table:table-cell office:value-type="float" office:value="2.8872439439999997" table:formula="of:=[.C61]/1000 * [.D61]*[.E61]/1000" table:style-name="ce3">
            <text:p>2,887243944</text:p>
          </table:table-cell>
          <table:table-cell table:number-columns-repeated="2" table:style-name="ce1"/>
          <table:table-cell office:value-type="float" office:value="0.17758334839972711" table:formula="of:=[.F61]-([.$J$3]*[.C61]/1000)" table:style-name="ce1">
            <text:p>0,177583348</text:p>
          </table:table-cell>
          <table:table-cell table:number-columns-repeated="16375"/>
        </table:table-row>
        <table:table-row table:style-name="ro3">
          <table:table-cell office:value-type="time" office:time-value="PT16H47M5S" table:style-name="ce7">
            <text:p>16:47:05</text:p>
          </table:table-cell>
          <table:table-cell office:value-type="time" office:time-value="PT16H47M6S" table:style-name="ce7">
            <text:p>16:47:0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9.21" table:style-name="ce1">
            <text:p>549,21</text:p>
          </table:table-cell>
          <table:table-cell office:value-type="float" office:value="3.0239777204999996" table:formula="of:=[.C62]/1000 * [.D62]*[.E62]/1000" table:style-name="ce3">
            <text:p>3,023977721</text:p>
          </table:table-cell>
          <table:table-cell table:number-columns-repeated="2" table:style-name="ce1"/>
          <table:table-cell office:value-type="float" office:value="0.31685902039278568" table:formula="of:=[.F62]-([.$J$3]*[.C62]/1000)" table:style-name="ce1">
            <text:p>0,31685902</text:p>
          </table:table-cell>
          <table:table-cell table:number-columns-repeated="16375"/>
        </table:table-row>
        <table:table-row table:style-name="ro3">
          <table:table-cell office:value-type="time" office:time-value="PT16H47M6S" table:style-name="ce7">
            <text:p>16:47:06</text:p>
          </table:table-cell>
          <table:table-cell office:value-type="time" office:time-value="PT16H47M7S" table:style-name="ce7">
            <text:p>16:47:07</text:p>
          </table:table-cell>
          <table:table-cell office:value-type="float" office:value="1081" table:style-name="ce1">
            <text:p>1081</text:p>
          </table:table-cell>
          <table:table-cell office:value-type="float" office:value="5.17" table:style-name="ce1">
            <text:p>5,17</text:p>
          </table:table-cell>
          <table:table-cell office:value-type="float" office:value="548.78" table:style-name="ce1">
            <text:p>548,78</text:p>
          </table:table-cell>
          <table:table-cell office:value-type="float" office:value="3.0670052005999997" table:formula="of:=[.C63]/1000 * [.D63]*[.E63]/1000" table:style-name="ce3">
            <text:p>3,067005201</text:p>
          </table:table-cell>
          <table:table-cell table:number-columns-repeated="2" table:style-name="ce1"/>
          <table:table-cell office:value-type="float" office:value="0.31921617260385071" table:formula="of:=[.F63]-([.$J$3]*[.C63]/1000)" table:style-name="ce1">
            <text:p>0,319216173</text:p>
          </table:table-cell>
          <table:table-cell table:number-columns-repeated="16375"/>
        </table:table-row>
        <table:table-row table:style-name="ro3">
          <table:table-cell office:value-type="time" office:time-value="PT16H47M7S" table:style-name="ce7">
            <text:p>16:47:07</text:p>
          </table:table-cell>
          <table:table-cell office:value-type="time" office:time-value="PT16H47M8S" table:style-name="ce7">
            <text:p>16:47:0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20.9" table:style-name="ce1">
            <text:p>520,9</text:p>
          </table:table-cell>
          <table:table-cell office:value-type="float" office:value="2.8652417040000002" table:formula="of:=[.C64]/1000 * [.D64]*[.E64]/1000" table:style-name="ce3">
            <text:p>2,865241704</text:p>
          </table:table-cell>
          <table:table-cell table:number-columns-repeated="2" table:style-name="ce1"/>
          <table:table-cell office:value-type="float" office:value="0.15558110839972761" table:formula="of:=[.F64]-([.$J$3]*[.C64]/1000)" table:style-name="ce1">
            <text:p>0,155581108</text:p>
          </table:table-cell>
          <table:table-cell table:number-columns-repeated="16375"/>
        </table:table-row>
        <table:table-row table:style-name="ro3">
          <table:table-cell office:value-type="time" office:time-value="PT16H47M8S" table:style-name="ce7">
            <text:p>16:47:08</text:p>
          </table:table-cell>
          <table:table-cell office:value-type="time" office:time-value="PT16H47M9S" table:style-name="ce7">
            <text:p>16:47:0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5.42999999999995" table:style-name="ce1">
            <text:p>535,43</text:p>
          </table:table-cell>
          <table:table-cell office:value-type="float" office:value="2.9536406976999992" table:formula="of:=[.C65]/1000 * [.D65]*[.E65]/1000" table:style-name="ce3">
            <text:p>2,953640698</text:p>
          </table:table-cell>
          <table:table-cell table:number-columns-repeated="2" table:style-name="ce1"/>
          <table:table-cell office:value-type="float" office:value="0.24143820660666826" table:formula="of:=[.F65]-([.$J$3]*[.C65]/1000)" table:style-name="ce1">
            <text:p>0,241438207</text:p>
          </table:table-cell>
          <table:table-cell table:number-columns-repeated="16375"/>
        </table:table-row>
        <table:table-row table:style-name="ro3">
          <table:table-cell office:value-type="time" office:time-value="PT16H47M9S" table:style-name="ce7">
            <text:p>16:47:09</text:p>
          </table:table-cell>
          <table:table-cell office:value-type="time" office:time-value="PT16H47M10S" table:style-name="ce7">
            <text:p>16:47:10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52.13" table:style-name="ce1">
            <text:p>552,13</text:p>
          </table:table-cell>
          <table:table-cell office:value-type="float" office:value="3.0600369712000002" table:formula="of:=[.C66]/1000 * [.D66]*[.E66]/1000" table:style-name="ce3">
            <text:p>3,060036971</text:p>
          </table:table-cell>
          <table:table-cell table:number-columns-repeated="2" table:style-name="ce1"/>
          <table:table-cell office:value-type="float" office:value="0.33512500264137746" table:formula="of:=[.F66]-([.$J$3]*[.C66]/1000)" table:style-name="ce1">
            <text:p>0,335125003</text:p>
          </table:table-cell>
          <table:table-cell table:number-columns-repeated="16375"/>
        </table:table-row>
        <table:table-row table:style-name="ro3">
          <table:table-cell office:value-type="time" office:time-value="PT16H47M10S" table:style-name="ce7">
            <text:p>16:47:10</text:p>
          </table:table-cell>
          <table:table-cell office:value-type="time" office:time-value="PT16H47M11S" table:style-name="ce7">
            <text:p>16:47:11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8.24" table:style-name="ce1">
            <text:p>538,24</text:p>
          </table:table-cell>
          <table:table-cell office:value-type="float" office:value="2.9606214144000003" table:formula="of:=[.C67]/1000 * [.D67]*[.E67]/1000" table:style-name="ce3">
            <text:p>2,960621414</text:p>
          </table:table-cell>
          <table:table-cell table:number-columns-repeated="2" table:style-name="ce1"/>
          <table:table-cell office:value-type="float" office:value="0.25096081879972765" table:formula="of:=[.F67]-([.$J$3]*[.C67]/1000)" table:style-name="ce1">
            <text:p>0,250960819</text:p>
          </table:table-cell>
          <table:table-cell table:number-columns-repeated="16375"/>
        </table:table-row>
        <table:table-row table:style-name="ro3">
          <table:table-cell office:value-type="time" office:time-value="PT16H47M11S" table:style-name="ce7">
            <text:p>16:47:11</text:p>
          </table:table-cell>
          <table:table-cell office:value-type="time" office:time-value="PT16H47M12S" table:style-name="ce7">
            <text:p>16:47:12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67.41999999999996" table:style-name="ce1">
            <text:p>567,42</text:p>
          </table:table-cell>
          <table:table-cell office:value-type="float" office:value="3.1330435751999999" table:formula="of:=[.C68]/1000 * [.D68]*[.E68]/1000" table:style-name="ce3">
            <text:p>3,133043575</text:p>
          </table:table-cell>
          <table:table-cell table:number-columns-repeated="2" table:style-name="ce1"/>
          <table:table-cell office:value-type="float" office:value="0.41829918861361071" table:formula="of:=[.F68]-([.$J$3]*[.C68]/1000)" table:style-name="ce1">
            <text:p>0,418299189</text:p>
          </table:table-cell>
          <table:table-cell table:number-columns-repeated="16375"/>
        </table:table-row>
        <table:table-row table:style-name="ro3">
          <table:table-cell office:value-type="time" office:time-value="PT16H47M12S" table:style-name="ce7">
            <text:p>16:47:12</text:p>
          </table:table-cell>
          <table:table-cell office:value-type="time" office:time-value="PT16H47M13S" table:style-name="ce7">
            <text:p>16:47:1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51.57000000000005" table:style-name="ce1">
            <text:p>551,57</text:p>
          </table:table-cell>
          <table:table-cell office:value-type="float" office:value="3.0310977780000004" table:formula="of:=[.C69]/1000 * [.D69]*[.E69]/1000" table:style-name="ce3">
            <text:p>3,031097778</text:p>
          </table:table-cell>
          <table:table-cell table:number-columns-repeated="2" table:style-name="ce1"/>
          <table:table-cell office:value-type="float" office:value="0.32397907789278646" table:formula="of:=[.F69]-([.$J$3]*[.C69]/1000)" table:style-name="ce1">
            <text:p>0,323979078</text:p>
          </table:table-cell>
          <table:table-cell table:number-columns-repeated="16375"/>
        </table:table-row>
        <table:table-row table:style-name="ro3">
          <table:table-cell office:value-type="time" office:time-value="PT16H47M13S" table:style-name="ce7">
            <text:p>16:47:13</text:p>
          </table:table-cell>
          <table:table-cell office:value-type="time" office:time-value="PT16H47M14S" table:style-name="ce7">
            <text:p>16:47:14</text:p>
          </table:table-cell>
          <table:table-cell office:value-type="float" office:value="1075" table:style-name="ce1">
            <text:p>1075</text:p>
          </table:table-cell>
          <table:table-cell office:value-type="float" office:value="5.16" table:style-name="ce1">
            <text:p>5,16</text:p>
          </table:table-cell>
          <table:table-cell office:value-type="float" office:value="554.34" table:style-name="ce1">
            <text:p>554,34</text:p>
          </table:table-cell>
          <table:table-cell office:value-type="float" office:value="3.0749239799999999" table:formula="of:=[.C70]/1000 * [.D70]*[.E70]/1000" table:style-name="ce3">
            <text:p>3,07492398</text:p>
          </table:table-cell>
          <table:table-cell table:number-columns-repeated="2" table:style-name="ce1"/>
          <table:table-cell office:value-type="float" office:value="0.34238632496220145" table:formula="of:=[.F70]-([.$J$3]*[.C70]/1000)" table:style-name="ce1">
            <text:p>0,342386325</text:p>
          </table:table-cell>
          <table:table-cell table:number-columns-repeated="16375"/>
        </table:table-row>
        <table:table-row table:style-name="ro3">
          <table:table-cell office:value-type="time" office:time-value="PT16H47M14S" table:style-name="ce7">
            <text:p>16:47:14</text:p>
          </table:table-cell>
          <table:table-cell office:value-type="time" office:time-value="PT16H47M15S" table:style-name="ce7">
            <text:p>16:47:15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7.74" table:style-name="ce1">
            <text:p>567,74</text:p>
          </table:table-cell>
          <table:table-cell office:value-type="float" office:value="3.1258174728000006" table:formula="of:=[.C71]/1000 * [.D71]*[.E71]/1000" table:style-name="ce3">
            <text:p>3,125817473</text:p>
          </table:table-cell>
          <table:table-cell table:number-columns-repeated="2" table:style-name="ce1"/>
          <table:table-cell office:value-type="float" office:value="0.41361498170666966" table:formula="of:=[.F71]-([.$J$3]*[.C71]/1000)" table:style-name="ce1">
            <text:p>0,413614982</text:p>
          </table:table-cell>
          <table:table-cell table:number-columns-repeated="16375"/>
        </table:table-row>
        <table:table-row table:style-name="ro3">
          <table:table-cell office:value-type="time" office:time-value="PT16H47M16S" table:style-name="ce7">
            <text:p>16:47:16</text:p>
          </table:table-cell>
          <table:table-cell office:value-type="time" office:time-value="PT16H47M17S" table:style-name="ce7">
            <text:p>16:47:17</text:p>
          </table:table-cell>
          <table:table-cell office:value-type="float" office:value="1080" table:style-name="ce1">
            <text:p>1080</text:p>
          </table:table-cell>
          <table:table-cell office:value-type="float" office:value="5.16" table:style-name="ce1">
            <text:p>5,16</text:p>
          </table:table-cell>
          <table:table-cell office:value-type="float" office:value="536.71" table:style-name="ce1">
            <text:p>536,71</text:p>
          </table:table-cell>
          <table:table-cell office:value-type="float" office:value="2.9909774880000004" table:formula="of:=[.C72]/1000 * [.D72]*[.E72]/1000" table:style-name="ce3">
            <text:p>2,990977488</text:p>
          </table:table-cell>
          <table:table-cell table:number-columns-repeated="2" table:style-name="ce1"/>
          <table:table-cell office:value-type="float" office:value="0.24573035549691014" table:formula="of:=[.F72]-([.$J$3]*[.C72]/1000)" table:style-name="ce1">
            <text:p>0,245730355</text:p>
          </table:table-cell>
          <table:table-cell table:number-columns-repeated="16375"/>
        </table:table-row>
        <table:table-row table:style-name="ro3">
          <table:table-cell office:value-type="time" office:time-value="PT16H47M17S" table:style-name="ce7">
            <text:p>16:47:17</text:p>
          </table:table-cell>
          <table:table-cell office:value-type="time" office:time-value="PT16H47M18S" table:style-name="ce7">
            <text:p>16:47:1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2.66999999999996" table:style-name="ce1">
            <text:p>522,67</text:p>
          </table:table-cell>
          <table:table-cell office:value-type="float" office:value="2.8722807179999998" table:formula="of:=[.C73]/1000 * [.D73]*[.E73]/1000" table:style-name="ce3">
            <text:p>2,872280718</text:p>
          </table:table-cell>
          <table:table-cell table:number-columns-repeated="2" table:style-name="ce1"/>
          <table:table-cell office:value-type="float" office:value="0.16516201789278595" table:formula="of:=[.F73]-([.$J$3]*[.C73]/1000)" table:style-name="ce1">
            <text:p>0,165162018</text:p>
          </table:table-cell>
          <table:table-cell table:number-columns-repeated="16375"/>
        </table:table-row>
        <table:table-row table:style-name="ro3">
          <table:table-cell office:value-type="time" office:time-value="PT16H47M18S" table:style-name="ce7">
            <text:p>16:47:18</text:p>
          </table:table-cell>
          <table:table-cell office:value-type="time" office:time-value="PT16H47M19S" table:style-name="ce7">
            <text:p>16:47:19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0.79999999999995" table:style-name="ce1">
            <text:p>560,8</text:p>
          </table:table-cell>
          <table:table-cell office:value-type="float" office:value="3.087607776" table:formula="of:=[.C74]/1000 * [.D74]*[.E74]/1000" table:style-name="ce3">
            <text:p>3,087607776</text:p>
          </table:table-cell>
          <table:table-cell table:number-columns-repeated="2" table:style-name="ce1"/>
          <table:table-cell office:value-type="float" office:value="0.37540528490666913" table:formula="of:=[.F74]-([.$J$3]*[.C74]/1000)" table:style-name="ce1">
            <text:p>0,375405285</text:p>
          </table:table-cell>
          <table:table-cell table:number-columns-repeated="16375"/>
        </table:table-row>
        <table:table-row table:style-name="ro3">
          <table:table-cell office:value-type="time" office:time-value="PT16H47M19S" table:style-name="ce7">
            <text:p>16:47:19</text:p>
          </table:table-cell>
          <table:table-cell office:value-type="time" office:time-value="PT16H47M20S" table:style-name="ce7">
            <text:p>16:47:20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8" table:style-name="ce1">
            <text:p>548</text:p>
          </table:table-cell>
          <table:table-cell office:value-type="float" office:value="3.02014856" table:formula="of:=[.C75]/1000 * [.D75]*[.E75]/1000" table:style-name="ce3">
            <text:p>3,02014856</text:p>
          </table:table-cell>
          <table:table-cell table:number-columns-repeated="2" table:style-name="ce1"/>
          <table:table-cell office:value-type="float" office:value="0.31048796439972737" table:formula="of:=[.F75]-([.$J$3]*[.C75]/1000)" table:style-name="ce1">
            <text:p>0,310487964</text:p>
          </table:table-cell>
          <table:table-cell table:number-columns-repeated="16375"/>
        </table:table-row>
        <table:table-row table:style-name="ro3">
          <table:table-cell office:value-type="time" office:time-value="PT16H47M20S" table:style-name="ce7">
            <text:p>16:47:20</text:p>
          </table:table-cell>
          <table:table-cell office:value-type="time" office:time-value="PT16H47M21S" table:style-name="ce7">
            <text:p>16:47:21</text:p>
          </table:table-cell>
          <table:table-cell office:value-type="float" office:value="1073" table:style-name="ce1">
            <text:p>1073</text:p>
          </table:table-cell>
          <table:table-cell office:value-type="float" office:value="5.17" table:style-name="ce1">
            <text:p>5,17</text:p>
          </table:table-cell>
          <table:table-cell office:value-type="float" office:value="537.67999999999995" table:style-name="ce1">
            <text:p>537,68</text:p>
          </table:table-cell>
          <table:table-cell office:value-type="float" office:value="2.9827314087999994" table:formula="of:=[.C76]/1000 * [.D76]*[.E76]/1000" table:style-name="ce3">
            <text:p>2,982731409</text:p>
          </table:table-cell>
          <table:table-cell table:number-columns-repeated="2" table:style-name="ce1"/>
          <table:table-cell office:value-type="float" office:value="0.25527754474831799" table:formula="of:=[.F76]-([.$J$3]*[.C76]/1000)" table:style-name="ce1">
            <text:p>0,255277545</text:p>
          </table:table-cell>
          <table:table-cell table:number-columns-repeated="16375"/>
        </table:table-row>
        <table:table-row table:style-name="ro3">
          <table:table-cell office:value-type="time" office:time-value="PT16H47M21S" table:style-name="ce7">
            <text:p>16:47:21</text:p>
          </table:table-cell>
          <table:table-cell office:value-type="time" office:time-value="PT16H47M22S" table:style-name="ce7">
            <text:p>16:47:22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21.67999999999995" table:style-name="ce1">
            <text:p>521,68</text:p>
          </table:table-cell>
          <table:table-cell office:value-type="float" office:value="2.8750932495999995" table:formula="of:=[.C77]/1000 * [.D77]*[.E77]/1000" table:style-name="ce3">
            <text:p>2,87509325</text:p>
          </table:table-cell>
          <table:table-cell table:number-columns-repeated="2" table:style-name="ce1"/>
          <table:table-cell office:value-type="float" office:value="0.16543265399972684" table:formula="of:=[.F77]-([.$J$3]*[.C77]/1000)" table:style-name="ce1">
            <text:p>0,165432654</text:p>
          </table:table-cell>
          <table:table-cell table:number-columns-repeated="16375"/>
        </table:table-row>
        <table:table-row table:style-name="ro3">
          <table:table-cell office:value-type="time" office:time-value="PT16H47M22S" table:style-name="ce7">
            <text:p>16:47:22</text:p>
          </table:table-cell>
          <table:table-cell office:value-type="time" office:time-value="PT16H47M23S" table:style-name="ce7">
            <text:p>16:47:2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8.79" table:style-name="ce1">
            <text:p>538,79</text:p>
          </table:table-cell>
          <table:table-cell office:value-type="float" office:value="2.9608665659999995" table:formula="of:=[.C78]/1000 * [.D78]*[.E78]/1000" table:style-name="ce3">
            <text:p>2,960866566</text:p>
          </table:table-cell>
          <table:table-cell table:number-columns-repeated="2" table:style-name="ce1"/>
          <table:table-cell office:value-type="float" office:value="0.25374786589278564" table:formula="of:=[.F78]-([.$J$3]*[.C78]/1000)" table:style-name="ce1">
            <text:p>0,253747866</text:p>
          </table:table-cell>
          <table:table-cell table:number-columns-repeated="16375"/>
        </table:table-row>
        <table:table-row table:style-name="ro3">
          <table:table-cell office:value-type="time" office:time-value="PT16H47M23S" table:style-name="ce7">
            <text:p>16:47:23</text:p>
          </table:table-cell>
          <table:table-cell office:value-type="time" office:time-value="PT16H47M24S" table:style-name="ce7">
            <text:p>16:47:24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73.29999999999995" table:style-name="ce1">
            <text:p>573,3</text:p>
          </table:table-cell>
          <table:table-cell office:value-type="float" office:value="3.191928012" table:formula="of:=[.C79]/1000 * [.D79]*[.E79]/1000" table:style-name="ce3">
            <text:p>3,191928012</text:p>
          </table:table-cell>
          <table:table-cell table:number-columns-repeated="2" table:style-name="ce1"/>
          <table:table-cell office:value-type="float" office:value="0.44922277498996799" table:formula="of:=[.F79]-([.$J$3]*[.C79]/1000)" table:style-name="ce1">
            <text:p>0,449222775</text:p>
          </table:table-cell>
          <table:table-cell table:number-columns-repeated="16375"/>
        </table:table-row>
        <table:table-row table:style-name="ro3">
          <table:table-cell office:value-type="time" office:time-value="PT16H47M24S" table:style-name="ce7">
            <text:p>16:47:24</text:p>
          </table:table-cell>
          <table:table-cell office:value-type="time" office:time-value="PT16H47M25S" table:style-name="ce7">
            <text:p>16:47:2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46.42999999999995" table:style-name="ce1">
            <text:p>546,43</text:p>
          </table:table-cell>
          <table:table-cell office:value-type="float" office:value="3.0114959445999996" table:formula="of:=[.C80]/1000 * [.D80]*[.E80]/1000" table:style-name="ce3">
            <text:p>3,011495945</text:p>
          </table:table-cell>
          <table:table-cell table:number-columns-repeated="2" table:style-name="ce1"/>
          <table:table-cell office:value-type="float" office:value="0.30183534899972697" table:formula="of:=[.F80]-([.$J$3]*[.C80]/1000)" table:style-name="ce1">
            <text:p>0,301835349</text:p>
          </table:table-cell>
          <table:table-cell table:number-columns-repeated="16375"/>
        </table:table-row>
        <table:table-row table:style-name="ro3">
          <table:table-cell office:value-type="time" office:time-value="PT16H47M25S" table:style-name="ce7">
            <text:p>16:47:25</text:p>
          </table:table-cell>
          <table:table-cell office:value-type="time" office:time-value="PT16H47M26S" table:style-name="ce7">
            <text:p>16:47:2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55.51" table:style-name="ce1">
            <text:p>555,51</text:p>
          </table:table-cell>
          <table:table-cell office:value-type="float" office:value="3.0672817956" table:formula="of:=[.C81]/1000 * [.D81]*[.E81]/1000" table:style-name="ce3">
            <text:p>3,067281796</text:p>
          </table:table-cell>
          <table:table-cell table:number-columns-repeated="2" table:style-name="ce1"/>
          <table:table-cell office:value-type="float" office:value="0.35253740901361086" table:formula="of:=[.F81]-([.$J$3]*[.C81]/1000)" table:style-name="ce1">
            <text:p>0,352537409</text:p>
          </table:table-cell>
          <table:table-cell table:number-columns-repeated="16375"/>
        </table:table-row>
        <table:table-row table:style-name="ro3">
          <table:table-cell office:value-type="time" office:time-value="PT16H47M26S" table:style-name="ce7">
            <text:p>16:47:26</text:p>
          </table:table-cell>
          <table:table-cell office:value-type="time" office:time-value="PT16H47M28S" table:style-name="ce7">
            <text:p>16:47:28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5.96" table:style-name="ce1">
            <text:p>535,96</text:p>
          </table:table-cell>
          <table:table-cell office:value-type="float" office:value="2.9676480372" table:formula="of:=[.C82]/1000 * [.D82]*[.E82]/1000" table:style-name="ce3">
            <text:p>2,967648037</text:p>
          </table:table-cell>
          <table:table-cell table:number-columns-repeated="2" table:style-name="ce1"/>
          <table:table-cell office:value-type="float" office:value="0.24527796413443559" table:formula="of:=[.F82]-([.$J$3]*[.C82]/1000)" table:style-name="ce1">
            <text:p>0,245277964</text:p>
          </table:table-cell>
          <table:table-cell table:number-columns-repeated="16375"/>
        </table:table-row>
        <table:table-row table:style-name="ro3">
          <table:table-cell office:value-type="time" office:time-value="PT16H47M28S" table:style-name="ce7">
            <text:p>16:47:28</text:p>
          </table:table-cell>
          <table:table-cell office:value-type="time" office:time-value="PT16H47M29S" table:style-name="ce7">
            <text:p>16:47:2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9.78" table:style-name="ce1">
            <text:p>569,78</text:p>
          </table:table-cell>
          <table:table-cell office:value-type="float" office:value="3.1341090767999997" table:formula="of:=[.C83]/1000 * [.D83]*[.E83]/1000" table:style-name="ce3">
            <text:p>3,134109077</text:p>
          </table:table-cell>
          <table:table-cell table:number-columns-repeated="2" table:style-name="ce1"/>
          <table:table-cell office:value-type="float" office:value="0.42444848119972711" table:formula="of:=[.F83]-([.$J$3]*[.C83]/1000)" table:style-name="ce1">
            <text:p>0,424448481</text:p>
          </table:table-cell>
          <table:table-cell table:number-columns-repeated="16375"/>
        </table:table-row>
        <table:table-row table:style-name="ro3">
          <table:table-cell office:value-type="time" office:time-value="PT16H47M29S" table:style-name="ce7">
            <text:p>16:47:29</text:p>
          </table:table-cell>
          <table:table-cell office:value-type="time" office:time-value="PT16H47M30S" table:style-name="ce7">
            <text:p>16:47:3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7.04999999999995" table:style-name="ce1">
            <text:p>567,05</text:p>
          </table:table-cell>
          <table:table-cell office:value-type="float" office:value="3.1220185259999997" table:formula="of:=[.C84]/1000 * [.D84]*[.E84]/1000" table:style-name="ce3">
            <text:p>3,122018526</text:p>
          </table:table-cell>
          <table:table-cell table:number-columns-repeated="2" table:style-name="ce1"/>
          <table:table-cell office:value-type="float" office:value="0.40981603490666885" table:formula="of:=[.F84]-([.$J$3]*[.C84]/1000)" table:style-name="ce1">
            <text:p>0,409816035</text:p>
          </table:table-cell>
          <table:table-cell table:number-columns-repeated="16375"/>
        </table:table-row>
        <table:table-row table:style-name="ro3">
          <table:table-cell office:value-type="time" office:time-value="PT16H47M30S" table:style-name="ce7">
            <text:p>16:47:30</text:p>
          </table:table-cell>
          <table:table-cell office:value-type="time" office:time-value="PT16H47M31S" table:style-name="ce7">
            <text:p>16:47:31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6.82000000000005" table:style-name="ce1">
            <text:p>526,82</text:p>
          </table:table-cell>
          <table:table-cell office:value-type="float" office:value="2.9006972609999999" table:formula="of:=[.C85]/1000 * [.D85]*[.E85]/1000" table:style-name="ce3">
            <text:p>2,900697261</text:p>
          </table:table-cell>
          <table:table-cell table:number-columns-repeated="2" table:style-name="ce1"/>
          <table:table-cell office:value-type="float" office:value="0.19357856089278602" table:formula="of:=[.F85]-([.$J$3]*[.C85]/1000)" table:style-name="ce1">
            <text:p>0,193578561</text:p>
          </table:table-cell>
          <table:table-cell table:number-columns-repeated="16375"/>
        </table:table-row>
        <table:table-row table:style-name="ro3">
          <table:table-cell office:value-type="time" office:time-value="PT16H47M31S" table:style-name="ce7">
            <text:p>16:47:31</text:p>
          </table:table-cell>
          <table:table-cell office:value-type="time" office:time-value="PT16H47M32S" table:style-name="ce7">
            <text:p>16:47:32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50.96" table:style-name="ce1">
            <text:p>550,96</text:p>
          </table:table-cell>
          <table:table-cell office:value-type="float" office:value="3.0305885375999999" table:formula="of:=[.C86]/1000 * [.D86]*[.E86]/1000" table:style-name="ce3">
            <text:p>3,030588538</text:p>
          </table:table-cell>
          <table:table-cell table:number-columns-repeated="2" table:style-name="ce1"/>
          <table:table-cell office:value-type="float" office:value="0.3209279419997273" table:formula="of:=[.F86]-([.$J$3]*[.C86]/1000)" table:style-name="ce1">
            <text:p>0,320927942</text:p>
          </table:table-cell>
          <table:table-cell table:number-columns-repeated="16375"/>
        </table:table-row>
        <table:table-row table:style-name="ro3">
          <table:table-cell office:value-type="time" office:time-value="PT16H47M32S" table:style-name="ce7">
            <text:p>16:47:32</text:p>
          </table:table-cell>
          <table:table-cell office:value-type="time" office:time-value="PT16H47M33S" table:style-name="ce7">
            <text:p>16:47:33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6.79999999999995" table:style-name="ce1">
            <text:p>546,8</text:p>
          </table:table-cell>
          <table:table-cell office:value-type="float" office:value="3.0048847199999997" table:formula="of:=[.C87]/1000 * [.D87]*[.E87]/1000" table:style-name="ce3">
            <text:p>3,00488472</text:p>
          </table:table-cell>
          <table:table-cell table:number-columns-repeated="2" table:style-name="ce1"/>
          <table:table-cell office:value-type="float" office:value="0.29776601989278584" table:formula="of:=[.F87]-([.$J$3]*[.C87]/1000)" table:style-name="ce1">
            <text:p>0,29776602</text:p>
          </table:table-cell>
          <table:table-cell table:number-columns-repeated="16375"/>
        </table:table-row>
        <table:table-row table:style-name="ro3">
          <table:table-cell office:value-type="time" office:time-value="PT16H47M33S" table:style-name="ce7">
            <text:p>16:47:33</text:p>
          </table:table-cell>
          <table:table-cell office:value-type="time" office:time-value="PT16H47M34S" table:style-name="ce7">
            <text:p>16:47:34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5.28" table:style-name="ce1">
            <text:p>535,28</text:p>
          </table:table-cell>
          <table:table-cell office:value-type="float" office:value="2.9445110463999997" table:formula="of:=[.C88]/1000 * [.D88]*[.E88]/1000" table:style-name="ce3">
            <text:p>2,944511046</text:p>
          </table:table-cell>
          <table:table-cell table:number-columns-repeated="2" table:style-name="ce1"/>
          <table:table-cell office:value-type="float" office:value="0.2399342417858441" table:formula="of:=[.F88]-([.$J$3]*[.C88]/1000)" table:style-name="ce1">
            <text:p>0,239934242</text:p>
          </table:table-cell>
          <table:table-cell table:number-columns-repeated="16375"/>
        </table:table-row>
        <table:table-row table:style-name="ro3">
          <table:table-cell office:value-type="time" office:time-value="PT16H47M34S" table:style-name="ce7">
            <text:p>16:47:34</text:p>
          </table:table-cell>
          <table:table-cell office:value-type="time" office:time-value="PT16H47M35S" table:style-name="ce7">
            <text:p>16:47:3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1.48" table:style-name="ce1">
            <text:p>541,48</text:p>
          </table:table-cell>
          <table:table-cell office:value-type="float" office:value="2.9786165024" table:formula="of:=[.C89]/1000 * [.D89]*[.E89]/1000" table:style-name="ce3">
            <text:p>2,978616502</text:p>
          </table:table-cell>
          <table:table-cell table:number-columns-repeated="2" table:style-name="ce1"/>
          <table:table-cell office:value-type="float" office:value="0.27403969778584436" table:formula="of:=[.F89]-([.$J$3]*[.C89]/1000)" table:style-name="ce1">
            <text:p>0,274039698</text:p>
          </table:table-cell>
          <table:table-cell table:number-columns-repeated="16375"/>
        </table:table-row>
        <table:table-row table:style-name="ro3">
          <table:table-cell office:value-type="time" office:time-value="PT16H47M35S" table:style-name="ce7">
            <text:p>16:47:35</text:p>
          </table:table-cell>
          <table:table-cell office:value-type="time" office:time-value="PT16H47M36S" table:style-name="ce7">
            <text:p>16:47:36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60.39" table:style-name="ce1">
            <text:p>560,39</text:p>
          </table:table-cell>
          <table:table-cell office:value-type="float" office:value="3.0853504308000002" table:formula="of:=[.C90]/1000 * [.D90]*[.E90]/1000" table:style-name="ce3">
            <text:p>3,085350431</text:p>
          </table:table-cell>
          <table:table-cell table:number-columns-repeated="2" table:style-name="ce1"/>
          <table:table-cell office:value-type="float" office:value="0.37314793970666926" table:formula="of:=[.F90]-([.$J$3]*[.C90]/1000)" table:style-name="ce1">
            <text:p>0,37314794</text:p>
          </table:table-cell>
          <table:table-cell table:number-columns-repeated="16375"/>
        </table:table-row>
        <table:table-row table:style-name="ro3">
          <table:table-cell office:value-type="time" office:time-value="PT16H47M36S" table:style-name="ce7">
            <text:p>16:47:36</text:p>
          </table:table-cell>
          <table:table-cell office:value-type="time" office:time-value="PT16H47M37S" table:style-name="ce7">
            <text:p>16:47:37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9.84" table:style-name="ce1">
            <text:p>549,84</text:p>
          </table:table-cell>
          <table:table-cell office:value-type="float" office:value="3.0359745504000002" table:formula="of:=[.C91]/1000 * [.D91]*[.E91]/1000" table:style-name="ce3">
            <text:p>3,03597455</text:p>
          </table:table-cell>
          <table:table-cell table:number-columns-repeated="2" table:style-name="ce1"/>
          <table:table-cell office:value-type="float" office:value="0.32123016381361102" table:formula="of:=[.F91]-([.$J$3]*[.C91]/1000)" table:style-name="ce1">
            <text:p>0,321230164</text:p>
          </table:table-cell>
          <table:table-cell table:number-columns-repeated="16375"/>
        </table:table-row>
        <table:table-row table:style-name="ro3">
          <table:table-cell office:value-type="time" office:time-value="PT16H47M37S" table:style-name="ce7">
            <text:p>16:47:37</text:p>
          </table:table-cell>
          <table:table-cell office:value-type="time" office:time-value="PT16H47M38S" table:style-name="ce7">
            <text:p>16:47:3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0.24" table:style-name="ce1">
            <text:p>540,24</text:p>
          </table:table-cell>
          <table:table-cell office:value-type="float" office:value="2.9745884519999994" table:formula="of:=[.C92]/1000 * [.D92]*[.E92]/1000" table:style-name="ce3">
            <text:p>2,974588452</text:p>
          </table:table-cell>
          <table:table-cell table:number-columns-repeated="2" table:style-name="ce1"/>
          <table:table-cell office:value-type="float" office:value="0.26746975189278555" table:formula="of:=[.F92]-([.$J$3]*[.C92]/1000)" table:style-name="ce1">
            <text:p>0,267469752</text:p>
          </table:table-cell>
          <table:table-cell table:number-columns-repeated="16375"/>
        </table:table-row>
        <table:table-row table:style-name="ro3">
          <table:table-cell office:value-type="time" office:time-value="PT16H47M38S" table:style-name="ce7">
            <text:p>16:47:38</text:p>
          </table:table-cell>
          <table:table-cell office:value-type="time" office:time-value="PT16H47M40S" table:style-name="ce7">
            <text:p>16:47:4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6.20000000000005" table:style-name="ce1">
            <text:p>546,2</text:p>
          </table:table-cell>
          <table:table-cell office:value-type="float" office:value="3.0215237800000003" table:formula="of:=[.C93]/1000 * [.D93]*[.E93]/1000" table:style-name="ce3">
            <text:p>3,02152378</text:p>
          </table:table-cell>
          <table:table-cell table:number-columns-repeated="2" table:style-name="ce1"/>
          <table:table-cell office:value-type="float" office:value="0.30169560242749416" table:formula="of:=[.F93]-([.$J$3]*[.C93]/1000)" table:style-name="ce1">
            <text:p>0,301695602</text:p>
          </table:table-cell>
          <table:table-cell table:number-columns-repeated="16375"/>
        </table:table-row>
        <table:table-row table:style-name="ro3">
          <table:table-cell office:value-type="time" office:time-value="PT16H47M40S" table:style-name="ce7">
            <text:p>16:47:40</text:p>
          </table:table-cell>
          <table:table-cell office:value-type="time" office:time-value="PT16H47M41S" table:style-name="ce7">
            <text:p>16:47:41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62.46" table:style-name="ce1">
            <text:p>562,46</text:p>
          </table:table-cell>
          <table:table-cell office:value-type="float" office:value="3.0998408012000001" table:formula="of:=[.C94]/1000 * [.D94]*[.E94]/1000" table:style-name="ce3">
            <text:p>3,099840801</text:p>
          </table:table-cell>
          <table:table-cell table:number-columns-repeated="2" table:style-name="ce1"/>
          <table:table-cell office:value-type="float" office:value="0.39018020559972744" table:formula="of:=[.F94]-([.$J$3]*[.C94]/1000)" table:style-name="ce1">
            <text:p>0,390180206</text:p>
          </table:table-cell>
          <table:table-cell table:number-columns-repeated="16375"/>
        </table:table-row>
        <table:table-row table:style-name="ro3">
          <table:table-cell office:value-type="time" office:time-value="PT16H47M41S" table:style-name="ce7">
            <text:p>16:47:41</text:p>
          </table:table-cell>
          <table:table-cell office:value-type="time" office:time-value="PT16H47M42S" table:style-name="ce7">
            <text:p>16:47:42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25.54" table:style-name="ce1">
            <text:p>525,54</text:p>
          </table:table-cell>
          <table:table-cell office:value-type="float" office:value="2.9126688096000004" table:formula="of:=[.C95]/1000 * [.D95]*[.E95]/1000" table:style-name="ce3">
            <text:p>2,91266881</text:p>
          </table:table-cell>
          <table:table-cell table:number-columns-repeated="2" table:style-name="ce1"/>
          <table:table-cell office:value-type="float" office:value="0.18775684104137769" table:formula="of:=[.F95]-([.$J$3]*[.C95]/1000)" table:style-name="ce1">
            <text:p>0,187756841</text:p>
          </table:table-cell>
          <table:table-cell table:number-columns-repeated="16375"/>
        </table:table-row>
        <table:table-row table:style-name="ro3">
          <table:table-cell office:value-type="time" office:time-value="PT16H47M42S" table:style-name="ce7">
            <text:p>16:47:42</text:p>
          </table:table-cell>
          <table:table-cell office:value-type="time" office:time-value="PT16H47M43S" table:style-name="ce7">
            <text:p>16:47:4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4.13" table:style-name="ce1">
            <text:p>544,13</text:p>
          </table:table-cell>
          <table:table-cell office:value-type="float" office:value="3.0016332906999996" table:formula="of:=[.C96]/1000 * [.D96]*[.E96]/1000" table:style-name="ce3">
            <text:p>3,001633291</text:p>
          </table:table-cell>
          <table:table-cell table:number-columns-repeated="2" table:style-name="ce1"/>
          <table:table-cell office:value-type="float" office:value="0.28943079960666873" table:formula="of:=[.F96]-([.$J$3]*[.C96]/1000)" table:style-name="ce1">
            <text:p>0,2894308</text:p>
          </table:table-cell>
          <table:table-cell table:number-columns-repeated="16375"/>
        </table:table-row>
        <table:table-row table:style-name="ro3">
          <table:table-cell office:value-type="time" office:time-value="PT16H47M43S" table:style-name="ce7">
            <text:p>16:47:43</text:p>
          </table:table-cell>
          <table:table-cell office:value-type="time" office:time-value="PT16H47M44S" table:style-name="ce7">
            <text:p>16:47:4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5.01" table:style-name="ce1">
            <text:p>535,01</text:p>
          </table:table-cell>
          <table:table-cell office:value-type="float" office:value="2.940093954" table:formula="of:=[.C97]/1000 * [.D97]*[.E97]/1000" table:style-name="ce3">
            <text:p>2,940093954</text:p>
          </table:table-cell>
          <table:table-cell table:number-columns-repeated="2" table:style-name="ce1"/>
          <table:table-cell office:value-type="float" office:value="0.23297525389278606" table:formula="of:=[.F97]-([.$J$3]*[.C97]/1000)" table:style-name="ce1">
            <text:p>0,232975254</text:p>
          </table:table-cell>
          <table:table-cell table:number-columns-repeated="16375"/>
        </table:table-row>
        <table:table-row table:style-name="ro3">
          <table:table-cell office:value-type="time" office:time-value="PT16H47M44S" table:style-name="ce7">
            <text:p>16:47:44</text:p>
          </table:table-cell>
          <table:table-cell office:value-type="time" office:time-value="PT16H47M45S" table:style-name="ce7">
            <text:p>16:47:45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5.38" table:style-name="ce1">
            <text:p>545,38</text:p>
          </table:table-cell>
          <table:table-cell office:value-type="float" office:value="3.0195945383999998" table:formula="of:=[.C98]/1000 * [.D98]*[.E98]/1000" table:style-name="ce3">
            <text:p>3,019594538</text:p>
          </table:table-cell>
          <table:table-cell table:number-columns-repeated="2" table:style-name="ce1"/>
          <table:table-cell office:value-type="float" office:value="0.29214067434831836" table:formula="of:=[.F98]-([.$J$3]*[.C98]/1000)" table:style-name="ce1">
            <text:p>0,292140674</text:p>
          </table:table-cell>
          <table:table-cell table:number-columns-repeated="16375"/>
        </table:table-row>
        <table:table-row table:style-name="ro3">
          <table:table-cell office:value-type="time" office:time-value="PT16H47M45S" table:style-name="ce7">
            <text:p>16:47:45</text:p>
          </table:table-cell>
          <table:table-cell office:value-type="time" office:time-value="PT16H47M46S" table:style-name="ce7">
            <text:p>16:47:46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25.72" table:style-name="ce1">
            <text:p>525,72</text:p>
          </table:table-cell>
          <table:table-cell office:value-type="float" office:value="2.8890416880000003" table:formula="of:=[.C99]/1000 * [.D99]*[.E99]/1000" table:style-name="ce3">
            <text:p>2,889041688</text:p>
          </table:table-cell>
          <table:table-cell table:number-columns-repeated="2" table:style-name="ce1"/>
          <table:table-cell office:value-type="float" office:value="0.18192298789278638" table:formula="of:=[.F99]-([.$J$3]*[.C99]/1000)" table:style-name="ce1">
            <text:p>0,181922988</text:p>
          </table:table-cell>
          <table:table-cell table:number-columns-repeated="16375"/>
        </table:table-row>
        <table:table-row table:style-name="ro3">
          <table:table-cell office:value-type="time" office:time-value="PT16H47M46S" table:style-name="ce7">
            <text:p>16:47:46</text:p>
          </table:table-cell>
          <table:table-cell office:value-type="time" office:time-value="PT16H47M47S" table:style-name="ce7">
            <text:p>16:47:47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9.29" table:style-name="ce1">
            <text:p>549,29</text:p>
          </table:table-cell>
          <table:table-cell office:value-type="float" office:value="3.0185682659999999" table:formula="of:=[.C100]/1000 * [.D100]*[.E100]/1000" table:style-name="ce3">
            <text:p>3,018568266</text:p>
          </table:table-cell>
          <table:table-cell table:number-columns-repeated="2" table:style-name="ce1"/>
          <table:table-cell office:value-type="float" office:value="0.31144956589278605" table:formula="of:=[.F100]-([.$J$3]*[.C100]/1000)" table:style-name="ce1">
            <text:p>0,311449566</text:p>
          </table:table-cell>
          <table:table-cell table:number-columns-repeated="16375"/>
        </table:table-row>
        <table:table-row table:style-name="ro3">
          <table:table-cell office:value-type="time" office:time-value="PT16H47M47S" table:style-name="ce7">
            <text:p>16:47:47</text:p>
          </table:table-cell>
          <table:table-cell office:value-type="time" office:time-value="PT16H47M48S" table:style-name="ce7">
            <text:p>16:47:48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33.27" table:style-name="ce1">
            <text:p>533,27</text:p>
          </table:table-cell>
          <table:table-cell office:value-type="float" office:value="2.9332836312000001" table:formula="of:=[.C101]/1000 * [.D101]*[.E101]/1000" table:style-name="ce3">
            <text:p>2,933283631</text:p>
          </table:table-cell>
          <table:table-cell table:number-columns-repeated="2" table:style-name="ce1"/>
          <table:table-cell office:value-type="float" office:value="0.22362303559972752" table:formula="of:=[.F101]-([.$J$3]*[.C101]/1000)" table:style-name="ce1">
            <text:p>0,223623036</text:p>
          </table:table-cell>
          <table:table-cell table:number-columns-repeated="16375"/>
        </table:table-row>
        <table:table-row table:style-name="ro3">
          <table:table-cell office:value-type="time" office:time-value="PT16H47M48S" table:style-name="ce7">
            <text:p>16:47:48</text:p>
          </table:table-cell>
          <table:table-cell office:value-type="time" office:time-value="PT16H47M49S" table:style-name="ce7">
            <text:p>16:47:4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16.85" table:style-name="ce1">
            <text:p>516,85</text:p>
          </table:table-cell>
          <table:table-cell office:value-type="float" office:value="2.8458019424999996" table:formula="of:=[.C102]/1000 * [.D102]*[.E102]/1000" table:style-name="ce3">
            <text:p>2,845801943</text:p>
          </table:table-cell>
          <table:table-cell table:number-columns-repeated="2" table:style-name="ce1"/>
          <table:table-cell office:value-type="float" office:value="0.13868324239278573" table:formula="of:=[.F102]-([.$J$3]*[.C102]/1000)" table:style-name="ce1">
            <text:p>0,138683242</text:p>
          </table:table-cell>
          <table:table-cell table:number-columns-repeated="16375"/>
        </table:table-row>
        <table:table-row table:style-name="ro3">
          <table:table-cell office:value-type="time" office:time-value="PT16H47M49S" table:style-name="ce7">
            <text:p>16:47:49</text:p>
          </table:table-cell>
          <table:table-cell office:value-type="time" office:time-value="PT16H47M50S" table:style-name="ce7">
            <text:p>16:47:5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3.55999999999995" table:style-name="ce1">
            <text:p>563,56</text:p>
          </table:table-cell>
          <table:table-cell office:value-type="float" office:value="3.0969876240000001" table:formula="of:=[.C103]/1000 * [.D103]*[.E103]/1000" table:style-name="ce3">
            <text:p>3,096987624</text:p>
          </table:table-cell>
          <table:table-cell table:number-columns-repeated="2" table:style-name="ce1"/>
          <table:table-cell office:value-type="float" office:value="0.38986892389278616" table:formula="of:=[.F103]-([.$J$3]*[.C103]/1000)" table:style-name="ce1">
            <text:p>0,389868924</text:p>
          </table:table-cell>
          <table:table-cell table:number-columns-repeated="16375"/>
        </table:table-row>
        <table:table-row table:style-name="ro3">
          <table:table-cell office:value-type="time" office:time-value="PT16H47M51S" table:style-name="ce7">
            <text:p>16:47:51</text:p>
          </table:table-cell>
          <table:table-cell office:value-type="time" office:time-value="PT16H47M52S" table:style-name="ce7">
            <text:p>16:47:52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3.86" table:style-name="ce1">
            <text:p>553,86</text:p>
          </table:table-cell>
          <table:table-cell office:value-type="float" office:value="3.063898134" table:formula="of:=[.C104]/1000 * [.D104]*[.E104]/1000" table:style-name="ce3">
            <text:p>3,063898134</text:p>
          </table:table-cell>
          <table:table-cell table:number-columns-repeated="2" table:style-name="ce1"/>
          <table:table-cell office:value-type="float" office:value="0.34406995642749383" table:formula="of:=[.F104]-([.$J$3]*[.C104]/1000)" table:style-name="ce1">
            <text:p>0,344069956</text:p>
          </table:table-cell>
          <table:table-cell table:number-columns-repeated="16375"/>
        </table:table-row>
        <table:table-row table:style-name="ro3">
          <table:table-cell office:value-type="time" office:time-value="PT16H47M52S" table:style-name="ce7">
            <text:p>16:47:52</text:p>
          </table:table-cell>
          <table:table-cell office:value-type="time" office:time-value="PT16H47M53S" table:style-name="ce7">
            <text:p>16:47:5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50.1" table:style-name="ce1">
            <text:p>550,1</text:p>
          </table:table-cell>
          <table:table-cell office:value-type="float" office:value="3.0345661389999998" table:formula="of:=[.C105]/1000 * [.D105]*[.E105]/1000" table:style-name="ce3">
            <text:p>3,034566139</text:p>
          </table:table-cell>
          <table:table-cell table:number-columns-repeated="2" table:style-name="ce1"/>
          <table:table-cell office:value-type="float" office:value="0.32236364790666894" table:formula="of:=[.F105]-([.$J$3]*[.C105]/1000)" table:style-name="ce1">
            <text:p>0,322363648</text:p>
          </table:table-cell>
          <table:table-cell table:number-columns-repeated="16375"/>
        </table:table-row>
        <table:table-row table:style-name="ro1">
          <table:table-cell table:number-columns-repeated="2" table:style-name="ce7"/>
          <table:table-cell table:number-columns-repeated="2" table:style-name="ce1"/>
          <table:table-cell office:value-type="string" table:style-name="ce2">
            <text:p>Total energy</text:p>
          </table:table-cell>
          <table:table-cell office:value-type="float" office:value="312.28624973929999" table:formula="of:=SUM([.F3:.F105])" table:style-name="ce6">
            <text:p>312,2862497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32.471851967936409" table:formula="of:=SUM([.I3:.I105])" table:style-name="ce2">
            <text:p>32,4718519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xperiment 5</text:p>
          </table:table-cell>
          <table:table-cell table:style-name="ce7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style-name="ro3">
          <table:table-cell office:value-type="time" office:time-value="PT16H50M0S" table:style-name="ce7">
            <text:p>16:50:00</text:p>
          </table:table-cell>
          <table:table-cell office:value-type="time" office:time-value="PT16H50M1S" table:style-name="ce7">
            <text:p>16:50:01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25.64" table:style-name="ce1">
            <text:p>525,64</text:p>
          </table:table-cell>
          <table:table-cell office:value-type="float" office:value="2.9077879160000002" table:formula="of:=[.C108]/1000 * [.D108]*[.E108]/1000" table:style-name="ce3">
            <text:p>2,907787916</text:p>
          </table:table-cell>
          <table:table-cell table:number-columns-repeated="2" table:style-name="ce1"/>
          <table:table-cell office:value-type="float" office:value="0.18795973842749403" table:formula="of:=[.F108]-([.$J$3]*[.C108]/1000)" table:style-name="ce1">
            <text:p>0,187959738</text:p>
          </table:table-cell>
          <table:table-cell table:number-columns-repeated="16375"/>
        </table:table-row>
        <table:table-row table:style-name="ro3">
          <table:table-cell office:value-type="time" office:time-value="PT16H50M1S" table:style-name="ce7">
            <text:p>16:50:01</text:p>
          </table:table-cell>
          <table:table-cell office:value-type="time" office:time-value="PT16H50M2S" table:style-name="ce7">
            <text:p>16:50:0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3.54" table:style-name="ce1">
            <text:p>543,54</text:p>
          </table:table-cell>
          <table:table-cell office:value-type="float" office:value="2.9843281116" table:formula="of:=[.C109]/1000 * [.D109]*[.E109]/1000" table:style-name="ce3">
            <text:p>2,984328112</text:p>
          </table:table-cell>
          <table:table-cell table:number-columns-repeated="2" table:style-name="ce1"/>
          <table:table-cell office:value-type="float" office:value="0.28483509797196094" table:formula="of:=[.F109]-([.$J$3]*[.C109]/1000)" table:style-name="ce1">
            <text:p>0,284835098</text:p>
          </table:table-cell>
          <table:table-cell table:number-columns-repeated="16375"/>
        </table:table-row>
        <table:table-row table:style-name="ro3">
          <table:table-cell office:value-type="time" office:time-value="PT16H50M2S" table:style-name="ce7">
            <text:p>16:50:02</text:p>
          </table:table-cell>
          <table:table-cell office:value-type="time" office:time-value="PT16H50M3S" table:style-name="ce7">
            <text:p>16:50:0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0.33000000000004" table:style-name="ce1">
            <text:p>550,33</text:p>
          </table:table-cell>
          <table:table-cell office:value-type="float" office:value="3.0214437792000002" table:formula="of:=[.C110]/1000 * [.D110]*[.E110]/1000" table:style-name="ce3">
            <text:p>3,021443779</text:p>
          </table:table-cell>
          <table:table-cell table:number-columns-repeated="2" table:style-name="ce1"/>
          <table:table-cell office:value-type="float" office:value="0.31686697458584456" table:formula="of:=[.F110]-([.$J$3]*[.C110]/1000)" table:style-name="ce1">
            <text:p>0,316866975</text:p>
          </table:table-cell>
          <table:table-cell table:number-columns-repeated="16375"/>
        </table:table-row>
        <table:table-row table:style-name="ro3">
          <table:table-cell office:value-type="time" office:time-value="PT16H50M3S" table:style-name="ce7">
            <text:p>16:50:03</text:p>
          </table:table-cell>
          <table:table-cell office:value-type="time" office:time-value="PT16H50M4S" table:style-name="ce7">
            <text:p>16:50:04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5.79999999999995" table:style-name="ce1">
            <text:p>545,8</text:p>
          </table:table-cell>
          <table:table-cell office:value-type="float" office:value="3.01931102" table:formula="of:=[.C111]/1000 * [.D111]*[.E111]/1000" table:style-name="ce3">
            <text:p>3,01931102</text:p>
          </table:table-cell>
          <table:table-cell table:number-columns-repeated="2" table:style-name="ce1"/>
          <table:table-cell office:value-type="float" office:value="0.29948284242749379" table:formula="of:=[.F111]-([.$J$3]*[.C111]/1000)" table:style-name="ce1">
            <text:p>0,299482842</text:p>
          </table:table-cell>
          <table:table-cell table:number-columns-repeated="16375"/>
        </table:table-row>
        <table:table-row table:style-name="ro3">
          <table:table-cell office:value-type="time" office:time-value="PT16H50M4S" table:style-name="ce7">
            <text:p>16:50:04</text:p>
          </table:table-cell>
          <table:table-cell office:value-type="time" office:time-value="PT16H50M5S" table:style-name="ce7">
            <text:p>16:50:0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29.67999999999995" table:style-name="ce1">
            <text:p>529,68</text:p>
          </table:table-cell>
          <table:table-cell office:value-type="float" office:value="2.9053371743999996" table:formula="of:=[.C112]/1000 * [.D112]*[.E112]/1000" table:style-name="ce3">
            <text:p>2,905337174</text:p>
          </table:table-cell>
          <table:table-cell table:number-columns-repeated="2" table:style-name="ce1"/>
          <table:table-cell office:value-type="float" office:value="0.20330226527890227" table:formula="of:=[.F112]-([.$J$3]*[.C112]/1000)" table:style-name="ce1">
            <text:p>0,203302265</text:p>
          </table:table-cell>
          <table:table-cell table:number-columns-repeated="16375"/>
        </table:table-row>
        <table:table-row table:style-name="ro3">
          <table:table-cell office:value-type="time" office:time-value="PT16H50M5S" table:style-name="ce7">
            <text:p>16:50:05</text:p>
          </table:table-cell>
          <table:table-cell office:value-type="time" office:time-value="PT16H50M6S" table:style-name="ce7">
            <text:p>16:50:0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8.87" table:style-name="ce1">
            <text:p>558,87</text:p>
          </table:table-cell>
          <table:table-cell office:value-type="float" office:value="3.0742768056000003" table:formula="of:=[.C113]/1000 * [.D113]*[.E113]/1000" table:style-name="ce3">
            <text:p>3,074276806</text:p>
          </table:table-cell>
          <table:table-cell table:number-columns-repeated="2" table:style-name="ce1"/>
          <table:table-cell office:value-type="float" office:value="0.36970000098584466" table:formula="of:=[.F113]-([.$J$3]*[.C113]/1000)" table:style-name="ce1">
            <text:p>0,369700001</text:p>
          </table:table-cell>
          <table:table-cell table:number-columns-repeated="16375"/>
        </table:table-row>
        <table:table-row table:style-name="ro3">
          <table:table-cell office:value-type="time" office:time-value="PT16H50M7S" table:style-name="ce7">
            <text:p>16:50:07</text:p>
          </table:table-cell>
          <table:table-cell office:value-type="time" office:time-value="PT16H50M8S" table:style-name="ce7">
            <text:p>16:50:0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7.73" table:style-name="ce1">
            <text:p>537,73</text:p>
          </table:table-cell>
          <table:table-cell office:value-type="float" office:value="2.9691084588000005" table:formula="of:=[.C114]/1000 * [.D114]*[.E114]/1000" table:style-name="ce3">
            <text:p>2,969108459</text:p>
          </table:table-cell>
          <table:table-cell table:number-columns-repeated="2" table:style-name="ce1"/>
          <table:table-cell office:value-type="float" office:value="0.25436407221361135" table:formula="of:=[.F114]-([.$J$3]*[.C114]/1000)" table:style-name="ce1">
            <text:p>0,254364072</text:p>
          </table:table-cell>
          <table:table-cell table:number-columns-repeated="16375"/>
        </table:table-row>
        <table:table-row table:style-name="ro3">
          <table:table-cell office:value-type="time" office:time-value="PT16H50M8S" table:style-name="ce7">
            <text:p>16:50:08</text:p>
          </table:table-cell>
          <table:table-cell office:value-type="time" office:time-value="PT16H50M9S" table:style-name="ce7">
            <text:p>16:50:0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9.24" table:style-name="ce1">
            <text:p>549,24</text:p>
          </table:table-cell>
          <table:table-cell office:value-type="float" office:value="3.0156241896" table:formula="of:=[.C115]/1000 * [.D115]*[.E115]/1000" table:style-name="ce3">
            <text:p>3,01562419</text:p>
          </table:table-cell>
          <table:table-cell table:number-columns-repeated="2" table:style-name="ce1"/>
          <table:table-cell office:value-type="float" office:value="0.31613117597196094" table:formula="of:=[.F115]-([.$J$3]*[.C115]/1000)" table:style-name="ce1">
            <text:p>0,316131176</text:p>
          </table:table-cell>
          <table:table-cell table:number-columns-repeated="16375"/>
        </table:table-row>
        <table:table-row table:style-name="ro3">
          <table:table-cell office:value-type="time" office:time-value="PT16H50M9S" table:style-name="ce7">
            <text:p>16:50:09</text:p>
          </table:table-cell>
          <table:table-cell office:value-type="time" office:time-value="PT16H50M10S" table:style-name="ce7">
            <text:p>16:50:10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0.66999999999996" table:style-name="ce1">
            <text:p>550,67</text:p>
          </table:table-cell>
          <table:table-cell office:value-type="float" office:value="3.0204690035999997" table:formula="of:=[.C116]/1000 * [.D116]*[.E116]/1000" table:style-name="ce3">
            <text:p>3,020469004</text:p>
          </table:table-cell>
          <table:table-cell table:number-columns-repeated="2" table:style-name="ce1"/>
          <table:table-cell office:value-type="float" office:value="0.31843409447890236" table:formula="of:=[.F116]-([.$J$3]*[.C116]/1000)" table:style-name="ce1">
            <text:p>0,318434094</text:p>
          </table:table-cell>
          <table:table-cell table:number-columns-repeated="16375"/>
        </table:table-row>
        <table:table-row table:style-name="ro3">
          <table:table-cell office:value-type="time" office:time-value="PT16H50M10S" table:style-name="ce7">
            <text:p>16:50:10</text:p>
          </table:table-cell>
          <table:table-cell office:value-type="time" office:time-value="PT16H50M11S" table:style-name="ce7">
            <text:p>16:50:1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7.9" table:style-name="ce1">
            <text:p>547,9</text:p>
          </table:table-cell>
          <table:table-cell office:value-type="float" office:value="3.0307198080000002" table:formula="of:=[.C117]/1000 * [.D117]*[.E117]/1000" table:style-name="ce3">
            <text:p>3,030719808</text:p>
          </table:table-cell>
          <table:table-cell table:number-columns-repeated="2" table:style-name="ce1"/>
          <table:table-cell office:value-type="float" office:value="0.30580783944137746" table:formula="of:=[.F117]-([.$J$3]*[.C117]/1000)" table:style-name="ce1">
            <text:p>0,305807839</text:p>
          </table:table-cell>
          <table:table-cell table:number-columns-repeated="16375"/>
        </table:table-row>
        <table:table-row table:style-name="ro3">
          <table:table-cell office:value-type="time" office:time-value="PT16H50M11S" table:style-name="ce7">
            <text:p>16:50:11</text:p>
          </table:table-cell>
          <table:table-cell office:value-type="time" office:time-value="PT16H50M12S" table:style-name="ce7">
            <text:p>16:50:12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62.94000000000005" table:style-name="ce1">
            <text:p>562,94</text:p>
          </table:table-cell>
          <table:table-cell office:value-type="float" office:value="3.0935804760000005" table:formula="of:=[.C118]/1000 * [.D118]*[.E118]/1000" table:style-name="ce3">
            <text:p>3,093580476</text:p>
          </table:table-cell>
          <table:table-cell table:number-columns-repeated="2" table:style-name="ce1"/>
          <table:table-cell office:value-type="float" office:value="0.38646177589278663" table:formula="of:=[.F118]-([.$J$3]*[.C118]/1000)" table:style-name="ce1">
            <text:p>0,386461776</text:p>
          </table:table-cell>
          <table:table-cell table:number-columns-repeated="16375"/>
        </table:table-row>
        <table:table-row table:style-name="ro3">
          <table:table-cell office:value-type="time" office:time-value="PT16H50M12S" table:style-name="ce7">
            <text:p>16:50:12</text:p>
          </table:table-cell>
          <table:table-cell office:value-type="time" office:time-value="PT16H50M13S" table:style-name="ce7">
            <text:p>16:50:1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24.42999999999995" table:style-name="ce1">
            <text:p>524,43</text:p>
          </table:table-cell>
          <table:table-cell office:value-type="float" office:value="2.8792465631999997" table:formula="of:=[.C119]/1000 * [.D119]*[.E119]/1000" table:style-name="ce3">
            <text:p>2,879246563</text:p>
          </table:table-cell>
          <table:table-cell table:number-columns-repeated="2" table:style-name="ce1"/>
          <table:table-cell office:value-type="float" office:value="0.1746697585858441" table:formula="of:=[.F119]-([.$J$3]*[.C119]/1000)" table:style-name="ce1">
            <text:p>0,174669759</text:p>
          </table:table-cell>
          <table:table-cell table:number-columns-repeated="16375"/>
        </table:table-row>
        <table:table-row table:style-name="ro3">
          <table:table-cell office:value-type="time" office:time-value="PT16H50M13S" table:style-name="ce7">
            <text:p>16:50:13</text:p>
          </table:table-cell>
          <table:table-cell office:value-type="time" office:time-value="PT16H50M14S" table:style-name="ce7">
            <text:p>16:50:1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7.83000000000004" table:style-name="ce1">
            <text:p>547,83</text:p>
          </table:table-cell>
          <table:table-cell office:value-type="float" office:value="3.0048913764000003" table:formula="of:=[.C120]/1000 * [.D120]*[.E120]/1000" table:style-name="ce3">
            <text:p>3,004891376</text:p>
          </table:table-cell>
          <table:table-cell table:number-columns-repeated="2" table:style-name="ce1"/>
          <table:table-cell office:value-type="float" office:value="0.30285646727890292" table:formula="of:=[.F120]-([.$J$3]*[.C120]/1000)" table:style-name="ce1">
            <text:p>0,302856467</text:p>
          </table:table-cell>
          <table:table-cell table:number-columns-repeated="16375"/>
        </table:table-row>
        <table:table-row table:style-name="ro3">
          <table:table-cell office:value-type="time" office:time-value="PT16H50M14S" table:style-name="ce7">
            <text:p>16:50:14</text:p>
          </table:table-cell>
          <table:table-cell office:value-type="time" office:time-value="PT16H50M15S" table:style-name="ce7">
            <text:p>16:50:15</text:p>
          </table:table-cell>
          <table:table-cell office:value-type="float" office:value="1066" table:style-name="ce1">
            <text:p>1066</text:p>
          </table:table-cell>
          <table:table-cell office:value-type="float" office:value="5.17" table:style-name="ce1">
            <text:p>5,17</text:p>
          </table:table-cell>
          <table:table-cell office:value-type="float" office:value="553.78" table:style-name="ce1">
            <text:p>553,78</text:p>
          </table:table-cell>
          <table:table-cell office:value-type="float" office:value="3.0520034115999999" table:formula="of:=[.C121]/1000 * [.D121]*[.E121]/1000" table:style-name="ce3">
            <text:p>3,052003412</text:p>
          </table:table-cell>
          <table:table-cell table:number-columns-repeated="2" table:style-name="ce1"/>
          <table:table-cell office:value-type="float" office:value="0.34234281599972727" table:formula="of:=[.F121]-([.$J$3]*[.C121]/1000)" table:style-name="ce1">
            <text:p>0,342342816</text:p>
          </table:table-cell>
          <table:table-cell table:number-columns-repeated="16375"/>
        </table:table-row>
        <table:table-row table:style-name="ro3">
          <table:table-cell office:value-type="time" office:time-value="PT16H50M15S" table:style-name="ce7">
            <text:p>16:50:15</text:p>
          </table:table-cell>
          <table:table-cell office:value-type="time" office:time-value="PT16H50M16S" table:style-name="ce7">
            <text:p>16:50:1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4.37" table:style-name="ce1">
            <text:p>554,37</text:p>
          </table:table-cell>
          <table:table-cell office:value-type="float" office:value="3.0437906598" table:formula="of:=[.C122]/1000 * [.D122]*[.E122]/1000" table:style-name="ce3">
            <text:p>3,04379066</text:p>
          </table:table-cell>
          <table:table-cell table:number-columns-repeated="2" table:style-name="ce1"/>
          <table:table-cell office:value-type="float" office:value="0.3442976461719609" table:formula="of:=[.F122]-([.$J$3]*[.C122]/1000)" table:style-name="ce1">
            <text:p>0,344297646</text:p>
          </table:table-cell>
          <table:table-cell table:number-columns-repeated="16375"/>
        </table:table-row>
        <table:table-row table:style-name="ro3">
          <table:table-cell office:value-type="time" office:time-value="PT16H50M16S" table:style-name="ce7">
            <text:p>16:50:16</text:p>
          </table:table-cell>
          <table:table-cell office:value-type="time" office:time-value="PT16H50M17S" table:style-name="ce7">
            <text:p>16:50:17</text:p>
          </table:table-cell>
          <table:table-cell office:value-type="float" office:value="1053" table:style-name="ce1">
            <text:p>1053</text:p>
          </table:table-cell>
          <table:table-cell office:value-type="float" office:value="5.16" table:style-name="ce1">
            <text:p>5,16</text:p>
          </table:table-cell>
          <table:table-cell office:value-type="float" office:value="548.77" table:style-name="ce1">
            <text:p>548,77</text:p>
          </table:table-cell>
          <table:table-cell office:value-type="float" office:value="2.9817308195999996" table:formula="of:=[.C123]/1000 * [.D123]*[.E123]/1000" table:style-name="ce3">
            <text:p>2,98173082</text:p>
          </table:table-cell>
          <table:table-cell table:number-columns-repeated="2" table:style-name="ce1"/>
          <table:table-cell office:value-type="float" office:value="0.3051148654094864" table:formula="of:=[.F123]-([.$J$3]*[.C123]/1000)" table:style-name="ce1">
            <text:p>0,305114865</text:p>
          </table:table-cell>
          <table:table-cell table:number-columns-repeated="16375"/>
        </table:table-row>
        <table:table-row table:style-name="ro3">
          <table:table-cell office:value-type="time" office:time-value="PT16H50M17S" table:style-name="ce7">
            <text:p>16:50:17</text:p>
          </table:table-cell>
          <table:table-cell office:value-type="time" office:time-value="PT16H50M18S" table:style-name="ce7">
            <text:p>16:50:1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2.64" table:style-name="ce1">
            <text:p>552,64</text:p>
          </table:table-cell>
          <table:table-cell office:value-type="float" office:value="3.0312746112000002" table:formula="of:=[.C124]/1000 * [.D124]*[.E124]/1000" table:style-name="ce3">
            <text:p>3,031274611</text:p>
          </table:table-cell>
          <table:table-cell table:number-columns-repeated="2" table:style-name="ce1"/>
          <table:table-cell office:value-type="float" office:value="0.32923970207890285" table:formula="of:=[.F124]-([.$J$3]*[.C124]/1000)" table:style-name="ce1">
            <text:p>0,329239702</text:p>
          </table:table-cell>
          <table:table-cell table:number-columns-repeated="16375"/>
        </table:table-row>
        <table:table-row table:style-name="ro3">
          <table:table-cell office:value-type="time" office:time-value="PT16H50M18S" table:style-name="ce7">
            <text:p>16:50:18</text:p>
          </table:table-cell>
          <table:table-cell office:value-type="time" office:time-value="PT16H50M20S" table:style-name="ce7">
            <text:p>16:50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5.42999999999995" table:style-name="ce1">
            <text:p>525,43</text:p>
          </table:table-cell>
          <table:table-cell office:value-type="float" office:value="2.8848944321999999" table:formula="of:=[.C125]/1000 * [.D125]*[.E125]/1000" table:style-name="ce3">
            <text:p>2,884894432</text:p>
          </table:table-cell>
          <table:table-cell table:number-columns-repeated="2" table:style-name="ce1"/>
          <table:table-cell office:value-type="float" office:value="0.1854014185719608" table:formula="of:=[.F125]-([.$J$3]*[.C125]/1000)" table:style-name="ce1">
            <text:p>0,185401419</text:p>
          </table:table-cell>
          <table:table-cell table:number-columns-repeated="16375"/>
        </table:table-row>
        <table:table-row table:style-name="ro3">
          <table:table-cell office:value-type="time" office:time-value="PT16H50M20S" table:style-name="ce7">
            <text:p>16:50:20</text:p>
          </table:table-cell>
          <table:table-cell office:value-type="time" office:time-value="PT16H50M21S" table:style-name="ce7">
            <text:p>16:50:21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58.05999999999995" table:style-name="ce1">
            <text:p>558,06</text:p>
          </table:table-cell>
          <table:table-cell office:value-type="float" office:value="3.0638833343999994" table:formula="of:=[.C126]/1000 * [.D126]*[.E126]/1000" table:style-name="ce3">
            <text:p>3,063883334</text:p>
          </table:table-cell>
          <table:table-cell table:number-columns-repeated="2" table:style-name="ce1"/>
          <table:table-cell office:value-type="float" office:value="0.35930652978584376" table:formula="of:=[.F126]-([.$J$3]*[.C126]/1000)" table:style-name="ce1">
            <text:p>0,35930653</text:p>
          </table:table-cell>
          <table:table-cell table:number-columns-repeated="16375"/>
        </table:table-row>
        <table:table-row table:style-name="ro3">
          <table:table-cell office:value-type="time" office:time-value="PT16H50M21S" table:style-name="ce7">
            <text:p>16:50:21</text:p>
          </table:table-cell>
          <table:table-cell office:value-type="time" office:time-value="PT16H50M22S" table:style-name="ce7">
            <text:p>16:50:22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14.66999999999996" table:style-name="ce1">
            <text:p>514,67</text:p>
          </table:table-cell>
          <table:table-cell office:value-type="float" office:value="2.8524246607999997" table:formula="of:=[.C127]/1000 * [.D127]*[.E127]/1000" table:style-name="ce3">
            <text:p>2,852424661</text:p>
          </table:table-cell>
          <table:table-cell table:number-columns-repeated="2" table:style-name="ce1"/>
          <table:table-cell office:value-type="float" office:value="0.12751269224137696" table:formula="of:=[.F127]-([.$J$3]*[.C127]/1000)" table:style-name="ce1">
            <text:p>0,127512692</text:p>
          </table:table-cell>
          <table:table-cell table:number-columns-repeated="16375"/>
        </table:table-row>
        <table:table-row table:style-name="ro3">
          <table:table-cell office:value-type="time" office:time-value="PT16H50M22S" table:style-name="ce7">
            <text:p>16:50:22</text:p>
          </table:table-cell>
          <table:table-cell office:value-type="time" office:time-value="PT16H50M23S" table:style-name="ce7">
            <text:p>16:50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75" table:style-name="ce1">
            <text:p>542,75</text:p>
          </table:table-cell>
          <table:table-cell office:value-type="float" office:value="2.97437855" table:formula="of:=[.C128]/1000 * [.D128]*[.E128]/1000" table:style-name="ce3">
            <text:p>2,97437855</text:p>
          </table:table-cell>
          <table:table-cell table:number-columns-repeated="2" table:style-name="ce1"/>
          <table:table-cell office:value-type="float" office:value="0.27996932735807789" table:formula="of:=[.F128]-([.$J$3]*[.C128]/1000)" table:style-name="ce1">
            <text:p>0,279969327</text:p>
          </table:table-cell>
          <table:table-cell table:number-columns-repeated="16375"/>
        </table:table-row>
        <table:table-row table:style-name="ro3">
          <table:table-cell office:value-type="time" office:time-value="PT16H50M23S" table:style-name="ce7">
            <text:p>16:50:23</text:p>
          </table:table-cell>
          <table:table-cell office:value-type="time" office:time-value="PT16H50M24S" table:style-name="ce7">
            <text:p>16:50:24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95000000000005" table:style-name="ce1">
            <text:p>541,95</text:p>
          </table:table-cell>
          <table:table-cell office:value-type="float" office:value="2.9755981530000004" table:formula="of:=[.C129]/1000 * [.D129]*[.E129]/1000" table:style-name="ce3">
            <text:p>2,975598153</text:p>
          </table:table-cell>
          <table:table-cell table:number-columns-repeated="2" table:style-name="ce1"/>
          <table:table-cell office:value-type="float" office:value="0.27610513937196135" table:formula="of:=[.F129]-([.$J$3]*[.C129]/1000)" table:style-name="ce1">
            <text:p>0,276105139</text:p>
          </table:table-cell>
          <table:table-cell table:number-columns-repeated="16375"/>
        </table:table-row>
        <table:table-row table:style-name="ro3">
          <table:table-cell office:value-type="time" office:time-value="PT16H50M24S" table:style-name="ce7">
            <text:p>16:50:24</text:p>
          </table:table-cell>
          <table:table-cell office:value-type="time" office:time-value="PT16H50M25S" table:style-name="ce7">
            <text:p>16:50:25</text:p>
          </table:table-cell>
          <table:table-cell office:value-type="float" office:value="1177" table:style-name="ce1">
            <text:p>1177</text:p>
          </table:table-cell>
          <table:table-cell office:value-type="float" office:value="5.17" table:style-name="ce1">
            <text:p>5,17</text:p>
          </table:table-cell>
          <table:table-cell office:value-type="float" office:value="537.73" table:style-name="ce1">
            <text:p>537,73</text:p>
          </table:table-cell>
          <table:table-cell office:value-type="float" office:value="3.2721354457" table:formula="of:=[.C130]/1000 * [.D130]*[.E130]/1000" table:style-name="ce3">
            <text:p>3,272135446</text:p>
          </table:table-cell>
          <table:table-cell table:number-columns-repeated="2" table:style-name="ce1"/>
          <table:table-cell office:value-type="float" office:value="0.28032445037024356" table:formula="of:=[.F130]-([.$J$3]*[.C130]/1000)" table:style-name="ce1">
            <text:p>0,28032445</text:p>
          </table:table-cell>
          <table:table-cell table:number-columns-repeated="16375"/>
        </table:table-row>
        <table:table-row table:style-name="ro3">
          <table:table-cell office:value-type="time" office:time-value="PT16H50M25S" table:style-name="ce7">
            <text:p>16:50:25</text:p>
          </table:table-cell>
          <table:table-cell office:value-type="time" office:time-value="PT16H50M26S" table:style-name="ce7">
            <text:p>16:50:2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1.64" table:style-name="ce1">
            <text:p>541,64</text:p>
          </table:table-cell>
          <table:table-cell office:value-type="float" office:value="2.9681438688000004" table:formula="of:=[.C131]/1000 * [.D131]*[.E131]/1000" table:style-name="ce3">
            <text:p>2,968143869</text:p>
          </table:table-cell>
          <table:table-cell table:number-columns-repeated="2" table:style-name="ce1"/>
          <table:table-cell office:value-type="float" office:value="0.2686508551719613" table:formula="of:=[.F131]-([.$J$3]*[.C131]/1000)" table:style-name="ce1">
            <text:p>0,268650855</text:p>
          </table:table-cell>
          <table:table-cell table:number-columns-repeated="16375"/>
        </table:table-row>
        <table:table-row table:style-name="ro3">
          <table:table-cell office:value-type="time" office:time-value="PT16H50M26S" table:style-name="ce7">
            <text:p>16:50:26</text:p>
          </table:table-cell>
          <table:table-cell office:value-type="time" office:time-value="PT16H50M27S" table:style-name="ce7">
            <text:p>16:50:27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2.86" table:style-name="ce1">
            <text:p>552,86</text:p>
          </table:table-cell>
          <table:table-cell office:value-type="float" office:value="3.0324813287999999" table:formula="of:=[.C132]/1000 * [.D132]*[.E132]/1000" table:style-name="ce3">
            <text:p>3,032481329</text:p>
          </table:table-cell>
          <table:table-cell table:number-columns-repeated="2" table:style-name="ce1"/>
          <table:table-cell office:value-type="float" office:value="0.33044641967890254" table:formula="of:=[.F132]-([.$J$3]*[.C132]/1000)" table:style-name="ce1">
            <text:p>0,33044642</text:p>
          </table:table-cell>
          <table:table-cell table:number-columns-repeated="16375"/>
        </table:table-row>
        <table:table-row table:style-name="ro3">
          <table:table-cell office:value-type="time" office:time-value="PT16H50M27S" table:style-name="ce7">
            <text:p>16:50:27</text:p>
          </table:table-cell>
          <table:table-cell office:value-type="time" office:time-value="PT16H50M28S" table:style-name="ce7">
            <text:p>16:50:28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70.80999999999995" table:style-name="ce1">
            <text:p>570,81</text:p>
          </table:table-cell>
          <table:table-cell office:value-type="float" office:value="3.1515561720000003" table:formula="of:=[.C133]/1000 * [.D133]*[.E133]/1000" table:style-name="ce3">
            <text:p>3,151556172</text:p>
          </table:table-cell>
          <table:table-cell table:number-columns-repeated="2" table:style-name="ce1"/>
          <table:table-cell office:value-type="float" office:value="0.4317279944274941" table:formula="of:=[.F133]-([.$J$3]*[.C133]/1000)" table:style-name="ce1">
            <text:p>0,431727994</text:p>
          </table:table-cell>
          <table:table-cell table:number-columns-repeated="16375"/>
        </table:table-row>
        <table:table-row table:style-name="ro3">
          <table:table-cell office:value-type="time" office:time-value="PT16H50M28S" table:style-name="ce7">
            <text:p>16:50:28</text:p>
          </table:table-cell>
          <table:table-cell office:value-type="time" office:time-value="PT16H50M29S" table:style-name="ce7">
            <text:p>16:50:2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57.66999999999996" table:style-name="ce1">
            <text:p>557,67</text:p>
          </table:table-cell>
          <table:table-cell office:value-type="float" office:value="3.0705589034999994" table:formula="of:=[.C134]/1000 * [.D134]*[.E134]/1000" table:style-name="ce3">
            <text:p>3,070558904</text:p>
          </table:table-cell>
          <table:table-cell table:number-columns-repeated="2" table:style-name="ce1"/>
          <table:table-cell office:value-type="float" office:value="0.36344020339278549" table:formula="of:=[.F134]-([.$J$3]*[.C134]/1000)" table:style-name="ce1">
            <text:p>0,363440203</text:p>
          </table:table-cell>
          <table:table-cell table:number-columns-repeated="16375"/>
        </table:table-row>
        <table:table-row table:style-name="ro3">
          <table:table-cell office:value-type="time" office:time-value="PT16H50M29S" table:style-name="ce7">
            <text:p>16:50:29</text:p>
          </table:table-cell>
          <table:table-cell office:value-type="time" office:time-value="PT16H50M31S" table:style-name="ce7">
            <text:p>16:50:31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51.76" table:style-name="ce1">
            <text:p>551,76</text:p>
          </table:table-cell>
          <table:table-cell office:value-type="float" office:value="3.0264477407999997" table:formula="of:=[.C135]/1000 * [.D135]*[.E135]/1000" table:style-name="ce3">
            <text:p>3,026447741</text:p>
          </table:table-cell>
          <table:table-cell table:number-columns-repeated="2" table:style-name="ce1"/>
          <table:table-cell office:value-type="float" office:value="0.32441283167890234" table:formula="of:=[.F135]-([.$J$3]*[.C135]/1000)" table:style-name="ce1">
            <text:p>0,324412832</text:p>
          </table:table-cell>
          <table:table-cell table:number-columns-repeated="16375"/>
        </table:table-row>
        <table:table-row table:style-name="ro3">
          <table:table-cell office:value-type="time" office:time-value="PT16H50M31S" table:style-name="ce7">
            <text:p>16:50:31</text:p>
          </table:table-cell>
          <table:table-cell office:value-type="time" office:time-value="PT16H50M32S" table:style-name="ce7">
            <text:p>16:50:32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5.1" table:style-name="ce1">
            <text:p>555,1</text:p>
          </table:table-cell>
          <table:table-cell office:value-type="float" office:value="3.0535384880000001" table:formula="of:=[.C136]/1000 * [.D136]*[.E136]/1000" table:style-name="ce3">
            <text:p>3,053538488</text:p>
          </table:table-cell>
          <table:table-cell table:number-columns-repeated="2" table:style-name="ce1"/>
          <table:table-cell office:value-type="float" office:value="0.34896168338584443" table:formula="of:=[.F136]-([.$J$3]*[.C136]/1000)" table:style-name="ce1">
            <text:p>0,348961683</text:p>
          </table:table-cell>
          <table:table-cell table:number-columns-repeated="16375"/>
        </table:table-row>
        <table:table-row table:style-name="ro3">
          <table:table-cell office:value-type="time" office:time-value="PT16H50M32S" table:style-name="ce7">
            <text:p>16:50:32</text:p>
          </table:table-cell>
          <table:table-cell office:value-type="time" office:time-value="PT16H50M33S" table:style-name="ce7">
            <text:p>16:50:33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9.48" table:style-name="ce1">
            <text:p>539,48</text:p>
          </table:table-cell>
          <table:table-cell office:value-type="float" office:value="2.9590909584" table:formula="of:=[.C137]/1000 * [.D137]*[.E137]/1000" table:style-name="ce3">
            <text:p>2,959090958</text:p>
          </table:table-cell>
          <table:table-cell table:number-columns-repeated="2" table:style-name="ce1"/>
          <table:table-cell office:value-type="float" office:value="0.25705604927890269" table:formula="of:=[.F137]-([.$J$3]*[.C137]/1000)" table:style-name="ce1">
            <text:p>0,257056049</text:p>
          </table:table-cell>
          <table:table-cell table:number-columns-repeated="16375"/>
        </table:table-row>
        <table:table-row table:style-name="ro3">
          <table:table-cell office:value-type="time" office:time-value="PT16H50M33S" table:style-name="ce7">
            <text:p>16:50:33</text:p>
          </table:table-cell>
          <table:table-cell office:value-type="time" office:time-value="PT16H50M34S" table:style-name="ce7">
            <text:p>16:50:3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3.89" table:style-name="ce1">
            <text:p>513,89</text:p>
          </table:table-cell>
          <table:table-cell office:value-type="float" office:value="2.8188767893" table:formula="of:=[.C138]/1000 * [.D138]*[.E138]/1000" table:style-name="ce3">
            <text:p>2,818876789</text:p>
          </table:table-cell>
          <table:table-cell table:number-columns-repeated="2" table:style-name="ce1"/>
          <table:table-cell office:value-type="float" office:value="0.12192567116501962" table:formula="of:=[.F138]-([.$J$3]*[.C138]/1000)" table:style-name="ce1">
            <text:p>0,121925671</text:p>
          </table:table-cell>
          <table:table-cell table:number-columns-repeated="16375"/>
        </table:table-row>
        <table:table-row table:style-name="ro3">
          <table:table-cell office:value-type="time" office:time-value="PT16H50M34S" table:style-name="ce7">
            <text:p>16:50:34</text:p>
          </table:table-cell>
          <table:table-cell office:value-type="time" office:time-value="PT16H50M35S" table:style-name="ce7">
            <text:p>16:50:3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8.23" table:style-name="ce1">
            <text:p>538,23</text:p>
          </table:table-cell>
          <table:table-cell office:value-type="float" office:value="2.9523906951000001" table:formula="of:=[.C139]/1000 * [.D139]*[.E139]/1000" table:style-name="ce3">
            <text:p>2,952390695</text:p>
          </table:table-cell>
          <table:table-cell table:number-columns-repeated="2" table:style-name="ce1"/>
          <table:table-cell office:value-type="float" office:value="0.25543957696501973" table:formula="of:=[.F139]-([.$J$3]*[.C139]/1000)" table:style-name="ce1">
            <text:p>0,255439577</text:p>
          </table:table-cell>
          <table:table-cell table:number-columns-repeated="16375"/>
        </table:table-row>
        <table:table-row table:style-name="ro3">
          <table:table-cell office:value-type="time" office:time-value="PT16H50M35S" table:style-name="ce7">
            <text:p>16:50:35</text:p>
          </table:table-cell>
          <table:table-cell office:value-type="time" office:time-value="PT16H50M36S" table:style-name="ce7">
            <text:p>16:50:3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20000000000005" table:style-name="ce1">
            <text:p>528,2</text:p>
          </table:table-cell>
          <table:table-cell office:value-type="float" office:value="2.8973724339999998" table:formula="of:=[.C140]/1000 * [.D140]*[.E140]/1000" table:style-name="ce3">
            <text:p>2,897372434</text:p>
          </table:table-cell>
          <table:table-cell table:number-columns-repeated="2" table:style-name="ce1"/>
          <table:table-cell office:value-type="float" office:value="0.20042131586501943" table:formula="of:=[.F140]-([.$J$3]*[.C140]/1000)" table:style-name="ce1">
            <text:p>0,200421316</text:p>
          </table:table-cell>
          <table:table-cell table:number-columns-repeated="16375"/>
        </table:table-row>
        <table:table-row table:style-name="ro3">
          <table:table-cell office:value-type="time" office:time-value="PT16H50M36S" table:style-name="ce7">
            <text:p>16:50:36</text:p>
          </table:table-cell>
          <table:table-cell office:value-type="time" office:time-value="PT16H50M37S" table:style-name="ce7">
            <text:p>16:50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04" table:style-name="ce1">
            <text:p>525,04</text:p>
          </table:table-cell>
          <table:table-cell office:value-type="float" office:value="2.8773242080000001" table:formula="of:=[.C141]/1000 * [.D141]*[.E141]/1000" table:style-name="ce3">
            <text:p>2,877324208</text:p>
          </table:table-cell>
          <table:table-cell table:number-columns-repeated="2" table:style-name="ce1"/>
          <table:table-cell office:value-type="float" office:value="0.18291498535807804" table:formula="of:=[.F141]-([.$J$3]*[.C141]/1000)" table:style-name="ce1">
            <text:p>0,182914985</text:p>
          </table:table-cell>
          <table:table-cell table:number-columns-repeated="16375"/>
        </table:table-row>
        <table:table-row table:style-name="ro3">
          <table:table-cell office:value-type="time" office:time-value="PT16H50M37S" table:style-name="ce7">
            <text:p>16:50:37</text:p>
          </table:table-cell>
          <table:table-cell office:value-type="time" office:time-value="PT16H50M38S" table:style-name="ce7">
            <text:p>16:50:3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0.84" table:style-name="ce1">
            <text:p>530,84</text:p>
          </table:table-cell>
          <table:table-cell office:value-type="float" office:value="2.9173426964" table:formula="of:=[.C142]/1000 * [.D142]*[.E142]/1000" table:style-name="ce3">
            <text:p>2,917342696</text:p>
          </table:table-cell>
          <table:table-cell table:number-columns-repeated="2" table:style-name="ce1"/>
          <table:table-cell office:value-type="float" office:value="0.21530778727890265" table:formula="of:=[.F142]-([.$J$3]*[.C142]/1000)" table:style-name="ce1">
            <text:p>0,215307787</text:p>
          </table:table-cell>
          <table:table-cell table:number-columns-repeated="16375"/>
        </table:table-row>
        <table:table-row table:style-name="ro3">
          <table:table-cell office:value-type="time" office:time-value="PT16H50M38S" table:style-name="ce7">
            <text:p>16:50:38</text:p>
          </table:table-cell>
          <table:table-cell office:value-type="time" office:time-value="PT16H50M39S" table:style-name="ce7">
            <text:p>16:50:39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35.47" table:style-name="ce1">
            <text:p>535,47</text:p>
          </table:table-cell>
          <table:table-cell office:value-type="float" office:value="2.9621664930000002" table:formula="of:=[.C143]/1000 * [.D143]*[.E143]/1000" table:style-name="ce3">
            <text:p>2,962166493</text:p>
          </table:table-cell>
          <table:table-cell table:number-columns-repeated="2" table:style-name="ce1"/>
          <table:table-cell office:value-type="float" office:value="0.24233831542749407" table:formula="of:=[.F143]-([.$J$3]*[.C143]/1000)" table:style-name="ce1">
            <text:p>0,242338315</text:p>
          </table:table-cell>
          <table:table-cell table:number-columns-repeated="16375"/>
        </table:table-row>
        <table:table-row table:style-name="ro3">
          <table:table-cell office:value-type="time" office:time-value="PT16H50M39S" table:style-name="ce7">
            <text:p>16:50:39</text:p>
          </table:table-cell>
          <table:table-cell office:value-type="time" office:time-value="PT16H50M40S" table:style-name="ce7">
            <text:p>16:50:4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2.41" table:style-name="ce1">
            <text:p>532,41</text:p>
          </table:table-cell>
          <table:table-cell office:value-type="float" office:value="2.9232184013999998" table:formula="of:=[.C144]/1000 * [.D144]*[.E144]/1000" table:style-name="ce3">
            <text:p>2,923218401</text:p>
          </table:table-cell>
          <table:table-cell table:number-columns-repeated="2" table:style-name="ce1"/>
          <table:table-cell office:value-type="float" office:value="0.22372538777196072" table:formula="of:=[.F144]-([.$J$3]*[.C144]/1000)" table:style-name="ce1">
            <text:p>0,223725388</text:p>
          </table:table-cell>
          <table:table-cell table:number-columns-repeated="16375"/>
        </table:table-row>
        <table:table-row table:style-name="ro3">
          <table:table-cell office:value-type="time" office:time-value="PT16H50M40S" table:style-name="ce7">
            <text:p>16:50:40</text:p>
          </table:table-cell>
          <table:table-cell office:value-type="time" office:time-value="PT16H50M41S" table:style-name="ce7">
            <text:p>16:50:4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5.52" table:style-name="ce1">
            <text:p>545,52</text:p>
          </table:table-cell>
          <table:table-cell office:value-type="float" office:value="2.9894059584000003" table:formula="of:=[.C145]/1000 * [.D145]*[.E145]/1000" table:style-name="ce3">
            <text:p>2,989405958</text:p>
          </table:table-cell>
          <table:table-cell table:number-columns-repeated="2" table:style-name="ce1"/>
          <table:table-cell office:value-type="float" office:value="0.28991294477196128" table:formula="of:=[.F145]-([.$J$3]*[.C145]/1000)" table:style-name="ce1">
            <text:p>0,289912945</text:p>
          </table:table-cell>
          <table:table-cell table:number-columns-repeated="16375"/>
        </table:table-row>
        <table:table-row table:style-name="ro3">
          <table:table-cell office:value-type="time" office:time-value="PT16H50M41S" table:style-name="ce7">
            <text:p>16:50:41</text:p>
          </table:table-cell>
          <table:table-cell office:value-type="time" office:time-value="PT16H50M43S" table:style-name="ce7">
            <text:p>16:50:43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3.66999999999996" table:style-name="ce1">
            <text:p>553,67</text:p>
          </table:table-cell>
          <table:table-cell office:value-type="float" office:value="3.0683505528000001" table:formula="of:=[.C146]/1000 * [.D146]*[.E146]/1000" table:style-name="ce3">
            <text:p>3,068350553</text:p>
          </table:table-cell>
          <table:table-cell table:number-columns-repeated="2" table:style-name="ce1"/>
          <table:table-cell office:value-type="float" office:value="0.33835479325526041" table:formula="of:=[.F146]-([.$J$3]*[.C146]/1000)" table:style-name="ce1">
            <text:p>0,338354793</text:p>
          </table:table-cell>
          <table:table-cell table:number-columns-repeated="16375"/>
        </table:table-row>
        <table:table-row table:style-name="ro3">
          <table:table-cell office:value-type="time" office:time-value="PT16H50M43S" table:style-name="ce7">
            <text:p>16:50:43</text:p>
          </table:table-cell>
          <table:table-cell office:value-type="time" office:time-value="PT16H50M44S" table:style-name="ce7">
            <text:p>16:50:44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8.70000000000005" table:style-name="ce1">
            <text:p>538,7</text:p>
          </table:table-cell>
          <table:table-cell office:value-type="float" office:value="2.9603719800000006" table:formula="of:=[.C147]/1000 * [.D147]*[.E147]/1000" table:style-name="ce3">
            <text:p>2,96037198</text:p>
          </table:table-cell>
          <table:table-cell table:number-columns-repeated="2" table:style-name="ce1"/>
          <table:table-cell office:value-type="float" office:value="0.25325327989278668" table:formula="of:=[.F147]-([.$J$3]*[.C147]/1000)" table:style-name="ce1">
            <text:p>0,25325328</text:p>
          </table:table-cell>
          <table:table-cell table:number-columns-repeated="16375"/>
        </table:table-row>
        <table:table-row table:style-name="ro3">
          <table:table-cell office:value-type="time" office:time-value="PT16H50M44S" table:style-name="ce7">
            <text:p>16:50:44</text:p>
          </table:table-cell>
          <table:table-cell office:value-type="time" office:time-value="PT16H50M45S" table:style-name="ce7">
            <text:p>16:50:4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31.05999999999995" table:style-name="ce1">
            <text:p>531,06</text:p>
          </table:table-cell>
          <table:table-cell office:value-type="float" office:value="2.9129065847999995" table:formula="of:=[.C148]/1000 * [.D148]*[.E148]/1000" table:style-name="ce3">
            <text:p>2,912906585</text:p>
          </table:table-cell>
          <table:table-cell table:number-columns-repeated="2" table:style-name="ce1"/>
          <table:table-cell office:value-type="float" office:value="0.21087167567890219" table:formula="of:=[.F148]-([.$J$3]*[.C148]/1000)" table:style-name="ce1">
            <text:p>0,210871676</text:p>
          </table:table-cell>
          <table:table-cell table:number-columns-repeated="16375"/>
        </table:table-row>
        <table:table-row table:style-name="ro3">
          <table:table-cell office:value-type="time" office:time-value="PT16H50M45S" table:style-name="ce7">
            <text:p>16:50:45</text:p>
          </table:table-cell>
          <table:table-cell office:value-type="time" office:time-value="PT16H50M46S" table:style-name="ce7">
            <text:p>16:50:4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8.33000000000004" table:style-name="ce1">
            <text:p>558,33</text:p>
          </table:table-cell>
          <table:table-cell office:value-type="float" office:value="3.0797706132000005" table:formula="of:=[.C149]/1000 * [.D149]*[.E149]/1000" table:style-name="ce3">
            <text:p>3,079770613</text:p>
          </table:table-cell>
          <table:table-cell table:number-columns-repeated="2" table:style-name="ce1"/>
          <table:table-cell office:value-type="float" office:value="0.362484331120553" table:formula="of:=[.F149]-([.$J$3]*[.C149]/1000)" table:style-name="ce1">
            <text:p>0,362484331</text:p>
          </table:table-cell>
          <table:table-cell table:number-columns-repeated="16375"/>
        </table:table-row>
        <table:table-row table:style-name="ro3">
          <table:table-cell office:value-type="time" office:time-value="PT16H50M46S" table:style-name="ce7">
            <text:p>16:50:46</text:p>
          </table:table-cell>
          <table:table-cell office:value-type="time" office:time-value="PT16H50M47S" table:style-name="ce7">
            <text:p>16:50:47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50.69000000000005" table:style-name="ce1">
            <text:p>550,69</text:p>
          </table:table-cell>
          <table:table-cell office:value-type="float" office:value="3.0319449468000004" table:formula="of:=[.C150]/1000 * [.D150]*[.E150]/1000" table:style-name="ce3">
            <text:p>3,031944947</text:p>
          </table:table-cell>
          <table:table-cell table:number-columns-repeated="2" table:style-name="ce1"/>
          <table:table-cell office:value-type="float" office:value="0.31974245570666948" table:formula="of:=[.F150]-([.$J$3]*[.C150]/1000)" table:style-name="ce1">
            <text:p>0,319742456</text:p>
          </table:table-cell>
          <table:table-cell table:number-columns-repeated="16375"/>
        </table:table-row>
        <table:table-row table:style-name="ro3">
          <table:table-cell office:value-type="time" office:time-value="PT16H50M47S" table:style-name="ce7">
            <text:p>16:50:47</text:p>
          </table:table-cell>
          <table:table-cell office:value-type="time" office:time-value="PT16H50M48S" table:style-name="ce7">
            <text:p>16:50:4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3.88" table:style-name="ce1">
            <text:p>533,88</text:p>
          </table:table-cell>
          <table:table-cell office:value-type="float" office:value="2.9338841520000001" table:formula="of:=[.C151]/1000 * [.D151]*[.E151]/1000" table:style-name="ce3">
            <text:p>2,933884152</text:p>
          </table:table-cell>
          <table:table-cell table:number-columns-repeated="2" table:style-name="ce1"/>
          <table:table-cell office:value-type="float" office:value="0.22676545189278619" table:formula="of:=[.F151]-([.$J$3]*[.C151]/1000)" table:style-name="ce1">
            <text:p>0,226765452</text:p>
          </table:table-cell>
          <table:table-cell table:number-columns-repeated="16375"/>
        </table:table-row>
        <table:table-row table:style-name="ro3">
          <table:table-cell office:value-type="time" office:time-value="PT16H50M48S" table:style-name="ce7">
            <text:p>16:50:48</text:p>
          </table:table-cell>
          <table:table-cell office:value-type="time" office:time-value="PT16H50M49S" table:style-name="ce7">
            <text:p>16:50:49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22.76" table:style-name="ce1">
            <text:p>522,76</text:p>
          </table:table-cell>
          <table:table-cell office:value-type="float" office:value="2.8808676288000004" table:formula="of:=[.C152]/1000 * [.D152]*[.E152]/1000" table:style-name="ce3">
            <text:p>2,880867629</text:p>
          </table:table-cell>
          <table:table-cell table:number-columns-repeated="2" table:style-name="ce1"/>
          <table:table-cell office:value-type="float" office:value="0.16612324221361119" table:formula="of:=[.F152]-([.$J$3]*[.C152]/1000)" table:style-name="ce1">
            <text:p>0,166123242</text:p>
          </table:table-cell>
          <table:table-cell table:number-columns-repeated="16375"/>
        </table:table-row>
        <table:table-row table:style-name="ro3">
          <table:table-cell office:value-type="time" office:time-value="PT16H50M49S" table:style-name="ce7">
            <text:p>16:50:49</text:p>
          </table:table-cell>
          <table:table-cell office:value-type="time" office:time-value="PT16H50M50S" table:style-name="ce7">
            <text:p>16:50:50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6.61" table:style-name="ce1">
            <text:p>536,61</text:p>
          </table:table-cell>
          <table:table-cell office:value-type="float" office:value="2.9405798712000006" table:formula="of:=[.C153]/1000 * [.D153]*[.E153]/1000" table:style-name="ce3">
            <text:p>2,940579871</text:p>
          </table:table-cell>
          <table:table-cell table:number-columns-repeated="2" table:style-name="ce1"/>
          <table:table-cell office:value-type="float" office:value="0.24108685757196158" table:formula="of:=[.F153]-([.$J$3]*[.C153]/1000)" table:style-name="ce1">
            <text:p>0,241086858</text:p>
          </table:table-cell>
          <table:table-cell table:number-columns-repeated="16375"/>
        </table:table-row>
        <table:table-row table:style-name="ro3">
          <table:table-cell office:value-type="time" office:time-value="PT16H50M50S" table:style-name="ce7">
            <text:p>16:50:50</text:p>
          </table:table-cell>
          <table:table-cell office:value-type="time" office:time-value="PT16H50M51S" table:style-name="ce7">
            <text:p>16:50:5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17999999999995" table:style-name="ce1">
            <text:p>518,18</text:p>
          </table:table-cell>
          <table:table-cell office:value-type="float" office:value="2.8397300359999997" table:formula="of:=[.C154]/1000 * [.D154]*[.E154]/1000" table:style-name="ce3">
            <text:p>2,839730036</text:p>
          </table:table-cell>
          <table:table-cell table:number-columns-repeated="2" table:style-name="ce1"/>
          <table:table-cell office:value-type="float" office:value="0.14532081335807767" table:formula="of:=[.F154]-([.$J$3]*[.C154]/1000)" table:style-name="ce1">
            <text:p>0,145320813</text:p>
          </table:table-cell>
          <table:table-cell table:number-columns-repeated="16375"/>
        </table:table-row>
        <table:table-row table:style-name="ro3">
          <table:table-cell office:value-type="time" office:time-value="PT16H50M51S" table:style-name="ce7">
            <text:p>16:50:51</text:p>
          </table:table-cell>
          <table:table-cell office:value-type="time" office:time-value="PT16H50M52S" table:style-name="ce7">
            <text:p>16:50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08.89" table:style-name="ce1">
            <text:p>508,89</text:p>
          </table:table-cell>
          <table:table-cell office:value-type="float" office:value="2.7888189779999997" table:formula="of:=[.C155]/1000 * [.D155]*[.E155]/1000" table:style-name="ce3">
            <text:p>2,788818978</text:p>
          </table:table-cell>
          <table:table-cell table:number-columns-repeated="2" table:style-name="ce1"/>
          <table:table-cell office:value-type="float" office:value="9.4409755358077607E-2" table:formula="of:=[.F155]-([.$J$3]*[.C155]/1000)" table:style-name="ce1">
            <text:p>0,094409755</text:p>
          </table:table-cell>
          <table:table-cell table:number-columns-repeated="16375"/>
        </table:table-row>
        <table:table-row table:style-name="ro3">
          <table:table-cell office:value-type="time" office:time-value="PT16H50M52S" table:style-name="ce7">
            <text:p>16:50:52</text:p>
          </table:table-cell>
          <table:table-cell office:value-type="time" office:time-value="PT16H50M53S" table:style-name="ce7">
            <text:p>16:50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97" table:style-name="ce1">
            <text:p>520,97</text:p>
          </table:table-cell>
          <table:table-cell office:value-type="float" office:value="2.8550197940000004" table:formula="of:=[.C156]/1000 * [.D156]*[.E156]/1000" table:style-name="ce3">
            <text:p>2,855019794</text:p>
          </table:table-cell>
          <table:table-cell table:number-columns-repeated="2" table:style-name="ce1"/>
          <table:table-cell office:value-type="float" office:value="0.16061057135807832" table:formula="of:=[.F156]-([.$J$3]*[.C156]/1000)" table:style-name="ce1">
            <text:p>0,160610571</text:p>
          </table:table-cell>
          <table:table-cell table:number-columns-repeated="16375"/>
        </table:table-row>
        <table:table-row table:style-name="ro3">
          <table:table-cell office:value-type="time" office:time-value="PT16H50M53S" table:style-name="ce7">
            <text:p>16:50:53</text:p>
          </table:table-cell>
          <table:table-cell office:value-type="time" office:time-value="PT16H50M54S" table:style-name="ce7">
            <text:p>16:50:5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8.67999999999995" table:style-name="ce1">
            <text:p>528,68</text:p>
          </table:table-cell>
          <table:table-cell office:value-type="float" office:value="2.8971241056000006" table:formula="of:=[.C157]/1000 * [.D157]*[.E157]/1000" table:style-name="ce3">
            <text:p>2,897124106</text:p>
          </table:table-cell>
          <table:table-cell table:number-columns-repeated="2" table:style-name="ce1"/>
          <table:table-cell office:value-type="float" office:value="0.19763109197196149" table:formula="of:=[.F157]-([.$J$3]*[.C157]/1000)" table:style-name="ce1">
            <text:p>0,197631092</text:p>
          </table:table-cell>
          <table:table-cell table:number-columns-repeated="16375"/>
        </table:table-row>
        <table:table-row table:style-name="ro3">
          <table:table-cell office:value-type="time" office:time-value="PT16H50M55S" table:style-name="ce7">
            <text:p>16:50:55</text:p>
          </table:table-cell>
          <table:table-cell office:value-type="time" office:time-value="PT16H50M56S" table:style-name="ce7">
            <text:p>16:50:56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2.28" table:style-name="ce1">
            <text:p>562,28</text:p>
          </table:table-cell>
          <table:table-cell office:value-type="float" office:value="3.0841507824000001" table:formula="of:=[.C158]/1000 * [.D158]*[.E158]/1000" table:style-name="ce3">
            <text:p>3,084150782</text:p>
          </table:table-cell>
          <table:table-cell table:number-columns-repeated="2" table:style-name="ce1"/>
          <table:table-cell office:value-type="float" office:value="0.38211587327890273" table:formula="of:=[.F158]-([.$J$3]*[.C158]/1000)" table:style-name="ce1">
            <text:p>0,382115873</text:p>
          </table:table-cell>
          <table:table-cell table:number-columns-repeated="16375"/>
        </table:table-row>
        <table:table-row table:style-name="ro3">
          <table:table-cell office:value-type="time" office:time-value="PT16H50M56S" table:style-name="ce7">
            <text:p>16:50:56</text:p>
          </table:table-cell>
          <table:table-cell office:value-type="time" office:time-value="PT16H50M57S" table:style-name="ce7">
            <text:p>16:50:5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60.69000000000005" table:style-name="ce1">
            <text:p>560,69</text:p>
          </table:table-cell>
          <table:table-cell office:value-type="float" office:value="3.1014679488000008" table:formula="of:=[.C159]/1000 * [.D159]*[.E159]/1000" table:style-name="ce3">
            <text:p>3,101467949</text:p>
          </table:table-cell>
          <table:table-cell table:number-columns-repeated="2" table:style-name="ce1"/>
          <table:table-cell office:value-type="float" office:value="0.37655598024137804" table:formula="of:=[.F159]-([.$J$3]*[.C159]/1000)" table:style-name="ce1">
            <text:p>0,37655598</text:p>
          </table:table-cell>
          <table:table-cell table:number-columns-repeated="16375"/>
        </table:table-row>
        <table:table-row table:style-name="ro3">
          <table:table-cell office:value-type="time" office:time-value="PT16H50M57S" table:style-name="ce7">
            <text:p>16:50:57</text:p>
          </table:table-cell>
          <table:table-cell office:value-type="time" office:time-value="PT16H50M58S" table:style-name="ce7">
            <text:p>16:50:5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2.52" table:style-name="ce1">
            <text:p>522,52</text:p>
          </table:table-cell>
          <table:table-cell office:value-type="float" office:value="2.8689169608" table:formula="of:=[.C160]/1000 * [.D160]*[.E160]/1000" table:style-name="ce3">
            <text:p>2,868916961</text:p>
          </table:table-cell>
          <table:table-cell table:number-columns-repeated="2" table:style-name="ce1"/>
          <table:table-cell office:value-type="float" office:value="0.16942394717196096" table:formula="of:=[.F160]-([.$J$3]*[.C160]/1000)" table:style-name="ce1">
            <text:p>0,169423947</text:p>
          </table:table-cell>
          <table:table-cell table:number-columns-repeated="16375"/>
        </table:table-row>
        <table:table-row table:style-name="ro3">
          <table:table-cell office:value-type="time" office:time-value="PT16H50M58S" table:style-name="ce7">
            <text:p>16:50:58</text:p>
          </table:table-cell>
          <table:table-cell office:value-type="time" office:time-value="PT16H50M59S" table:style-name="ce7">
            <text:p>16:50:5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2.04" table:style-name="ce1">
            <text:p>522,04</text:p>
          </table:table-cell>
          <table:table-cell office:value-type="float" office:value="2.8581846611999997" table:formula="of:=[.C161]/1000 * [.D161]*[.E161]/1000" table:style-name="ce3">
            <text:p>2,858184661</text:p>
          </table:table-cell>
          <table:table-cell table:number-columns-repeated="2" table:style-name="ce1"/>
          <table:table-cell office:value-type="float" office:value="0.16631733405113591" table:formula="of:=[.F161]-([.$J$3]*[.C161]/1000)" table:style-name="ce1">
            <text:p>0,166317334</text:p>
          </table:table-cell>
          <table:table-cell table:number-columns-repeated="16375"/>
        </table:table-row>
        <table:table-row table:style-name="ro3">
          <table:table-cell office:value-type="time" office:time-value="PT16H50M59S" table:style-name="ce7">
            <text:p>16:50:59</text:p>
          </table:table-cell>
          <table:table-cell office:value-type="time" office:time-value="PT16H51M0S" table:style-name="ce7">
            <text:p>16:51:00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8.71" table:style-name="ce1">
            <text:p>528,71</text:p>
          </table:table-cell>
          <table:table-cell office:value-type="float" office:value="2.9056368341000001" table:formula="of:=[.C162]/1000 * [.D162]*[.E162]/1000" table:style-name="ce3">
            <text:p>2,905636834</text:p>
          </table:table-cell>
          <table:table-cell table:number-columns-repeated="2" table:style-name="ce1"/>
          <table:table-cell office:value-type="float" office:value="0.20360192497890273" table:formula="of:=[.F162]-([.$J$3]*[.C162]/1000)" table:style-name="ce1">
            <text:p>0,203601925</text:p>
          </table:table-cell>
          <table:table-cell table:number-columns-repeated="16375"/>
        </table:table-row>
        <table:table-row table:style-name="ro3">
          <table:table-cell office:value-type="time" office:time-value="PT16H51M0S" table:style-name="ce7">
            <text:p>16:51:00</text:p>
          </table:table-cell>
          <table:table-cell office:value-type="time" office:time-value="PT16H51M1S" table:style-name="ce7">
            <text:p>16:51:0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5.48" table:style-name="ce1">
            <text:p>535,48</text:p>
          </table:table-cell>
          <table:table-cell office:value-type="float" office:value="2.9343875616000004" table:formula="of:=[.C163]/1000 * [.D163]*[.E163]/1000" table:style-name="ce3">
            <text:p>2,934387562</text:p>
          </table:table-cell>
          <table:table-cell table:number-columns-repeated="2" table:style-name="ce1"/>
          <table:table-cell office:value-type="float" office:value="0.2348945479719613" table:formula="of:=[.F163]-([.$J$3]*[.C163]/1000)" table:style-name="ce1">
            <text:p>0,234894548</text:p>
          </table:table-cell>
          <table:table-cell table:number-columns-repeated="16375"/>
        </table:table-row>
        <table:table-row table:style-name="ro3">
          <table:table-cell office:value-type="time" office:time-value="PT16H51M1S" table:style-name="ce7">
            <text:p>16:51:01</text:p>
          </table:table-cell>
          <table:table-cell office:value-type="time" office:time-value="PT16H51M2S" table:style-name="ce7">
            <text:p>16:51:02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22.64" table:style-name="ce1">
            <text:p>522,64</text:p>
          </table:table-cell>
          <table:table-cell office:value-type="float" office:value="2.8640253888" table:formula="of:=[.C164]/1000 * [.D164]*[.E164]/1000" table:style-name="ce3">
            <text:p>2,864025389</text:p>
          </table:table-cell>
          <table:table-cell table:number-columns-repeated="2" table:style-name="ce1"/>
          <table:table-cell office:value-type="float" office:value="0.16453237517196095" table:formula="of:=[.F164]-([.$J$3]*[.C164]/1000)" table:style-name="ce1">
            <text:p>0,164532375</text:p>
          </table:table-cell>
          <table:table-cell table:number-columns-repeated="16375"/>
        </table:table-row>
        <table:table-row table:style-name="ro3">
          <table:table-cell office:value-type="time" office:time-value="PT16H51M2S" table:style-name="ce7">
            <text:p>16:51:02</text:p>
          </table:table-cell>
          <table:table-cell office:value-type="time" office:time-value="PT16H51M3S" table:style-name="ce7">
            <text:p>16:51:0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8.97" table:style-name="ce1">
            <text:p>538,97</text:p>
          </table:table-cell>
          <table:table-cell office:value-type="float" office:value="2.9759551931999999" table:formula="of:=[.C165]/1000 * [.D165]*[.E165]/1000" table:style-name="ce3">
            <text:p>2,975955193</text:p>
          </table:table-cell>
          <table:table-cell table:number-columns-repeated="2" table:style-name="ce1"/>
          <table:table-cell office:value-type="float" office:value="0.26121080661361074" table:formula="of:=[.F165]-([.$J$3]*[.C165]/1000)" table:style-name="ce1">
            <text:p>0,261210807</text:p>
          </table:table-cell>
          <table:table-cell table:number-columns-repeated="16375"/>
        </table:table-row>
        <table:table-row table:style-name="ro3">
          <table:table-cell office:value-type="time" office:time-value="PT16H51M3S" table:style-name="ce7">
            <text:p>16:51:03</text:p>
          </table:table-cell>
          <table:table-cell office:value-type="time" office:time-value="PT16H51M4S" table:style-name="ce7">
            <text:p>16:51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6" table:style-name="ce1">
            <text:p>518,6</text:p>
          </table:table-cell>
          <table:table-cell office:value-type="float" office:value="2.84203172" table:formula="of:=[.C166]/1000 * [.D166]*[.E166]/1000" table:style-name="ce3">
            <text:p>2,84203172</text:p>
          </table:table-cell>
          <table:table-cell table:number-columns-repeated="2" table:style-name="ce1"/>
          <table:table-cell office:value-type="float" office:value="0.14762249735807798" table:formula="of:=[.F166]-([.$J$3]*[.C166]/1000)" table:style-name="ce1">
            <text:p>0,147622497</text:p>
          </table:table-cell>
          <table:table-cell table:number-columns-repeated="16375"/>
        </table:table-row>
        <table:table-row table:style-name="ro3">
          <table:table-cell office:value-type="time" office:time-value="PT16H51M4S" table:style-name="ce7">
            <text:p>16:51:04</text:p>
          </table:table-cell>
          <table:table-cell office:value-type="time" office:time-value="PT16H51M5S" table:style-name="ce7">
            <text:p>16:51:0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5.53" table:style-name="ce1">
            <text:p>545,53</text:p>
          </table:table-cell>
          <table:table-cell office:value-type="float" office:value="2.9924338960999997" table:formula="of:=[.C167]/1000 * [.D167]*[.E167]/1000" table:style-name="ce3">
            <text:p>2,992433896</text:p>
          </table:table-cell>
          <table:table-cell table:number-columns-repeated="2" table:style-name="ce1"/>
          <table:table-cell office:value-type="float" office:value="0.29548277796501932" table:formula="of:=[.F167]-([.$J$3]*[.C167]/1000)" table:style-name="ce1">
            <text:p>0,295482778</text:p>
          </table:table-cell>
          <table:table-cell table:number-columns-repeated="16375"/>
        </table:table-row>
        <table:table-row table:style-name="ro3">
          <table:table-cell office:value-type="time" office:time-value="PT16H51M5S" table:style-name="ce7">
            <text:p>16:51:05</text:p>
          </table:table-cell>
          <table:table-cell office:value-type="time" office:time-value="PT16H51M6S" table:style-name="ce7">
            <text:p>16:51:06</text:p>
          </table:table-cell>
          <table:table-cell office:value-type="float" office:value="1070" table:style-name="ce1">
            <text:p>1070</text:p>
          </table:table-cell>
          <table:table-cell office:value-type="float" office:value="5.16" table:style-name="ce1">
            <text:p>5,16</text:p>
          </table:table-cell>
          <table:table-cell office:value-type="float" office:value="565.48" table:style-name="ce1">
            <text:p>565,48</text:p>
          </table:table-cell>
          <table:table-cell office:value-type="float" office:value="3.1221281760000004" table:formula="of:=[.C168]/1000 * [.D168]*[.E168]/1000" table:style-name="ce3">
            <text:p>3,122128176</text:p>
          </table:table-cell>
          <table:table-cell table:number-columns-repeated="2" table:style-name="ce1"/>
          <table:table-cell office:value-type="float" office:value="0.4022999984274942" table:formula="of:=[.F168]-([.$J$3]*[.C168]/1000)" table:style-name="ce1">
            <text:p>0,402299998</text:p>
          </table:table-cell>
          <table:table-cell table:number-columns-repeated="16375"/>
        </table:table-row>
        <table:table-row table:style-name="ro3">
          <table:table-cell office:value-type="time" office:time-value="PT16H51M6S" table:style-name="ce7">
            <text:p>16:51:06</text:p>
          </table:table-cell>
          <table:table-cell office:value-type="time" office:time-value="PT16H51M8S" table:style-name="ce7">
            <text:p>16:51:0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64.13" table:style-name="ce1">
            <text:p>564,13</text:p>
          </table:table-cell>
          <table:table-cell office:value-type="float" office:value="3.0942981804" table:formula="of:=[.C169]/1000 * [.D169]*[.E169]/1000" table:style-name="ce3">
            <text:p>3,09429818</text:p>
          </table:table-cell>
          <table:table-cell table:number-columns-repeated="2" table:style-name="ce1"/>
          <table:table-cell office:value-type="float" office:value="0.3922632712789027" table:formula="of:=[.F169]-([.$J$3]*[.C169]/1000)" table:style-name="ce1">
            <text:p>0,392263271</text:p>
          </table:table-cell>
          <table:table-cell table:number-columns-repeated="16375"/>
        </table:table-row>
        <table:table-row table:style-name="ro3">
          <table:table-cell office:value-type="time" office:time-value="PT16H51M8S" table:style-name="ce7">
            <text:p>16:51:08</text:p>
          </table:table-cell>
          <table:table-cell office:value-type="time" office:time-value="PT16H51M9S" table:style-name="ce7">
            <text:p>16:51:0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9" table:style-name="ce1">
            <text:p>546,9</text:p>
          </table:table-cell>
          <table:table-cell office:value-type="float" office:value="2.9941462439999995" table:formula="of:=[.C170]/1000 * [.D170]*[.E170]/1000" table:style-name="ce3">
            <text:p>2,994146244</text:p>
          </table:table-cell>
          <table:table-cell table:number-columns-repeated="2" table:style-name="ce1"/>
          <table:table-cell office:value-type="float" office:value="0.29719512586501917" table:formula="of:=[.F170]-([.$J$3]*[.C170]/1000)" table:style-name="ce1">
            <text:p>0,297195126</text:p>
          </table:table-cell>
          <table:table-cell table:number-columns-repeated="16375"/>
        </table:table-row>
        <table:table-row table:style-name="ro3">
          <table:table-cell office:value-type="time" office:time-value="PT16H51M9S" table:style-name="ce7">
            <text:p>16:51:09</text:p>
          </table:table-cell>
          <table:table-cell office:value-type="time" office:time-value="PT16H51M10S" table:style-name="ce7">
            <text:p>16:51:1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6.5" table:style-name="ce1">
            <text:p>546,5</text:p>
          </table:table-cell>
          <table:table-cell office:value-type="float" office:value="2.9949292999999999" table:formula="of:=[.C171]/1000 * [.D171]*[.E171]/1000" table:style-name="ce3">
            <text:p>2,9949293</text:p>
          </table:table-cell>
          <table:table-cell table:number-columns-repeated="2" table:style-name="ce1"/>
          <table:table-cell office:value-type="float" office:value="0.30052007735807784" table:formula="of:=[.F171]-([.$J$3]*[.C171]/1000)" table:style-name="ce1">
            <text:p>0,300520077</text:p>
          </table:table-cell>
          <table:table-cell table:number-columns-repeated="16375"/>
        </table:table-row>
        <table:table-row table:style-name="ro3">
          <table:table-cell office:value-type="time" office:time-value="PT16H51M10S" table:style-name="ce7">
            <text:p>16:51:10</text:p>
          </table:table-cell>
          <table:table-cell office:value-type="time" office:time-value="PT16H51M11S" table:style-name="ce7">
            <text:p>16:51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87" table:style-name="ce1">
            <text:p>521,87</text:p>
          </table:table-cell>
          <table:table-cell office:value-type="float" office:value="2.8599519739999999" table:formula="of:=[.C172]/1000 * [.D172]*[.E172]/1000" table:style-name="ce3">
            <text:p>2,859951974</text:p>
          </table:table-cell>
          <table:table-cell table:number-columns-repeated="2" table:style-name="ce1"/>
          <table:table-cell office:value-type="float" office:value="0.16554275135807783" table:formula="of:=[.F172]-([.$J$3]*[.C172]/1000)" table:style-name="ce1">
            <text:p>0,165542751</text:p>
          </table:table-cell>
          <table:table-cell table:number-columns-repeated="16375"/>
        </table:table-row>
        <table:table-row table:style-name="ro3">
          <table:table-cell office:value-type="time" office:time-value="PT16H51M11S" table:style-name="ce7">
            <text:p>16:51:11</text:p>
          </table:table-cell>
          <table:table-cell office:value-type="time" office:time-value="PT16H51M12S" table:style-name="ce7">
            <text:p>16:51:1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7.48" table:style-name="ce1">
            <text:p>537,48</text:p>
          </table:table-cell>
          <table:table-cell office:value-type="float" office:value="2.9510554392000006" table:formula="of:=[.C173]/1000 * [.D173]*[.E173]/1000" table:style-name="ce3">
            <text:p>2,951055439</text:p>
          </table:table-cell>
          <table:table-cell table:number-columns-repeated="2" table:style-name="ce1"/>
          <table:table-cell office:value-type="float" office:value="0.25156242557196151" table:formula="of:=[.F173]-([.$J$3]*[.C173]/1000)" table:style-name="ce1">
            <text:p>0,251562426</text:p>
          </table:table-cell>
          <table:table-cell table:number-columns-repeated="16375"/>
        </table:table-row>
        <table:table-row table:style-name="ro3">
          <table:table-cell office:value-type="time" office:time-value="PT16H51M12S" table:style-name="ce7">
            <text:p>16:51:12</text:p>
          </table:table-cell>
          <table:table-cell office:value-type="time" office:time-value="PT16H51M13S" table:style-name="ce7">
            <text:p>16:51:1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8.08000000000004" table:style-name="ce1">
            <text:p>528,08</text:p>
          </table:table-cell>
          <table:table-cell office:value-type="float" office:value="2.8967141895999999" table:formula="of:=[.C174]/1000 * [.D174]*[.E174]/1000" table:style-name="ce3">
            <text:p>2,89671419</text:p>
          </table:table-cell>
          <table:table-cell table:number-columns-repeated="2" table:style-name="ce1"/>
          <table:table-cell office:value-type="float" office:value="0.19976307146501959" table:formula="of:=[.F174]-([.$J$3]*[.C174]/1000)" table:style-name="ce1">
            <text:p>0,199763071</text:p>
          </table:table-cell>
          <table:table-cell table:number-columns-repeated="16375"/>
        </table:table-row>
        <table:table-row table:style-name="ro3">
          <table:table-cell office:value-type="time" office:time-value="PT16H51M13S" table:style-name="ce7">
            <text:p>16:51:13</text:p>
          </table:table-cell>
          <table:table-cell office:value-type="time" office:time-value="PT16H51M14S" table:style-name="ce7">
            <text:p>16:51:1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1.5" table:style-name="ce1">
            <text:p>521,5</text:p>
          </table:table-cell>
          <table:table-cell office:value-type="float" office:value="2.8794935399999999" table:formula="of:=[.C175]/1000 * [.D175]*[.E175]/1000" table:style-name="ce3">
            <text:p>2,87949354</text:p>
          </table:table-cell>
          <table:table-cell table:number-columns-repeated="2" table:style-name="ce1"/>
          <table:table-cell office:value-type="float" office:value="0.16474915341361074" table:formula="of:=[.F175]-([.$J$3]*[.C175]/1000)" table:style-name="ce1">
            <text:p>0,164749153</text:p>
          </table:table-cell>
          <table:table-cell table:number-columns-repeated="16375"/>
        </table:table-row>
        <table:table-row table:style-name="ro3">
          <table:table-cell office:value-type="time" office:time-value="PT16H51M14S" table:style-name="ce7">
            <text:p>16:51:14</text:p>
          </table:table-cell>
          <table:table-cell office:value-type="time" office:time-value="PT16H51M15S" table:style-name="ce7">
            <text:p>16:51:1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94000000000005" table:style-name="ce1">
            <text:p>526,94</text:p>
          </table:table-cell>
          <table:table-cell office:value-type="float" office:value="2.8850123081999999" table:formula="of:=[.C176]/1000 * [.D176]*[.E176]/1000" table:style-name="ce3">
            <text:p>2,885012308</text:p>
          </table:table-cell>
          <table:table-cell table:number-columns-repeated="2" table:style-name="ce1"/>
          <table:table-cell office:value-type="float" office:value="0.19314498105113609" table:formula="of:=[.F176]-([.$J$3]*[.C176]/1000)" table:style-name="ce1">
            <text:p>0,193144981</text:p>
          </table:table-cell>
          <table:table-cell table:number-columns-repeated="16375"/>
        </table:table-row>
        <table:table-row table:style-name="ro3">
          <table:table-cell office:value-type="time" office:time-value="PT16H51M15S" table:style-name="ce7">
            <text:p>16:51:15</text:p>
          </table:table-cell>
          <table:table-cell office:value-type="time" office:time-value="PT16H51M16S" table:style-name="ce7">
            <text:p>16:51:1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73" table:style-name="ce1">
            <text:p>541,73</text:p>
          </table:table-cell>
          <table:table-cell office:value-type="float" office:value="2.9743902341999999" table:formula="of:=[.C177]/1000 * [.D177]*[.E177]/1000" table:style-name="ce3">
            <text:p>2,974390234</text:p>
          </table:table-cell>
          <table:table-cell table:number-columns-repeated="2" table:style-name="ce1"/>
          <table:table-cell office:value-type="float" office:value="0.27489722057196087" table:formula="of:=[.F177]-([.$J$3]*[.C177]/1000)" table:style-name="ce1">
            <text:p>0,274897221</text:p>
          </table:table-cell>
          <table:table-cell table:number-columns-repeated="16375"/>
        </table:table-row>
        <table:table-row table:style-name="ro3">
          <table:table-cell office:value-type="time" office:time-value="PT16H51M16S" table:style-name="ce7">
            <text:p>16:51:16</text:p>
          </table:table-cell>
          <table:table-cell office:value-type="time" office:time-value="PT16H51M17S" table:style-name="ce7">
            <text:p>16:51:17</text:p>
          </table:table-cell>
          <table:table-cell office:value-type="float" office:value="1071" table:style-name="ce1">
            <text:p>1071</text:p>
          </table:table-cell>
          <table:table-cell office:value-type="float" office:value="5.17" table:style-name="ce1">
            <text:p>5,17</text:p>
          </table:table-cell>
          <table:table-cell office:value-type="float" office:value="537.57000000000005" table:style-name="ce1">
            <text:p>537,57</text:p>
          </table:table-cell>
          <table:table-cell office:value-type="float" office:value="2.9765627199" table:formula="of:=[.C178]/1000 * [.D178]*[.E178]/1000" table:style-name="ce3">
            <text:p>2,97656272</text:p>
          </table:table-cell>
          <table:table-cell table:number-columns-repeated="2" table:style-name="ce1"/>
          <table:table-cell office:value-type="float" office:value="0.25419264683443554" table:formula="of:=[.F178]-([.$J$3]*[.C178]/1000)" table:style-name="ce1">
            <text:p>0,254192647</text:p>
          </table:table-cell>
          <table:table-cell table:number-columns-repeated="16375"/>
        </table:table-row>
        <table:table-row table:style-name="ro3">
          <table:table-cell office:value-type="time" office:time-value="PT16H51M17S" table:style-name="ce7">
            <text:p>16:51:17</text:p>
          </table:table-cell>
          <table:table-cell office:value-type="time" office:time-value="PT16H51M18S" table:style-name="ce7">
            <text:p>16:51:18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28.48" table:style-name="ce1">
            <text:p>528,48</text:p>
          </table:table-cell>
          <table:table-cell office:value-type="float" office:value="2.9071050624000003" table:formula="of:=[.C179]/1000 * [.D179]*[.E179]/1000" table:style-name="ce3">
            <text:p>2,907105062</text:p>
          </table:table-cell>
          <table:table-cell table:number-columns-repeated="2" table:style-name="ce1"/>
          <table:table-cell office:value-type="float" office:value="0.20252825778584471" table:formula="of:=[.F179]-([.$J$3]*[.C179]/1000)" table:style-name="ce1">
            <text:p>0,202528258</text:p>
          </table:table-cell>
          <table:table-cell table:number-columns-repeated="16375"/>
        </table:table-row>
        <table:table-row table:style-name="ro3">
          <table:table-cell office:value-type="time" office:time-value="PT16H51M18S" table:style-name="ce7">
            <text:p>16:51:18</text:p>
          </table:table-cell>
          <table:table-cell office:value-type="time" office:time-value="PT16H51M19S" table:style-name="ce7">
            <text:p>16:51:1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3.79999999999995" table:style-name="ce1">
            <text:p>553,8</text:p>
          </table:table-cell>
          <table:table-cell office:value-type="float" office:value="3.0435241979999996" table:formula="of:=[.C180]/1000 * [.D180]*[.E180]/1000" table:style-name="ce3">
            <text:p>3,043524198</text:p>
          </table:table-cell>
          <table:table-cell table:number-columns-repeated="2" table:style-name="ce1"/>
          <table:table-cell office:value-type="float" office:value="0.34148928887890229" table:formula="of:=[.F180]-([.$J$3]*[.C180]/1000)" table:style-name="ce1">
            <text:p>0,341489289</text:p>
          </table:table-cell>
          <table:table-cell table:number-columns-repeated="16375"/>
        </table:table-row>
        <table:table-row table:style-name="ro3">
          <table:table-cell office:value-type="time" office:time-value="PT16H51M20S" table:style-name="ce7">
            <text:p>16:51:20</text:p>
          </table:table-cell>
          <table:table-cell office:value-type="time" office:time-value="PT16H51M21S" table:style-name="ce7">
            <text:p>16:51:21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47" table:style-name="ce1">
            <text:p>547</text:p>
          </table:table-cell>
          <table:table-cell office:value-type="float" office:value="3.0257414400000004" table:formula="of:=[.C181]/1000 * [.D181]*[.E181]/1000" table:style-name="ce3">
            <text:p>3,02574144</text:p>
          </table:table-cell>
          <table:table-cell table:number-columns-repeated="2" table:style-name="ce1"/>
          <table:table-cell office:value-type="float" office:value="0.30082947144137773" table:formula="of:=[.F181]-([.$J$3]*[.C181]/1000)" table:style-name="ce1">
            <text:p>0,300829471</text:p>
          </table:table-cell>
          <table:table-cell table:number-columns-repeated="16375"/>
        </table:table-row>
        <table:table-row table:style-name="ro3">
          <table:table-cell office:value-type="time" office:time-value="PT16H51M21S" table:style-name="ce7">
            <text:p>16:51:21</text:p>
          </table:table-cell>
          <table:table-cell office:value-type="time" office:time-value="PT16H51M22S" table:style-name="ce7">
            <text:p>16:51:22</text:p>
          </table:table-cell>
          <table:table-cell office:value-type="float" office:value="1048" table:style-name="ce1">
            <text:p>1048</text:p>
          </table:table-cell>
          <table:table-cell office:value-type="float" office:value="5.16" table:style-name="ce1">
            <text:p>5,16</text:p>
          </table:table-cell>
          <table:table-cell office:value-type="float" office:value="544.63" table:style-name="ce1">
            <text:p>544,63</text:p>
          </table:table-cell>
          <table:table-cell office:value-type="float" office:value="2.9451847584000004" table:formula="of:=[.C182]/1000 * [.D182]*[.E182]/1000" table:style-name="ce3">
            <text:p>2,945184758</text:p>
          </table:table-cell>
          <table:table-cell table:number-columns-repeated="2" table:style-name="ce1"/>
          <table:table-cell office:value-type="float" office:value="0.28127828167477942" table:formula="of:=[.F182]-([.$J$3]*[.C182]/1000)" table:style-name="ce1">
            <text:p>0,281278282</text:p>
          </table:table-cell>
          <table:table-cell table:number-columns-repeated="16375"/>
        </table:table-row>
        <table:table-row table:style-name="ro3">
          <table:table-cell office:value-type="time" office:time-value="PT16H51M22S" table:style-name="ce7">
            <text:p>16:51:22</text:p>
          </table:table-cell>
          <table:table-cell office:value-type="time" office:time-value="PT16H51M23S" table:style-name="ce7">
            <text:p>16:51:2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30999999999995" table:style-name="ce1">
            <text:p>531,31</text:p>
          </table:table-cell>
          <table:table-cell office:value-type="float" office:value="2.9116850619999997" table:formula="of:=[.C183]/1000 * [.D183]*[.E183]/1000" table:style-name="ce3">
            <text:p>2,911685062</text:p>
          </table:table-cell>
          <table:table-cell table:number-columns-repeated="2" table:style-name="ce1"/>
          <table:table-cell office:value-type="float" office:value="0.21727583935807759" table:formula="of:=[.F183]-([.$J$3]*[.C183]/1000)" table:style-name="ce1">
            <text:p>0,217275839</text:p>
          </table:table-cell>
          <table:table-cell table:number-columns-repeated="16375"/>
        </table:table-row>
        <table:table-row table:style-name="ro3">
          <table:table-cell office:value-type="time" office:time-value="PT16H51M23S" table:style-name="ce7">
            <text:p>16:51:23</text:p>
          </table:table-cell>
          <table:table-cell office:value-type="time" office:time-value="PT16H51M24S" table:style-name="ce7">
            <text:p>16:51:24</text:p>
          </table:table-cell>
          <table:table-cell office:value-type="float" office:value="1082" table:style-name="ce1">
            <text:p>1082</text:p>
          </table:table-cell>
          <table:table-cell office:value-type="float" office:value="5.16" table:style-name="ce1">
            <text:p>5,16</text:p>
          </table:table-cell>
          <table:table-cell office:value-type="float" office:value="547.16999999999996" table:style-name="ce1">
            <text:p>547,17</text:p>
          </table:table-cell>
          <table:table-cell office:value-type="float" office:value="3.0549157704000005" table:formula="of:=[.C184]/1000 * [.D184]*[.E184]/1000" table:style-name="ce3">
            <text:p>3,05491577</text:p>
          </table:table-cell>
          <table:table-cell table:number-columns-repeated="2" table:style-name="ce1"/>
          <table:table-cell office:value-type="float" office:value="0.30458484691079324" table:formula="of:=[.F184]-([.$J$3]*[.C184]/1000)" table:style-name="ce1">
            <text:p>0,304584847</text:p>
          </table:table-cell>
          <table:table-cell table:number-columns-repeated="16375"/>
        </table:table-row>
        <table:table-row table:style-name="ro3">
          <table:table-cell office:value-type="time" office:time-value="PT16H51M24S" table:style-name="ce7">
            <text:p>16:51:24</text:p>
          </table:table-cell>
          <table:table-cell office:value-type="time" office:time-value="PT16H51M25S" table:style-name="ce7">
            <text:p>16:51:25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2.92999999999995" table:style-name="ce1">
            <text:p>552,93</text:p>
          </table:table-cell>
          <table:table-cell office:value-type="float" office:value="3.0300121656000001" table:formula="of:=[.C185]/1000 * [.D185]*[.E185]/1000" table:style-name="ce3">
            <text:p>3,030012166</text:p>
          </table:table-cell>
          <table:table-cell table:number-columns-repeated="2" table:style-name="ce1"/>
          <table:table-cell office:value-type="float" office:value="0.33051915197196102" table:formula="of:=[.F185]-([.$J$3]*[.C185]/1000)" table:style-name="ce1">
            <text:p>0,330519152</text:p>
          </table:table-cell>
          <table:table-cell table:number-columns-repeated="16375"/>
        </table:table-row>
        <table:table-row table:style-name="ro3">
          <table:table-cell office:value-type="time" office:time-value="PT16H51M25S" table:style-name="ce7">
            <text:p>16:51:25</text:p>
          </table:table-cell>
          <table:table-cell office:value-type="time" office:time-value="PT16H51M26S" table:style-name="ce7">
            <text:p>16:51:2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6.71" table:style-name="ce1">
            <text:p>546,71</text:p>
          </table:table-cell>
          <table:table-cell office:value-type="float" office:value="3.0102125954999996" table:formula="of:=[.C186]/1000 * [.D186]*[.E186]/1000" table:style-name="ce3">
            <text:p>3,010212596</text:p>
          </table:table-cell>
          <table:table-cell table:number-columns-repeated="2" table:style-name="ce1"/>
          <table:table-cell office:value-type="float" office:value="0.30309389539278575" table:formula="of:=[.F186]-([.$J$3]*[.C186]/1000)" table:style-name="ce1">
            <text:p>0,303093895</text:p>
          </table:table-cell>
          <table:table-cell table:number-columns-repeated="16375"/>
        </table:table-row>
        <table:table-row table:style-name="ro3">
          <table:table-cell office:value-type="time" office:time-value="PT16H51M26S" table:style-name="ce7">
            <text:p>16:51:26</text:p>
          </table:table-cell>
          <table:table-cell office:value-type="time" office:time-value="PT16H51M27S" table:style-name="ce7">
            <text:p>16:51:27</text:p>
          </table:table-cell>
          <table:table-cell office:value-type="float" office:value="1072" table:style-name="ce1">
            <text:p>1072</text:p>
          </table:table-cell>
          <table:table-cell office:value-type="float" office:value="5.16" table:style-name="ce1">
            <text:p>5,16</text:p>
          </table:table-cell>
          <table:table-cell office:value-type="float" office:value="550.77" table:style-name="ce1">
            <text:p>550,77</text:p>
          </table:table-cell>
          <table:table-cell office:value-type="float" office:value="3.0465952704000001" table:formula="of:=[.C187]/1000 * [.D187]*[.E187]/1000" table:style-name="ce3">
            <text:p>3,04659527</text:p>
          </table:table-cell>
          <table:table-cell table:number-columns-repeated="2" table:style-name="ce1"/>
          <table:table-cell office:value-type="float" office:value="0.32168330184137739" table:formula="of:=[.F187]-([.$J$3]*[.C187]/1000)" table:style-name="ce1">
            <text:p>0,321683302</text:p>
          </table:table-cell>
          <table:table-cell table:number-columns-repeated="16375"/>
        </table:table-row>
        <table:table-row table:style-name="ro3">
          <table:table-cell office:value-type="time" office:time-value="PT16H51M27S" table:style-name="ce7">
            <text:p>16:51:27</text:p>
          </table:table-cell>
          <table:table-cell office:value-type="time" office:time-value="PT16H51M28S" table:style-name="ce7">
            <text:p>16:51:2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8.33000000000004" table:style-name="ce1">
            <text:p>538,33</text:p>
          </table:table-cell>
          <table:table-cell office:value-type="float" office:value="2.9557223982000007" table:formula="of:=[.C188]/1000 * [.D188]*[.E188]/1000" table:style-name="ce3">
            <text:p>2,955722398</text:p>
          </table:table-cell>
          <table:table-cell table:number-columns-repeated="2" table:style-name="ce1"/>
          <table:table-cell office:value-type="float" office:value="0.25622938457196165" table:formula="of:=[.F188]-([.$J$3]*[.C188]/1000)" table:style-name="ce1">
            <text:p>0,256229385</text:p>
          </table:table-cell>
          <table:table-cell table:number-columns-repeated="16375"/>
        </table:table-row>
        <table:table-row table:style-name="ro3">
          <table:table-cell office:value-type="time" office:time-value="PT16H51M28S" table:style-name="ce7">
            <text:p>16:51:28</text:p>
          </table:table-cell>
          <table:table-cell office:value-type="time" office:time-value="PT16H51M29S" table:style-name="ce7">
            <text:p>16:51:2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1.97" table:style-name="ce1">
            <text:p>551,97</text:p>
          </table:table-cell>
          <table:table-cell office:value-type="float" office:value="3.0334670487000004" table:formula="of:=[.C189]/1000 * [.D189]*[.E189]/1000" table:style-name="ce3">
            <text:p>3,033467049</text:p>
          </table:table-cell>
          <table:table-cell table:number-columns-repeated="2" table:style-name="ce1"/>
          <table:table-cell office:value-type="float" office:value="0.33143213957890305" table:formula="of:=[.F189]-([.$J$3]*[.C189]/1000)" table:style-name="ce1">
            <text:p>0,33143214</text:p>
          </table:table-cell>
          <table:table-cell table:number-columns-repeated="16375"/>
        </table:table-row>
        <table:table-row table:style-name="ro3">
          <table:table-cell office:value-type="time" office:time-value="PT16H51M29S" table:style-name="ce7">
            <text:p>16:51:29</text:p>
          </table:table-cell>
          <table:table-cell office:value-type="time" office:time-value="PT16H51M30S" table:style-name="ce7">
            <text:p>16:51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11" table:style-name="ce1">
            <text:p>536,11</text:p>
          </table:table-cell>
          <table:table-cell office:value-type="float" office:value="2.9379900220000001" table:formula="of:=[.C190]/1000 * [.D190]*[.E190]/1000" table:style-name="ce3">
            <text:p>2,937990022</text:p>
          </table:table-cell>
          <table:table-cell table:number-columns-repeated="2" table:style-name="ce1"/>
          <table:table-cell office:value-type="float" office:value="0.24358079935807808" table:formula="of:=[.F190]-([.$J$3]*[.C190]/1000)" table:style-name="ce1">
            <text:p>0,243580799</text:p>
          </table:table-cell>
          <table:table-cell table:number-columns-repeated="16375"/>
        </table:table-row>
        <table:table-row table:style-name="ro3">
          <table:table-cell office:value-type="time" office:time-value="PT16H51M30S" table:style-name="ce7">
            <text:p>16:51:30</text:p>
          </table:table-cell>
          <table:table-cell office:value-type="time" office:time-value="PT16H51M31S" table:style-name="ce7">
            <text:p>16:51:3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5.73" table:style-name="ce1">
            <text:p>515,73</text:p>
          </table:table-cell>
          <table:table-cell office:value-type="float" office:value="2.8289698700999999" table:formula="of:=[.C191]/1000 * [.D191]*[.E191]/1000" table:style-name="ce3">
            <text:p>2,82896987</text:p>
          </table:table-cell>
          <table:table-cell table:number-columns-repeated="2" table:style-name="ce1"/>
          <table:table-cell office:value-type="float" office:value="0.13201875196501955" table:formula="of:=[.F191]-([.$J$3]*[.C191]/1000)" table:style-name="ce1">
            <text:p>0,132018752</text:p>
          </table:table-cell>
          <table:table-cell table:number-columns-repeated="16375"/>
        </table:table-row>
        <table:table-row table:style-name="ro3">
          <table:table-cell office:value-type="time" office:time-value="PT16H51M31S" table:style-name="ce7">
            <text:p>16:51:31</text:p>
          </table:table-cell>
          <table:table-cell office:value-type="time" office:time-value="PT16H51M33S" table:style-name="ce7">
            <text:p>16:51:3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6.83000000000004" table:style-name="ce1">
            <text:p>526,83</text:p>
          </table:table-cell>
          <table:table-cell office:value-type="float" office:value="2.8842678107999999" table:formula="of:=[.C192]/1000 * [.D192]*[.E192]/1000" table:style-name="ce3">
            <text:p>2,884267811</text:p>
          </table:table-cell>
          <table:table-cell table:number-columns-repeated="2" table:style-name="ce1"/>
          <table:table-cell office:value-type="float" office:value="0.1873166926650196" table:formula="of:=[.F192]-([.$J$3]*[.C192]/1000)" table:style-name="ce1">
            <text:p>0,187316693</text:p>
          </table:table-cell>
          <table:table-cell table:number-columns-repeated="16375"/>
        </table:table-row>
        <table:table-row table:style-name="ro3">
          <table:table-cell office:value-type="time" office:time-value="PT16H51M33S" table:style-name="ce7">
            <text:p>16:51:33</text:p>
          </table:table-cell>
          <table:table-cell office:value-type="time" office:time-value="PT16H51M34S" table:style-name="ce7">
            <text:p>16:51:3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6.38" table:style-name="ce1">
            <text:p>546,38</text:p>
          </table:table-cell>
          <table:table-cell office:value-type="float" office:value="2.9997573312000001" table:formula="of:=[.C193]/1000 * [.D193]*[.E193]/1000" table:style-name="ce3">
            <text:p>2,999757331</text:p>
          </table:table-cell>
          <table:table-cell table:number-columns-repeated="2" table:style-name="ce1"/>
          <table:table-cell office:value-type="float" office:value="0.29518052658584448" table:formula="of:=[.F193]-([.$J$3]*[.C193]/1000)" table:style-name="ce1">
            <text:p>0,295180527</text:p>
          </table:table-cell>
          <table:table-cell table:number-columns-repeated="16375"/>
        </table:table-row>
        <table:table-row table:style-name="ro3">
          <table:table-cell office:value-type="time" office:time-value="PT16H51M34S" table:style-name="ce7">
            <text:p>16:51:34</text:p>
          </table:table-cell>
          <table:table-cell office:value-type="time" office:time-value="PT16H51M35S" table:style-name="ce7">
            <text:p>16:51:35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2.73" table:style-name="ce1">
            <text:p>552,73</text:p>
          </table:table-cell>
          <table:table-cell office:value-type="float" office:value="3.0631412232000002" table:formula="of:=[.C194]/1000 * [.D194]*[.E194]/1000" table:style-name="ce3">
            <text:p>3,063141223</text:p>
          </table:table-cell>
          <table:table-cell table:number-columns-repeated="2" table:style-name="ce1"/>
          <table:table-cell office:value-type="float" office:value="0.33314546365526043" table:formula="of:=[.F194]-([.$J$3]*[.C194]/1000)" table:style-name="ce1">
            <text:p>0,333145464</text:p>
          </table:table-cell>
          <table:table-cell table:number-columns-repeated="16375"/>
        </table:table-row>
        <table:table-row table:style-name="ro3">
          <table:table-cell office:value-type="time" office:time-value="PT16H51M35S" table:style-name="ce7">
            <text:p>16:51:35</text:p>
          </table:table-cell>
          <table:table-cell office:value-type="time" office:time-value="PT16H51M36S" table:style-name="ce7">
            <text:p>16:51:36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3.02" table:style-name="ce1">
            <text:p>553,02</text:p>
          </table:table-cell>
          <table:table-cell office:value-type="float" office:value="3.0305053584000001" table:formula="of:=[.C195]/1000 * [.D195]*[.E195]/1000" table:style-name="ce3">
            <text:p>3,030505358</text:p>
          </table:table-cell>
          <table:table-cell table:number-columns-repeated="2" table:style-name="ce1"/>
          <table:table-cell office:value-type="float" office:value="0.33101234477196106" table:formula="of:=[.F195]-([.$J$3]*[.C195]/1000)" table:style-name="ce1">
            <text:p>0,331012345</text:p>
          </table:table-cell>
          <table:table-cell table:number-columns-repeated="16375"/>
        </table:table-row>
        <table:table-row table:style-name="ro3">
          <table:table-cell office:value-type="time" office:time-value="PT16H51M36S" table:style-name="ce7">
            <text:p>16:51:36</text:p>
          </table:table-cell>
          <table:table-cell office:value-type="time" office:time-value="PT16H51M37S" table:style-name="ce7">
            <text:p>16:51:37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37.66" table:style-name="ce1">
            <text:p>537,66</text:p>
          </table:table-cell>
          <table:table-cell office:value-type="float" office:value="2.9435594616" table:formula="of:=[.C196]/1000 * [.D196]*[.E196]/1000" table:style-name="ce3">
            <text:p>2,943559462</text:p>
          </table:table-cell>
          <table:table-cell table:number-columns-repeated="2" table:style-name="ce1"/>
          <table:table-cell office:value-type="float" office:value="0.2466083434650197" table:formula="of:=[.F196]-([.$J$3]*[.C196]/1000)" table:style-name="ce1">
            <text:p>0,246608343</text:p>
          </table:table-cell>
          <table:table-cell table:number-columns-repeated="16375"/>
        </table:table-row>
        <table:table-row table:style-name="ro3">
          <table:table-cell office:value-type="time" office:time-value="PT16H51M37S" table:style-name="ce7">
            <text:p>16:51:37</text:p>
          </table:table-cell>
          <table:table-cell office:value-type="time" office:time-value="PT16H51M38S" table:style-name="ce7">
            <text:p>16:51:38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57.58000000000004" table:style-name="ce1">
            <text:p>557,58</text:p>
          </table:table-cell>
          <table:table-cell office:value-type="float" office:value="3.0871420343999998" table:formula="of:=[.C197]/1000 * [.D197]*[.E197]/1000" table:style-name="ce3">
            <text:p>3,087142034</text:p>
          </table:table-cell>
          <table:table-cell table:number-columns-repeated="2" table:style-name="ce1"/>
          <table:table-cell office:value-type="float" office:value="0.35968817034831835" table:formula="of:=[.F197]-([.$J$3]*[.C197]/1000)" table:style-name="ce1">
            <text:p>0,35968817</text:p>
          </table:table-cell>
          <table:table-cell table:number-columns-repeated="16375"/>
        </table:table-row>
        <table:table-row table:style-name="ro3">
          <table:table-cell office:value-type="time" office:time-value="PT16H51M38S" table:style-name="ce7">
            <text:p>16:51:38</text:p>
          </table:table-cell>
          <table:table-cell office:value-type="time" office:time-value="PT16H51M39S" table:style-name="ce7">
            <text:p>16:51:3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5" table:style-name="ce1">
            <text:p>528,5</text:p>
          </table:table-cell>
          <table:table-cell office:value-type="float" office:value="2.8935533549999994" table:formula="of:=[.C198]/1000 * [.D198]*[.E198]/1000" table:style-name="ce3">
            <text:p>2,893553355</text:p>
          </table:table-cell>
          <table:table-cell table:number-columns-repeated="2" table:style-name="ce1"/>
          <table:table-cell office:value-type="float" office:value="0.20168602785113565" table:formula="of:=[.F198]-([.$J$3]*[.C198]/1000)" table:style-name="ce1">
            <text:p>0,201686028</text:p>
          </table:table-cell>
          <table:table-cell table:number-columns-repeated="16375"/>
        </table:table-row>
        <table:table-row table:style-name="ro3">
          <table:table-cell office:value-type="time" office:time-value="PT16H51M39S" table:style-name="ce7">
            <text:p>16:51:39</text:p>
          </table:table-cell>
          <table:table-cell office:value-type="time" office:time-value="PT16H51M40S" table:style-name="ce7">
            <text:p>16:51:4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0.98" table:style-name="ce1">
            <text:p>520,98</text:p>
          </table:table-cell>
          <table:table-cell office:value-type="float" office:value="2.8577680625999999" table:formula="of:=[.C199]/1000 * [.D199]*[.E199]/1000" table:style-name="ce3">
            <text:p>2,857768063</text:p>
          </table:table-cell>
          <table:table-cell table:number-columns-repeated="2" table:style-name="ce1"/>
          <table:table-cell office:value-type="float" office:value="0.1608169444650196" table:formula="of:=[.F199]-([.$J$3]*[.C199]/1000)" table:style-name="ce1">
            <text:p>0,160816944</text:p>
          </table:table-cell>
          <table:table-cell table:number-columns-repeated="16375"/>
        </table:table-row>
        <table:table-row table:style-name="ro3">
          <table:table-cell office:value-type="time" office:time-value="PT16H51M40S" table:style-name="ce7">
            <text:p>16:51:40</text:p>
          </table:table-cell>
          <table:table-cell office:value-type="time" office:time-value="PT16H51M41S" table:style-name="ce7">
            <text:p>16:51:4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5.52" table:style-name="ce1">
            <text:p>525,52</text:p>
          </table:table-cell>
          <table:table-cell office:value-type="float" office:value="2.9044071495999999" table:formula="of:=[.C200]/1000 * [.D200]*[.E200]/1000" table:style-name="ce3">
            <text:p>2,90440715</text:p>
          </table:table-cell>
          <table:table-cell table:number-columns-repeated="2" table:style-name="ce1"/>
          <table:table-cell office:value-type="float" office:value="0.18712086752055246" table:formula="of:=[.F200]-([.$J$3]*[.C200]/1000)" table:style-name="ce1">
            <text:p>0,187120868</text:p>
          </table:table-cell>
          <table:table-cell table:number-columns-repeated="16375"/>
        </table:table-row>
        <table:table-row table:style-name="ro3">
          <table:table-cell office:value-type="time" office:time-value="PT16H51M41S" table:style-name="ce7">
            <text:p>16:51:41</text:p>
          </table:table-cell>
          <table:table-cell office:value-type="time" office:time-value="PT16H51M42S" table:style-name="ce7">
            <text:p>16:51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1" table:style-name="ce1">
            <text:p>531,1</text:p>
          </table:table-cell>
          <table:table-cell office:value-type="float" office:value="2.9105342200000002" table:formula="of:=[.C201]/1000 * [.D201]*[.E201]/1000" table:style-name="ce3">
            <text:p>2,91053422</text:p>
          </table:table-cell>
          <table:table-cell table:number-columns-repeated="2" table:style-name="ce1"/>
          <table:table-cell office:value-type="float" office:value="0.21612499735807811" table:formula="of:=[.F201]-([.$J$3]*[.C201]/1000)" table:style-name="ce1">
            <text:p>0,216124997</text:p>
          </table:table-cell>
          <table:table-cell table:number-columns-repeated="16375"/>
        </table:table-row>
        <table:table-row table:style-name="ro3">
          <table:table-cell office:value-type="time" office:time-value="PT16H51M42S" table:style-name="ce7">
            <text:p>16:51:42</text:p>
          </table:table-cell>
          <table:table-cell office:value-type="time" office:time-value="PT16H51M43S" table:style-name="ce7">
            <text:p>16:51:4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08000000000004" table:style-name="ce1">
            <text:p>520,08</text:p>
          </table:table-cell>
          <table:table-cell office:value-type="float" office:value="2.8501424160000002" table:formula="of:=[.C202]/1000 * [.D202]*[.E202]/1000" table:style-name="ce3">
            <text:p>2,850142416</text:p>
          </table:table-cell>
          <table:table-cell table:number-columns-repeated="2" table:style-name="ce1"/>
          <table:table-cell office:value-type="float" office:value="0.15573319335807811" table:formula="of:=[.F202]-([.$J$3]*[.C202]/1000)" table:style-name="ce1">
            <text:p>0,155733193</text:p>
          </table:table-cell>
          <table:table-cell table:number-columns-repeated="16375"/>
        </table:table-row>
        <table:table-row table:style-name="ro3">
          <table:table-cell office:value-type="time" office:time-value="PT16H51M43S" table:style-name="ce7">
            <text:p>16:51:43</text:p>
          </table:table-cell>
          <table:table-cell office:value-type="time" office:time-value="PT16H51M45S" table:style-name="ce7">
            <text:p>16:51:45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3.94000000000005" table:style-name="ce1">
            <text:p>533,94</text:p>
          </table:table-cell>
          <table:table-cell office:value-type="float" office:value="2.9314587456000005" table:formula="of:=[.C203]/1000 * [.D203]*[.E203]/1000" table:style-name="ce3">
            <text:p>2,931458746</text:p>
          </table:table-cell>
          <table:table-cell table:number-columns-repeated="2" table:style-name="ce1"/>
          <table:table-cell office:value-type="float" office:value="0.22688194098584491" table:formula="of:=[.F203]-([.$J$3]*[.C203]/1000)" table:style-name="ce1">
            <text:p>0,226881941</text:p>
          </table:table-cell>
          <table:table-cell table:number-columns-repeated="16375"/>
        </table:table-row>
        <table:table-row table:style-name="ro3">
          <table:table-cell office:value-type="time" office:time-value="PT16H51M45S" table:style-name="ce7">
            <text:p>16:51:45</text:p>
          </table:table-cell>
          <table:table-cell office:value-type="time" office:time-value="PT16H51M46S" table:style-name="ce7">
            <text:p>16:51:4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16.46" table:style-name="ce1">
            <text:p>516,46</text:p>
          </table:table-cell>
          <table:table-cell office:value-type="float" office:value="2.8354893504000001" table:formula="of:=[.C204]/1000 * [.D204]*[.E204]/1000" table:style-name="ce3">
            <text:p>2,83548935</text:p>
          </table:table-cell>
          <table:table-cell table:number-columns-repeated="2" table:style-name="ce1"/>
          <table:table-cell office:value-type="float" office:value="0.13091254578584444" table:formula="of:=[.F204]-([.$J$3]*[.C204]/1000)" table:style-name="ce1">
            <text:p>0,130912546</text:p>
          </table:table-cell>
          <table:table-cell table:number-columns-repeated="16375"/>
        </table:table-row>
        <table:table-row table:style-name="ro3">
          <table:table-cell office:value-type="time" office:time-value="PT16H51M46S" table:style-name="ce7">
            <text:p>16:51:46</text:p>
          </table:table-cell>
          <table:table-cell office:value-type="time" office:time-value="PT16H51M47S" table:style-name="ce7">
            <text:p>16:51:4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0.88" table:style-name="ce1">
            <text:p>540,88</text:p>
          </table:table-cell>
          <table:table-cell office:value-type="float" office:value="2.9753159744000004" table:formula="of:=[.C205]/1000 * [.D205]*[.E205]/1000" table:style-name="ce3">
            <text:p>2,975315974</text:p>
          </table:table-cell>
          <table:table-cell table:number-columns-repeated="2" table:style-name="ce1"/>
          <table:table-cell office:value-type="float" office:value="0.27073916978584478" table:formula="of:=[.F205]-([.$J$3]*[.C205]/1000)" table:style-name="ce1">
            <text:p>0,27073917</text:p>
          </table:table-cell>
          <table:table-cell table:number-columns-repeated="16375"/>
        </table:table-row>
        <table:table-row table:style-name="ro3">
          <table:table-cell office:value-type="time" office:time-value="PT16H51M47S" table:style-name="ce7">
            <text:p>16:51:47</text:p>
          </table:table-cell>
          <table:table-cell office:value-type="time" office:time-value="PT16H51M48S" table:style-name="ce7">
            <text:p>16:51:4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1.51" table:style-name="ce1">
            <text:p>541,51</text:p>
          </table:table-cell>
          <table:table-cell office:value-type="float" office:value="2.9731823153999999" table:formula="of:=[.C206]/1000 * [.D206]*[.E206]/1000" table:style-name="ce3">
            <text:p>2,973182315</text:p>
          </table:table-cell>
          <table:table-cell table:number-columns-repeated="2" table:style-name="ce1"/>
          <table:table-cell office:value-type="float" office:value="0.27368930177196082" table:formula="of:=[.F206]-([.$J$3]*[.C206]/1000)" table:style-name="ce1">
            <text:p>0,273689302</text:p>
          </table:table-cell>
          <table:table-cell table:number-columns-repeated="16375"/>
        </table:table-row>
        <table:table-row table:style-name="ro3">
          <table:table-cell office:value-type="time" office:time-value="PT16H51M48S" table:style-name="ce7">
            <text:p>16:51:48</text:p>
          </table:table-cell>
          <table:table-cell office:value-type="time" office:time-value="PT16H51M49S" table:style-name="ce7">
            <text:p>16:51:49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22.74" table:style-name="ce1">
            <text:p>522,74</text:p>
          </table:table-cell>
          <table:table-cell office:value-type="float" office:value="2.8618760424" table:formula="of:=[.C207]/1000 * [.D207]*[.E207]/1000" table:style-name="ce3">
            <text:p>2,861876042</text:p>
          </table:table-cell>
          <table:table-cell table:number-columns-repeated="2" table:style-name="ce1"/>
          <table:table-cell office:value-type="float" office:value="0.1649249242650197" table:formula="of:=[.F207]-([.$J$3]*[.C207]/1000)" table:style-name="ce1">
            <text:p>0,164924924</text:p>
          </table:table-cell>
          <table:table-cell table:number-columns-repeated="16375"/>
        </table:table-row>
        <table:table-row table:style-name="ro3">
          <table:table-cell office:value-type="time" office:time-value="PT16H51M49S" table:style-name="ce7">
            <text:p>16:51:49</text:p>
          </table:table-cell>
          <table:table-cell office:value-type="time" office:time-value="PT16H51M50S" table:style-name="ce7">
            <text:p>16:51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53" table:style-name="ce1">
            <text:p>517,53</text:p>
          </table:table-cell>
          <table:table-cell office:value-type="float" office:value="2.8388435360999997" table:formula="of:=[.C208]/1000 * [.D208]*[.E208]/1000" table:style-name="ce3">
            <text:p>2,838843536</text:p>
          </table:table-cell>
          <table:table-cell table:number-columns-repeated="2" table:style-name="ce1"/>
          <table:table-cell office:value-type="float" office:value="0.14189241796501939" table:formula="of:=[.F208]-([.$J$3]*[.C208]/1000)" table:style-name="ce1">
            <text:p>0,141892418</text:p>
          </table:table-cell>
          <table:table-cell table:number-columns-repeated="16375"/>
        </table:table-row>
        <table:table-row table:style-name="ro3">
          <table:table-cell office:value-type="time" office:time-value="PT16H51M50S" table:style-name="ce7">
            <text:p>16:51:50</text:p>
          </table:table-cell>
          <table:table-cell office:value-type="time" office:time-value="PT16H51M51S" table:style-name="ce7">
            <text:p>16:51:5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4.29999999999995" table:style-name="ce1">
            <text:p>514,3</text:p>
          </table:table-cell>
          <table:table-cell office:value-type="float" office:value="2.8237847220000001" table:formula="of:=[.C209]/1000 * [.D209]*[.E209]/1000" table:style-name="ce3">
            <text:p>2,823784722</text:p>
          </table:table-cell>
          <table:table-cell table:number-columns-repeated="2" table:style-name="ce1"/>
          <table:table-cell office:value-type="float" office:value="0.12429170837196102" table:formula="of:=[.F209]-([.$J$3]*[.C209]/1000)" table:style-name="ce1">
            <text:p>0,124291708</text:p>
          </table:table-cell>
          <table:table-cell table:number-columns-repeated="16375"/>
        </table:table-row>
        <table:table-row table:style-name="ro3">
          <table:table-cell office:value-type="time" office:time-value="PT16H51M51S" table:style-name="ce7">
            <text:p>16:51:51</text:p>
          </table:table-cell>
          <table:table-cell office:value-type="time" office:time-value="PT16H51M52S" table:style-name="ce7">
            <text:p>16:51:5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2.59" table:style-name="ce1">
            <text:p>522,59</text:p>
          </table:table-cell>
          <table:table-cell office:value-type="float" office:value="2.8882138306999998" table:formula="of:=[.C210]/1000 * [.D210]*[.E210]/1000" table:style-name="ce3">
            <text:p>2,888213831</text:p>
          </table:table-cell>
          <table:table-cell table:number-columns-repeated="2" table:style-name="ce1"/>
          <table:table-cell office:value-type="float" office:value="0.17092754862055237" table:formula="of:=[.F210]-([.$J$3]*[.C210]/1000)" table:style-name="ce1">
            <text:p>0,170927549</text:p>
          </table:table-cell>
          <table:table-cell table:number-columns-repeated="16375"/>
        </table:table-row>
        <table:table-row table:style-name="ro3">
          <table:table-cell office:value-type="time" office:time-value="PT16H51M52S" table:style-name="ce7">
            <text:p>16:51:52</text:p>
          </table:table-cell>
          <table:table-cell office:value-type="time" office:time-value="PT16H51M53S" table:style-name="ce7">
            <text:p>16:51:5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05999999999995" table:style-name="ce1">
            <text:p>536,06</text:p>
          </table:table-cell>
          <table:table-cell office:value-type="float" office:value="2.9432588723999999" table:formula="of:=[.C211]/1000 * [.D211]*[.E211]/1000" table:style-name="ce3">
            <text:p>2,943258872</text:p>
          </table:table-cell>
          <table:table-cell table:number-columns-repeated="2" table:style-name="ce1"/>
          <table:table-cell office:value-type="float" office:value="0.24376585877196089" table:formula="of:=[.F211]-([.$J$3]*[.C211]/1000)" table:style-name="ce1">
            <text:p>0,243765859</text:p>
          </table:table-cell>
          <table:table-cell table:number-columns-repeated="16375"/>
        </table:table-row>
        <table:table-row table:style-name="ro3">
          <table:table-cell office:value-type="time" office:time-value="PT16H51M53S" table:style-name="ce7">
            <text:p>16:51:53</text:p>
          </table:table-cell>
          <table:table-cell office:value-type="time" office:time-value="PT16H51M54S" table:style-name="ce7">
            <text:p>16:51:54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6.52" table:style-name="ce1">
            <text:p>546,52</text:p>
          </table:table-cell>
          <table:table-cell office:value-type="float" office:value="2.9920658352" table:formula="of:=[.C212]/1000 * [.D212]*[.E212]/1000" table:style-name="ce3">
            <text:p>2,992065835</text:p>
          </table:table-cell>
          <table:table-cell table:number-columns-repeated="2" table:style-name="ce1"/>
          <table:table-cell office:value-type="float" office:value="0.29511471706501968" table:formula="of:=[.F212]-([.$J$3]*[.C212]/1000)" table:style-name="ce1">
            <text:p>0,295114717</text:p>
          </table:table-cell>
          <table:table-cell table:number-columns-repeated="16375"/>
        </table:table-row>
        <table:table-row table:style-name="ro3">
          <table:table-cell office:value-type="time" office:time-value="PT16H51M54S" table:style-name="ce7">
            <text:p>16:51:54</text:p>
          </table:table-cell>
          <table:table-cell office:value-type="time" office:time-value="PT16H51M55S" table:style-name="ce7">
            <text:p>16:51:55</text:p>
          </table:table-cell>
          <table:table-cell office:value-type="float" office:value="1072" table:style-name="ce1">
            <text:p>1072</text:p>
          </table:table-cell>
          <table:table-cell office:value-type="float" office:value="5.17" table:style-name="ce1">
            <text:p>5,17</text:p>
          </table:table-cell>
          <table:table-cell office:value-type="float" office:value="554.24" table:style-name="ce1">
            <text:p>554,24</text:p>
          </table:table-cell>
          <table:table-cell office:value-type="float" office:value="3.0717310976000003" table:formula="of:=[.C213]/1000 * [.D213]*[.E213]/1000" table:style-name="ce3">
            <text:p>3,071731098</text:p>
          </table:table-cell>
          <table:table-cell table:number-columns-repeated="2" table:style-name="ce1"/>
          <table:table-cell office:value-type="float" office:value="0.34681912904137757" table:formula="of:=[.F213]-([.$J$3]*[.C213]/1000)" table:style-name="ce1">
            <text:p>0,346819129</text:p>
          </table:table-cell>
          <table:table-cell table:number-columns-repeated="16375"/>
        </table:table-row>
        <table:table-row table:style-name="ro3">
          <table:table-cell office:value-type="time" office:time-value="PT16H51M55S" table:style-name="ce7">
            <text:p>16:51:55</text:p>
          </table:table-cell>
          <table:table-cell office:value-type="time" office:time-value="PT16H51M56S" table:style-name="ce7">
            <text:p>16:51:56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2.55999999999995" table:style-name="ce1">
            <text:p>532,56</text:p>
          </table:table-cell>
          <table:table-cell office:value-type="float" office:value="2.9323019879999994" table:formula="of:=[.C214]/1000 * [.D214]*[.E214]/1000" table:style-name="ce3">
            <text:p>2,932301988</text:p>
          </table:table-cell>
          <table:table-cell table:number-columns-repeated="2" table:style-name="ce1"/>
          <table:table-cell office:value-type="float" office:value="0.22518328789278552" table:formula="of:=[.F214]-([.$J$3]*[.C214]/1000)" table:style-name="ce1">
            <text:p>0,225183288</text:p>
          </table:table-cell>
          <table:table-cell table:number-columns-repeated="16375"/>
        </table:table-row>
        <table:table-row table:style-name="ro3">
          <table:table-cell office:value-type="time" office:time-value="PT16H51M56S" table:style-name="ce7">
            <text:p>16:51:56</text:p>
          </table:table-cell>
          <table:table-cell office:value-type="time" office:time-value="PT16H51M58S" table:style-name="ce7">
            <text:p>16:51:58</text:p>
          </table:table-cell>
          <table:table-cell office:value-type="float" office:value="1059" table:style-name="ce1">
            <text:p>1059</text:p>
          </table:table-cell>
          <table:table-cell office:value-type="float" office:value="5.16" table:style-name="ce1">
            <text:p>5,16</text:p>
          </table:table-cell>
          <table:table-cell office:value-type="float" office:value="528.1" table:style-name="ce1">
            <text:p>528,1</text:p>
          </table:table-cell>
          <table:table-cell office:value-type="float" office:value="2.8857707639999997" table:formula="of:=[.C215]/1000 * [.D215]*[.E215]/1000" table:style-name="ce3">
            <text:p>2,885770764</text:p>
          </table:table-cell>
          <table:table-cell table:number-columns-repeated="2" table:style-name="ce1"/>
          <table:table-cell office:value-type="float" office:value="0.19390343685113587" table:formula="of:=[.F215]-([.$J$3]*[.C215]/1000)" table:style-name="ce1">
            <text:p>0,193903437</text:p>
          </table:table-cell>
          <table:table-cell table:number-columns-repeated="16375"/>
        </table:table-row>
        <table:table-row table:style-name="ro3">
          <table:table-cell office:value-type="time" office:time-value="PT16H51M58S" table:style-name="ce7">
            <text:p>16:51:58</text:p>
          </table:table-cell>
          <table:table-cell office:value-type="time" office:time-value="PT16H51M59S" table:style-name="ce7">
            <text:p>16:51:59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7.85" table:style-name="ce1">
            <text:p>547,85</text:p>
          </table:table-cell>
          <table:table-cell office:value-type="float" office:value="3.0136571080000003" table:formula="of:=[.C216]/1000 * [.D216]*[.E216]/1000" table:style-name="ce3">
            <text:p>3,013657108</text:p>
          </table:table-cell>
          <table:table-cell table:number-columns-repeated="2" table:style-name="ce1"/>
          <table:table-cell office:value-type="float" office:value="0.30908030338584469" table:formula="of:=[.F216]-([.$J$3]*[.C216]/1000)" table:style-name="ce1">
            <text:p>0,309080303</text:p>
          </table:table-cell>
          <table:table-cell table:number-columns-repeated="16375"/>
        </table:table-row>
        <table:table-row table:style-name="ro3">
          <table:table-cell office:value-type="time" office:time-value="PT16H51M59S" table:style-name="ce7">
            <text:p>16:51:59</text:p>
          </table:table-cell>
          <table:table-cell office:value-type="time" office:time-value="PT16H52M0S" table:style-name="ce7">
            <text:p>16:52:0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3.63" table:style-name="ce1">
            <text:p>533,63</text:p>
          </table:table-cell>
          <table:table-cell office:value-type="float" office:value="2.924399126" table:formula="of:=[.C217]/1000 * [.D217]*[.E217]/1000" table:style-name="ce3">
            <text:p>2,924399126</text:p>
          </table:table-cell>
          <table:table-cell table:number-columns-repeated="2" table:style-name="ce1"/>
          <table:table-cell office:value-type="float" office:value="0.2299899033580779" table:formula="of:=[.F217]-([.$J$3]*[.C217]/1000)" table:style-name="ce1">
            <text:p>0,229989903</text:p>
          </table:table-cell>
          <table:table-cell table:number-columns-repeated="16375"/>
        </table:table-row>
        <table:table-row table:style-name="ro3">
          <table:table-cell office:value-type="time" office:time-value="PT16H52M0S" table:style-name="ce7">
            <text:p>16:52:00</text:p>
          </table:table-cell>
          <table:table-cell office:value-type="time" office:time-value="PT16H52M1S" table:style-name="ce7">
            <text:p>16:52:01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39.62" table:style-name="ce1">
            <text:p>539,62</text:p>
          </table:table-cell>
          <table:table-cell office:value-type="float" office:value="2.9570744304000005" table:formula="of:=[.C218]/1000 * [.D218]*[.E218]/1000" table:style-name="ce3">
            <text:p>2,95707443</text:p>
          </table:table-cell>
          <table:table-cell table:number-columns-repeated="2" table:style-name="ce1"/>
          <table:table-cell office:value-type="float" office:value="0.25758141677196145" table:formula="of:=[.F218]-([.$J$3]*[.C218]/1000)" table:style-name="ce1">
            <text:p>0,257581417</text:p>
          </table:table-cell>
          <table:table-cell table:number-columns-repeated="16375"/>
        </table:table-row>
        <table:table-row table:style-name="ro3">
          <table:table-cell office:value-type="time" office:time-value="PT16H52M1S" table:style-name="ce7">
            <text:p>16:52:01</text:p>
          </table:table-cell>
          <table:table-cell office:value-type="time" office:time-value="PT16H52M2S" table:style-name="ce7">
            <text:p>16:52:02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25.63" table:style-name="ce1">
            <text:p>525,63</text:p>
          </table:table-cell>
          <table:table-cell office:value-type="float" office:value="2.9048206067999995" table:formula="of:=[.C219]/1000 * [.D219]*[.E219]/1000" table:style-name="ce3">
            <text:p>2,904820607</text:p>
          </table:table-cell>
          <table:table-cell table:number-columns-repeated="2" table:style-name="ce1"/>
          <table:table-cell office:value-type="float" office:value="0.18245053373443509" table:formula="of:=[.F219]-([.$J$3]*[.C219]/1000)" table:style-name="ce1">
            <text:p>0,182450534</text:p>
          </table:table-cell>
          <table:table-cell table:number-columns-repeated="16375"/>
        </table:table-row>
        <table:table-row table:style-name="ro3">
          <table:table-cell office:value-type="time" office:time-value="PT16H52M2S" table:style-name="ce7">
            <text:p>16:52:02</text:p>
          </table:table-cell>
          <table:table-cell office:value-type="time" office:time-value="PT16H52M3S" table:style-name="ce7">
            <text:p>16:52:0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9.96" table:style-name="ce1">
            <text:p>549,96</text:p>
          </table:table-cell>
          <table:table-cell office:value-type="float" office:value="3.0108990096000001" table:formula="of:=[.C220]/1000 * [.D220]*[.E220]/1000" table:style-name="ce3">
            <text:p>3,01089901</text:p>
          </table:table-cell>
          <table:table-cell table:number-columns-repeated="2" table:style-name="ce1"/>
          <table:table-cell office:value-type="float" office:value="0.31394789146501978" table:formula="of:=[.F220]-([.$J$3]*[.C220]/1000)" table:style-name="ce1">
            <text:p>0,313947891</text:p>
          </table:table-cell>
          <table:table-cell table:number-columns-repeated="16375"/>
        </table:table-row>
        <table:table-row table:style-name="ro3">
          <table:table-cell office:value-type="time" office:time-value="PT16H52M3S" table:style-name="ce7">
            <text:p>16:52:03</text:p>
          </table:table-cell>
          <table:table-cell office:value-type="time" office:time-value="PT16H52M4S" table:style-name="ce7">
            <text:p>16:52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29999999999995" table:style-name="ce1">
            <text:p>537,3</text:p>
          </table:table-cell>
          <table:table-cell office:value-type="float" office:value="2.9445114599999997" table:formula="of:=[.C221]/1000 * [.D221]*[.E221]/1000" table:style-name="ce3">
            <text:p>2,94451146</text:p>
          </table:table-cell>
          <table:table-cell table:number-columns-repeated="2" table:style-name="ce1"/>
          <table:table-cell office:value-type="float" office:value="0.25010223735807768" table:formula="of:=[.F221]-([.$J$3]*[.C221]/1000)" table:style-name="ce1">
            <text:p>0,250102237</text:p>
          </table:table-cell>
          <table:table-cell table:number-columns-repeated="16375"/>
        </table:table-row>
        <table:table-row table:style-name="ro3">
          <table:table-cell office:value-type="time" office:time-value="PT16H52M4S" table:style-name="ce7">
            <text:p>16:52:04</text:p>
          </table:table-cell>
          <table:table-cell office:value-type="time" office:time-value="PT16H52M5S" table:style-name="ce7">
            <text:p>16:52:0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5.02" table:style-name="ce1">
            <text:p>545,02</text:p>
          </table:table-cell>
          <table:table-cell office:value-type="float" office:value="2.9838536952000001" table:formula="of:=[.C222]/1000 * [.D222]*[.E222]/1000" table:style-name="ce3">
            <text:p>2,983853695</text:p>
          </table:table-cell>
          <table:table-cell table:number-columns-repeated="2" table:style-name="ce1"/>
          <table:table-cell office:value-type="float" office:value="0.28690257706501976" table:formula="of:=[.F222]-([.$J$3]*[.C222]/1000)" table:style-name="ce1">
            <text:p>0,286902577</text:p>
          </table:table-cell>
          <table:table-cell table:number-columns-repeated="16375"/>
        </table:table-row>
        <table:table-row table:style-name="ro3">
          <table:table-cell office:value-type="time" office:time-value="PT16H52M5S" table:style-name="ce7">
            <text:p>16:52:05</text:p>
          </table:table-cell>
          <table:table-cell office:value-type="time" office:time-value="PT16H52M6S" table:style-name="ce7">
            <text:p>16:52:06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41.38" table:style-name="ce1">
            <text:p>541,38</text:p>
          </table:table-cell>
          <table:table-cell office:value-type="float" office:value="2.9611320480000005" table:formula="of:=[.C223]/1000 * [.D223]*[.E223]/1000" table:style-name="ce3">
            <text:p>2,961132048</text:p>
          </table:table-cell>
          <table:table-cell table:number-columns-repeated="2" table:style-name="ce1"/>
          <table:table-cell office:value-type="float" office:value="0.26672282535807845" table:formula="of:=[.F223]-([.$J$3]*[.C223]/1000)" table:style-name="ce1">
            <text:p>0,266722825</text:p>
          </table:table-cell>
          <table:table-cell table:number-columns-repeated="16375"/>
        </table:table-row>
        <table:table-row table:style-name="ro3">
          <table:table-cell office:value-type="time" office:time-value="PT16H52M6S" table:style-name="ce7">
            <text:p>16:52:06</text:p>
          </table:table-cell>
          <table:table-cell office:value-type="time" office:time-value="PT16H52M7S" table:style-name="ce7">
            <text:p>16:52:0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8.16999999999996" table:style-name="ce1">
            <text:p>538,17</text:p>
          </table:table-cell>
          <table:table-cell office:value-type="float" office:value="2.9576262506999997" table:formula="of:=[.C224]/1000 * [.D224]*[.E224]/1000" table:style-name="ce3">
            <text:p>2,957626251</text:p>
          </table:table-cell>
          <table:table-cell table:number-columns-repeated="2" table:style-name="ce1"/>
          <table:table-cell office:value-type="float" office:value="0.2555913415789024" table:formula="of:=[.F224]-([.$J$3]*[.C224]/1000)" table:style-name="ce1">
            <text:p>0,255591342</text:p>
          </table:table-cell>
          <table:table-cell table:number-columns-repeated="16375"/>
        </table:table-row>
        <table:table-row table:style-name="ro3">
          <table:table-cell office:value-type="time" office:time-value="PT16H52M7S" table:style-name="ce7">
            <text:p>16:52:07</text:p>
          </table:table-cell>
          <table:table-cell office:value-type="time" office:time-value="PT16H52M8S" table:style-name="ce7">
            <text:p>16:52:08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45.6" table:style-name="ce1">
            <text:p>545,6</text:p>
          </table:table-cell>
          <table:table-cell office:value-type="float" office:value="3.0153838879999997" table:formula="of:=[.C225]/1000 * [.D225]*[.E225]/1000" table:style-name="ce3">
            <text:p>3,015383888</text:p>
          </table:table-cell>
          <table:table-cell table:number-columns-repeated="2" table:style-name="ce1"/>
          <table:table-cell office:value-type="float" office:value="0.29809760592055223" table:formula="of:=[.F225]-([.$J$3]*[.C225]/1000)" table:style-name="ce1">
            <text:p>0,298097606</text:p>
          </table:table-cell>
          <table:table-cell table:number-columns-repeated="16375"/>
        </table:table-row>
        <table:table-row table:style-name="ro3">
          <table:table-cell office:value-type="time" office:time-value="PT16H52M8S" table:style-name="ce7">
            <text:p>16:52:08</text:p>
          </table:table-cell>
          <table:table-cell office:value-type="time" office:time-value="PT16H52M10S" table:style-name="ce7">
            <text:p>16:52:1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48" table:style-name="ce1">
            <text:p>527,48</text:p>
          </table:table-cell>
          <table:table-cell office:value-type="float" office:value="2.890695896" table:formula="of:=[.C226]/1000 * [.D226]*[.E226]/1000" table:style-name="ce3">
            <text:p>2,890695896</text:p>
          </table:table-cell>
          <table:table-cell table:number-columns-repeated="2" table:style-name="ce1"/>
          <table:table-cell office:value-type="float" office:value="0.19628667335807792" table:formula="of:=[.F226]-([.$J$3]*[.C226]/1000)" table:style-name="ce1">
            <text:p>0,196286673</text:p>
          </table:table-cell>
          <table:table-cell table:number-columns-repeated="16375"/>
        </table:table-row>
        <table:table-row table:style-name="ro3">
          <table:table-cell office:value-type="time" office:time-value="PT16H52M10S" table:style-name="ce7">
            <text:p>16:52:10</text:p>
          </table:table-cell>
          <table:table-cell office:value-type="time" office:time-value="PT16H52M11S" table:style-name="ce7">
            <text:p>16:52:1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7.44000000000005" table:style-name="ce1">
            <text:p>547,44</text:p>
          </table:table-cell>
          <table:table-cell office:value-type="float" office:value="3.0057412176000002" table:formula="of:=[.C227]/1000 * [.D227]*[.E227]/1000" table:style-name="ce3">
            <text:p>3,005741218</text:p>
          </table:table-cell>
          <table:table-cell table:number-columns-repeated="2" table:style-name="ce1"/>
          <table:table-cell office:value-type="float" office:value="0.30624820397196117" table:formula="of:=[.F227]-([.$J$3]*[.C227]/1000)" table:style-name="ce1">
            <text:p>0,306248204</text:p>
          </table:table-cell>
          <table:table-cell table:number-columns-repeated="16375"/>
        </table:table-row>
        <table:table-row table:style-name="ro3">
          <table:table-cell office:value-type="time" office:time-value="PT16H52M11S" table:style-name="ce7">
            <text:p>16:52:11</text:p>
          </table:table-cell>
          <table:table-cell office:value-type="time" office:time-value="PT16H52M12S" table:style-name="ce7">
            <text:p>16:52:1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8.71" table:style-name="ce1">
            <text:p>548,71</text:p>
          </table:table-cell>
          <table:table-cell office:value-type="float" office:value="3.0127142034000003" table:formula="of:=[.C228]/1000 * [.D228]*[.E228]/1000" table:style-name="ce3">
            <text:p>3,012714203</text:p>
          </table:table-cell>
          <table:table-cell table:number-columns-repeated="2" table:style-name="ce1"/>
          <table:table-cell office:value-type="float" office:value="0.31322118977196123" table:formula="of:=[.F228]-([.$J$3]*[.C228]/1000)" table:style-name="ce1">
            <text:p>0,31322119</text:p>
          </table:table-cell>
          <table:table-cell table:number-columns-repeated="16375"/>
        </table:table-row>
        <table:table-row table:style-name="ro3">
          <table:table-cell office:value-type="time" office:time-value="PT16H52M12S" table:style-name="ce7">
            <text:p>16:52:12</text:p>
          </table:table-cell>
          <table:table-cell office:value-type="time" office:time-value="PT16H52M13S" table:style-name="ce7">
            <text:p>16:52:13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4.12" table:style-name="ce1">
            <text:p>554,12</text:p>
          </table:table-cell>
          <table:table-cell office:value-type="float" office:value="3.0622666031999999" table:formula="of:=[.C229]/1000 * [.D229]*[.E229]/1000" table:style-name="ce3">
            <text:p>3,062266603</text:p>
          </table:table-cell>
          <table:table-cell table:number-columns-repeated="2" table:style-name="ce1"/>
          <table:table-cell office:value-type="float" office:value="0.33989653013443544" table:formula="of:=[.F229]-([.$J$3]*[.C229]/1000)" table:style-name="ce1">
            <text:p>0,33989653</text:p>
          </table:table-cell>
          <table:table-cell table:number-columns-repeated="16375"/>
        </table:table-row>
        <table:table-row table:style-name="ro3">
          <table:table-cell office:value-type="time" office:time-value="PT16H52M13S" table:style-name="ce7">
            <text:p>16:52:13</text:p>
          </table:table-cell>
          <table:table-cell office:value-type="time" office:time-value="PT16H52M14S" table:style-name="ce7">
            <text:p>16:52:14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42.64" table:style-name="ce1">
            <text:p>542,64</text:p>
          </table:table-cell>
          <table:table-cell office:value-type="float" office:value="2.9736237888000003" table:formula="of:=[.C230]/1000 * [.D230]*[.E230]/1000" table:style-name="ce3">
            <text:p>2,973623789</text:p>
          </table:table-cell>
          <table:table-cell table:number-columns-repeated="2" table:style-name="ce1"/>
          <table:table-cell office:value-type="float" office:value="0.27413077517196127" table:formula="of:=[.F230]-([.$J$3]*[.C230]/1000)" table:style-name="ce1">
            <text:p>0,274130775</text:p>
          </table:table-cell>
          <table:table-cell table:number-columns-repeated="16375"/>
        </table:table-row>
        <table:table-row table:style-name="ro3">
          <table:table-cell office:value-type="time" office:time-value="PT16H52M14S" table:style-name="ce7">
            <text:p>16:52:14</text:p>
          </table:table-cell>
          <table:table-cell office:value-type="time" office:time-value="PT16H52M15S" table:style-name="ce7">
            <text:p>16:52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08000000000004" table:style-name="ce1">
            <text:p>540,08</text:p>
          </table:table-cell>
          <table:table-cell office:value-type="float" office:value="2.9597464160000002" table:formula="of:=[.C231]/1000 * [.D231]*[.E231]/1000" table:style-name="ce3">
            <text:p>2,959746416</text:p>
          </table:table-cell>
          <table:table-cell table:number-columns-repeated="2" table:style-name="ce1"/>
          <table:table-cell office:value-type="float" office:value="0.26533719335807815" table:formula="of:=[.F231]-([.$J$3]*[.C231]/1000)" table:style-name="ce1">
            <text:p>0,265337193</text:p>
          </table:table-cell>
          <table:table-cell table:number-columns-repeated="16375"/>
        </table:table-row>
        <table:table-row table:style-name="ro3">
          <table:table-cell office:value-type="time" office:time-value="PT16H52M15S" table:style-name="ce7">
            <text:p>16:52:15</text:p>
          </table:table-cell>
          <table:table-cell office:value-type="time" office:time-value="PT16H52M16S" table:style-name="ce7">
            <text:p>16:52:16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44.04999999999995" table:style-name="ce1">
            <text:p>544,05</text:p>
          </table:table-cell>
          <table:table-cell office:value-type="float" office:value="3.0010015619999999" table:formula="of:=[.C232]/1000 * [.D232]*[.E232]/1000" table:style-name="ce3">
            <text:p>3,001001562</text:p>
          </table:table-cell>
          <table:table-cell table:number-columns-repeated="2" table:style-name="ce1"/>
          <table:table-cell office:value-type="float" office:value="0.28371527992055245" table:formula="of:=[.F232]-([.$J$3]*[.C232]/1000)" table:style-name="ce1">
            <text:p>0,28371528</text:p>
          </table:table-cell>
          <table:table-cell table:number-columns-repeated="16375"/>
        </table:table-row>
        <table:table-row table:style-name="ro3">
          <table:table-cell office:value-type="time" office:time-value="PT16H52M16S" table:style-name="ce7">
            <text:p>16:52:16</text:p>
          </table:table-cell>
          <table:table-cell office:value-type="time" office:time-value="PT16H52M17S" table:style-name="ce7">
            <text:p>16:52:1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5.12" table:style-name="ce1">
            <text:p>545,12</text:p>
          </table:table-cell>
          <table:table-cell office:value-type="float" office:value="2.9873666240000003" table:formula="of:=[.C233]/1000 * [.D233]*[.E233]/1000" table:style-name="ce3">
            <text:p>2,987366624</text:p>
          </table:table-cell>
          <table:table-cell table:number-columns-repeated="2" table:style-name="ce1"/>
          <table:table-cell office:value-type="float" office:value="0.29295740135807824" table:formula="of:=[.F233]-([.$J$3]*[.C233]/1000)" table:style-name="ce1">
            <text:p>0,292957401</text:p>
          </table:table-cell>
          <table:table-cell table:number-columns-repeated="16375"/>
        </table:table-row>
        <table:table-row table:style-name="ro3">
          <table:table-cell office:value-type="time" office:time-value="PT16H52M17S" table:style-name="ce7">
            <text:p>16:52:17</text:p>
          </table:table-cell>
          <table:table-cell office:value-type="time" office:time-value="PT16H52M18S" table:style-name="ce7">
            <text:p>16:52:18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53.79" table:style-name="ce1">
            <text:p>553,79</text:p>
          </table:table-cell>
          <table:table-cell office:value-type="float" office:value="3.0406061466000001" table:formula="of:=[.C234]/1000 * [.D234]*[.E234]/1000" table:style-name="ce3">
            <text:p>3,040606147</text:p>
          </table:table-cell>
          <table:table-cell table:number-columns-repeated="2" table:style-name="ce1"/>
          <table:table-cell office:value-type="float" office:value="0.341113132971961" table:formula="of:=[.F234]-([.$J$3]*[.C234]/1000)" table:style-name="ce1">
            <text:p>0,341113133</text:p>
          </table:table-cell>
          <table:table-cell table:number-columns-repeated="16375"/>
        </table:table-row>
        <table:table-row table:style-name="ro3">
          <table:table-cell office:value-type="time" office:time-value="PT16H52M18S" table:style-name="ce7">
            <text:p>16:52:18</text:p>
          </table:table-cell>
          <table:table-cell office:value-type="time" office:time-value="PT16H52M19S" table:style-name="ce7">
            <text:p>16:52:19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1.79" table:style-name="ce1">
            <text:p>531,79</text:p>
          </table:table-cell>
          <table:table-cell office:value-type="float" office:value="2.9196547295999999" table:formula="of:=[.C235]/1000 * [.D235]*[.E235]/1000" table:style-name="ce3">
            <text:p>2,91965473</text:p>
          </table:table-cell>
          <table:table-cell table:number-columns-repeated="2" table:style-name="ce1"/>
          <table:table-cell office:value-type="float" office:value="0.21507792498584433" table:formula="of:=[.F235]-([.$J$3]*[.C235]/1000)" table:style-name="ce1">
            <text:p>0,215077925</text:p>
          </table:table-cell>
          <table:table-cell table:number-columns-repeated="16375"/>
        </table:table-row>
        <table:table-row table:style-name="ro3">
          <table:table-cell office:value-type="time" office:time-value="PT16H52M19S" table:style-name="ce7">
            <text:p>16:52:19</text:p>
          </table:table-cell>
          <table:table-cell office:value-type="time" office:time-value="PT16H52M20S" table:style-name="ce7">
            <text:p>16:52:20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1.62" table:style-name="ce1">
            <text:p>521,62</text:p>
          </table:table-cell>
          <table:table-cell office:value-type="float" office:value="2.8639754748000001" table:formula="of:=[.C236]/1000 * [.D236]*[.E236]/1000" table:style-name="ce3">
            <text:p>2,863975475</text:p>
          </table:table-cell>
          <table:table-cell table:number-columns-repeated="2" table:style-name="ce1"/>
          <table:table-cell office:value-type="float" office:value="0.16448246117196108" table:formula="of:=[.F236]-([.$J$3]*[.C236]/1000)" table:style-name="ce1">
            <text:p>0,164482461</text:p>
          </table:table-cell>
          <table:table-cell table:number-columns-repeated="16375"/>
        </table:table-row>
        <table:table-row table:style-name="ro3">
          <table:table-cell office:value-type="time" office:time-value="PT16H52M20S" table:style-name="ce7">
            <text:p>16:52:20</text:p>
          </table:table-cell>
          <table:table-cell office:value-type="time" office:time-value="PT16H52M21S" table:style-name="ce7">
            <text:p>16:52:21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16.46" table:style-name="ce1">
            <text:p>516,46</text:p>
          </table:table-cell>
          <table:table-cell office:value-type="float" office:value="2.8409844848000003" table:formula="of:=[.C237]/1000 * [.D237]*[.E237]/1000" table:style-name="ce3">
            <text:p>2,840984485</text:p>
          </table:table-cell>
          <table:table-cell table:number-columns-repeated="2" table:style-name="ce1"/>
          <table:table-cell office:value-type="float" office:value="0.1364076801858447" table:formula="of:=[.F237]-([.$J$3]*[.C237]/1000)" table:style-name="ce1">
            <text:p>0,13640768</text:p>
          </table:table-cell>
          <table:table-cell table:number-columns-repeated="16375"/>
        </table:table-row>
        <table:table-row table:style-name="ro3">
          <table:table-cell office:value-type="time" office:time-value="PT16H52M21S" table:style-name="ce7">
            <text:p>16:52:21</text:p>
          </table:table-cell>
          <table:table-cell office:value-type="time" office:time-value="PT16H52M23S" table:style-name="ce7">
            <text:p>16:52:2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43.78" table:style-name="ce1">
            <text:p>543,78</text:p>
          </table:table-cell>
          <table:table-cell office:value-type="float" office:value="2.9997025541999998" table:formula="of:=[.C238]/1000 * [.D238]*[.E238]/1000" table:style-name="ce3">
            <text:p>2,999702554</text:p>
          </table:table-cell>
          <table:table-cell table:number-columns-repeated="2" table:style-name="ce1"/>
          <table:table-cell office:value-type="float" office:value="0.28750006310666887" table:formula="of:=[.F238]-([.$J$3]*[.C238]/1000)" table:style-name="ce1">
            <text:p>0,287500063</text:p>
          </table:table-cell>
          <table:table-cell table:number-columns-repeated="16375"/>
        </table:table-row>
        <table:table-row table:style-name="ro3">
          <table:table-cell office:value-type="time" office:time-value="PT16H52M23S" table:style-name="ce7">
            <text:p>16:52:23</text:p>
          </table:table-cell>
          <table:table-cell office:value-type="time" office:time-value="PT16H52M24S" table:style-name="ce7">
            <text:p>16:52:2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96" table:style-name="ce1">
            <text:p>525,96</text:p>
          </table:table-cell>
          <table:table-cell office:value-type="float" office:value="2.882365992" table:formula="of:=[.C239]/1000 * [.D239]*[.E239]/1000" table:style-name="ce3">
            <text:p>2,882365992</text:p>
          </table:table-cell>
          <table:table-cell table:number-columns-repeated="2" table:style-name="ce1"/>
          <table:table-cell office:value-type="float" office:value="0.18795676935807792" table:formula="of:=[.F239]-([.$J$3]*[.C239]/1000)" table:style-name="ce1">
            <text:p>0,187956769</text:p>
          </table:table-cell>
          <table:table-cell table:number-columns-repeated="16375"/>
        </table:table-row>
        <table:table-row table:style-name="ro3">
          <table:table-cell office:value-type="time" office:time-value="PT16H52M24S" table:style-name="ce7">
            <text:p>16:52:24</text:p>
          </table:table-cell>
          <table:table-cell office:value-type="time" office:time-value="PT16H52M25S" table:style-name="ce7">
            <text:p>16:52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2.34" table:style-name="ce1">
            <text:p>532,34</text:p>
          </table:table-cell>
          <table:table-cell office:value-type="float" office:value="2.9200818657999998" table:formula="of:=[.C240]/1000 * [.D240]*[.E240]/1000" table:style-name="ce3">
            <text:p>2,920081866</text:p>
          </table:table-cell>
          <table:table-cell table:number-columns-repeated="2" table:style-name="ce1"/>
          <table:table-cell office:value-type="float" office:value="0.2231307476650195" table:formula="of:=[.F240]-([.$J$3]*[.C240]/1000)" table:style-name="ce1">
            <text:p>0,223130748</text:p>
          </table:table-cell>
          <table:table-cell table:number-columns-repeated="16375"/>
        </table:table-row>
        <table:table-row table:style-name="ro3">
          <table:table-cell office:value-type="time" office:time-value="PT16H52M25S" table:style-name="ce7">
            <text:p>16:52:25</text:p>
          </table:table-cell>
          <table:table-cell office:value-type="time" office:time-value="PT16H52M26S" table:style-name="ce7">
            <text:p>16:52:2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25" table:style-name="ce1">
            <text:p>523,25</text:p>
          </table:table-cell>
          <table:table-cell office:value-type="float" office:value="2.8756302575000001" table:formula="of:=[.C241]/1000 * [.D241]*[.E241]/1000" table:style-name="ce3">
            <text:p>2,875630258</text:p>
          </table:table-cell>
          <table:table-cell table:number-columns-repeated="2" table:style-name="ce1"/>
          <table:table-cell office:value-type="float" office:value="0.17359534837890278" table:formula="of:=[.F241]-([.$J$3]*[.C241]/1000)" table:style-name="ce1">
            <text:p>0,173595348</text:p>
          </table:table-cell>
          <table:table-cell table:number-columns-repeated="16375"/>
        </table:table-row>
        <table:table-row table:style-name="ro3">
          <table:table-cell office:value-type="time" office:time-value="PT16H52M26S" table:style-name="ce7">
            <text:p>16:52:26</text:p>
          </table:table-cell>
          <table:table-cell office:value-type="time" office:time-value="PT16H52M27S" table:style-name="ce7">
            <text:p>16:52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36" table:style-name="ce1">
            <text:p>544,36</text:p>
          </table:table-cell>
          <table:table-cell office:value-type="float" office:value="2.9832016720000003" table:formula="of:=[.C242]/1000 * [.D242]*[.E242]/1000" table:style-name="ce3">
            <text:p>2,983201672</text:p>
          </table:table-cell>
          <table:table-cell table:number-columns-repeated="2" table:style-name="ce1"/>
          <table:table-cell office:value-type="float" office:value="0.28879244935807824" table:formula="of:=[.F242]-([.$J$3]*[.C242]/1000)" table:style-name="ce1">
            <text:p>0,288792449</text:p>
          </table:table-cell>
          <table:table-cell table:number-columns-repeated="16375"/>
        </table:table-row>
        <table:table-row table:style-name="ro3">
          <table:table-cell office:value-type="time" office:time-value="PT16H52M27S" table:style-name="ce7">
            <text:p>16:52:27</text:p>
          </table:table-cell>
          <table:table-cell office:value-type="time" office:time-value="PT16H52M28S" table:style-name="ce7">
            <text:p>16:52:28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3.69000000000005" table:style-name="ce1">
            <text:p>553,69</text:p>
          </table:table-cell>
          <table:table-cell office:value-type="float" office:value="3.0429196699000003" table:formula="of:=[.C243]/1000 * [.D243]*[.E243]/1000" table:style-name="ce3">
            <text:p>3,04291967</text:p>
          </table:table-cell>
          <table:table-cell table:number-columns-repeated="2" table:style-name="ce1"/>
          <table:table-cell office:value-type="float" office:value="0.34088476077890295" table:formula="of:=[.F243]-([.$J$3]*[.C243]/1000)" table:style-name="ce1">
            <text:p>0,340884761</text:p>
          </table:table-cell>
          <table:table-cell table:number-columns-repeated="16375"/>
        </table:table-row>
        <table:table-row table:style-name="ro3">
          <table:table-cell office:value-type="time" office:time-value="PT16H52M28S" table:style-name="ce7">
            <text:p>16:52:28</text:p>
          </table:table-cell>
          <table:table-cell office:value-type="time" office:time-value="PT16H52M29S" table:style-name="ce7">
            <text:p>16:52:29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0.58000000000004" table:style-name="ce1">
            <text:p>540,58</text:p>
          </table:table-cell>
          <table:table-cell office:value-type="float" office:value="2.9707033320000003" table:formula="of:=[.C244]/1000 * [.D244]*[.E244]/1000" table:style-name="ce3">
            <text:p>2,970703332</text:p>
          </table:table-cell>
          <table:table-cell table:number-columns-repeated="2" table:style-name="ce1"/>
          <table:table-cell office:value-type="float" office:value="0.26358463189278636" table:formula="of:=[.F244]-([.$J$3]*[.C244]/1000)" table:style-name="ce1">
            <text:p>0,263584632</text:p>
          </table:table-cell>
          <table:table-cell table:number-columns-repeated="16375"/>
        </table:table-row>
        <table:table-row table:style-name="ro3">
          <table:table-cell office:value-type="time" office:time-value="PT16H52M29S" table:style-name="ce7">
            <text:p>16:52:29</text:p>
          </table:table-cell>
          <table:table-cell office:value-type="time" office:time-value="PT16H52M30S" table:style-name="ce7">
            <text:p>16:52:3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58.74" table:style-name="ce1">
            <text:p>558,74</text:p>
          </table:table-cell>
          <table:table-cell office:value-type="float" office:value="3.090893806" table:formula="of:=[.C245]/1000 * [.D245]*[.E245]/1000" table:style-name="ce3">
            <text:p>3,090893806</text:p>
          </table:table-cell>
          <table:table-cell table:number-columns-repeated="2" table:style-name="ce1"/>
          <table:table-cell office:value-type="float" office:value="0.3710656284274938" table:formula="of:=[.F245]-([.$J$3]*[.C245]/1000)" table:style-name="ce1">
            <text:p>0,371065628</text:p>
          </table:table-cell>
          <table:table-cell table:number-columns-repeated="16375"/>
        </table:table-row>
        <table:table-row table:style-name="ro3">
          <table:table-cell office:value-type="time" office:time-value="PT16H52M30S" table:style-name="ce7">
            <text:p>16:52:30</text:p>
          </table:table-cell>
          <table:table-cell office:value-type="time" office:time-value="PT16H52M31S" table:style-name="ce7">
            <text:p>16:52:3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9.28" table:style-name="ce1">
            <text:p>529,28</text:p>
          </table:table-cell>
          <table:table-cell office:value-type="float" office:value="2.9087693887999997" table:formula="of:=[.C246]/1000 * [.D246]*[.E246]/1000" table:style-name="ce3">
            <text:p>2,908769389</text:p>
          </table:table-cell>
          <table:table-cell table:number-columns-repeated="2" table:style-name="ce1"/>
          <table:table-cell office:value-type="float" office:value="0.20673447967890235" table:formula="of:=[.F246]-([.$J$3]*[.C246]/1000)" table:style-name="ce1">
            <text:p>0,20673448</text:p>
          </table:table-cell>
          <table:table-cell table:number-columns-repeated="16375"/>
        </table:table-row>
        <table:table-row table:style-name="ro3">
          <table:table-cell office:value-type="time" office:time-value="PT16H52M31S" table:style-name="ce7">
            <text:p>16:52:31</text:p>
          </table:table-cell>
          <table:table-cell office:value-type="time" office:time-value="PT16H52M32S" table:style-name="ce7">
            <text:p>16:52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25" table:style-name="ce1">
            <text:p>527,25</text:p>
          </table:table-cell>
          <table:table-cell office:value-type="float" office:value="2.8894354500000001" table:formula="of:=[.C247]/1000 * [.D247]*[.E247]/1000" table:style-name="ce3">
            <text:p>2,88943545</text:p>
          </table:table-cell>
          <table:table-cell table:number-columns-repeated="2" table:style-name="ce1"/>
          <table:table-cell office:value-type="float" office:value="0.19502622735807806" table:formula="of:=[.F247]-([.$J$3]*[.C247]/1000)" table:style-name="ce1">
            <text:p>0,195026227</text:p>
          </table:table-cell>
          <table:table-cell table:number-columns-repeated="16375"/>
        </table:table-row>
        <table:table-row table:style-name="ro3">
          <table:table-cell office:value-type="time" office:time-value="PT16H52M32S" table:style-name="ce7">
            <text:p>16:52:32</text:p>
          </table:table-cell>
          <table:table-cell office:value-type="time" office:time-value="PT16H52M33S" table:style-name="ce7">
            <text:p>16:52:33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33.16999999999996" table:style-name="ce1">
            <text:p>533,17</text:p>
          </table:table-cell>
          <table:table-cell office:value-type="float" office:value="2.9356606784999992" table:formula="of:=[.C248]/1000 * [.D248]*[.E248]/1000" table:style-name="ce3">
            <text:p>2,935660679</text:p>
          </table:table-cell>
          <table:table-cell table:number-columns-repeated="2" table:style-name="ce1"/>
          <table:table-cell office:value-type="float" office:value="0.22854197839278534" table:formula="of:=[.F248]-([.$J$3]*[.C248]/1000)" table:style-name="ce1">
            <text:p>0,228541978</text:p>
          </table:table-cell>
          <table:table-cell table:number-columns-repeated="16375"/>
        </table:table-row>
        <table:table-row table:style-name="ro3">
          <table:table-cell office:value-type="time" office:time-value="PT16H52M33S" table:style-name="ce7">
            <text:p>16:52:33</text:p>
          </table:table-cell>
          <table:table-cell office:value-type="time" office:time-value="PT16H52M35S" table:style-name="ce7">
            <text:p>16:52:35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23.47" table:style-name="ce1">
            <text:p>523,47</text:p>
          </table:table-cell>
          <table:table-cell office:value-type="float" office:value="2.8768393137000001" table:formula="of:=[.C249]/1000 * [.D249]*[.E249]/1000" table:style-name="ce3">
            <text:p>2,876839314</text:p>
          </table:table-cell>
          <table:table-cell table:number-columns-repeated="2" table:style-name="ce1"/>
          <table:table-cell office:value-type="float" office:value="0.17480440457890278" table:formula="of:=[.F249]-([.$J$3]*[.C249]/1000)" table:style-name="ce1">
            <text:p>0,174804405</text:p>
          </table:table-cell>
          <table:table-cell table:number-columns-repeated="16375"/>
        </table:table-row>
        <table:table-row table:style-name="ro3">
          <table:table-cell office:value-type="time" office:time-value="PT16H52M35S" table:style-name="ce7">
            <text:p>16:52:35</text:p>
          </table:table-cell>
          <table:table-cell office:value-type="time" office:time-value="PT16H52M36S" table:style-name="ce7">
            <text:p>16:52:36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07.34" table:style-name="ce1">
            <text:p>507,34</text:p>
          </table:table-cell>
          <table:table-cell office:value-type="float" office:value="2.7855705635999999" table:formula="of:=[.C250]/1000 * [.D250]*[.E250]/1000" table:style-name="ce3">
            <text:p>2,785570564</text:p>
          </table:table-cell>
          <table:table-cell table:number-columns-repeated="2" table:style-name="ce1"/>
          <table:table-cell office:value-type="float" office:value="8.6077549971960821E-2" table:formula="of:=[.F250]-([.$J$3]*[.C250]/1000)" table:style-name="ce1">
            <text:p>0,08607755</text:p>
          </table:table-cell>
          <table:table-cell table:number-columns-repeated="16375"/>
        </table:table-row>
        <table:table-row table:style-name="ro3">
          <table:table-cell office:value-type="time" office:time-value="PT16H52M36S" table:style-name="ce7">
            <text:p>16:52:36</text:p>
          </table:table-cell>
          <table:table-cell office:value-type="time" office:time-value="PT16H52M37S" table:style-name="ce7">
            <text:p>16:52:37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32.54" table:style-name="ce1">
            <text:p>532,54</text:p>
          </table:table-cell>
          <table:table-cell office:value-type="float" office:value="2.9347640351999997" table:formula="of:=[.C251]/1000 * [.D251]*[.E251]/1000" table:style-name="ce3">
            <text:p>2,934764035</text:p>
          </table:table-cell>
          <table:table-cell table:number-columns-repeated="2" table:style-name="ce1"/>
          <table:table-cell office:value-type="float" office:value="0.22001964861361056" table:formula="of:=[.F251]-([.$J$3]*[.C251]/1000)" table:style-name="ce1">
            <text:p>0,220019649</text:p>
          </table:table-cell>
          <table:table-cell table:number-columns-repeated="16375"/>
        </table:table-row>
        <table:table-row table:style-name="ro1">
          <table:table-cell table:number-columns-repeated="2" table:style-name="ce7"/>
          <table:table-cell table:number-columns-repeated="2" table:style-name="ce1"/>
          <table:table-cell office:value-type="string" table:style-name="ce2">
            <text:p>Total energy</text:p>
          </table:table-cell>
          <table:table-cell office:value-type="float" office:value="426.34086689969985" table:formula="of:=SUM([.F108:.F251])" table:style-name="ce6">
            <text:p>426,3408669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36.698790559761385" table:formula="of:=SUM([.I108:.I251])" table:style-name="ce2">
            <text:p>36,698790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xperiment 6</text:p>
          </table:table-cell>
          <table:table-cell table:style-name="ce7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style-name="ro3">
          <table:table-cell office:value-type="time" office:time-value="PT16H54M0S" table:style-name="ce7">
            <text:p>16:54:00</text:p>
          </table:table-cell>
          <table:table-cell office:value-type="time" office:time-value="PT16H54M1S" table:style-name="ce7">
            <text:p>16:54:0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4.55999999999995" table:style-name="ce1">
            <text:p>524,56</text:p>
          </table:table-cell>
          <table:table-cell office:value-type="float" office:value="2.8774056871999996" table:formula="of:=[.C254]/1000 * [.D254]*[.E254]/1000" table:style-name="ce3">
            <text:p>2,877405687</text:p>
          </table:table-cell>
          <table:table-cell table:number-columns-repeated="2" table:style-name="ce1"/>
          <table:table-cell office:value-type="float" office:value="0.18045456906501922" table:formula="of:=[.F254]-([.$J$3]*[.C254]/1000)" table:style-name="ce1">
            <text:p>0,180454569</text:p>
          </table:table-cell>
          <table:table-cell table:number-columns-repeated="16375"/>
        </table:table-row>
        <table:table-row table:style-name="ro3">
          <table:table-cell office:value-type="time" office:time-value="PT16H54M1S" table:style-name="ce7">
            <text:p>16:54:01</text:p>
          </table:table-cell>
          <table:table-cell office:value-type="time" office:time-value="PT16H54M2S" table:style-name="ce7">
            <text:p>16:54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4" table:style-name="ce1">
            <text:p>522,4</text:p>
          </table:table-cell>
          <table:table-cell office:value-type="float" office:value="2.86285648" table:formula="of:=[.C255]/1000 * [.D255]*[.E255]/1000" table:style-name="ce3">
            <text:p>2,86285648</text:p>
          </table:table-cell>
          <table:table-cell table:number-columns-repeated="2" table:style-name="ce1"/>
          <table:table-cell office:value-type="float" office:value="0.16844725735807797" table:formula="of:=[.F255]-([.$J$3]*[.C255]/1000)" table:style-name="ce1">
            <text:p>0,168447257</text:p>
          </table:table-cell>
          <table:table-cell table:number-columns-repeated="16375"/>
        </table:table-row>
        <table:table-row table:style-name="ro3">
          <table:table-cell office:value-type="time" office:time-value="PT16H54M2S" table:style-name="ce7">
            <text:p>16:54:02</text:p>
          </table:table-cell>
          <table:table-cell office:value-type="time" office:time-value="PT16H54M3S" table:style-name="ce7">
            <text:p>16:54:03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9.32000000000005" table:style-name="ce1">
            <text:p>529,32</text:p>
          </table:table-cell>
          <table:table-cell office:value-type="float" office:value="2.9226721392000004" table:formula="of:=[.C256]/1000 * [.D256]*[.E256]/1000" table:style-name="ce3">
            <text:p>2,922672139</text:p>
          </table:table-cell>
          <table:table-cell table:number-columns-repeated="2" table:style-name="ce1"/>
          <table:table-cell office:value-type="float" office:value="0.20792775261361118" table:formula="of:=[.F256]-([.$J$3]*[.C256]/1000)" table:style-name="ce1">
            <text:p>0,207927753</text:p>
          </table:table-cell>
          <table:table-cell table:number-columns-repeated="16375"/>
        </table:table-row>
        <table:table-row table:style-name="ro3">
          <table:table-cell office:value-type="time" office:time-value="PT16H54M3S" table:style-name="ce7">
            <text:p>16:54:03</text:p>
          </table:table-cell>
          <table:table-cell office:value-type="time" office:time-value="PT16H54M4S" table:style-name="ce7">
            <text:p>16:54:04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42.4" table:style-name="ce1">
            <text:p>542,4</text:p>
          </table:table-cell>
          <table:table-cell office:value-type="float" office:value="2.9779061759999998" table:formula="of:=[.C257]/1000 * [.D257]*[.E257]/1000" table:style-name="ce3">
            <text:p>2,977906176</text:p>
          </table:table-cell>
          <table:table-cell table:number-columns-repeated="2" table:style-name="ce1"/>
          <table:table-cell office:value-type="float" office:value="0.27332937138584423" table:formula="of:=[.F257]-([.$J$3]*[.C257]/1000)" table:style-name="ce1">
            <text:p>0,273329371</text:p>
          </table:table-cell>
          <table:table-cell table:number-columns-repeated="16375"/>
        </table:table-row>
        <table:table-row table:style-name="ro3">
          <table:table-cell office:value-type="time" office:time-value="PT16H54M4S" table:style-name="ce7">
            <text:p>16:54:04</text:p>
          </table:table-cell>
          <table:table-cell office:value-type="time" office:time-value="PT16H54M6S" table:style-name="ce7">
            <text:p>16:54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16" table:style-name="ce1">
            <text:p>542,16</text:p>
          </table:table-cell>
          <table:table-cell office:value-type="float" office:value="2.971145232" table:formula="of:=[.C258]/1000 * [.D258]*[.E258]/1000" table:style-name="ce3">
            <text:p>2,971145232</text:p>
          </table:table-cell>
          <table:table-cell table:number-columns-repeated="2" table:style-name="ce1"/>
          <table:table-cell office:value-type="float" office:value="0.27673600935807796" table:formula="of:=[.F258]-([.$J$3]*[.C258]/1000)" table:style-name="ce1">
            <text:p>0,276736009</text:p>
          </table:table-cell>
          <table:table-cell table:number-columns-repeated="16375"/>
        </table:table-row>
        <table:table-row table:style-name="ro3">
          <table:table-cell office:value-type="time" office:time-value="PT16H54M6S" table:style-name="ce7">
            <text:p>16:54:06</text:p>
          </table:table-cell>
          <table:table-cell office:value-type="time" office:time-value="PT16H54M7S" table:style-name="ce7">
            <text:p>16:54:0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8.9" table:style-name="ce1">
            <text:p>538,9</text:p>
          </table:table-cell>
          <table:table-cell office:value-type="float" office:value="2.9644242320000003" table:formula="of:=[.C259]/1000 * [.D259]*[.E259]/1000" table:style-name="ce3">
            <text:p>2,964424232</text:p>
          </table:table-cell>
          <table:table-cell table:number-columns-repeated="2" table:style-name="ce1"/>
          <table:table-cell office:value-type="float" office:value="0.25984742738584465" table:formula="of:=[.F259]-([.$J$3]*[.C259]/1000)" table:style-name="ce1">
            <text:p>0,259847427</text:p>
          </table:table-cell>
          <table:table-cell table:number-columns-repeated="16375"/>
        </table:table-row>
        <table:table-row table:style-name="ro3">
          <table:table-cell office:value-type="time" office:time-value="PT16H54M7S" table:style-name="ce7">
            <text:p>16:54:07</text:p>
          </table:table-cell>
          <table:table-cell office:value-type="time" office:time-value="PT16H54M8S" table:style-name="ce7">
            <text:p>16:54:0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16" table:style-name="ce1">
            <text:p>514,16</text:p>
          </table:table-cell>
          <table:table-cell office:value-type="float" office:value="2.8203578391999993" table:formula="of:=[.C260]/1000 * [.D260]*[.E260]/1000" table:style-name="ce3">
            <text:p>2,820357839</text:p>
          </table:table-cell>
          <table:table-cell table:number-columns-repeated="2" table:style-name="ce1"/>
          <table:table-cell office:value-type="float" office:value="0.12340672106501893" table:formula="of:=[.F260]-([.$J$3]*[.C260]/1000)" table:style-name="ce1">
            <text:p>0,123406721</text:p>
          </table:table-cell>
          <table:table-cell table:number-columns-repeated="16375"/>
        </table:table-row>
        <table:table-row table:style-name="ro3">
          <table:table-cell office:value-type="time" office:time-value="PT16H54M8S" table:style-name="ce7">
            <text:p>16:54:08</text:p>
          </table:table-cell>
          <table:table-cell office:value-type="time" office:time-value="PT16H54M9S" table:style-name="ce7">
            <text:p>16:54:09</text:p>
          </table:table-cell>
          <table:table-cell office:value-type="float" office:value="1066" table:style-name="ce1">
            <text:p>1066</text:p>
          </table:table-cell>
          <table:table-cell office:value-type="float" office:value="5.16" table:style-name="ce1">
            <text:p>5,16</text:p>
          </table:table-cell>
          <table:table-cell office:value-type="float" office:value="564.20000000000005" table:style-name="ce1">
            <text:p>564,2</text:p>
          </table:table-cell>
          <table:table-cell office:value-type="float" office:value="3.1034159520000002" table:formula="of:=[.C261]/1000 * [.D261]*[.E261]/1000" table:style-name="ce3">
            <text:p>3,103415952</text:p>
          </table:table-cell>
          <table:table-cell table:number-columns-repeated="2" table:style-name="ce1"/>
          <table:table-cell office:value-type="float" office:value="0.39375535639972759" table:formula="of:=[.F261]-([.$J$3]*[.C261]/1000)" table:style-name="ce1">
            <text:p>0,393755356</text:p>
          </table:table-cell>
          <table:table-cell table:number-columns-repeated="16375"/>
        </table:table-row>
        <table:table-row table:style-name="ro3">
          <table:table-cell office:value-type="time" office:time-value="PT16H54M9S" table:style-name="ce7">
            <text:p>16:54:09</text:p>
          </table:table-cell>
          <table:table-cell office:value-type="time" office:time-value="PT16H54M10S" table:style-name="ce7">
            <text:p>16:54:10</text:p>
          </table:table-cell>
          <table:table-cell office:value-type="float" office:value="1057" table:style-name="ce1">
            <text:p>1057</text:p>
          </table:table-cell>
          <table:table-cell office:value-type="float" office:value="5.16" table:style-name="ce1">
            <text:p>5,16</text:p>
          </table:table-cell>
          <table:table-cell office:value-type="float" office:value="541.84" table:style-name="ce1">
            <text:p>541,84</text:p>
          </table:table-cell>
          <table:table-cell office:value-type="float" office:value="2.9552603808" table:formula="of:=[.C262]/1000 * [.D262]*[.E262]/1000" table:style-name="ce3">
            <text:p>2,955260381</text:p>
          </table:table-cell>
          <table:table-cell table:number-columns-repeated="2" table:style-name="ce1"/>
          <table:table-cell office:value-type="float" office:value="0.26847684463725319" table:formula="of:=[.F262]-([.$J$3]*[.C262]/1000)" table:style-name="ce1">
            <text:p>0,268476845</text:p>
          </table:table-cell>
          <table:table-cell table:number-columns-repeated="16375"/>
        </table:table-row>
        <table:table-row table:style-name="ro3">
          <table:table-cell office:value-type="time" office:time-value="PT16H54M10S" table:style-name="ce7">
            <text:p>16:54:10</text:p>
          </table:table-cell>
          <table:table-cell office:value-type="time" office:time-value="PT16H54M11S" table:style-name="ce7">
            <text:p>16:54:1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05999999999995" table:style-name="ce1">
            <text:p>536,06</text:p>
          </table:table-cell>
          <table:table-cell office:value-type="float" office:value="2.9377160119999997" table:formula="of:=[.C263]/1000 * [.D263]*[.E263]/1000" table:style-name="ce3">
            <text:p>2,937716012</text:p>
          </table:table-cell>
          <table:table-cell table:number-columns-repeated="2" table:style-name="ce1"/>
          <table:table-cell office:value-type="float" office:value="0.24330678935807759" table:formula="of:=[.F263]-([.$J$3]*[.C263]/1000)" table:style-name="ce1">
            <text:p>0,243306789</text:p>
          </table:table-cell>
          <table:table-cell table:number-columns-repeated="16375"/>
        </table:table-row>
        <table:table-row table:style-name="ro3">
          <table:table-cell office:value-type="time" office:time-value="PT16H54M11S" table:style-name="ce7">
            <text:p>16:54:11</text:p>
          </table:table-cell>
          <table:table-cell office:value-type="time" office:time-value="PT16H54M12S" table:style-name="ce7">
            <text:p>16:54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33000000000004" table:style-name="ce1">
            <text:p>541,33</text:p>
          </table:table-cell>
          <table:table-cell office:value-type="float" office:value="2.9665966660000005" table:formula="of:=[.C264]/1000 * [.D264]*[.E264]/1000" table:style-name="ce3">
            <text:p>2,966596666</text:p>
          </table:table-cell>
          <table:table-cell table:number-columns-repeated="2" table:style-name="ce1"/>
          <table:table-cell office:value-type="float" office:value="0.27218744335807843" table:formula="of:=[.F264]-([.$J$3]*[.C264]/1000)" table:style-name="ce1">
            <text:p>0,272187443</text:p>
          </table:table-cell>
          <table:table-cell table:number-columns-repeated="16375"/>
        </table:table-row>
        <table:table-row table:style-name="ro3">
          <table:table-cell office:value-type="time" office:time-value="PT16H54M12S" table:style-name="ce7">
            <text:p>16:54:12</text:p>
          </table:table-cell>
          <table:table-cell office:value-type="time" office:time-value="PT16H54M13S" table:style-name="ce7">
            <text:p>16:54:13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5.88" table:style-name="ce1">
            <text:p>545,88</text:p>
          </table:table-cell>
          <table:table-cell office:value-type="float" office:value="3.0054624336" table:formula="of:=[.C265]/1000 * [.D265]*[.E265]/1000" table:style-name="ce3">
            <text:p>3,005462434</text:p>
          </table:table-cell>
          <table:table-cell table:number-columns-repeated="2" table:style-name="ce1"/>
          <table:table-cell office:value-type="float" office:value="0.29325994250666909" table:formula="of:=[.F265]-([.$J$3]*[.C265]/1000)" table:style-name="ce1">
            <text:p>0,293259943</text:p>
          </table:table-cell>
          <table:table-cell table:number-columns-repeated="16375"/>
        </table:table-row>
        <table:table-row table:style-name="ro3">
          <table:table-cell office:value-type="time" office:time-value="PT16H54M13S" table:style-name="ce7">
            <text:p>16:54:13</text:p>
          </table:table-cell>
          <table:table-cell office:value-type="time" office:time-value="PT16H54M14S" table:style-name="ce7">
            <text:p>16:54:1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2.72" table:style-name="ce1">
            <text:p>522,72</text:p>
          </table:table-cell>
          <table:table-cell office:value-type="float" office:value="2.8619076815999995" table:formula="of:=[.C266]/1000 * [.D266]*[.E266]/1000" table:style-name="ce3">
            <text:p>2,861907682</text:p>
          </table:table-cell>
          <table:table-cell table:number-columns-repeated="2" table:style-name="ce1"/>
          <table:table-cell office:value-type="float" office:value="0.17004035445113574" table:formula="of:=[.F266]-([.$J$3]*[.C266]/1000)" table:style-name="ce1">
            <text:p>0,170040354</text:p>
          </table:table-cell>
          <table:table-cell table:number-columns-repeated="16375"/>
        </table:table-row>
        <table:table-row table:style-name="ro3">
          <table:table-cell office:value-type="time" office:time-value="PT16H54M14S" table:style-name="ce7">
            <text:p>16:54:14</text:p>
          </table:table-cell>
          <table:table-cell office:value-type="time" office:time-value="PT16H54M15S" table:style-name="ce7">
            <text:p>16:54:1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89" table:style-name="ce1">
            <text:p>524,89</text:p>
          </table:table-cell>
          <table:table-cell office:value-type="float" office:value="2.8765021779999995" table:formula="of:=[.C267]/1000 * [.D267]*[.E267]/1000" table:style-name="ce3">
            <text:p>2,876502178</text:p>
          </table:table-cell>
          <table:table-cell table:number-columns-repeated="2" table:style-name="ce1"/>
          <table:table-cell office:value-type="float" office:value="0.18209295535807746" table:formula="of:=[.F267]-([.$J$3]*[.C267]/1000)" table:style-name="ce1">
            <text:p>0,182092955</text:p>
          </table:table-cell>
          <table:table-cell table:number-columns-repeated="16375"/>
        </table:table-row>
        <table:table-row table:style-name="ro3">
          <table:table-cell office:value-type="time" office:time-value="PT16H54M15S" table:style-name="ce7">
            <text:p>16:54:15</text:p>
          </table:table-cell>
          <table:table-cell office:value-type="time" office:time-value="PT16H54M16S" table:style-name="ce7">
            <text:p>16:54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52" table:style-name="ce1">
            <text:p>530,52</text:p>
          </table:table-cell>
          <table:table-cell office:value-type="float" office:value="2.907355704" table:formula="of:=[.C268]/1000 * [.D268]*[.E268]/1000" table:style-name="ce3">
            <text:p>2,907355704</text:p>
          </table:table-cell>
          <table:table-cell table:number-columns-repeated="2" table:style-name="ce1"/>
          <table:table-cell office:value-type="float" office:value="0.21294648135807792" table:formula="of:=[.F268]-([.$J$3]*[.C268]/1000)" table:style-name="ce1">
            <text:p>0,212946481</text:p>
          </table:table-cell>
          <table:table-cell table:number-columns-repeated="16375"/>
        </table:table-row>
        <table:table-row table:style-name="ro3">
          <table:table-cell office:value-type="time" office:time-value="PT16H54M16S" table:style-name="ce7">
            <text:p>16:54:16</text:p>
          </table:table-cell>
          <table:table-cell office:value-type="time" office:time-value="PT16H54M17S" table:style-name="ce7">
            <text:p>16:54:17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47.98" table:style-name="ce1">
            <text:p>547,98</text:p>
          </table:table-cell>
          <table:table-cell office:value-type="float" office:value="3.0172052789999997" table:formula="of:=[.C269]/1000 * [.D269]*[.E269]/1000" table:style-name="ce3">
            <text:p>3,017205279</text:p>
          </table:table-cell>
          <table:table-cell table:number-columns-repeated="2" table:style-name="ce1"/>
          <table:table-cell office:value-type="float" office:value="0.31008657889278579" table:formula="of:=[.F269]-([.$J$3]*[.C269]/1000)" table:style-name="ce1">
            <text:p>0,310086579</text:p>
          </table:table-cell>
          <table:table-cell table:number-columns-repeated="16375"/>
        </table:table-row>
        <table:table-row table:style-name="ro3">
          <table:table-cell office:value-type="time" office:time-value="PT16H54M18S" table:style-name="ce7">
            <text:p>16:54:18</text:p>
          </table:table-cell>
          <table:table-cell office:value-type="time" office:time-value="PT16H54M19S" table:style-name="ce7">
            <text:p>16:54:1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69000000000005" table:style-name="ce1">
            <text:p>540,69</text:p>
          </table:table-cell>
          <table:table-cell office:value-type="float" office:value="2.9630893380000001" table:formula="of:=[.C270]/1000 * [.D270]*[.E270]/1000" table:style-name="ce3">
            <text:p>2,963089338</text:p>
          </table:table-cell>
          <table:table-cell table:number-columns-repeated="2" table:style-name="ce1"/>
          <table:table-cell office:value-type="float" office:value="0.26868011535807801" table:formula="of:=[.F270]-([.$J$3]*[.C270]/1000)" table:style-name="ce1">
            <text:p>0,268680115</text:p>
          </table:table-cell>
          <table:table-cell table:number-columns-repeated="16375"/>
        </table:table-row>
        <table:table-row table:style-name="ro3">
          <table:table-cell office:value-type="time" office:time-value="PT16H54M19S" table:style-name="ce7">
            <text:p>16:54:19</text:p>
          </table:table-cell>
          <table:table-cell office:value-type="time" office:time-value="PT16H54M20S" table:style-name="ce7">
            <text:p>16:54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0.16" table:style-name="ce1">
            <text:p>510,16</text:p>
          </table:table-cell>
          <table:table-cell office:value-type="float" office:value="2.7984163592" table:formula="of:=[.C271]/1000 * [.D271]*[.E271]/1000" table:style-name="ce3">
            <text:p>2,798416359</text:p>
          </table:table-cell>
          <table:table-cell table:number-columns-repeated="2" table:style-name="ce1"/>
          <table:table-cell office:value-type="float" office:value="0.10146524106501964" table:formula="of:=[.F271]-([.$J$3]*[.C271]/1000)" table:style-name="ce1">
            <text:p>0,101465241</text:p>
          </table:table-cell>
          <table:table-cell table:number-columns-repeated="16375"/>
        </table:table-row>
        <table:table-row table:style-name="ro3">
          <table:table-cell office:value-type="time" office:time-value="PT16H54M20S" table:style-name="ce7">
            <text:p>16:54:20</text:p>
          </table:table-cell>
          <table:table-cell office:value-type="time" office:time-value="PT16H54M21S" table:style-name="ce7">
            <text:p>16:54:21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0.94000000000005" table:style-name="ce1">
            <text:p>530,94</text:p>
          </table:table-cell>
          <table:table-cell office:value-type="float" office:value="2.9177276760000006" table:formula="of:=[.C272]/1000 * [.D272]*[.E272]/1000" table:style-name="ce3">
            <text:p>2,917727676</text:p>
          </table:table-cell>
          <table:table-cell table:number-columns-repeated="2" table:style-name="ce1"/>
          <table:table-cell office:value-type="float" office:value="0.21060897589278671" table:formula="of:=[.F272]-([.$J$3]*[.C272]/1000)" table:style-name="ce1">
            <text:p>0,210608976</text:p>
          </table:table-cell>
          <table:table-cell table:number-columns-repeated="16375"/>
        </table:table-row>
        <table:table-row table:style-name="ro3">
          <table:table-cell office:value-type="time" office:time-value="PT16H54M21S" table:style-name="ce7">
            <text:p>16:54:21</text:p>
          </table:table-cell>
          <table:table-cell office:value-type="time" office:time-value="PT16H54M22S" table:style-name="ce7">
            <text:p>16:54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7.35" table:style-name="ce1">
            <text:p>527,35</text:p>
          </table:table-cell>
          <table:table-cell office:value-type="float" office:value="2.8899834700000002" table:formula="of:=[.C273]/1000 * [.D273]*[.E273]/1000" table:style-name="ce3">
            <text:p>2,88998347</text:p>
          </table:table-cell>
          <table:table-cell table:number-columns-repeated="2" table:style-name="ce1"/>
          <table:table-cell office:value-type="float" office:value="0.19557424735807816" table:formula="of:=[.F273]-([.$J$3]*[.C273]/1000)" table:style-name="ce1">
            <text:p>0,195574247</text:p>
          </table:table-cell>
          <table:table-cell table:number-columns-repeated="16375"/>
        </table:table-row>
        <table:table-row table:style-name="ro3">
          <table:table-cell office:value-type="time" office:time-value="PT16H54M22S" table:style-name="ce7">
            <text:p>16:54:22</text:p>
          </table:table-cell>
          <table:table-cell office:value-type="time" office:time-value="PT16H54M23S" table:style-name="ce7">
            <text:p>16:54:2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23" table:style-name="ce1">
            <text:p>537,23</text:p>
          </table:table-cell>
          <table:table-cell office:value-type="float" office:value="2.9469053250999999" table:formula="of:=[.C274]/1000 * [.D274]*[.E274]/1000" table:style-name="ce3">
            <text:p>2,946905325</text:p>
          </table:table-cell>
          <table:table-cell table:number-columns-repeated="2" table:style-name="ce1"/>
          <table:table-cell office:value-type="float" office:value="0.24995420696501958" table:formula="of:=[.F274]-([.$J$3]*[.C274]/1000)" table:style-name="ce1">
            <text:p>0,249954207</text:p>
          </table:table-cell>
          <table:table-cell table:number-columns-repeated="16375"/>
        </table:table-row>
        <table:table-row table:style-name="ro3">
          <table:table-cell office:value-type="time" office:time-value="PT16H54M23S" table:style-name="ce7">
            <text:p>16:54:23</text:p>
          </table:table-cell>
          <table:table-cell office:value-type="time" office:time-value="PT16H54M24S" table:style-name="ce7">
            <text:p>16:54:24</text:p>
          </table:table-cell>
          <table:table-cell office:value-type="float" office:value="1079" table:style-name="ce1">
            <text:p>1079</text:p>
          </table:table-cell>
          <table:table-cell office:value-type="float" office:value="5.17" table:style-name="ce1">
            <text:p>5,17</text:p>
          </table:table-cell>
          <table:table-cell office:value-type="float" office:value="536.33000000000004" table:style-name="ce1">
            <text:p>536,33</text:p>
          </table:table-cell>
          <table:table-cell office:value-type="float" office:value="2.9918793619000001" table:formula="of:=[.C275]/1000 * [.D275]*[.E275]/1000" table:style-name="ce3">
            <text:p>2,991879362</text:p>
          </table:table-cell>
          <table:table-cell table:number-columns-repeated="2" table:style-name="ce1"/>
          <table:table-cell office:value-type="float" office:value="0.24917412488996815" table:formula="of:=[.F275]-([.$J$3]*[.C275]/1000)" table:style-name="ce1">
            <text:p>0,249174125</text:p>
          </table:table-cell>
          <table:table-cell table:number-columns-repeated="16375"/>
        </table:table-row>
        <table:table-row table:style-name="ro3">
          <table:table-cell office:value-type="time" office:time-value="PT16H54M24S" table:style-name="ce7">
            <text:p>16:54:24</text:p>
          </table:table-cell>
          <table:table-cell office:value-type="time" office:time-value="PT16H54M25S" table:style-name="ce7">
            <text:p>16:54:2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63.79" table:style-name="ce1">
            <text:p>563,79</text:p>
          </table:table-cell>
          <table:table-cell office:value-type="float" office:value="3.0955115465999996" table:formula="of:=[.C276]/1000 * [.D276]*[.E276]/1000" table:style-name="ce3">
            <text:p>3,095511547</text:p>
          </table:table-cell>
          <table:table-cell table:number-columns-repeated="2" table:style-name="ce1"/>
          <table:table-cell office:value-type="float" office:value="0.39601853297196055" table:formula="of:=[.F276]-([.$J$3]*[.C276]/1000)" table:style-name="ce1">
            <text:p>0,396018533</text:p>
          </table:table-cell>
          <table:table-cell table:number-columns-repeated="16375"/>
        </table:table-row>
        <table:table-row table:style-name="ro3">
          <table:table-cell office:value-type="time" office:time-value="PT16H54M25S" table:style-name="ce7">
            <text:p>16:54:25</text:p>
          </table:table-cell>
          <table:table-cell office:value-type="time" office:time-value="PT16H54M26S" table:style-name="ce7">
            <text:p>16:54:26</text:p>
          </table:table-cell>
          <table:table-cell office:value-type="float" office:value="1049" table:style-name="ce1">
            <text:p>1049</text:p>
          </table:table-cell>
          <table:table-cell office:value-type="float" office:value="5.16" table:style-name="ce1">
            <text:p>5,16</text:p>
          </table:table-cell>
          <table:table-cell office:value-type="float" office:value="538.82000000000005" table:style-name="ce1">
            <text:p>538,82</text:p>
          </table:table-cell>
          <table:table-cell office:value-type="float" office:value="2.9165464488000001" table:formula="of:=[.C277]/1000 * [.D277]*[.E277]/1000" table:style-name="ce3">
            <text:p>2,916546449</text:p>
          </table:table-cell>
          <table:table-cell table:number-columns-repeated="2" table:style-name="ce1"/>
          <table:table-cell office:value-type="float" office:value="0.25009807658172045" table:formula="of:=[.F277]-([.$J$3]*[.C277]/1000)" table:style-name="ce1">
            <text:p>0,250098077</text:p>
          </table:table-cell>
          <table:table-cell table:number-columns-repeated="16375"/>
        </table:table-row>
        <table:table-row table:style-name="ro3">
          <table:table-cell office:value-type="time" office:time-value="PT16H54M26S" table:style-name="ce7">
            <text:p>16:54:26</text:p>
          </table:table-cell>
          <table:table-cell office:value-type="time" office:time-value="PT16H54M27S" table:style-name="ce7">
            <text:p>16:54:2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6.04999999999995" table:style-name="ce1">
            <text:p>526,05</text:p>
          </table:table-cell>
          <table:table-cell office:value-type="float" office:value="2.8801395314999994" table:formula="of:=[.C278]/1000 * [.D278]*[.E278]/1000" table:style-name="ce3">
            <text:p>2,880139532</text:p>
          </table:table-cell>
          <table:table-cell table:number-columns-repeated="2" table:style-name="ce1"/>
          <table:table-cell office:value-type="float" office:value="0.18827220435113556" table:formula="of:=[.F278]-([.$J$3]*[.C278]/1000)" table:style-name="ce1">
            <text:p>0,188272204</text:p>
          </table:table-cell>
          <table:table-cell table:number-columns-repeated="16375"/>
        </table:table-row>
        <table:table-row table:style-name="ro3">
          <table:table-cell office:value-type="time" office:time-value="PT16H54M27S" table:style-name="ce7">
            <text:p>16:54:27</text:p>
          </table:table-cell>
          <table:table-cell office:value-type="time" office:time-value="PT16H54M28S" table:style-name="ce7">
            <text:p>16:54:28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9.63" table:style-name="ce1">
            <text:p>529,63</text:p>
          </table:table-cell>
          <table:table-cell office:value-type="float" office:value="2.8997401388999995" table:formula="of:=[.C279]/1000 * [.D279]*[.E279]/1000" table:style-name="ce3">
            <text:p>2,899740139</text:p>
          </table:table-cell>
          <table:table-cell table:number-columns-repeated="2" table:style-name="ce1"/>
          <table:table-cell office:value-type="float" office:value="0.2078728117511357" table:formula="of:=[.F279]-([.$J$3]*[.C279]/1000)" table:style-name="ce1">
            <text:p>0,207872812</text:p>
          </table:table-cell>
          <table:table-cell table:number-columns-repeated="16375"/>
        </table:table-row>
        <table:table-row table:style-name="ro3">
          <table:table-cell office:value-type="time" office:time-value="PT16H54M28S" table:style-name="ce7">
            <text:p>16:54:28</text:p>
          </table:table-cell>
          <table:table-cell office:value-type="time" office:time-value="PT16H54M29S" table:style-name="ce7">
            <text:p>16:54:2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99" table:style-name="ce1">
            <text:p>530,99</text:p>
          </table:table-cell>
          <table:table-cell office:value-type="float" office:value="2.9099313980000003" table:formula="of:=[.C280]/1000 * [.D280]*[.E280]/1000" table:style-name="ce3">
            <text:p>2,909931398</text:p>
          </table:table-cell>
          <table:table-cell table:number-columns-repeated="2" table:style-name="ce1"/>
          <table:table-cell office:value-type="float" office:value="0.21552217535807827" table:formula="of:=[.F280]-([.$J$3]*[.C280]/1000)" table:style-name="ce1">
            <text:p>0,215522175</text:p>
          </table:table-cell>
          <table:table-cell table:number-columns-repeated="16375"/>
        </table:table-row>
        <table:table-row table:style-name="ro3">
          <table:table-cell office:value-type="time" office:time-value="PT16H54M29S" table:style-name="ce7">
            <text:p>16:54:29</text:p>
          </table:table-cell>
          <table:table-cell office:value-type="time" office:time-value="PT16H54M30S" table:style-name="ce7">
            <text:p>16:54:30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2.98" table:style-name="ce1">
            <text:p>552,98</text:p>
          </table:table-cell>
          <table:table-cell office:value-type="float" office:value="3.0418766224000007" table:formula="of:=[.C281]/1000 * [.D281]*[.E281]/1000" table:style-name="ce3">
            <text:p>3,041876622</text:p>
          </table:table-cell>
          <table:table-cell table:number-columns-repeated="2" table:style-name="ce1"/>
          <table:table-cell office:value-type="float" office:value="0.33729981778584506" table:formula="of:=[.F281]-([.$J$3]*[.C281]/1000)" table:style-name="ce1">
            <text:p>0,337299818</text:p>
          </table:table-cell>
          <table:table-cell table:number-columns-repeated="16375"/>
        </table:table-row>
        <table:table-row table:style-name="ro3">
          <table:table-cell office:value-type="time" office:time-value="PT16H54M31S" table:style-name="ce7">
            <text:p>16:54:31</text:p>
          </table:table-cell>
          <table:table-cell office:value-type="time" office:time-value="PT16H54M32S" table:style-name="ce7">
            <text:p>16:54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9.80999999999995" table:style-name="ce1">
            <text:p>549,81</text:p>
          </table:table-cell>
          <table:table-cell office:value-type="float" office:value="3.0130687620000001" table:formula="of:=[.C282]/1000 * [.D282]*[.E282]/1000" table:style-name="ce3">
            <text:p>3,013068762</text:p>
          </table:table-cell>
          <table:table-cell table:number-columns-repeated="2" table:style-name="ce1"/>
          <table:table-cell office:value-type="float" office:value="0.318659539358078" table:formula="of:=[.F282]-([.$J$3]*[.C282]/1000)" table:style-name="ce1">
            <text:p>0,318659539</text:p>
          </table:table-cell>
          <table:table-cell table:number-columns-repeated="16375"/>
        </table:table-row>
        <table:table-row table:style-name="ro3">
          <table:table-cell office:value-type="time" office:time-value="PT16H54M32S" table:style-name="ce7">
            <text:p>16:54:32</text:p>
          </table:table-cell>
          <table:table-cell office:value-type="time" office:time-value="PT16H54M33S" table:style-name="ce7">
            <text:p>16:54:33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07.56" table:style-name="ce1">
            <text:p>507,56</text:p>
          </table:table-cell>
          <table:table-cell office:value-type="float" office:value="2.7787691856000003" table:formula="of:=[.C283]/1000 * [.D283]*[.E283]/1000" table:style-name="ce3">
            <text:p>2,778769186</text:p>
          </table:table-cell>
          <table:table-cell table:number-columns-repeated="2" table:style-name="ce1"/>
          <table:table-cell office:value-type="float" office:value="8.1818067465019961E-2" table:formula="of:=[.F283]-([.$J$3]*[.C283]/1000)" table:style-name="ce1">
            <text:p>0,081818067</text:p>
          </table:table-cell>
          <table:table-cell table:number-columns-repeated="16375"/>
        </table:table-row>
        <table:table-row table:style-name="ro3">
          <table:table-cell office:value-type="time" office:time-value="PT16H54M33S" table:style-name="ce7">
            <text:p>16:54:33</text:p>
          </table:table-cell>
          <table:table-cell office:value-type="time" office:time-value="PT16H54M34S" table:style-name="ce7">
            <text:p>16:54:34</text:p>
          </table:table-cell>
          <table:table-cell office:value-type="float" office:value="1071" table:style-name="ce1">
            <text:p>1071</text:p>
          </table:table-cell>
          <table:table-cell office:value-type="float" office:value="5.16" table:style-name="ce1">
            <text:p>5,16</text:p>
          </table:table-cell>
          <table:table-cell office:value-type="float" office:value="554.95000000000005" table:style-name="ce1">
            <text:p>554,95</text:p>
          </table:table-cell>
          <table:table-cell office:value-type="float" office:value="3.066853482" table:formula="of:=[.C284]/1000 * [.D284]*[.E284]/1000" table:style-name="ce3">
            <text:p>3,066853482</text:p>
          </table:table-cell>
          <table:table-cell table:number-columns-repeated="2" table:style-name="ce1"/>
          <table:table-cell office:value-type="float" office:value="0.34448340893443552" table:formula="of:=[.F284]-([.$J$3]*[.C284]/1000)" table:style-name="ce1">
            <text:p>0,344483409</text:p>
          </table:table-cell>
          <table:table-cell table:number-columns-repeated="16375"/>
        </table:table-row>
        <table:table-row table:style-name="ro3">
          <table:table-cell office:value-type="time" office:time-value="PT16H54M34S" table:style-name="ce7">
            <text:p>16:54:34</text:p>
          </table:table-cell>
          <table:table-cell office:value-type="time" office:time-value="PT16H54M35S" table:style-name="ce7">
            <text:p>16:54:3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2.74" table:style-name="ce1">
            <text:p>532,74</text:p>
          </table:table-cell>
          <table:table-cell office:value-type="float" office:value="2.9167674822" table:formula="of:=[.C285]/1000 * [.D285]*[.E285]/1000" table:style-name="ce3">
            <text:p>2,916767482</text:p>
          </table:table-cell>
          <table:table-cell table:number-columns-repeated="2" table:style-name="ce1"/>
          <table:table-cell office:value-type="float" office:value="0.22490015505113625" table:formula="of:=[.F285]-([.$J$3]*[.C285]/1000)" table:style-name="ce1">
            <text:p>0,224900155</text:p>
          </table:table-cell>
          <table:table-cell table:number-columns-repeated="16375"/>
        </table:table-row>
        <table:table-row table:style-name="ro3">
          <table:table-cell office:value-type="time" office:time-value="PT16H54M35S" table:style-name="ce7">
            <text:p>16:54:35</text:p>
          </table:table-cell>
          <table:table-cell office:value-type="time" office:time-value="PT16H54M36S" table:style-name="ce7">
            <text:p>16:54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8.72" table:style-name="ce1">
            <text:p>518,72</text:p>
          </table:table-cell>
          <table:table-cell office:value-type="float" office:value="2.8426893440000005" table:formula="of:=[.C286]/1000 * [.D286]*[.E286]/1000" table:style-name="ce3">
            <text:p>2,842689344</text:p>
          </table:table-cell>
          <table:table-cell table:number-columns-repeated="2" table:style-name="ce1"/>
          <table:table-cell office:value-type="float" office:value="0.14828012135807844" table:formula="of:=[.F286]-([.$J$3]*[.C286]/1000)" table:style-name="ce1">
            <text:p>0,148280121</text:p>
          </table:table-cell>
          <table:table-cell table:number-columns-repeated="16375"/>
        </table:table-row>
        <table:table-row table:style-name="ro3">
          <table:table-cell office:value-type="time" office:time-value="PT16H54M36S" table:style-name="ce7">
            <text:p>16:54:36</text:p>
          </table:table-cell>
          <table:table-cell office:value-type="time" office:time-value="PT16H54M37S" table:style-name="ce7">
            <text:p>16:54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5.23" table:style-name="ce1">
            <text:p>525,23</text:p>
          </table:table-cell>
          <table:table-cell office:value-type="float" office:value="2.8783654460000001" table:formula="of:=[.C287]/1000 * [.D287]*[.E287]/1000" table:style-name="ce3">
            <text:p>2,878365446</text:p>
          </table:table-cell>
          <table:table-cell table:number-columns-repeated="2" table:style-name="ce1"/>
          <table:table-cell office:value-type="float" office:value="0.18395622335807804" table:formula="of:=[.F287]-([.$J$3]*[.C287]/1000)" table:style-name="ce1">
            <text:p>0,183956223</text:p>
          </table:table-cell>
          <table:table-cell table:number-columns-repeated="16375"/>
        </table:table-row>
        <table:table-row table:style-name="ro3">
          <table:table-cell office:value-type="time" office:time-value="PT16H54M37S" table:style-name="ce7">
            <text:p>16:54:37</text:p>
          </table:table-cell>
          <table:table-cell office:value-type="time" office:time-value="PT16H54M38S" table:style-name="ce7">
            <text:p>16:54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71" table:style-name="ce1">
            <text:p>534,71</text:p>
          </table:table-cell>
          <table:table-cell office:value-type="float" office:value="2.9303177420000002" table:formula="of:=[.C288]/1000 * [.D288]*[.E288]/1000" table:style-name="ce3">
            <text:p>2,930317742</text:p>
          </table:table-cell>
          <table:table-cell table:number-columns-repeated="2" table:style-name="ce1"/>
          <table:table-cell office:value-type="float" office:value="0.23590851935807811" table:formula="of:=[.F288]-([.$J$3]*[.C288]/1000)" table:style-name="ce1">
            <text:p>0,235908519</text:p>
          </table:table-cell>
          <table:table-cell table:number-columns-repeated="16375"/>
        </table:table-row>
        <table:table-row table:style-name="ro3">
          <table:table-cell office:value-type="time" office:time-value="PT16H54M38S" table:style-name="ce7">
            <text:p>16:54:38</text:p>
          </table:table-cell>
          <table:table-cell office:value-type="time" office:time-value="PT16H54M39S" table:style-name="ce7">
            <text:p>16:54:3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1.38" table:style-name="ce1">
            <text:p>521,38</text:p>
          </table:table-cell>
          <table:table-cell office:value-type="float" office:value="2.8545711413999997" table:formula="of:=[.C289]/1000 * [.D289]*[.E289]/1000" table:style-name="ce3">
            <text:p>2,854571141</text:p>
          </table:table-cell>
          <table:table-cell table:number-columns-repeated="2" table:style-name="ce1"/>
          <table:table-cell office:value-type="float" office:value="0.16270381425113589" table:formula="of:=[.F289]-([.$J$3]*[.C289]/1000)" table:style-name="ce1">
            <text:p>0,162703814</text:p>
          </table:table-cell>
          <table:table-cell table:number-columns-repeated="16375"/>
        </table:table-row>
        <table:table-row table:style-name="ro3">
          <table:table-cell office:value-type="time" office:time-value="PT16H54M39S" table:style-name="ce7">
            <text:p>16:54:39</text:p>
          </table:table-cell>
          <table:table-cell office:value-type="time" office:time-value="PT16H54M40S" table:style-name="ce7">
            <text:p>16:54:4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0.05999999999995" table:style-name="ce1">
            <text:p>530,06</text:p>
          </table:table-cell>
          <table:table-cell office:value-type="float" office:value="2.9020944017999994" table:formula="of:=[.C290]/1000 * [.D290]*[.E290]/1000" table:style-name="ce3">
            <text:p>2,902094402</text:p>
          </table:table-cell>
          <table:table-cell table:number-columns-repeated="2" table:style-name="ce1"/>
          <table:table-cell office:value-type="float" office:value="0.21022707465113566" table:formula="of:=[.F290]-([.$J$3]*[.C290]/1000)" table:style-name="ce1">
            <text:p>0,210227075</text:p>
          </table:table-cell>
          <table:table-cell table:number-columns-repeated="16375"/>
        </table:table-row>
        <table:table-row table:style-name="ro3">
          <table:table-cell office:value-type="time" office:time-value="PT16H54M40S" table:style-name="ce7">
            <text:p>16:54:40</text:p>
          </table:table-cell>
          <table:table-cell office:value-type="time" office:time-value="PT16H54M41S" table:style-name="ce7">
            <text:p>16:54:41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65.95000000000005" table:style-name="ce1">
            <text:p>565,95</text:p>
          </table:table-cell>
          <table:table-cell office:value-type="float" office:value="3.133484046" table:formula="of:=[.C291]/1000 * [.D291]*[.E291]/1000" table:style-name="ce3">
            <text:p>3,133484046</text:p>
          </table:table-cell>
          <table:table-cell table:number-columns-repeated="2" table:style-name="ce1"/>
          <table:table-cell office:value-type="float" office:value="0.40603018194831852" table:formula="of:=[.F291]-([.$J$3]*[.C291]/1000)" table:style-name="ce1">
            <text:p>0,406030182</text:p>
          </table:table-cell>
          <table:table-cell table:number-columns-repeated="16375"/>
        </table:table-row>
        <table:table-row table:style-name="ro3">
          <table:table-cell office:value-type="time" office:time-value="PT16H54M41S" table:style-name="ce7">
            <text:p>16:54:41</text:p>
          </table:table-cell>
          <table:table-cell office:value-type="time" office:time-value="PT16H54M42S" table:style-name="ce7">
            <text:p>16:54:4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0.61" table:style-name="ce1">
            <text:p>520,61</text:p>
          </table:table-cell>
          <table:table-cell office:value-type="float" office:value="2.8530469219999999" table:formula="of:=[.C292]/1000 * [.D292]*[.E292]/1000" table:style-name="ce3">
            <text:p>2,853046922</text:p>
          </table:table-cell>
          <table:table-cell table:number-columns-repeated="2" table:style-name="ce1"/>
          <table:table-cell office:value-type="float" office:value="0.15863769935807781" table:formula="of:=[.F292]-([.$J$3]*[.C292]/1000)" table:style-name="ce1">
            <text:p>0,158637699</text:p>
          </table:table-cell>
          <table:table-cell table:number-columns-repeated="16375"/>
        </table:table-row>
        <table:table-row table:style-name="ro3">
          <table:table-cell office:value-type="time" office:time-value="PT16H54M42S" table:style-name="ce7">
            <text:p>16:54:42</text:p>
          </table:table-cell>
          <table:table-cell office:value-type="time" office:time-value="PT16H54M44S" table:style-name="ce7">
            <text:p>16:54:4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3.05999999999995" table:style-name="ce1">
            <text:p>513,06</text:p>
          </table:table-cell>
          <table:table-cell office:value-type="float" office:value="2.8090188917999996" table:formula="of:=[.C293]/1000 * [.D293]*[.E293]/1000" table:style-name="ce3">
            <text:p>2,809018892</text:p>
          </table:table-cell>
          <table:table-cell table:number-columns-repeated="2" table:style-name="ce1"/>
          <table:table-cell office:value-type="float" office:value="0.11715156465113585" table:formula="of:=[.F293]-([.$J$3]*[.C293]/1000)" table:style-name="ce1">
            <text:p>0,117151565</text:p>
          </table:table-cell>
          <table:table-cell table:number-columns-repeated="16375"/>
        </table:table-row>
        <table:table-row table:style-name="ro3">
          <table:table-cell office:value-type="time" office:time-value="PT16H54M44S" table:style-name="ce7">
            <text:p>16:54:44</text:p>
          </table:table-cell>
          <table:table-cell office:value-type="time" office:time-value="PT16H54M45S" table:style-name="ce7">
            <text:p>16:54:45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7.88" table:style-name="ce1">
            <text:p>537,88</text:p>
          </table:table-cell>
          <table:table-cell office:value-type="float" office:value="2.9588133344000003" table:formula="of:=[.C294]/1000 * [.D294]*[.E294]/1000" table:style-name="ce3">
            <text:p>2,958813334</text:p>
          </table:table-cell>
          <table:table-cell table:number-columns-repeated="2" table:style-name="ce1"/>
          <table:table-cell office:value-type="float" office:value="0.25423652978584466" table:formula="of:=[.F294]-([.$J$3]*[.C294]/1000)" table:style-name="ce1">
            <text:p>0,25423653</text:p>
          </table:table-cell>
          <table:table-cell table:number-columns-repeated="16375"/>
        </table:table-row>
        <table:table-row table:style-name="ro3">
          <table:table-cell office:value-type="time" office:time-value="PT16H54M45S" table:style-name="ce7">
            <text:p>16:54:45</text:p>
          </table:table-cell>
          <table:table-cell office:value-type="time" office:time-value="PT16H54M46S" table:style-name="ce7">
            <text:p>16:54:46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59" table:style-name="ce1">
            <text:p>559</text:p>
          </table:table-cell>
          <table:table-cell office:value-type="float" office:value="3.0721018899999999" table:formula="of:=[.C295]/1000 * [.D295]*[.E295]/1000" table:style-name="ce3">
            <text:p>3,07210189</text:p>
          </table:table-cell>
          <table:table-cell table:number-columns-repeated="2" table:style-name="ce1"/>
          <table:table-cell office:value-type="float" office:value="0.37006698087890255" table:formula="of:=[.F295]-([.$J$3]*[.C295]/1000)" table:style-name="ce1">
            <text:p>0,370066981</text:p>
          </table:table-cell>
          <table:table-cell table:number-columns-repeated="16375"/>
        </table:table-row>
        <table:table-row table:style-name="ro3">
          <table:table-cell office:value-type="time" office:time-value="PT16H54M46S" table:style-name="ce7">
            <text:p>16:54:46</text:p>
          </table:table-cell>
          <table:table-cell office:value-type="time" office:time-value="PT16H54M47S" table:style-name="ce7">
            <text:p>16:54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38" table:style-name="ce1">
            <text:p>530,38</text:p>
          </table:table-cell>
          <table:table-cell office:value-type="float" office:value="2.906588476" table:formula="of:=[.C296]/1000 * [.D296]*[.E296]/1000" table:style-name="ce3">
            <text:p>2,906588476</text:p>
          </table:table-cell>
          <table:table-cell table:number-columns-repeated="2" table:style-name="ce1"/>
          <table:table-cell office:value-type="float" office:value="0.21217925335807797" table:formula="of:=[.F296]-([.$J$3]*[.C296]/1000)" table:style-name="ce1">
            <text:p>0,212179253</text:p>
          </table:table-cell>
          <table:table-cell table:number-columns-repeated="16375"/>
        </table:table-row>
        <table:table-row table:style-name="ro3">
          <table:table-cell office:value-type="time" office:time-value="PT16H54M47S" table:style-name="ce7">
            <text:p>16:54:47</text:p>
          </table:table-cell>
          <table:table-cell office:value-type="time" office:time-value="PT16H54M48S" table:style-name="ce7">
            <text:p>16:54:48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5.54999999999995" table:style-name="ce1">
            <text:p>535,55</text:p>
          </table:table-cell>
          <table:table-cell office:value-type="float" office:value="2.9570714579999997" table:formula="of:=[.C297]/1000 * [.D297]*[.E297]/1000" table:style-name="ce3">
            <text:p>2,957071458</text:p>
          </table:table-cell>
          <table:table-cell table:number-columns-repeated="2" table:style-name="ce1"/>
          <table:table-cell office:value-type="float" office:value="0.24232707141361054" table:formula="of:=[.F297]-([.$J$3]*[.C297]/1000)" table:style-name="ce1">
            <text:p>0,242327071</text:p>
          </table:table-cell>
          <table:table-cell table:number-columns-repeated="16375"/>
        </table:table-row>
        <table:table-row table:style-name="ro3">
          <table:table-cell office:value-type="time" office:time-value="PT16H54M48S" table:style-name="ce7">
            <text:p>16:54:48</text:p>
          </table:table-cell>
          <table:table-cell office:value-type="time" office:time-value="PT16H54M49S" table:style-name="ce7">
            <text:p>16:54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0.16999999999996" table:style-name="ce1">
            <text:p>540,17</text:p>
          </table:table-cell>
          <table:table-cell office:value-type="float" office:value="2.9602396339999997" table:formula="of:=[.C298]/1000 * [.D298]*[.E298]/1000" table:style-name="ce3">
            <text:p>2,960239634</text:p>
          </table:table-cell>
          <table:table-cell table:number-columns-repeated="2" table:style-name="ce1"/>
          <table:table-cell office:value-type="float" office:value="0.26583041135807761" table:formula="of:=[.F298]-([.$J$3]*[.C298]/1000)" table:style-name="ce1">
            <text:p>0,265830411</text:p>
          </table:table-cell>
          <table:table-cell table:number-columns-repeated="16375"/>
        </table:table-row>
        <table:table-row table:style-name="ro3">
          <table:table-cell office:value-type="time" office:time-value="PT16H54M49S" table:style-name="ce7">
            <text:p>16:54:49</text:p>
          </table:table-cell>
          <table:table-cell office:value-type="time" office:time-value="PT16H54M50S" table:style-name="ce7">
            <text:p>16:54:5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25" table:style-name="ce1">
            <text:p>521,25</text:p>
          </table:table-cell>
          <table:table-cell office:value-type="float" office:value="2.8592491124999997" table:formula="of:=[.C299]/1000 * [.D299]*[.E299]/1000" table:style-name="ce3">
            <text:p>2,859249113</text:p>
          </table:table-cell>
          <table:table-cell table:number-columns-repeated="2" table:style-name="ce1"/>
          <table:table-cell office:value-type="float" office:value="0.16229799436501935" table:formula="of:=[.F299]-([.$J$3]*[.C299]/1000)" table:style-name="ce1">
            <text:p>0,162297994</text:p>
          </table:table-cell>
          <table:table-cell table:number-columns-repeated="16375"/>
        </table:table-row>
        <table:table-row table:style-name="ro3">
          <table:table-cell office:value-type="time" office:time-value="PT16H54M50S" table:style-name="ce7">
            <text:p>16:54:50</text:p>
          </table:table-cell>
          <table:table-cell office:value-type="time" office:time-value="PT16H54M51S" table:style-name="ce7">
            <text:p>16:54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2.76" table:style-name="ce1">
            <text:p>512,76</text:p>
          </table:table-cell>
          <table:table-cell office:value-type="float" office:value="2.8126783211999995" table:formula="of:=[.C300]/1000 * [.D300]*[.E300]/1000" table:style-name="ce3">
            <text:p>2,812678321</text:p>
          </table:table-cell>
          <table:table-cell table:number-columns-repeated="2" table:style-name="ce1"/>
          <table:table-cell office:value-type="float" office:value="0.11572720306501916" table:formula="of:=[.F300]-([.$J$3]*[.C300]/1000)" table:style-name="ce1">
            <text:p>0,115727203</text:p>
          </table:table-cell>
          <table:table-cell table:number-columns-repeated="16375"/>
        </table:table-row>
        <table:table-row table:style-name="ro3">
          <table:table-cell office:value-type="time" office:time-value="PT16H54M51S" table:style-name="ce7">
            <text:p>16:54:51</text:p>
          </table:table-cell>
          <table:table-cell office:value-type="time" office:time-value="PT16H54M52S" table:style-name="ce7">
            <text:p>16:54:5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4.83000000000004" table:style-name="ce1">
            <text:p>514,83</text:p>
          </table:table-cell>
          <table:table-cell office:value-type="float" office:value="2.8240330371" table:formula="of:=[.C301]/1000 * [.D301]*[.E301]/1000" table:style-name="ce3">
            <text:p>2,824033037</text:p>
          </table:table-cell>
          <table:table-cell table:number-columns-repeated="2" table:style-name="ce1"/>
          <table:table-cell office:value-type="float" office:value="0.12708191896501964" table:formula="of:=[.F301]-([.$J$3]*[.C301]/1000)" table:style-name="ce1">
            <text:p>0,127081919</text:p>
          </table:table-cell>
          <table:table-cell table:number-columns-repeated="16375"/>
        </table:table-row>
        <table:table-row table:style-name="ro3">
          <table:table-cell office:value-type="time" office:time-value="PT16H54M52S" table:style-name="ce7">
            <text:p>16:54:52</text:p>
          </table:table-cell>
          <table:table-cell office:value-type="time" office:time-value="PT16H54M53S" table:style-name="ce7">
            <text:p>16:54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49" table:style-name="ce1">
            <text:p>515,49</text:p>
          </table:table-cell>
          <table:table-cell office:value-type="float" office:value="2.8249882980000001" table:formula="of:=[.C302]/1000 * [.D302]*[.E302]/1000" table:style-name="ce3">
            <text:p>2,824988298</text:p>
          </table:table-cell>
          <table:table-cell table:number-columns-repeated="2" table:style-name="ce1"/>
          <table:table-cell office:value-type="float" office:value="0.130579075358078" table:formula="of:=[.F302]-([.$J$3]*[.C302]/1000)" table:style-name="ce1">
            <text:p>0,130579075</text:p>
          </table:table-cell>
          <table:table-cell table:number-columns-repeated="16375"/>
        </table:table-row>
        <table:table-row table:style-name="ro3">
          <table:table-cell office:value-type="time" office:time-value="PT16H54M53S" table:style-name="ce7">
            <text:p>16:54:53</text:p>
          </table:table-cell>
          <table:table-cell office:value-type="time" office:time-value="PT16H54M54S" table:style-name="ce7">
            <text:p>16:54:5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" table:style-name="ce1">
            <text:p>519</text:p>
          </table:table-cell>
          <table:table-cell office:value-type="float" office:value="2.8442238" table:formula="of:=[.C303]/1000 * [.D303]*[.E303]/1000" table:style-name="ce3">
            <text:p>2,8442238</text:p>
          </table:table-cell>
          <table:table-cell table:number-columns-repeated="2" table:style-name="ce1"/>
          <table:table-cell office:value-type="float" office:value="0.1498145773580779" table:formula="of:=[.F303]-([.$J$3]*[.C303]/1000)" table:style-name="ce1">
            <text:p>0,149814577</text:p>
          </table:table-cell>
          <table:table-cell table:number-columns-repeated="16375"/>
        </table:table-row>
        <table:table-row table:style-name="ro3">
          <table:table-cell office:value-type="time" office:time-value="PT16H54M54S" table:style-name="ce7">
            <text:p>16:54:54</text:p>
          </table:table-cell>
          <table:table-cell office:value-type="time" office:time-value="PT16H54M56S" table:style-name="ce7">
            <text:p>16:54:56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7.99" table:style-name="ce1">
            <text:p>517,99</text:p>
          </table:table-cell>
          <table:table-cell office:value-type="float" office:value="2.8413668062999999" table:formula="of:=[.C304]/1000 * [.D304]*[.E304]/1000" table:style-name="ce3">
            <text:p>2,841366806</text:p>
          </table:table-cell>
          <table:table-cell table:number-columns-repeated="2" table:style-name="ce1"/>
          <table:table-cell office:value-type="float" office:value="0.1444156881650196" table:formula="of:=[.F304]-([.$J$3]*[.C304]/1000)" table:style-name="ce1">
            <text:p>0,144415688</text:p>
          </table:table-cell>
          <table:table-cell table:number-columns-repeated="16375"/>
        </table:table-row>
        <table:table-row table:style-name="ro3">
          <table:table-cell office:value-type="time" office:time-value="PT16H54M56S" table:style-name="ce7">
            <text:p>16:54:56</text:p>
          </table:table-cell>
          <table:table-cell office:value-type="time" office:time-value="PT16H54M57S" table:style-name="ce7">
            <text:p>16:54:5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05999999999995" table:style-name="ce1">
            <text:p>516,06</text:p>
          </table:table-cell>
          <table:table-cell office:value-type="float" office:value="2.8281120119999996" table:formula="of:=[.C305]/1000 * [.D305]*[.E305]/1000" table:style-name="ce3">
            <text:p>2,828112012</text:p>
          </table:table-cell>
          <table:table-cell table:number-columns-repeated="2" table:style-name="ce1"/>
          <table:table-cell office:value-type="float" office:value="0.13370278935807756" table:formula="of:=[.F305]-([.$J$3]*[.C305]/1000)" table:style-name="ce1">
            <text:p>0,133702789</text:p>
          </table:table-cell>
          <table:table-cell table:number-columns-repeated="16375"/>
        </table:table-row>
        <table:table-row table:style-name="ro3">
          <table:table-cell office:value-type="time" office:time-value="PT16H54M57S" table:style-name="ce7">
            <text:p>16:54:57</text:p>
          </table:table-cell>
          <table:table-cell office:value-type="time" office:time-value="PT16H54M58S" table:style-name="ce7">
            <text:p>16:54:58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6.59" table:style-name="ce1">
            <text:p>516,59</text:p>
          </table:table-cell>
          <table:table-cell office:value-type="float" office:value="2.8335374772000002" table:formula="of:=[.C306]/1000 * [.D306]*[.E306]/1000" table:style-name="ce3">
            <text:p>2,833537477</text:p>
          </table:table-cell>
          <table:table-cell table:number-columns-repeated="2" table:style-name="ce1"/>
          <table:table-cell office:value-type="float" office:value="0.13150256807890282" table:formula="of:=[.F306]-([.$J$3]*[.C306]/1000)" table:style-name="ce1">
            <text:p>0,131502568</text:p>
          </table:table-cell>
          <table:table-cell table:number-columns-repeated="16375"/>
        </table:table-row>
        <table:table-row table:style-name="ro3">
          <table:table-cell office:value-type="time" office:time-value="PT16H54M58S" table:style-name="ce7">
            <text:p>16:54:58</text:p>
          </table:table-cell>
          <table:table-cell office:value-type="time" office:time-value="PT16H54M59S" table:style-name="ce7">
            <text:p>16:54:59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26.74" table:style-name="ce1">
            <text:p>526,74</text:p>
          </table:table-cell>
          <table:table-cell office:value-type="float" office:value="2.9057032685999999" table:formula="of:=[.C307]/1000 * [.D307]*[.E307]/1000" table:style-name="ce3">
            <text:p>2,905703269</text:p>
          </table:table-cell>
          <table:table-cell table:number-columns-repeated="2" table:style-name="ce1"/>
          <table:table-cell office:value-type="float" office:value="0.19350077750666905" table:formula="of:=[.F307]-([.$J$3]*[.C307]/1000)" table:style-name="ce1">
            <text:p>0,193500778</text:p>
          </table:table-cell>
          <table:table-cell table:number-columns-repeated="16375"/>
        </table:table-row>
        <table:table-row table:style-name="ro3">
          <table:table-cell office:value-type="time" office:time-value="PT16H54M59S" table:style-name="ce7">
            <text:p>16:54:59</text:p>
          </table:table-cell>
          <table:table-cell office:value-type="time" office:time-value="PT16H55M0S" table:style-name="ce7">
            <text:p>16:55:0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3.73" table:style-name="ce1">
            <text:p>523,73</text:p>
          </table:table-cell>
          <table:table-cell office:value-type="float" office:value="2.8674374618999994" table:formula="of:=[.C308]/1000 * [.D308]*[.E308]/1000" table:style-name="ce3">
            <text:p>2,867437462</text:p>
          </table:table-cell>
          <table:table-cell table:number-columns-repeated="2" table:style-name="ce1"/>
          <table:table-cell office:value-type="float" office:value="0.17557013475113559" table:formula="of:=[.F308]-([.$J$3]*[.C308]/1000)" table:style-name="ce1">
            <text:p>0,175570135</text:p>
          </table:table-cell>
          <table:table-cell table:number-columns-repeated="16375"/>
        </table:table-row>
        <table:table-row table:style-name="ro3">
          <table:table-cell office:value-type="time" office:time-value="PT16H55M0S" table:style-name="ce7">
            <text:p>16:55:00</text:p>
          </table:table-cell>
          <table:table-cell office:value-type="time" office:time-value="PT16H55M1S" table:style-name="ce7">
            <text:p>16:55:0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9.88" table:style-name="ce1">
            <text:p>529,88</text:p>
          </table:table-cell>
          <table:table-cell office:value-type="float" office:value="2.9011088963999998" table:formula="of:=[.C309]/1000 * [.D309]*[.E309]/1000" table:style-name="ce3">
            <text:p>2,901108896</text:p>
          </table:table-cell>
          <table:table-cell table:number-columns-repeated="2" table:style-name="ce1"/>
          <table:table-cell office:value-type="float" office:value="0.20924156925113602" table:formula="of:=[.F309]-([.$J$3]*[.C309]/1000)" table:style-name="ce1">
            <text:p>0,209241569</text:p>
          </table:table-cell>
          <table:table-cell table:number-columns-repeated="16375"/>
        </table:table-row>
        <table:table-row table:style-name="ro3">
          <table:table-cell office:value-type="time" office:time-value="PT16H55M1S" table:style-name="ce7">
            <text:p>16:55:01</text:p>
          </table:table-cell>
          <table:table-cell office:value-type="time" office:time-value="PT16H55M2S" table:style-name="ce7">
            <text:p>16:55:02</text:p>
          </table:table-cell>
          <table:table-cell office:value-type="float" office:value="1074" table:style-name="ce1">
            <text:p>1074</text:p>
          </table:table-cell>
          <table:table-cell office:value-type="float" office:value="5.16" table:style-name="ce1">
            <text:p>5,16</text:p>
          </table:table-cell>
          <table:table-cell office:value-type="float" office:value="557.24" table:style-name="ce1">
            <text:p>557,24</text:p>
          </table:table-cell>
          <table:table-cell office:value-type="float" office:value="3.0881349216000005" table:formula="of:=[.C310]/1000 * [.D310]*[.E310]/1000" table:style-name="ce3">
            <text:p>3,088134922</text:p>
          </table:table-cell>
          <table:table-cell table:number-columns-repeated="2" table:style-name="ce1"/>
          <table:table-cell office:value-type="float" office:value="0.35813916205526075" table:formula="of:=[.F310]-([.$J$3]*[.C310]/1000)" table:style-name="ce1">
            <text:p>0,358139162</text:p>
          </table:table-cell>
          <table:table-cell table:number-columns-repeated="16375"/>
        </table:table-row>
        <table:table-row table:style-name="ro3">
          <table:table-cell office:value-type="time" office:time-value="PT16H55M2S" table:style-name="ce7">
            <text:p>16:55:02</text:p>
          </table:table-cell>
          <table:table-cell office:value-type="time" office:time-value="PT16H55M3S" table:style-name="ce7">
            <text:p>16:55:03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57.66999999999996" table:style-name="ce1">
            <text:p>557,67</text:p>
          </table:table-cell>
          <table:table-cell office:value-type="float" office:value="3.0676757496000002" table:formula="of:=[.C311]/1000 * [.D311]*[.E311]/1000" table:style-name="ce3">
            <text:p>3,06767575</text:p>
          </table:table-cell>
          <table:table-cell table:number-columns-repeated="2" table:style-name="ce1"/>
          <table:table-cell office:value-type="float" office:value="0.36309894498584461" table:formula="of:=[.F311]-([.$J$3]*[.C311]/1000)" table:style-name="ce1">
            <text:p>0,363098945</text:p>
          </table:table-cell>
          <table:table-cell table:number-columns-repeated="16375"/>
        </table:table-row>
        <table:table-row table:style-name="ro3">
          <table:table-cell office:value-type="time" office:time-value="PT16H55M3S" table:style-name="ce7">
            <text:p>16:55:03</text:p>
          </table:table-cell>
          <table:table-cell office:value-type="time" office:time-value="PT16H55M4S" table:style-name="ce7">
            <text:p>16:55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1.29" table:style-name="ce1">
            <text:p>541,29</text:p>
          </table:table-cell>
          <table:table-cell office:value-type="float" office:value="2.9663774579999997" table:formula="of:=[.C312]/1000 * [.D312]*[.E312]/1000" table:style-name="ce3">
            <text:p>2,966377458</text:p>
          </table:table-cell>
          <table:table-cell table:number-columns-repeated="2" table:style-name="ce1"/>
          <table:table-cell office:value-type="float" office:value="0.27196823535807768" table:formula="of:=[.F312]-([.$J$3]*[.C312]/1000)" table:style-name="ce1">
            <text:p>0,271968235</text:p>
          </table:table-cell>
          <table:table-cell table:number-columns-repeated="16375"/>
        </table:table-row>
        <table:table-row table:style-name="ro3">
          <table:table-cell office:value-type="time" office:time-value="PT16H55M4S" table:style-name="ce7">
            <text:p>16:55:04</text:p>
          </table:table-cell>
          <table:table-cell office:value-type="time" office:time-value="PT16H55M5S" table:style-name="ce7">
            <text:p>16:55:05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4.63" table:style-name="ce1">
            <text:p>534,63</text:p>
          </table:table-cell>
          <table:table-cell office:value-type="float" office:value="2.9519916228" table:formula="of:=[.C313]/1000 * [.D313]*[.E313]/1000" table:style-name="ce3">
            <text:p>2,951991623</text:p>
          </table:table-cell>
          <table:table-cell table:number-columns-repeated="2" table:style-name="ce1"/>
          <table:table-cell office:value-type="float" office:value="0.23724723621361088" table:formula="of:=[.F313]-([.$J$3]*[.C313]/1000)" table:style-name="ce1">
            <text:p>0,237247236</text:p>
          </table:table-cell>
          <table:table-cell table:number-columns-repeated="16375"/>
        </table:table-row>
        <table:table-row table:style-name="ro3">
          <table:table-cell office:value-type="time" office:time-value="PT16H55M5S" table:style-name="ce7">
            <text:p>16:55:05</text:p>
          </table:table-cell>
          <table:table-cell office:value-type="time" office:time-value="PT16H55M6S" table:style-name="ce7">
            <text:p>16:55:06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37.24" table:style-name="ce1">
            <text:p>537,24</text:p>
          </table:table-cell>
          <table:table-cell office:value-type="float" office:value="2.9495765376" table:formula="of:=[.C314]/1000 * [.D314]*[.E314]/1000" table:style-name="ce3">
            <text:p>2,949576538</text:p>
          </table:table-cell>
          <table:table-cell table:number-columns-repeated="2" table:style-name="ce1"/>
          <table:table-cell office:value-type="float" office:value="0.24499973298584443" table:formula="of:=[.F314]-([.$J$3]*[.C314]/1000)" table:style-name="ce1">
            <text:p>0,244999733</text:p>
          </table:table-cell>
          <table:table-cell table:number-columns-repeated="16375"/>
        </table:table-row>
        <table:table-row table:style-name="ro3">
          <table:table-cell office:value-type="time" office:time-value="PT16H55M6S" table:style-name="ce7">
            <text:p>16:55:06</text:p>
          </table:table-cell>
          <table:table-cell office:value-type="time" office:time-value="PT16H55M7S" table:style-name="ce7">
            <text:p>16:55:0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4.03" table:style-name="ce1">
            <text:p>544,03</text:p>
          </table:table-cell>
          <table:table-cell office:value-type="float" office:value="2.9842058410999996" table:formula="of:=[.C315]/1000 * [.D315]*[.E315]/1000" table:style-name="ce3">
            <text:p>2,984205841</text:p>
          </table:table-cell>
          <table:table-cell table:number-columns-repeated="2" table:style-name="ce1"/>
          <table:table-cell office:value-type="float" office:value="0.2872547229650193" table:formula="of:=[.F315]-([.$J$3]*[.C315]/1000)" table:style-name="ce1">
            <text:p>0,287254723</text:p>
          </table:table-cell>
          <table:table-cell table:number-columns-repeated="16375"/>
        </table:table-row>
        <table:table-row table:style-name="ro3">
          <table:table-cell office:value-type="time" office:time-value="PT16H55M7S" table:style-name="ce7">
            <text:p>16:55:07</text:p>
          </table:table-cell>
          <table:table-cell office:value-type="time" office:time-value="PT16H55M9S" table:style-name="ce7">
            <text:p>16:55:0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4.95000000000005" table:style-name="ce1">
            <text:p>534,95</text:p>
          </table:table-cell>
          <table:table-cell office:value-type="float" office:value="2.9288672984999997" table:formula="of:=[.C316]/1000 * [.D316]*[.E316]/1000" table:style-name="ce3">
            <text:p>2,928867299</text:p>
          </table:table-cell>
          <table:table-cell table:number-columns-repeated="2" table:style-name="ce1"/>
          <table:table-cell office:value-type="float" office:value="0.23699997135113593" table:formula="of:=[.F316]-([.$J$3]*[.C316]/1000)" table:style-name="ce1">
            <text:p>0,236999971</text:p>
          </table:table-cell>
          <table:table-cell table:number-columns-repeated="16375"/>
        </table:table-row>
        <table:table-row table:style-name="ro3">
          <table:table-cell office:value-type="time" office:time-value="PT16H55M9S" table:style-name="ce7">
            <text:p>16:55:09</text:p>
          </table:table-cell>
          <table:table-cell office:value-type="time" office:time-value="PT16H55M10S" table:style-name="ce7">
            <text:p>16:55:1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9.58000000000004" table:style-name="ce1">
            <text:p>529,58</text:p>
          </table:table-cell>
          <table:table-cell office:value-type="float" office:value="2.9049422445999999" table:formula="of:=[.C317]/1000 * [.D317]*[.E317]/1000" table:style-name="ce3">
            <text:p>2,904942245</text:p>
          </table:table-cell>
          <table:table-cell table:number-columns-repeated="2" table:style-name="ce1"/>
          <table:table-cell office:value-type="float" office:value="0.2079911264650196" table:formula="of:=[.F317]-([.$J$3]*[.C317]/1000)" table:style-name="ce1">
            <text:p>0,207991126</text:p>
          </table:table-cell>
          <table:table-cell table:number-columns-repeated="16375"/>
        </table:table-row>
        <table:table-row table:style-name="ro3">
          <table:table-cell office:value-type="time" office:time-value="PT16H55M10S" table:style-name="ce7">
            <text:p>16:55:10</text:p>
          </table:table-cell>
          <table:table-cell office:value-type="time" office:time-value="PT16H55M11S" table:style-name="ce7">
            <text:p>16:55:11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32.91" table:style-name="ce1">
            <text:p>532,91</text:p>
          </table:table-cell>
          <table:table-cell office:value-type="float" office:value="2.9452496842999993" table:formula="of:=[.C318]/1000 * [.D318]*[.E318]/1000" table:style-name="ce3">
            <text:p>2,945249684</text:p>
          </table:table-cell>
          <table:table-cell table:number-columns-repeated="2" table:style-name="ce1"/>
          <table:table-cell office:value-type="float" office:value="0.22796340222055189" table:formula="of:=[.F318]-([.$J$3]*[.C318]/1000)" table:style-name="ce1">
            <text:p>0,227963402</text:p>
          </table:table-cell>
          <table:table-cell table:number-columns-repeated="16375"/>
        </table:table-row>
        <table:table-row table:style-name="ro3">
          <table:table-cell office:value-type="time" office:time-value="PT16H55M11S" table:style-name="ce7">
            <text:p>16:55:11</text:p>
          </table:table-cell>
          <table:table-cell office:value-type="time" office:time-value="PT16H55M12S" table:style-name="ce7">
            <text:p>16:55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0.6" table:style-name="ce1">
            <text:p>510,6</text:p>
          </table:table-cell>
          <table:table-cell office:value-type="float" office:value="2.7981901200000001" table:formula="of:=[.C319]/1000 * [.D319]*[.E319]/1000" table:style-name="ce3">
            <text:p>2,79819012</text:p>
          </table:table-cell>
          <table:table-cell table:number-columns-repeated="2" table:style-name="ce1"/>
          <table:table-cell office:value-type="float" office:value="0.10378089735807805" table:formula="of:=[.F319]-([.$J$3]*[.C319]/1000)" table:style-name="ce1">
            <text:p>0,103780897</text:p>
          </table:table-cell>
          <table:table-cell table:number-columns-repeated="16375"/>
        </table:table-row>
        <table:table-row table:style-name="ro3">
          <table:table-cell office:value-type="time" office:time-value="PT16H55M12S" table:style-name="ce7">
            <text:p>16:55:12</text:p>
          </table:table-cell>
          <table:table-cell office:value-type="time" office:time-value="PT16H55M13S" table:style-name="ce7">
            <text:p>16:55:1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92999999999995" table:style-name="ce1">
            <text:p>519,93</text:p>
          </table:table-cell>
          <table:table-cell office:value-type="float" office:value="2.849320386" table:formula="of:=[.C320]/1000 * [.D320]*[.E320]/1000" table:style-name="ce3">
            <text:p>2,849320386</text:p>
          </table:table-cell>
          <table:table-cell table:number-columns-repeated="2" table:style-name="ce1"/>
          <table:table-cell office:value-type="float" office:value="0.15491116335807797" table:formula="of:=[.F320]-([.$J$3]*[.C320]/1000)" table:style-name="ce1">
            <text:p>0,154911163</text:p>
          </table:table-cell>
          <table:table-cell table:number-columns-repeated="16375"/>
        </table:table-row>
        <table:table-row table:style-name="ro3">
          <table:table-cell office:value-type="time" office:time-value="PT16H55M13S" table:style-name="ce7">
            <text:p>16:55:13</text:p>
          </table:table-cell>
          <table:table-cell office:value-type="time" office:time-value="PT16H55M14S" table:style-name="ce7">
            <text:p>16:55:14</text:p>
          </table:table-cell>
          <table:table-cell office:value-type="float" office:value="1079" table:style-name="ce1">
            <text:p>1079</text:p>
          </table:table-cell>
          <table:table-cell office:value-type="float" office:value="5.16" table:style-name="ce1">
            <text:p>5,16</text:p>
          </table:table-cell>
          <table:table-cell office:value-type="float" office:value="548.94000000000005" table:style-name="ce1">
            <text:p>548,94</text:p>
          </table:table-cell>
          <table:table-cell office:value-type="float" office:value="3.0563003016000003" table:formula="of:=[.C321]/1000 * [.D321]*[.E321]/1000" table:style-name="ce3">
            <text:p>3,056300302</text:p>
          </table:table-cell>
          <table:table-cell table:number-columns-repeated="2" table:style-name="ce1"/>
          <table:table-cell office:value-type="float" office:value="0.31359506458996833" table:formula="of:=[.F321]-([.$J$3]*[.C321]/1000)" table:style-name="ce1">
            <text:p>0,313595065</text:p>
          </table:table-cell>
          <table:table-cell table:number-columns-repeated="16375"/>
        </table:table-row>
        <table:table-row table:style-name="ro3">
          <table:table-cell office:value-type="time" office:time-value="PT16H55M14S" table:style-name="ce7">
            <text:p>16:55:14</text:p>
          </table:table-cell>
          <table:table-cell office:value-type="time" office:time-value="PT16H55M15S" table:style-name="ce7">
            <text:p>16:55:15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4.73" table:style-name="ce1">
            <text:p>544,73</text:p>
          </table:table-cell>
          <table:table-cell office:value-type="float" office:value="2.9908618542000003" table:formula="of:=[.C322]/1000 * [.D322]*[.E322]/1000" table:style-name="ce3">
            <text:p>2,990861854</text:p>
          </table:table-cell>
          <table:table-cell table:number-columns-repeated="2" table:style-name="ce1"/>
          <table:table-cell office:value-type="float" office:value="0.29136884057196122" table:formula="of:=[.F322]-([.$J$3]*[.C322]/1000)" table:style-name="ce1">
            <text:p>0,291368841</text:p>
          </table:table-cell>
          <table:table-cell table:number-columns-repeated="16375"/>
        </table:table-row>
        <table:table-row table:style-name="ro3">
          <table:table-cell office:value-type="time" office:time-value="PT16H55M15S" table:style-name="ce7">
            <text:p>16:55:15</text:p>
          </table:table-cell>
          <table:table-cell office:value-type="time" office:time-value="PT16H55M16S" table:style-name="ce7">
            <text:p>16:55:1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33.14" table:style-name="ce1">
            <text:p>533,14</text:p>
          </table:table-cell>
          <table:table-cell office:value-type="float" office:value="2.9437644983999998" table:formula="of:=[.C323]/1000 * [.D323]*[.E323]/1000" table:style-name="ce3">
            <text:p>2,943764498</text:p>
          </table:table-cell>
          <table:table-cell table:number-columns-repeated="2" table:style-name="ce1"/>
          <table:table-cell office:value-type="float" office:value="0.22902011181361059" table:formula="of:=[.F323]-([.$J$3]*[.C323]/1000)" table:style-name="ce1">
            <text:p>0,229020112</text:p>
          </table:table-cell>
          <table:table-cell table:number-columns-repeated="16375"/>
        </table:table-row>
        <table:table-row table:style-name="ro3">
          <table:table-cell office:value-type="time" office:time-value="PT16H55M16S" table:style-name="ce7">
            <text:p>16:55:16</text:p>
          </table:table-cell>
          <table:table-cell office:value-type="time" office:time-value="PT16H55M17S" table:style-name="ce7">
            <text:p>16:55:1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43.17999999999995" table:style-name="ce1">
            <text:p>543,18</text:p>
          </table:table-cell>
          <table:table-cell office:value-type="float" office:value="2.9739267953999993" table:formula="of:=[.C324]/1000 * [.D324]*[.E324]/1000" table:style-name="ce3">
            <text:p>2,973926795</text:p>
          </table:table-cell>
          <table:table-cell table:number-columns-repeated="2" table:style-name="ce1"/>
          <table:table-cell office:value-type="float" office:value="0.28205946825113548" table:formula="of:=[.F324]-([.$J$3]*[.C324]/1000)" table:style-name="ce1">
            <text:p>0,282059468</text:p>
          </table:table-cell>
          <table:table-cell table:number-columns-repeated="16375"/>
        </table:table-row>
        <table:table-row table:style-name="ro3">
          <table:table-cell office:value-type="time" office:time-value="PT16H55M17S" table:style-name="ce7">
            <text:p>16:55:17</text:p>
          </table:table-cell>
          <table:table-cell office:value-type="time" office:time-value="PT16H55M18S" table:style-name="ce7">
            <text:p>16:55:18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37.72" table:style-name="ce1">
            <text:p>537,72</text:p>
          </table:table-cell>
          <table:table-cell office:value-type="float" office:value="2.9549864879999999" table:formula="of:=[.C325]/1000 * [.D325]*[.E325]/1000" table:style-name="ce3">
            <text:p>2,954986488</text:p>
          </table:table-cell>
          <table:table-cell table:number-columns-repeated="2" table:style-name="ce1"/>
          <table:table-cell office:value-type="float" office:value="0.24786778789278596" table:formula="of:=[.F325]-([.$J$3]*[.C325]/1000)" table:style-name="ce1">
            <text:p>0,247867788</text:p>
          </table:table-cell>
          <table:table-cell table:number-columns-repeated="16375"/>
        </table:table-row>
        <table:table-row table:style-name="ro3">
          <table:table-cell office:value-type="time" office:time-value="PT16H55M18S" table:style-name="ce7">
            <text:p>16:55:18</text:p>
          </table:table-cell>
          <table:table-cell office:value-type="time" office:time-value="PT16H55M19S" table:style-name="ce7">
            <text:p>16:55:1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8.46" table:style-name="ce1">
            <text:p>548,46</text:p>
          </table:table-cell>
          <table:table-cell office:value-type="float" office:value="3.0141771066" table:formula="of:=[.C326]/1000 * [.D326]*[.E326]/1000" table:style-name="ce3">
            <text:p>3,014177107</text:p>
          </table:table-cell>
          <table:table-cell table:number-columns-repeated="2" table:style-name="ce1"/>
          <table:table-cell office:value-type="float" office:value="0.31214219747890271" table:formula="of:=[.F326]-([.$J$3]*[.C326]/1000)" table:style-name="ce1">
            <text:p>0,312142197</text:p>
          </table:table-cell>
          <table:table-cell table:number-columns-repeated="16375"/>
        </table:table-row>
        <table:table-row table:style-name="ro3">
          <table:table-cell office:value-type="time" office:time-value="PT16H55M19S" table:style-name="ce7">
            <text:p>16:55:19</text:p>
          </table:table-cell>
          <table:table-cell office:value-type="time" office:time-value="PT16H55M21S" table:style-name="ce7">
            <text:p>16:55:2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1.38" table:style-name="ce1">
            <text:p>511,38</text:p>
          </table:table-cell>
          <table:table-cell office:value-type="float" office:value="2.8051085105999998" table:formula="of:=[.C327]/1000 * [.D327]*[.E327]/1000" table:style-name="ce3">
            <text:p>2,805108511</text:p>
          </table:table-cell>
          <table:table-cell table:number-columns-repeated="2" table:style-name="ce1"/>
          <table:table-cell office:value-type="float" office:value="0.10815739246501943" table:formula="of:=[.F327]-([.$J$3]*[.C327]/1000)" table:style-name="ce1">
            <text:p>0,108157392</text:p>
          </table:table-cell>
          <table:table-cell table:number-columns-repeated="16375"/>
        </table:table-row>
        <table:table-row table:style-name="ro3">
          <table:table-cell office:value-type="time" office:time-value="PT16H55M21S" table:style-name="ce7">
            <text:p>16:55:21</text:p>
          </table:table-cell>
          <table:table-cell office:value-type="time" office:time-value="PT16H55M22S" table:style-name="ce7">
            <text:p>16:55:22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6.30999999999995" table:style-name="ce1">
            <text:p>536,31</text:p>
          </table:table-cell>
          <table:table-cell office:value-type="float" office:value="2.9446315074" table:formula="of:=[.C328]/1000 * [.D328]*[.E328]/1000" table:style-name="ce3">
            <text:p>2,944631507</text:p>
          </table:table-cell>
          <table:table-cell table:number-columns-repeated="2" table:style-name="ce1"/>
          <table:table-cell office:value-type="float" office:value="0.24513849377196095" table:formula="of:=[.F328]-([.$J$3]*[.C328]/1000)" table:style-name="ce1">
            <text:p>0,245138494</text:p>
          </table:table-cell>
          <table:table-cell table:number-columns-repeated="16375"/>
        </table:table-row>
        <table:table-row table:style-name="ro3">
          <table:table-cell office:value-type="time" office:time-value="PT16H55M22S" table:style-name="ce7">
            <text:p>16:55:22</text:p>
          </table:table-cell>
          <table:table-cell office:value-type="time" office:time-value="PT16H55M23S" table:style-name="ce7">
            <text:p>16:55:23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1.41999999999996" table:style-name="ce1">
            <text:p>531,42</text:p>
          </table:table-cell>
          <table:table-cell office:value-type="float" office:value="2.9315199737999995" table:formula="of:=[.C329]/1000 * [.D329]*[.E329]/1000" table:style-name="ce3">
            <text:p>2,931519974</text:p>
          </table:table-cell>
          <table:table-cell table:number-columns-repeated="2" table:style-name="ce1"/>
          <table:table-cell office:value-type="float" office:value="0.21931748270666862" table:formula="of:=[.F329]-([.$J$3]*[.C329]/1000)" table:style-name="ce1">
            <text:p>0,219317483</text:p>
          </table:table-cell>
          <table:table-cell table:number-columns-repeated="16375"/>
        </table:table-row>
        <table:table-row table:style-name="ro3">
          <table:table-cell office:value-type="time" office:time-value="PT16H55M23S" table:style-name="ce7">
            <text:p>16:55:23</text:p>
          </table:table-cell>
          <table:table-cell office:value-type="time" office:time-value="PT16H55M24S" table:style-name="ce7">
            <text:p>16:55:24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6.41" table:style-name="ce1">
            <text:p>516,41</text:p>
          </table:table-cell>
          <table:table-cell office:value-type="float" office:value="2.8273602422999993" table:formula="of:=[.C330]/1000 * [.D330]*[.E330]/1000" table:style-name="ce3">
            <text:p>2,827360242</text:p>
          </table:table-cell>
          <table:table-cell table:number-columns-repeated="2" table:style-name="ce1"/>
          <table:table-cell office:value-type="float" office:value="0.13549291515113548" table:formula="of:=[.F330]-([.$J$3]*[.C330]/1000)" table:style-name="ce1">
            <text:p>0,135492915</text:p>
          </table:table-cell>
          <table:table-cell table:number-columns-repeated="16375"/>
        </table:table-row>
        <table:table-row table:style-name="ro3">
          <table:table-cell office:value-type="time" office:time-value="PT16H55M24S" table:style-name="ce7">
            <text:p>16:55:24</text:p>
          </table:table-cell>
          <table:table-cell office:value-type="time" office:time-value="PT16H55M25S" table:style-name="ce7">
            <text:p>16:55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6.34" table:style-name="ce1">
            <text:p>516,34</text:p>
          </table:table-cell>
          <table:table-cell office:value-type="float" office:value="2.8323159458" table:formula="of:=[.C331]/1000 * [.D331]*[.E331]/1000" table:style-name="ce3">
            <text:p>2,832315946</text:p>
          </table:table-cell>
          <table:table-cell table:number-columns-repeated="2" table:style-name="ce1"/>
          <table:table-cell office:value-type="float" office:value="0.13536482766501967" table:formula="of:=[.F331]-([.$J$3]*[.C331]/1000)" table:style-name="ce1">
            <text:p>0,135364828</text:p>
          </table:table-cell>
          <table:table-cell table:number-columns-repeated="16375"/>
        </table:table-row>
        <table:table-row table:style-name="ro3">
          <table:table-cell office:value-type="time" office:time-value="PT16H55M25S" table:style-name="ce7">
            <text:p>16:55:25</text:p>
          </table:table-cell>
          <table:table-cell office:value-type="time" office:time-value="PT16H55M26S" table:style-name="ce7">
            <text:p>16:55:26</text:p>
          </table:table-cell>
          <table:table-cell office:value-type="float" office:value="1079" table:style-name="ce1">
            <text:p>1079</text:p>
          </table:table-cell>
          <table:table-cell office:value-type="float" office:value="5.17" table:style-name="ce1">
            <text:p>5,17</text:p>
          </table:table-cell>
          <table:table-cell office:value-type="float" office:value="539.48" table:style-name="ce1">
            <text:p>539,48</text:p>
          </table:table-cell>
          <table:table-cell office:value-type="float" office:value="3.0094514164000001" table:formula="of:=[.C332]/1000 * [.D332]*[.E332]/1000" table:style-name="ce3">
            <text:p>3,009451416</text:p>
          </table:table-cell>
          <table:table-cell table:number-columns-repeated="2" table:style-name="ce1"/>
          <table:table-cell office:value-type="float" office:value="0.26674617938996814" table:formula="of:=[.F332]-([.$J$3]*[.C332]/1000)" table:style-name="ce1">
            <text:p>0,266746179</text:p>
          </table:table-cell>
          <table:table-cell table:number-columns-repeated="16375"/>
        </table:table-row>
        <table:table-row table:style-name="ro3">
          <table:table-cell office:value-type="time" office:time-value="PT16H55M26S" table:style-name="ce7">
            <text:p>16:55:26</text:p>
          </table:table-cell>
          <table:table-cell office:value-type="time" office:time-value="PT16H55M27S" table:style-name="ce7">
            <text:p>16:55:2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54" table:style-name="ce1">
            <text:p>525,54</text:p>
          </table:table-cell>
          <table:table-cell office:value-type="float" office:value="2.8827813497999997" table:formula="of:=[.C333]/1000 * [.D333]*[.E333]/1000" table:style-name="ce3">
            <text:p>2,88278135</text:p>
          </table:table-cell>
          <table:table-cell table:number-columns-repeated="2" table:style-name="ce1"/>
          <table:table-cell office:value-type="float" office:value="0.18583023166501933" table:formula="of:=[.F333]-([.$J$3]*[.C333]/1000)" table:style-name="ce1">
            <text:p>0,185830232</text:p>
          </table:table-cell>
          <table:table-cell table:number-columns-repeated="16375"/>
        </table:table-row>
        <table:table-row table:style-name="ro3">
          <table:table-cell office:value-type="time" office:time-value="PT16H55M27S" table:style-name="ce7">
            <text:p>16:55:27</text:p>
          </table:table-cell>
          <table:table-cell office:value-type="time" office:time-value="PT16H55M28S" table:style-name="ce7">
            <text:p>16:55:2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7.55999999999995" table:style-name="ce1">
            <text:p>517,56</text:p>
          </table:table-cell>
          <table:table-cell office:value-type="float" office:value="2.8363323119999997" table:formula="of:=[.C334]/1000 * [.D334]*[.E334]/1000" table:style-name="ce3">
            <text:p>2,836332312</text:p>
          </table:table-cell>
          <table:table-cell table:number-columns-repeated="2" table:style-name="ce1"/>
          <table:table-cell office:value-type="float" office:value="0.14192308935807763" table:formula="of:=[.F334]-([.$J$3]*[.C334]/1000)" table:style-name="ce1">
            <text:p>0,141923089</text:p>
          </table:table-cell>
          <table:table-cell table:number-columns-repeated="16375"/>
        </table:table-row>
        <table:table-row table:style-name="ro3">
          <table:table-cell office:value-type="time" office:time-value="PT16H55M28S" table:style-name="ce7">
            <text:p>16:55:28</text:p>
          </table:table-cell>
          <table:table-cell office:value-type="time" office:time-value="PT16H55M29S" table:style-name="ce7">
            <text:p>16:55:2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95000000000005" table:style-name="ce1">
            <text:p>521,95</text:p>
          </table:table-cell>
          <table:table-cell office:value-type="float" office:value="2.8603903900000001" table:formula="of:=[.C335]/1000 * [.D335]*[.E335]/1000" table:style-name="ce3">
            <text:p>2,86039039</text:p>
          </table:table-cell>
          <table:table-cell table:number-columns-repeated="2" table:style-name="ce1"/>
          <table:table-cell office:value-type="float" office:value="0.165981167358078" table:formula="of:=[.F335]-([.$J$3]*[.C335]/1000)" table:style-name="ce1">
            <text:p>0,165981167</text:p>
          </table:table-cell>
          <table:table-cell table:number-columns-repeated="16375"/>
        </table:table-row>
        <table:table-row table:style-name="ro3">
          <table:table-cell office:value-type="time" office:time-value="PT16H55M29S" table:style-name="ce7">
            <text:p>16:55:29</text:p>
          </table:table-cell>
          <table:table-cell office:value-type="time" office:time-value="PT16H55M30S" table:style-name="ce7">
            <text:p>16:55:30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62.65" table:style-name="ce1">
            <text:p>562,65</text:p>
          </table:table-cell>
          <table:table-cell office:value-type="float" office:value="3.1037968334999997" table:formula="of:=[.C336]/1000 * [.D336]*[.E336]/1000" table:style-name="ce3">
            <text:p>3,103796834</text:p>
          </table:table-cell>
          <table:table-cell table:number-columns-repeated="2" table:style-name="ce1"/>
          <table:table-cell office:value-type="float" office:value="0.39159434240666879" table:formula="of:=[.F336]-([.$J$3]*[.C336]/1000)" table:style-name="ce1">
            <text:p>0,391594342</text:p>
          </table:table-cell>
          <table:table-cell table:number-columns-repeated="16375"/>
        </table:table-row>
        <table:table-row table:style-name="ro3">
          <table:table-cell office:value-type="time" office:time-value="PT16H55M30S" table:style-name="ce7">
            <text:p>16:55:30</text:p>
          </table:table-cell>
          <table:table-cell office:value-type="time" office:time-value="PT16H55M31S" table:style-name="ce7">
            <text:p>16:55:31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2.44000000000005" table:style-name="ce1">
            <text:p>542,44</text:p>
          </table:table-cell>
          <table:table-cell office:value-type="float" office:value="2.9810929324000002" table:formula="of:=[.C337]/1000 * [.D337]*[.E337]/1000" table:style-name="ce3">
            <text:p>2,981092932</text:p>
          </table:table-cell>
          <table:table-cell table:number-columns-repeated="2" table:style-name="ce1"/>
          <table:table-cell office:value-type="float" office:value="0.27905802327890283" table:formula="of:=[.F337]-([.$J$3]*[.C337]/1000)" table:style-name="ce1">
            <text:p>0,279058023</text:p>
          </table:table-cell>
          <table:table-cell table:number-columns-repeated="16375"/>
        </table:table-row>
        <table:table-row table:style-name="ro3">
          <table:table-cell office:value-type="time" office:time-value="PT16H55M31S" table:style-name="ce7">
            <text:p>16:55:31</text:p>
          </table:table-cell>
          <table:table-cell office:value-type="time" office:time-value="PT16H55M32S" table:style-name="ce7">
            <text:p>16:55:3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72" table:style-name="ce1">
            <text:p>530,72</text:p>
          </table:table-cell>
          <table:table-cell office:value-type="float" office:value="2.9084517440000002" table:formula="of:=[.C338]/1000 * [.D338]*[.E338]/1000" table:style-name="ce3">
            <text:p>2,908451744</text:p>
          </table:table-cell>
          <table:table-cell table:number-columns-repeated="2" table:style-name="ce1"/>
          <table:table-cell office:value-type="float" office:value="0.21404252135807811" table:formula="of:=[.F338]-([.$J$3]*[.C338]/1000)" table:style-name="ce1">
            <text:p>0,214042521</text:p>
          </table:table-cell>
          <table:table-cell table:number-columns-repeated="16375"/>
        </table:table-row>
        <table:table-row table:style-name="ro3">
          <table:table-cell office:value-type="time" office:time-value="PT16H55M32S" table:style-name="ce7">
            <text:p>16:55:32</text:p>
          </table:table-cell>
          <table:table-cell office:value-type="time" office:time-value="PT16H55M34S" table:style-name="ce7">
            <text:p>16:55:34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3.65" table:style-name="ce1">
            <text:p>533,65</text:p>
          </table:table-cell>
          <table:table-cell office:value-type="float" office:value="2.9438215234999996" table:formula="of:=[.C339]/1000 * [.D339]*[.E339]/1000" table:style-name="ce3">
            <text:p>2,943821524</text:p>
          </table:table-cell>
          <table:table-cell table:number-columns-repeated="2" table:style-name="ce1"/>
          <table:table-cell office:value-type="float" office:value="0.2316190324066687" table:formula="of:=[.F339]-([.$J$3]*[.C339]/1000)" table:style-name="ce1">
            <text:p>0,231619032</text:p>
          </table:table-cell>
          <table:table-cell table:number-columns-repeated="16375"/>
        </table:table-row>
        <table:table-row table:style-name="ro3">
          <table:table-cell office:value-type="time" office:time-value="PT16H55M34S" table:style-name="ce7">
            <text:p>16:55:34</text:p>
          </table:table-cell>
          <table:table-cell office:value-type="time" office:time-value="PT16H55M35S" table:style-name="ce7">
            <text:p>16:55:35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4.70000000000005" table:style-name="ce1">
            <text:p>544,7</text:p>
          </table:table-cell>
          <table:table-cell office:value-type="float" office:value="2.982101772" table:formula="of:=[.C340]/1000 * [.D340]*[.E340]/1000" table:style-name="ce3">
            <text:p>2,982101772</text:p>
          </table:table-cell>
          <table:table-cell table:number-columns-repeated="2" table:style-name="ce1"/>
          <table:table-cell office:value-type="float" office:value="0.2851506538650197" table:formula="of:=[.F340]-([.$J$3]*[.C340]/1000)" table:style-name="ce1">
            <text:p>0,285150654</text:p>
          </table:table-cell>
          <table:table-cell table:number-columns-repeated="16375"/>
        </table:table-row>
        <table:table-row table:style-name="ro3">
          <table:table-cell office:value-type="time" office:time-value="PT16H55M35S" table:style-name="ce7">
            <text:p>16:55:35</text:p>
          </table:table-cell>
          <table:table-cell office:value-type="time" office:time-value="PT16H55M36S" table:style-name="ce7">
            <text:p>16:55:3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16999999999996" table:style-name="ce1">
            <text:p>514,17</text:p>
          </table:table-cell>
          <table:table-cell office:value-type="float" office:value="2.8177544339999998" table:formula="of:=[.C341]/1000 * [.D341]*[.E341]/1000" table:style-name="ce3">
            <text:p>2,817754434</text:p>
          </table:table-cell>
          <table:table-cell table:number-columns-repeated="2" table:style-name="ce1"/>
          <table:table-cell office:value-type="float" office:value="0.12334521135807774" table:formula="of:=[.F341]-([.$J$3]*[.C341]/1000)" table:style-name="ce1">
            <text:p>0,123345211</text:p>
          </table:table-cell>
          <table:table-cell table:number-columns-repeated="16375"/>
        </table:table-row>
        <table:table-row table:style-name="ro3">
          <table:table-cell office:value-type="time" office:time-value="PT16H55M36S" table:style-name="ce7">
            <text:p>16:55:36</text:p>
          </table:table-cell>
          <table:table-cell office:value-type="time" office:time-value="PT16H55M37S" table:style-name="ce7">
            <text:p>16:55:3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17.41999999999996" table:style-name="ce1">
            <text:p>517,42</text:p>
          </table:table-cell>
          <table:table-cell office:value-type="float" office:value="2.8435902681999998" table:formula="of:=[.C342]/1000 * [.D342]*[.E342]/1000" table:style-name="ce3">
            <text:p>2,843590268</text:p>
          </table:table-cell>
          <table:table-cell table:number-columns-repeated="2" table:style-name="ce1"/>
          <table:table-cell office:value-type="float" office:value="0.14155535907890249" table:formula="of:=[.F342]-([.$J$3]*[.C342]/1000)" table:style-name="ce1">
            <text:p>0,141555359</text:p>
          </table:table-cell>
          <table:table-cell table:number-columns-repeated="16375"/>
        </table:table-row>
        <table:table-row table:style-name="ro3">
          <table:table-cell office:value-type="time" office:time-value="PT16H55M37S" table:style-name="ce7">
            <text:p>16:55:37</text:p>
          </table:table-cell>
          <table:table-cell office:value-type="time" office:time-value="PT16H55M38S" table:style-name="ce7">
            <text:p>16:55:3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5.02" table:style-name="ce1">
            <text:p>515,02</text:p>
          </table:table-cell>
          <table:table-cell office:value-type="float" office:value="2.8169533920000003" table:formula="of:=[.C343]/1000 * [.D343]*[.E343]/1000" table:style-name="ce3">
            <text:p>2,816953392</text:p>
          </table:table-cell>
          <table:table-cell table:number-columns-repeated="2" table:style-name="ce1"/>
          <table:table-cell office:value-type="float" office:value="0.12254416935807821" table:formula="of:=[.F343]-([.$J$3]*[.C343]/1000)" table:style-name="ce1">
            <text:p>0,122544169</text:p>
          </table:table-cell>
          <table:table-cell table:number-columns-repeated="16375"/>
        </table:table-row>
        <table:table-row table:style-name="ro3">
          <table:table-cell office:value-type="time" office:time-value="PT16H55M38S" table:style-name="ce7">
            <text:p>16:55:38</text:p>
          </table:table-cell>
          <table:table-cell office:value-type="time" office:time-value="PT16H55M39S" table:style-name="ce7">
            <text:p>16:55:3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42.28" table:style-name="ce1">
            <text:p>542,28</text:p>
          </table:table-cell>
          <table:table-cell office:value-type="float" office:value="2.9774100312000003" table:formula="of:=[.C344]/1000 * [.D344]*[.E344]/1000" table:style-name="ce3">
            <text:p>2,977410031</text:p>
          </table:table-cell>
          <table:table-cell table:number-columns-repeated="2" table:style-name="ce1"/>
          <table:table-cell office:value-type="float" office:value="0.27791701757196119" table:formula="of:=[.F344]-([.$J$3]*[.C344]/1000)" table:style-name="ce1">
            <text:p>0,277917018</text:p>
          </table:table-cell>
          <table:table-cell table:number-columns-repeated="16375"/>
        </table:table-row>
        <table:table-row table:style-name="ro3">
          <table:table-cell office:value-type="time" office:time-value="PT16H55M39S" table:style-name="ce7">
            <text:p>16:55:39</text:p>
          </table:table-cell>
          <table:table-cell office:value-type="time" office:time-value="PT16H55M40S" table:style-name="ce7">
            <text:p>16:55:40</text:p>
          </table:table-cell>
          <table:table-cell office:value-type="float" office:value="1070" table:style-name="ce1">
            <text:p>1070</text:p>
          </table:table-cell>
          <table:table-cell office:value-type="float" office:value="5.17" table:style-name="ce1">
            <text:p>5,17</text:p>
          </table:table-cell>
          <table:table-cell office:value-type="float" office:value="548.41999999999996" table:style-name="ce1">
            <text:p>548,42</text:p>
          </table:table-cell>
          <table:table-cell office:value-type="float" office:value="3.0338045979999997" table:formula="of:=[.C345]/1000 * [.D345]*[.E345]/1000" table:style-name="ce3">
            <text:p>3,033804598</text:p>
          </table:table-cell>
          <table:table-cell table:number-columns-repeated="2" table:style-name="ce1"/>
          <table:table-cell office:value-type="float" office:value="0.31397642042749352" table:formula="of:=[.F345]-([.$J$3]*[.C345]/1000)" table:style-name="ce1">
            <text:p>0,31397642</text:p>
          </table:table-cell>
          <table:table-cell table:number-columns-repeated="16375"/>
        </table:table-row>
        <table:table-row table:style-name="ro3">
          <table:table-cell office:value-type="time" office:time-value="PT16H55M40S" table:style-name="ce7">
            <text:p>16:55:40</text:p>
          </table:table-cell>
          <table:table-cell office:value-type="time" office:time-value="PT16H55M41S" table:style-name="ce7">
            <text:p>16:55:4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2.01" table:style-name="ce1">
            <text:p>532,01</text:p>
          </table:table-cell>
          <table:table-cell office:value-type="float" office:value="2.9127707102999998" table:formula="of:=[.C346]/1000 * [.D346]*[.E346]/1000" table:style-name="ce3">
            <text:p>2,91277071</text:p>
          </table:table-cell>
          <table:table-cell table:number-columns-repeated="2" table:style-name="ce1"/>
          <table:table-cell office:value-type="float" office:value="0.220903383151136" table:formula="of:=[.F346]-([.$J$3]*[.C346]/1000)" table:style-name="ce1">
            <text:p>0,220903383</text:p>
          </table:table-cell>
          <table:table-cell table:number-columns-repeated="16375"/>
        </table:table-row>
        <table:table-row table:style-name="ro3">
          <table:table-cell office:value-type="time" office:time-value="PT16H55M41S" table:style-name="ce7">
            <text:p>16:55:41</text:p>
          </table:table-cell>
          <table:table-cell office:value-type="time" office:time-value="PT16H55M42S" table:style-name="ce7">
            <text:p>16:55:4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2.66999999999996" table:style-name="ce1">
            <text:p>522,67</text:p>
          </table:table-cell>
          <table:table-cell office:value-type="float" office:value="2.8616339300999996" table:formula="of:=[.C347]/1000 * [.D347]*[.E347]/1000" table:style-name="ce3">
            <text:p>2,86163393</text:p>
          </table:table-cell>
          <table:table-cell table:number-columns-repeated="2" table:style-name="ce1"/>
          <table:table-cell office:value-type="float" office:value="0.16976660295113577" table:formula="of:=[.F347]-([.$J$3]*[.C347]/1000)" table:style-name="ce1">
            <text:p>0,169766603</text:p>
          </table:table-cell>
          <table:table-cell table:number-columns-repeated="16375"/>
        </table:table-row>
        <table:table-row table:style-name="ro3">
          <table:table-cell office:value-type="time" office:time-value="PT16H55M42S" table:style-name="ce7">
            <text:p>16:55:42</text:p>
          </table:table-cell>
          <table:table-cell office:value-type="time" office:time-value="PT16H55M43S" table:style-name="ce7">
            <text:p>16:55:43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5.07000000000005" table:style-name="ce1">
            <text:p>535,07</text:p>
          </table:table-cell>
          <table:table-cell office:value-type="float" office:value="2.9405895497000003" table:formula="of:=[.C348]/1000 * [.D348]*[.E348]/1000" table:style-name="ce3">
            <text:p>2,94058955</text:p>
          </table:table-cell>
          <table:table-cell table:number-columns-repeated="2" table:style-name="ce1"/>
          <table:table-cell office:value-type="float" office:value="0.23855464057890297" table:formula="of:=[.F348]-([.$J$3]*[.C348]/1000)" table:style-name="ce1">
            <text:p>0,238554641</text:p>
          </table:table-cell>
          <table:table-cell table:number-columns-repeated="16375"/>
        </table:table-row>
        <table:table-row table:style-name="ro3">
          <table:table-cell office:value-type="time" office:time-value="PT16H55M43S" table:style-name="ce7">
            <text:p>16:55:43</text:p>
          </table:table-cell>
          <table:table-cell office:value-type="time" office:time-value="PT16H55M44S" table:style-name="ce7">
            <text:p>16:55:4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4.44000000000005" table:style-name="ce1">
            <text:p>544,44</text:p>
          </table:table-cell>
          <table:table-cell office:value-type="float" office:value="2.983640088" table:formula="of:=[.C349]/1000 * [.D349]*[.E349]/1000" table:style-name="ce3">
            <text:p>2,983640088</text:p>
          </table:table-cell>
          <table:table-cell table:number-columns-repeated="2" table:style-name="ce1"/>
          <table:table-cell office:value-type="float" office:value="0.28923086535807796" table:formula="of:=[.F349]-([.$J$3]*[.C349]/1000)" table:style-name="ce1">
            <text:p>0,289230865</text:p>
          </table:table-cell>
          <table:table-cell table:number-columns-repeated="16375"/>
        </table:table-row>
        <table:table-row table:style-name="ro3">
          <table:table-cell office:value-type="time" office:time-value="PT16H55M44S" table:style-name="ce7">
            <text:p>16:55:44</text:p>
          </table:table-cell>
          <table:table-cell office:value-type="time" office:time-value="PT16H55M45S" table:style-name="ce7">
            <text:p>16:55:4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9" table:style-name="ce1">
            <text:p>542,9</text:p>
          </table:table-cell>
          <table:table-cell office:value-type="float" office:value="2.9752005799999997" table:formula="of:=[.C350]/1000 * [.D350]*[.E350]/1000" table:style-name="ce3">
            <text:p>2,97520058</text:p>
          </table:table-cell>
          <table:table-cell table:number-columns-repeated="2" table:style-name="ce1"/>
          <table:table-cell office:value-type="float" office:value="0.28079135735807759" table:formula="of:=[.F350]-([.$J$3]*[.C350]/1000)" table:style-name="ce1">
            <text:p>0,280791357</text:p>
          </table:table-cell>
          <table:table-cell table:number-columns-repeated="16375"/>
        </table:table-row>
        <table:table-row table:style-name="ro3">
          <table:table-cell office:value-type="time" office:time-value="PT16H55M45S" table:style-name="ce7">
            <text:p>16:55:45</text:p>
          </table:table-cell>
          <table:table-cell office:value-type="time" office:time-value="PT16H55M47S" table:style-name="ce7">
            <text:p>16:55:4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7.91999999999996" table:style-name="ce1">
            <text:p>547,92</text:p>
          </table:table-cell>
          <table:table-cell office:value-type="float" office:value="3.0055439303999996" table:formula="of:=[.C351]/1000 * [.D351]*[.E351]/1000" table:style-name="ce3">
            <text:p>3,00554393</text:p>
          </table:table-cell>
          <table:table-cell table:number-columns-repeated="2" table:style-name="ce1"/>
          <table:table-cell office:value-type="float" office:value="0.30859281226501922" table:formula="of:=[.F351]-([.$J$3]*[.C351]/1000)" table:style-name="ce1">
            <text:p>0,308592812</text:p>
          </table:table-cell>
          <table:table-cell table:number-columns-repeated="16375"/>
        </table:table-row>
        <table:table-row table:style-name="ro3">
          <table:table-cell office:value-type="time" office:time-value="PT16H55M47S" table:style-name="ce7">
            <text:p>16:55:47</text:p>
          </table:table-cell>
          <table:table-cell office:value-type="time" office:time-value="PT16H55M48S" table:style-name="ce7">
            <text:p>16:55:4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9.29" table:style-name="ce1">
            <text:p>539,29</text:p>
          </table:table-cell>
          <table:table-cell office:value-type="float" office:value="2.9554170580000001" table:formula="of:=[.C352]/1000 * [.D352]*[.E352]/1000" table:style-name="ce3">
            <text:p>2,955417058</text:p>
          </table:table-cell>
          <table:table-cell table:number-columns-repeated="2" table:style-name="ce1"/>
          <table:table-cell office:value-type="float" office:value="0.26100783535807803" table:formula="of:=[.F352]-([.$J$3]*[.C352]/1000)" table:style-name="ce1">
            <text:p>0,261007835</text:p>
          </table:table-cell>
          <table:table-cell table:number-columns-repeated="16375"/>
        </table:table-row>
        <table:table-row table:style-name="ro3">
          <table:table-cell office:value-type="time" office:time-value="PT16H55M48S" table:style-name="ce7">
            <text:p>16:55:48</text:p>
          </table:table-cell>
          <table:table-cell office:value-type="time" office:time-value="PT16H55M49S" table:style-name="ce7">
            <text:p>16:55:4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57000000000005" table:style-name="ce1">
            <text:p>537,57</text:p>
          </table:table-cell>
          <table:table-cell office:value-type="float" office:value="2.9459911140000004" table:formula="of:=[.C353]/1000 * [.D353]*[.E353]/1000" table:style-name="ce3">
            <text:p>2,945991114</text:p>
          </table:table-cell>
          <table:table-cell table:number-columns-repeated="2" table:style-name="ce1"/>
          <table:table-cell office:value-type="float" office:value="0.25158189135807829" table:formula="of:=[.F353]-([.$J$3]*[.C353]/1000)" table:style-name="ce1">
            <text:p>0,251581891</text:p>
          </table:table-cell>
          <table:table-cell table:number-columns-repeated="16375"/>
        </table:table-row>
        <table:table-row table:style-name="ro3">
          <table:table-cell office:value-type="time" office:time-value="PT16H55M49S" table:style-name="ce7">
            <text:p>16:55:49</text:p>
          </table:table-cell>
          <table:table-cell office:value-type="time" office:time-value="PT16H55M50S" table:style-name="ce7">
            <text:p>16:55:5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24" table:style-name="ce1">
            <text:p>538,24</text:p>
          </table:table-cell>
          <table:table-cell office:value-type="float" office:value="2.949662848" table:formula="of:=[.C354]/1000 * [.D354]*[.E354]/1000" table:style-name="ce3">
            <text:p>2,949662848</text:p>
          </table:table-cell>
          <table:table-cell table:number-columns-repeated="2" table:style-name="ce1"/>
          <table:table-cell office:value-type="float" office:value="0.25525362535807794" table:formula="of:=[.F354]-([.$J$3]*[.C354]/1000)" table:style-name="ce1">
            <text:p>0,255253625</text:p>
          </table:table-cell>
          <table:table-cell table:number-columns-repeated="16375"/>
        </table:table-row>
        <table:table-row table:style-name="ro3">
          <table:table-cell office:value-type="time" office:time-value="PT16H55M50S" table:style-name="ce7">
            <text:p>16:55:50</text:p>
          </table:table-cell>
          <table:table-cell office:value-type="time" office:time-value="PT16H55M51S" table:style-name="ce7">
            <text:p>16:55:51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53.45000000000005" table:style-name="ce1">
            <text:p>553,45</text:p>
          </table:table-cell>
          <table:table-cell office:value-type="float" office:value="3.0499965360000005" table:formula="of:=[.C355]/1000 * [.D355]*[.E355]/1000" table:style-name="ce3">
            <text:p>3,049996536</text:p>
          </table:table-cell>
          <table:table-cell table:number-columns-repeated="2" table:style-name="ce1"/>
          <table:table-cell office:value-type="float" office:value="0.33525214941361137" table:formula="of:=[.F355]-([.$J$3]*[.C355]/1000)" table:style-name="ce1">
            <text:p>0,335252149</text:p>
          </table:table-cell>
          <table:table-cell table:number-columns-repeated="16375"/>
        </table:table-row>
        <table:table-row table:style-name="ro3">
          <table:table-cell office:value-type="time" office:time-value="PT16H55M51S" table:style-name="ce7">
            <text:p>16:55:51</text:p>
          </table:table-cell>
          <table:table-cell office:value-type="time" office:time-value="PT16H55M52S" table:style-name="ce7">
            <text:p>16:55:5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2.4" table:style-name="ce1">
            <text:p>542,4</text:p>
          </table:table-cell>
          <table:table-cell office:value-type="float" office:value="2.9724604799999996" table:formula="of:=[.C356]/1000 * [.D356]*[.E356]/1000" table:style-name="ce3">
            <text:p>2,97246048</text:p>
          </table:table-cell>
          <table:table-cell table:number-columns-repeated="2" table:style-name="ce1"/>
          <table:table-cell office:value-type="float" office:value="0.27805125735807756" table:formula="of:=[.F356]-([.$J$3]*[.C356]/1000)" table:style-name="ce1">
            <text:p>0,278051257</text:p>
          </table:table-cell>
          <table:table-cell table:number-columns-repeated="16375"/>
        </table:table-row>
        <table:table-row table:style-name="ro3">
          <table:table-cell office:value-type="time" office:time-value="PT16H55M52S" table:style-name="ce7">
            <text:p>16:55:52</text:p>
          </table:table-cell>
          <table:table-cell office:value-type="time" office:time-value="PT16H55M53S" table:style-name="ce7">
            <text:p>16:55:5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2.03" table:style-name="ce1">
            <text:p>522,03</text:p>
          </table:table-cell>
          <table:table-cell office:value-type="float" office:value="2.8608288059999998" table:formula="of:=[.C357]/1000 * [.D357]*[.E357]/1000" table:style-name="ce3">
            <text:p>2,860828806</text:p>
          </table:table-cell>
          <table:table-cell table:number-columns-repeated="2" table:style-name="ce1"/>
          <table:table-cell office:value-type="float" office:value="0.16641958335807772" table:formula="of:=[.F357]-([.$J$3]*[.C357]/1000)" table:style-name="ce1">
            <text:p>0,166419583</text:p>
          </table:table-cell>
          <table:table-cell table:number-columns-repeated="16375"/>
        </table:table-row>
        <table:table-row table:style-name="ro3">
          <table:table-cell office:value-type="time" office:time-value="PT16H55M53S" table:style-name="ce7">
            <text:p>16:55:53</text:p>
          </table:table-cell>
          <table:table-cell office:value-type="time" office:time-value="PT16H55M54S" table:style-name="ce7">
            <text:p>16:55:54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0.70000000000005" table:style-name="ce1">
            <text:p>520,7</text:p>
          </table:table-cell>
          <table:table-cell office:value-type="float" office:value="2.8750762920000001" table:formula="of:=[.C358]/1000 * [.D358]*[.E358]/1000" table:style-name="ce3">
            <text:p>2,875076292</text:p>
          </table:table-cell>
          <table:table-cell table:number-columns-repeated="2" table:style-name="ce1"/>
          <table:table-cell office:value-type="float" office:value="0.16033190541361098" table:formula="of:=[.F358]-([.$J$3]*[.C358]/1000)" table:style-name="ce1">
            <text:p>0,160331905</text:p>
          </table:table-cell>
          <table:table-cell table:number-columns-repeated="16375"/>
        </table:table-row>
        <table:table-row table:style-name="ro3">
          <table:table-cell office:value-type="time" office:time-value="PT16H55M54S" table:style-name="ce7">
            <text:p>16:55:54</text:p>
          </table:table-cell>
          <table:table-cell office:value-type="time" office:time-value="PT16H55M55S" table:style-name="ce7">
            <text:p>16:55:5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27" table:style-name="ce1">
            <text:p>522,27</text:p>
          </table:table-cell>
          <table:table-cell office:value-type="float" office:value="2.8648441898999994" table:formula="of:=[.C359]/1000 * [.D359]*[.E359]/1000" table:style-name="ce3">
            <text:p>2,86484419</text:p>
          </table:table-cell>
          <table:table-cell table:number-columns-repeated="2" table:style-name="ce1"/>
          <table:table-cell office:value-type="float" office:value="0.16789307176501911" table:formula="of:=[.F359]-([.$J$3]*[.C359]/1000)" table:style-name="ce1">
            <text:p>0,167893072</text:p>
          </table:table-cell>
          <table:table-cell table:number-columns-repeated="16375"/>
        </table:table-row>
        <table:table-row table:style-name="ro3">
          <table:table-cell office:value-type="time" office:time-value="PT16H55M55S" table:style-name="ce7">
            <text:p>16:55:55</text:p>
          </table:table-cell>
          <table:table-cell office:value-type="time" office:time-value="PT16H55M56S" table:style-name="ce7">
            <text:p>16:55:56</text:p>
          </table:table-cell>
          <table:table-cell office:value-type="float" office:value="1058" table:style-name="ce1">
            <text:p>1058</text:p>
          </table:table-cell>
          <table:table-cell office:value-type="float" office:value="5.17" table:style-name="ce1">
            <text:p>5,17</text:p>
          </table:table-cell>
          <table:table-cell office:value-type="float" office:value="545.38" table:style-name="ce1">
            <text:p>545,38</text:p>
          </table:table-cell>
          <table:table-cell office:value-type="float" office:value="2.9831522468000005" table:formula="of:=[.C360]/1000 * [.D360]*[.E360]/1000" table:style-name="ce3">
            <text:p>2,983152247</text:p>
          </table:table-cell>
          <table:table-cell table:number-columns-repeated="2" table:style-name="ce1"/>
          <table:table-cell office:value-type="float" office:value="0.2938268151441954" table:formula="of:=[.F360]-([.$J$3]*[.C360]/1000)" table:style-name="ce1">
            <text:p>0,293826815</text:p>
          </table:table-cell>
          <table:table-cell table:number-columns-repeated="16375"/>
        </table:table-row>
        <table:table-row table:style-name="ro3">
          <table:table-cell office:value-type="time" office:time-value="PT16H55M56S" table:style-name="ce7">
            <text:p>16:55:56</text:p>
          </table:table-cell>
          <table:table-cell office:value-type="time" office:time-value="PT16H55M57S" table:style-name="ce7">
            <text:p>16:55:57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4.48" table:style-name="ce1">
            <text:p>534,48</text:p>
          </table:table-cell>
          <table:table-cell office:value-type="float" office:value="2.9484001271999998" table:formula="of:=[.C361]/1000 * [.D361]*[.E361]/1000" table:style-name="ce3">
            <text:p>2,948400127</text:p>
          </table:table-cell>
          <table:table-cell table:number-columns-repeated="2" table:style-name="ce1"/>
          <table:table-cell office:value-type="float" office:value="0.23619763610666888" table:formula="of:=[.F361]-([.$J$3]*[.C361]/1000)" table:style-name="ce1">
            <text:p>0,236197636</text:p>
          </table:table-cell>
          <table:table-cell table:number-columns-repeated="16375"/>
        </table:table-row>
        <table:table-row table:style-name="ro3">
          <table:table-cell office:value-type="time" office:time-value="PT16H55M57S" table:style-name="ce7">
            <text:p>16:55:57</text:p>
          </table:table-cell>
          <table:table-cell office:value-type="time" office:time-value="PT16H55M59S" table:style-name="ce7">
            <text:p>16:55:5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4.95000000000005" table:style-name="ce1">
            <text:p>524,95</text:p>
          </table:table-cell>
          <table:table-cell office:value-type="float" office:value="2.8768309900000002" table:formula="of:=[.C362]/1000 * [.D362]*[.E362]/1000" table:style-name="ce3">
            <text:p>2,87683099</text:p>
          </table:table-cell>
          <table:table-cell table:number-columns-repeated="2" table:style-name="ce1"/>
          <table:table-cell office:value-type="float" office:value="0.18242176735807814" table:formula="of:=[.F362]-([.$J$3]*[.C362]/1000)" table:style-name="ce1">
            <text:p>0,182421767</text:p>
          </table:table-cell>
          <table:table-cell table:number-columns-repeated="16375"/>
        </table:table-row>
        <table:table-row table:style-name="ro3">
          <table:table-cell office:value-type="time" office:time-value="PT16H55M59S" table:style-name="ce7">
            <text:p>16:55:59</text:p>
          </table:table-cell>
          <table:table-cell office:value-type="time" office:time-value="PT16H56M0S" table:style-name="ce7">
            <text:p>16:56:0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1.77" table:style-name="ce1">
            <text:p>511,77</text:p>
          </table:table-cell>
          <table:table-cell office:value-type="float" office:value="2.8072478048999998" table:formula="of:=[.C363]/1000 * [.D363]*[.E363]/1000" table:style-name="ce3">
            <text:p>2,807247805</text:p>
          </table:table-cell>
          <table:table-cell table:number-columns-repeated="2" table:style-name="ce1"/>
          <table:table-cell office:value-type="float" office:value="0.11029668676501947" table:formula="of:=[.F363]-([.$J$3]*[.C363]/1000)" table:style-name="ce1">
            <text:p>0,110296687</text:p>
          </table:table-cell>
          <table:table-cell table:number-columns-repeated="16375"/>
        </table:table-row>
        <table:table-row table:style-name="ro3">
          <table:table-cell office:value-type="time" office:time-value="PT16H56M0S" table:style-name="ce7">
            <text:p>16:56:00</text:p>
          </table:table-cell>
          <table:table-cell office:value-type="time" office:time-value="PT16H56M1S" table:style-name="ce7">
            <text:p>16:56:0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6.53" table:style-name="ce1">
            <text:p>526,53</text:p>
          </table:table-cell>
          <table:table-cell office:value-type="float" office:value="2.9072669867999998" table:formula="of:=[.C364]/1000 * [.D364]*[.E364]/1000" table:style-name="ce3">
            <text:p>2,907266987</text:p>
          </table:table-cell>
          <table:table-cell table:number-columns-repeated="2" table:style-name="ce1"/>
          <table:table-cell office:value-type="float" office:value="0.19252260021361067" table:formula="of:=[.F364]-([.$J$3]*[.C364]/1000)" table:style-name="ce1">
            <text:p>0,1925226</text:p>
          </table:table-cell>
          <table:table-cell table:number-columns-repeated="16375"/>
        </table:table-row>
        <table:table-row table:style-name="ro3">
          <table:table-cell office:value-type="time" office:time-value="PT16H56M1S" table:style-name="ce7">
            <text:p>16:56:01</text:p>
          </table:table-cell>
          <table:table-cell office:value-type="time" office:time-value="PT16H56M2S" table:style-name="ce7">
            <text:p>16:56:0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62" table:style-name="ce1">
            <text:p>530,62</text:p>
          </table:table-cell>
          <table:table-cell office:value-type="float" office:value="2.9079037239999996" table:formula="of:=[.C365]/1000 * [.D365]*[.E365]/1000" table:style-name="ce3">
            <text:p>2,907903724</text:p>
          </table:table-cell>
          <table:table-cell table:number-columns-repeated="2" table:style-name="ce1"/>
          <table:table-cell office:value-type="float" office:value="0.21349450135807757" table:formula="of:=[.F365]-([.$J$3]*[.C365]/1000)" table:style-name="ce1">
            <text:p>0,213494501</text:p>
          </table:table-cell>
          <table:table-cell table:number-columns-repeated="16375"/>
        </table:table-row>
        <table:table-row table:style-name="ro3">
          <table:table-cell office:value-type="time" office:time-value="PT16H56M2S" table:style-name="ce7">
            <text:p>16:56:02</text:p>
          </table:table-cell>
          <table:table-cell office:value-type="time" office:time-value="PT16H56M3S" table:style-name="ce7">
            <text:p>16:56:03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54.70000000000005" table:style-name="ce1">
            <text:p>554,7</text:p>
          </table:table-cell>
          <table:table-cell office:value-type="float" office:value="3.0397116240000006" table:formula="of:=[.C366]/1000 * [.D366]*[.E366]/1000" table:style-name="ce3">
            <text:p>3,039711624</text:p>
          </table:table-cell>
          <table:table-cell table:number-columns-repeated="2" table:style-name="ce1"/>
          <table:table-cell office:value-type="float" office:value="0.34021861037196155" table:formula="of:=[.F366]-([.$J$3]*[.C366]/1000)" table:style-name="ce1">
            <text:p>0,34021861</text:p>
          </table:table-cell>
          <table:table-cell table:number-columns-repeated="16375"/>
        </table:table-row>
        <table:table-row table:style-name="ro3">
          <table:table-cell office:value-type="time" office:time-value="PT16H56M3S" table:style-name="ce7">
            <text:p>16:56:03</text:p>
          </table:table-cell>
          <table:table-cell office:value-type="time" office:time-value="PT16H56M4S" table:style-name="ce7">
            <text:p>16:56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3.07000000000005" table:style-name="ce1">
            <text:p>523,07</text:p>
          </table:table-cell>
          <table:table-cell office:value-type="float" office:value="2.8665282140000006" table:formula="of:=[.C367]/1000 * [.D367]*[.E367]/1000" table:style-name="ce3">
            <text:p>2,866528214</text:p>
          </table:table-cell>
          <table:table-cell table:number-columns-repeated="2" table:style-name="ce1"/>
          <table:table-cell office:value-type="float" office:value="0.17211899135807851" table:formula="of:=[.F367]-([.$J$3]*[.C367]/1000)" table:style-name="ce1">
            <text:p>0,172118991</text:p>
          </table:table-cell>
          <table:table-cell table:number-columns-repeated="16375"/>
        </table:table-row>
        <table:table-row table:style-name="ro3">
          <table:table-cell office:value-type="time" office:time-value="PT16H56M4S" table:style-name="ce7">
            <text:p>16:56:04</text:p>
          </table:table-cell>
          <table:table-cell office:value-type="time" office:time-value="PT16H56M5S" table:style-name="ce7">
            <text:p>16:56:0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2.16" table:style-name="ce1">
            <text:p>532,16</text:p>
          </table:table-cell>
          <table:table-cell office:value-type="float" office:value="2.9135919647999993" table:formula="of:=[.C368]/1000 * [.D368]*[.E368]/1000" table:style-name="ce3">
            <text:p>2,913591965</text:p>
          </table:table-cell>
          <table:table-cell table:number-columns-repeated="2" table:style-name="ce1"/>
          <table:table-cell office:value-type="float" office:value="0.22172463765113548" table:formula="of:=[.F368]-([.$J$3]*[.C368]/1000)" table:style-name="ce1">
            <text:p>0,221724638</text:p>
          </table:table-cell>
          <table:table-cell table:number-columns-repeated="16375"/>
        </table:table-row>
        <table:table-row table:style-name="ro3">
          <table:table-cell office:value-type="time" office:time-value="PT16H56M5S" table:style-name="ce7">
            <text:p>16:56:05</text:p>
          </table:table-cell>
          <table:table-cell office:value-type="time" office:time-value="PT16H56M6S" table:style-name="ce7">
            <text:p>16:56:0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6" table:style-name="ce1">
            <text:p>536,6</text:p>
          </table:table-cell>
          <table:table-cell office:value-type="float" office:value="2.9406753200000004" table:formula="of:=[.C369]/1000 * [.D369]*[.E369]/1000" table:style-name="ce3">
            <text:p>2,94067532</text:p>
          </table:table-cell>
          <table:table-cell table:number-columns-repeated="2" table:style-name="ce1"/>
          <table:table-cell office:value-type="float" office:value="0.24626609735807836" table:formula="of:=[.F369]-([.$J$3]*[.C369]/1000)" table:style-name="ce1">
            <text:p>0,246266097</text:p>
          </table:table-cell>
          <table:table-cell table:number-columns-repeated="16375"/>
        </table:table-row>
        <table:table-row table:style-name="ro3">
          <table:table-cell office:value-type="time" office:time-value="PT16H56M6S" table:style-name="ce7">
            <text:p>16:56:06</text:p>
          </table:table-cell>
          <table:table-cell office:value-type="time" office:time-value="PT16H56M7S" table:style-name="ce7">
            <text:p>16:56:07</text:p>
          </table:table-cell>
          <table:table-cell office:value-type="float" office:value="1062" table:style-name="ce1">
            <text:p>1062</text:p>
          </table:table-cell>
          <table:table-cell office:value-type="float" office:value="5.16" table:style-name="ce1">
            <text:p>5,16</text:p>
          </table:table-cell>
          <table:table-cell office:value-type="float" office:value="565.86" table:style-name="ce1">
            <text:p>565,86</text:p>
          </table:table-cell>
          <table:table-cell office:value-type="float" office:value="3.1008675312000005" table:formula="of:=[.C370]/1000 * [.D370]*[.E370]/1000" table:style-name="ce3">
            <text:p>3,100867531</text:p>
          </table:table-cell>
          <table:table-cell table:number-columns-repeated="2" table:style-name="ce1"/>
          <table:table-cell office:value-type="float" office:value="0.40137451757196141" table:formula="of:=[.F370]-([.$J$3]*[.C370]/1000)" table:style-name="ce1">
            <text:p>0,401374518</text:p>
          </table:table-cell>
          <table:table-cell table:number-columns-repeated="16375"/>
        </table:table-row>
        <table:table-row table:style-name="ro3">
          <table:table-cell office:value-type="time" office:time-value="PT16H56M7S" table:style-name="ce7">
            <text:p>16:56:07</text:p>
          </table:table-cell>
          <table:table-cell office:value-type="time" office:time-value="PT16H56M8S" table:style-name="ce7">
            <text:p>16:56:0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6.26" table:style-name="ce1">
            <text:p>536,26</text:p>
          </table:table-cell>
          <table:table-cell office:value-type="float" office:value="2.9388120519999998" table:formula="of:=[.C371]/1000 * [.D371]*[.E371]/1000" table:style-name="ce3">
            <text:p>2,938812052</text:p>
          </table:table-cell>
          <table:table-cell table:number-columns-repeated="2" table:style-name="ce1"/>
          <table:table-cell office:value-type="float" office:value="0.24440282935807778" table:formula="of:=[.F371]-([.$J$3]*[.C371]/1000)" table:style-name="ce1">
            <text:p>0,244402829</text:p>
          </table:table-cell>
          <table:table-cell table:number-columns-repeated="16375"/>
        </table:table-row>
        <table:table-row table:style-name="ro3">
          <table:table-cell office:value-type="time" office:time-value="PT16H56M8S" table:style-name="ce7">
            <text:p>16:56:08</text:p>
          </table:table-cell>
          <table:table-cell office:value-type="time" office:time-value="PT16H56M9S" table:style-name="ce7">
            <text:p>16:56:09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6.55999999999995" table:style-name="ce1">
            <text:p>516,56</text:p>
          </table:table-cell>
          <table:table-cell office:value-type="float" office:value="2.8308521119999996" table:formula="of:=[.C372]/1000 * [.D372]*[.E372]/1000" table:style-name="ce3">
            <text:p>2,830852112</text:p>
          </table:table-cell>
          <table:table-cell table:number-columns-repeated="2" table:style-name="ce1"/>
          <table:table-cell office:value-type="float" office:value="0.13644288935807758" table:formula="of:=[.F372]-([.$J$3]*[.C372]/1000)" table:style-name="ce1">
            <text:p>0,136442889</text:p>
          </table:table-cell>
          <table:table-cell table:number-columns-repeated="16375"/>
        </table:table-row>
        <table:table-row table:style-name="ro3">
          <table:table-cell office:value-type="time" office:time-value="PT16H56M9S" table:style-name="ce7">
            <text:p>16:56:09</text:p>
          </table:table-cell>
          <table:table-cell office:value-type="time" office:time-value="PT16H56M10S" table:style-name="ce7">
            <text:p>16:56:10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6.53" table:style-name="ce1">
            <text:p>536,53</text:p>
          </table:table-cell>
          <table:table-cell office:value-type="float" office:value="2.9375178458999995" table:formula="of:=[.C373]/1000 * [.D373]*[.E373]/1000" table:style-name="ce3">
            <text:p>2,937517846</text:p>
          </table:table-cell>
          <table:table-cell table:number-columns-repeated="2" table:style-name="ce1"/>
          <table:table-cell office:value-type="float" office:value="0.24565051875113575" table:formula="of:=[.F373]-([.$J$3]*[.C373]/1000)" table:style-name="ce1">
            <text:p>0,245650519</text:p>
          </table:table-cell>
          <table:table-cell table:number-columns-repeated="16375"/>
        </table:table-row>
        <table:table-row table:style-name="ro3">
          <table:table-cell office:value-type="time" office:time-value="PT16H56M10S" table:style-name="ce7">
            <text:p>16:56:10</text:p>
          </table:table-cell>
          <table:table-cell office:value-type="time" office:time-value="PT16H56M12S" table:style-name="ce7">
            <text:p>16:56:12</text:p>
          </table:table-cell>
          <table:table-cell office:value-type="float" office:value="1068" table:style-name="ce1">
            <text:p>1068</text:p>
          </table:table-cell>
          <table:table-cell office:value-type="float" office:value="5.16" table:style-name="ce1">
            <text:p>5,16</text:p>
          </table:table-cell>
          <table:table-cell office:value-type="float" office:value="516.41" table:style-name="ce1">
            <text:p>516,41</text:p>
          </table:table-cell>
          <table:table-cell office:value-type="float" office:value="2.8458735408" table:formula="of:=[.C374]/1000 * [.D374]*[.E374]/1000" table:style-name="ce3">
            <text:p>2,845873541</text:p>
          </table:table-cell>
          <table:table-cell table:number-columns-repeated="2" table:style-name="ce1"/>
          <table:table-cell office:value-type="float" office:value="0.13112915421361082" table:formula="of:=[.F374]-([.$J$3]*[.C374]/1000)" table:style-name="ce1">
            <text:p>0,131129154</text:p>
          </table:table-cell>
          <table:table-cell table:number-columns-repeated="16375"/>
        </table:table-row>
        <table:table-row table:style-name="ro3">
          <table:table-cell office:value-type="time" office:time-value="PT16H56M12S" table:style-name="ce7">
            <text:p>16:56:12</text:p>
          </table:table-cell>
          <table:table-cell office:value-type="time" office:time-value="PT16H56M13S" table:style-name="ce7">
            <text:p>16:56:13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1.4" table:style-name="ce1">
            <text:p>521,4</text:p>
          </table:table-cell>
          <table:table-cell office:value-type="float" office:value="2.8627675559999997" table:formula="of:=[.C375]/1000 * [.D375]*[.E375]/1000" table:style-name="ce3">
            <text:p>2,862767556</text:p>
          </table:table-cell>
          <table:table-cell table:number-columns-repeated="2" table:style-name="ce1"/>
          <table:table-cell office:value-type="float" office:value="0.1632745423719606" table:formula="of:=[.F375]-([.$J$3]*[.C375]/1000)" table:style-name="ce1">
            <text:p>0,163274542</text:p>
          </table:table-cell>
          <table:table-cell table:number-columns-repeated="16375"/>
        </table:table-row>
        <table:table-row table:style-name="ro3">
          <table:table-cell office:value-type="time" office:time-value="PT16H56M13S" table:style-name="ce7">
            <text:p>16:56:13</text:p>
          </table:table-cell>
          <table:table-cell office:value-type="time" office:time-value="PT16H56M14S" table:style-name="ce7">
            <text:p>16:56:1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1.23" table:style-name="ce1">
            <text:p>521,23</text:p>
          </table:table-cell>
          <table:table-cell office:value-type="float" office:value="2.8591394050999996" table:formula="of:=[.C376]/1000 * [.D376]*[.E376]/1000" table:style-name="ce3">
            <text:p>2,859139405</text:p>
          </table:table-cell>
          <table:table-cell table:number-columns-repeated="2" table:style-name="ce1"/>
          <table:table-cell office:value-type="float" office:value="0.1621882869650193" table:formula="of:=[.F376]-([.$J$3]*[.C376]/1000)" table:style-name="ce1">
            <text:p>0,162188287</text:p>
          </table:table-cell>
          <table:table-cell table:number-columns-repeated="16375"/>
        </table:table-row>
        <table:table-row table:style-name="ro3">
          <table:table-cell office:value-type="time" office:time-value="PT16H56M14S" table:style-name="ce7">
            <text:p>16:56:14</text:p>
          </table:table-cell>
          <table:table-cell office:value-type="time" office:time-value="PT16H56M15S" table:style-name="ce7">
            <text:p>16:56:1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13.29999999999995" table:style-name="ce1">
            <text:p>513,3</text:p>
          </table:table-cell>
          <table:table-cell office:value-type="float" office:value="2.8154915639999998" table:formula="of:=[.C377]/1000 * [.D377]*[.E377]/1000" table:style-name="ce3">
            <text:p>2,815491564</text:p>
          </table:table-cell>
          <table:table-cell table:number-columns-repeated="2" table:style-name="ce1"/>
          <table:table-cell office:value-type="float" office:value="0.11345665487890244" table:formula="of:=[.F377]-([.$J$3]*[.C377]/1000)" table:style-name="ce1">
            <text:p>0,113456655</text:p>
          </table:table-cell>
          <table:table-cell table:number-columns-repeated="16375"/>
        </table:table-row>
        <table:table-row table:style-name="ro3">
          <table:table-cell office:value-type="time" office:time-value="PT16H56M15S" table:style-name="ce7">
            <text:p>16:56:15</text:p>
          </table:table-cell>
          <table:table-cell office:value-type="time" office:time-value="PT16H56M16S" table:style-name="ce7">
            <text:p>16:56:16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32000000000005" table:style-name="ce1">
            <text:p>538,32</text:p>
          </table:table-cell>
          <table:table-cell office:value-type="float" office:value="2.9501012640000002" table:formula="of:=[.C378]/1000 * [.D378]*[.E378]/1000" table:style-name="ce3">
            <text:p>2,950101264</text:p>
          </table:table-cell>
          <table:table-cell table:number-columns-repeated="2" table:style-name="ce1"/>
          <table:table-cell office:value-type="float" office:value="0.2556920413580781" table:formula="of:=[.F378]-([.$J$3]*[.C378]/1000)" table:style-name="ce1">
            <text:p>0,255692041</text:p>
          </table:table-cell>
          <table:table-cell table:number-columns-repeated="16375"/>
        </table:table-row>
        <table:table-row table:style-name="ro3">
          <table:table-cell office:value-type="time" office:time-value="PT16H56M16S" table:style-name="ce7">
            <text:p>16:56:16</text:p>
          </table:table-cell>
          <table:table-cell office:value-type="time" office:time-value="PT16H56M17S" table:style-name="ce7">
            <text:p>16:56:17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6.27" table:style-name="ce1">
            <text:p>536,27</text:p>
          </table:table-cell>
          <table:table-cell office:value-type="float" office:value="2.9416393698999994" table:formula="of:=[.C379]/1000 * [.D379]*[.E379]/1000" table:style-name="ce3">
            <text:p>2,94163937</text:p>
          </table:table-cell>
          <table:table-cell table:number-columns-repeated="2" table:style-name="ce1"/>
          <table:table-cell office:value-type="float" office:value="0.24468825176501907" table:formula="of:=[.F379]-([.$J$3]*[.C379]/1000)" table:style-name="ce1">
            <text:p>0,244688252</text:p>
          </table:table-cell>
          <table:table-cell table:number-columns-repeated="16375"/>
        </table:table-row>
        <table:table-row table:style-name="ro3">
          <table:table-cell office:value-type="time" office:time-value="PT16H56M17S" table:style-name="ce7">
            <text:p>16:56:17</text:p>
          </table:table-cell>
          <table:table-cell office:value-type="time" office:time-value="PT16H56M18S" table:style-name="ce7">
            <text:p>16:56:18</text:p>
          </table:table-cell>
          <table:table-cell office:value-type="float" office:value="1067" table:style-name="ce1">
            <text:p>1067</text:p>
          </table:table-cell>
          <table:table-cell office:value-type="float" office:value="5.17" table:style-name="ce1">
            <text:p>5,17</text:p>
          </table:table-cell>
          <table:table-cell office:value-type="float" office:value="538.04" table:style-name="ce1">
            <text:p>538,04</text:p>
          </table:table-cell>
          <table:table-cell office:value-type="float" office:value="2.9680384755999993" table:formula="of:=[.C380]/1000 * [.D380]*[.E380]/1000" table:style-name="ce3">
            <text:p>2,968038476</text:p>
          </table:table-cell>
          <table:table-cell table:number-columns-repeated="2" table:style-name="ce1"/>
          <table:table-cell office:value-type="float" office:value="0.25583598450666845" table:formula="of:=[.F380]-([.$J$3]*[.C380]/1000)" table:style-name="ce1">
            <text:p>0,255835985</text:p>
          </table:table-cell>
          <table:table-cell table:number-columns-repeated="16375"/>
        </table:table-row>
        <table:table-row table:style-name="ro3">
          <table:table-cell office:value-type="time" office:time-value="PT16H56M18S" table:style-name="ce7">
            <text:p>16:56:18</text:p>
          </table:table-cell>
          <table:table-cell office:value-type="time" office:time-value="PT16H56M19S" table:style-name="ce7">
            <text:p>16:56:1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66" table:style-name="ce1">
            <text:p>533,66</text:p>
          </table:table-cell>
          <table:table-cell office:value-type="float" office:value="2.9273225541999994" table:formula="of:=[.C381]/1000 * [.D381]*[.E381]/1000" table:style-name="ce3">
            <text:p>2,927322554</text:p>
          </table:table-cell>
          <table:table-cell table:number-columns-repeated="2" table:style-name="ce1"/>
          <table:table-cell office:value-type="float" office:value="0.23037143606501909" table:formula="of:=[.F381]-([.$J$3]*[.C381]/1000)" table:style-name="ce1">
            <text:p>0,230371436</text:p>
          </table:table-cell>
          <table:table-cell table:number-columns-repeated="16375"/>
        </table:table-row>
        <table:table-row table:style-name="ro3">
          <table:table-cell office:value-type="time" office:time-value="PT16H56M19S" table:style-name="ce7">
            <text:p>16:56:19</text:p>
          </table:table-cell>
          <table:table-cell office:value-type="time" office:time-value="PT16H56M20S" table:style-name="ce7">
            <text:p>16:56:2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46.62" table:style-name="ce1">
            <text:p>546,62</text:p>
          </table:table-cell>
          <table:table-cell office:value-type="float" office:value="2.9955869240000004" table:formula="of:=[.C382]/1000 * [.D382]*[.E382]/1000" table:style-name="ce3">
            <text:p>2,995586924</text:p>
          </table:table-cell>
          <table:table-cell table:number-columns-repeated="2" table:style-name="ce1"/>
          <table:table-cell office:value-type="float" office:value="0.30117770135807831" table:formula="of:=[.F382]-([.$J$3]*[.C382]/1000)" table:style-name="ce1">
            <text:p>0,301177701</text:p>
          </table:table-cell>
          <table:table-cell table:number-columns-repeated="16375"/>
        </table:table-row>
        <table:table-row table:style-name="ro3">
          <table:table-cell office:value-type="time" office:time-value="PT16H56M20S" table:style-name="ce7">
            <text:p>16:56:20</text:p>
          </table:table-cell>
          <table:table-cell office:value-type="time" office:time-value="PT16H56M21S" table:style-name="ce7">
            <text:p>16:56:21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43.38" table:style-name="ce1">
            <text:p>543,38</text:p>
          </table:table-cell>
          <table:table-cell office:value-type="float" office:value="3.0003052727999999" table:formula="of:=[.C383]/1000 * [.D383]*[.E383]/1000" table:style-name="ce3">
            <text:p>3,000305273</text:p>
          </table:table-cell>
          <table:table-cell table:number-columns-repeated="2" table:style-name="ce1"/>
          <table:table-cell office:value-type="float" office:value="0.28556088621361075" table:formula="of:=[.F383]-([.$J$3]*[.C383]/1000)" table:style-name="ce1">
            <text:p>0,285560886</text:p>
          </table:table-cell>
          <table:table-cell table:number-columns-repeated="16375"/>
        </table:table-row>
        <table:table-row table:style-name="ro3">
          <table:table-cell office:value-type="time" office:time-value="PT16H56M21S" table:style-name="ce7">
            <text:p>16:56:21</text:p>
          </table:table-cell>
          <table:table-cell office:value-type="time" office:time-value="PT16H56M22S" table:style-name="ce7">
            <text:p>16:56:22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8.29999999999995" table:style-name="ce1">
            <text:p>528,3</text:p>
          </table:table-cell>
          <table:table-cell office:value-type="float" office:value="2.8924583489999995" table:formula="of:=[.C384]/1000 * [.D384]*[.E384]/1000" table:style-name="ce3">
            <text:p>2,892458349</text:p>
          </table:table-cell>
          <table:table-cell table:number-columns-repeated="2" table:style-name="ce1"/>
          <table:table-cell office:value-type="float" office:value="0.20059102185113575" table:formula="of:=[.F384]-([.$J$3]*[.C384]/1000)" table:style-name="ce1">
            <text:p>0,200591022</text:p>
          </table:table-cell>
          <table:table-cell table:number-columns-repeated="16375"/>
        </table:table-row>
        <table:table-row table:style-name="ro3">
          <table:table-cell office:value-type="time" office:time-value="PT16H56M22S" table:style-name="ce7">
            <text:p>16:56:22</text:p>
          </table:table-cell>
          <table:table-cell office:value-type="time" office:time-value="PT16H56M23S" table:style-name="ce7">
            <text:p>16:56:23</text:p>
          </table:table-cell>
          <table:table-cell office:value-type="float" office:value="1064" table:style-name="ce1">
            <text:p>1064</text:p>
          </table:table-cell>
          <table:table-cell office:value-type="float" office:value="5.16" table:style-name="ce1">
            <text:p>5,16</text:p>
          </table:table-cell>
          <table:table-cell office:value-type="float" office:value="576.14" table:style-name="ce1">
            <text:p>576,14</text:p>
          </table:table-cell>
          <table:table-cell office:value-type="float" office:value="3.1631468735999997" table:formula="of:=[.C385]/1000 * [.D385]*[.E385]/1000" table:style-name="ce3">
            <text:p>3,163146874</text:p>
          </table:table-cell>
          <table:table-cell table:number-columns-repeated="2" table:style-name="ce1"/>
          <table:table-cell office:value-type="float" office:value="0.45857006898584407" table:formula="of:=[.F385]-([.$J$3]*[.C385]/1000)" table:style-name="ce1">
            <text:p>0,458570069</text:p>
          </table:table-cell>
          <table:table-cell table:number-columns-repeated="16375"/>
        </table:table-row>
        <table:table-row table:style-name="ro3">
          <table:table-cell office:value-type="time" office:time-value="PT16H56M23S" table:style-name="ce7">
            <text:p>16:56:23</text:p>
          </table:table-cell>
          <table:table-cell office:value-type="time" office:time-value="PT16H56M25S" table:style-name="ce7">
            <text:p>16:56:2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7.44000000000005" table:style-name="ce1">
            <text:p>537,44</text:p>
          </table:table-cell>
          <table:table-cell office:value-type="float" office:value="2.9480572528000004" table:formula="of:=[.C386]/1000 * [.D386]*[.E386]/1000" table:style-name="ce3">
            <text:p>2,948057253</text:p>
          </table:table-cell>
          <table:table-cell table:number-columns-repeated="2" table:style-name="ce1"/>
          <table:table-cell office:value-type="float" office:value="0.25110613466502008" table:formula="of:=[.F386]-([.$J$3]*[.C386]/1000)" table:style-name="ce1">
            <text:p>0,251106135</text:p>
          </table:table-cell>
          <table:table-cell table:number-columns-repeated="16375"/>
        </table:table-row>
        <table:table-row table:style-name="ro3">
          <table:table-cell office:value-type="time" office:time-value="PT16H56M25S" table:style-name="ce7">
            <text:p>16:56:25</text:p>
          </table:table-cell>
          <table:table-cell office:value-type="time" office:time-value="PT16H56M26S" table:style-name="ce7">
            <text:p>16:56:2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02" table:style-name="ce1">
            <text:p>531,02</text:p>
          </table:table-cell>
          <table:table-cell office:value-type="float" office:value="2.9073504305999993" table:formula="of:=[.C387]/1000 * [.D387]*[.E387]/1000" table:style-name="ce3">
            <text:p>2,907350431</text:p>
          </table:table-cell>
          <table:table-cell table:number-columns-repeated="2" table:style-name="ce1"/>
          <table:table-cell office:value-type="float" office:value="0.21548310345113553" table:formula="of:=[.F387]-([.$J$3]*[.C387]/1000)" table:style-name="ce1">
            <text:p>0,215483103</text:p>
          </table:table-cell>
          <table:table-cell table:number-columns-repeated="16375"/>
        </table:table-row>
        <table:table-row table:style-name="ro3">
          <table:table-cell office:value-type="time" office:time-value="PT16H56M26S" table:style-name="ce7">
            <text:p>16:56:26</text:p>
          </table:table-cell>
          <table:table-cell office:value-type="time" office:time-value="PT16H56M27S" table:style-name="ce7">
            <text:p>16:56:2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4.24" table:style-name="ce1">
            <text:p>514,24</text:p>
          </table:table-cell>
          <table:table-cell office:value-type="float" office:value="2.8181380480000002" table:formula="of:=[.C388]/1000 * [.D388]*[.E388]/1000" table:style-name="ce3">
            <text:p>2,818138048</text:p>
          </table:table-cell>
          <table:table-cell table:number-columns-repeated="2" table:style-name="ce1"/>
          <table:table-cell office:value-type="float" office:value="0.12372882535807816" table:formula="of:=[.F388]-([.$J$3]*[.C388]/1000)" table:style-name="ce1">
            <text:p>0,123728825</text:p>
          </table:table-cell>
          <table:table-cell table:number-columns-repeated="16375"/>
        </table:table-row>
        <table:table-row table:style-name="ro3">
          <table:table-cell office:value-type="time" office:time-value="PT16H56M27S" table:style-name="ce7">
            <text:p>16:56:27</text:p>
          </table:table-cell>
          <table:table-cell office:value-type="time" office:time-value="PT16H56M28S" table:style-name="ce7">
            <text:p>16:56:28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61.73" table:style-name="ce1">
            <text:p>561,73</text:p>
          </table:table-cell>
          <table:table-cell office:value-type="float" office:value="3.0929134664999998" table:formula="of:=[.C389]/1000 * [.D389]*[.E389]/1000" table:style-name="ce3">
            <text:p>3,092913467</text:p>
          </table:table-cell>
          <table:table-cell table:number-columns-repeated="2" table:style-name="ce1"/>
          <table:table-cell office:value-type="float" office:value="0.38579476639278587" table:formula="of:=[.F389]-([.$J$3]*[.C389]/1000)" table:style-name="ce1">
            <text:p>0,385794766</text:p>
          </table:table-cell>
          <table:table-cell table:number-columns-repeated="16375"/>
        </table:table-row>
        <table:table-row table:style-name="ro3">
          <table:table-cell office:value-type="time" office:time-value="PT16H56M28S" table:style-name="ce7">
            <text:p>16:56:28</text:p>
          </table:table-cell>
          <table:table-cell office:value-type="time" office:time-value="PT16H56M29S" table:style-name="ce7">
            <text:p>16:56:29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34.35" table:style-name="ce1">
            <text:p>534,35</text:p>
          </table:table-cell>
          <table:table-cell office:value-type="float" office:value="2.9366326385000003" table:formula="of:=[.C390]/1000 * [.D390]*[.E390]/1000" table:style-name="ce3">
            <text:p>2,936632639</text:p>
          </table:table-cell>
          <table:table-cell table:number-columns-repeated="2" table:style-name="ce1"/>
          <table:table-cell office:value-type="float" office:value="0.234597729378903" table:formula="of:=[.F390]-([.$J$3]*[.C390]/1000)" table:style-name="ce1">
            <text:p>0,234597729</text:p>
          </table:table-cell>
          <table:table-cell table:number-columns-repeated="16375"/>
        </table:table-row>
        <table:table-row table:style-name="ro3">
          <table:table-cell office:value-type="time" office:time-value="PT16H56M29S" table:style-name="ce7">
            <text:p>16:56:29</text:p>
          </table:table-cell>
          <table:table-cell office:value-type="time" office:time-value="PT16H56M30S" table:style-name="ce7">
            <text:p>16:56:30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96" table:style-name="ce1">
            <text:p>519,96</text:p>
          </table:table-cell>
          <table:table-cell office:value-type="float" office:value="2.8494847920000002" table:formula="of:=[.C391]/1000 * [.D391]*[.E391]/1000" table:style-name="ce3">
            <text:p>2,849484792</text:p>
          </table:table-cell>
          <table:table-cell table:number-columns-repeated="2" table:style-name="ce1"/>
          <table:table-cell office:value-type="float" office:value="0.15507556935807809" table:formula="of:=[.F391]-([.$J$3]*[.C391]/1000)" table:style-name="ce1">
            <text:p>0,155075569</text:p>
          </table:table-cell>
          <table:table-cell table:number-columns-repeated="16375"/>
        </table:table-row>
        <table:table-row table:style-name="ro3">
          <table:table-cell office:value-type="time" office:time-value="PT16H56M30S" table:style-name="ce7">
            <text:p>16:56:30</text:p>
          </table:table-cell>
          <table:table-cell office:value-type="time" office:time-value="PT16H56M31S" table:style-name="ce7">
            <text:p>16:56:31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1.37" table:style-name="ce1">
            <text:p>531,37</text:p>
          </table:table-cell>
          <table:table-cell office:value-type="float" office:value="2.9120138740000003" table:formula="of:=[.C392]/1000 * [.D392]*[.E392]/1000" table:style-name="ce3">
            <text:p>2,912013874</text:p>
          </table:table-cell>
          <table:table-cell table:number-columns-repeated="2" table:style-name="ce1"/>
          <table:table-cell office:value-type="float" office:value="0.21760465135807827" table:formula="of:=[.F392]-([.$J$3]*[.C392]/1000)" table:style-name="ce1">
            <text:p>0,217604651</text:p>
          </table:table-cell>
          <table:table-cell table:number-columns-repeated="16375"/>
        </table:table-row>
        <table:table-row table:style-name="ro3">
          <table:table-cell office:value-type="time" office:time-value="PT16H56M31S" table:style-name="ce7">
            <text:p>16:56:31</text:p>
          </table:table-cell>
          <table:table-cell office:value-type="time" office:time-value="PT16H56M32S" table:style-name="ce7">
            <text:p>16:56:32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9.63" table:style-name="ce1">
            <text:p>529,63</text:p>
          </table:table-cell>
          <table:table-cell office:value-type="float" office:value="2.9271220098999997" table:formula="of:=[.C393]/1000 * [.D393]*[.E393]/1000" table:style-name="ce3">
            <text:p>2,92712201</text:p>
          </table:table-cell>
          <table:table-cell table:number-columns-repeated="2" table:style-name="ce1"/>
          <table:table-cell office:value-type="float" office:value="0.20983572782055226" table:formula="of:=[.F393]-([.$J$3]*[.C393]/1000)" table:style-name="ce1">
            <text:p>0,209835728</text:p>
          </table:table-cell>
          <table:table-cell table:number-columns-repeated="16375"/>
        </table:table-row>
        <table:table-row table:style-name="ro3">
          <table:table-cell office:value-type="time" office:time-value="PT16H56M32S" table:style-name="ce7">
            <text:p>16:56:32</text:p>
          </table:table-cell>
          <table:table-cell office:value-type="time" office:time-value="PT16H56M33S" table:style-name="ce7">
            <text:p>16:56:3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0.52" table:style-name="ce1">
            <text:p>530,52</text:p>
          </table:table-cell>
          <table:table-cell office:value-type="float" office:value="2.907355704" table:formula="of:=[.C394]/1000 * [.D394]*[.E394]/1000" table:style-name="ce3">
            <text:p>2,907355704</text:p>
          </table:table-cell>
          <table:table-cell table:number-columns-repeated="2" table:style-name="ce1"/>
          <table:table-cell office:value-type="float" office:value="0.21294648135807792" table:formula="of:=[.F394]-([.$J$3]*[.C394]/1000)" table:style-name="ce1">
            <text:p>0,212946481</text:p>
          </table:table-cell>
          <table:table-cell table:number-columns-repeated="16375"/>
        </table:table-row>
        <table:table-row table:style-name="ro3">
          <table:table-cell office:value-type="time" office:time-value="PT16H56M33S" table:style-name="ce7">
            <text:p>16:56:33</text:p>
          </table:table-cell>
          <table:table-cell office:value-type="time" office:time-value="PT16H56M34S" table:style-name="ce7">
            <text:p>16:56:3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37" table:style-name="ce1">
            <text:p>523,37</text:p>
          </table:table-cell>
          <table:table-cell office:value-type="float" office:value="2.8708780968999998" table:formula="of:=[.C395]/1000 * [.D395]*[.E395]/1000" table:style-name="ce3">
            <text:p>2,870878097</text:p>
          </table:table-cell>
          <table:table-cell table:number-columns-repeated="2" table:style-name="ce1"/>
          <table:table-cell office:value-type="float" office:value="0.1739269787650195" table:formula="of:=[.F395]-([.$J$3]*[.C395]/1000)" table:style-name="ce1">
            <text:p>0,173926979</text:p>
          </table:table-cell>
          <table:table-cell table:number-columns-repeated="16375"/>
        </table:table-row>
        <table:table-row table:style-name="ro3">
          <table:table-cell office:value-type="time" office:time-value="PT16H56M34S" table:style-name="ce7">
            <text:p>16:56:34</text:p>
          </table:table-cell>
          <table:table-cell office:value-type="time" office:time-value="PT16H56M35S" table:style-name="ce7">
            <text:p>16:56:35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50.51" table:style-name="ce1">
            <text:p>550,51</text:p>
          </table:table-cell>
          <table:table-cell office:value-type="float" office:value="3.0366351804000002" table:formula="of:=[.C396]/1000 * [.D396]*[.E396]/1000" table:style-name="ce3">
            <text:p>3,03663518</text:p>
          </table:table-cell>
          <table:table-cell table:number-columns-repeated="2" table:style-name="ce1"/>
          <table:table-cell office:value-type="float" office:value="0.3193488983205528" table:formula="of:=[.F396]-([.$J$3]*[.C396]/1000)" table:style-name="ce1">
            <text:p>0,319348898</text:p>
          </table:table-cell>
          <table:table-cell table:number-columns-repeated="16375"/>
        </table:table-row>
        <table:table-row table:style-name="ro3">
          <table:table-cell office:value-type="time" office:time-value="PT16H56M35S" table:style-name="ce7">
            <text:p>16:56:35</text:p>
          </table:table-cell>
          <table:table-cell office:value-type="time" office:time-value="PT16H56M37S" table:style-name="ce7">
            <text:p>16:56:3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95000000000005" table:style-name="ce1">
            <text:p>515,95</text:p>
          </table:table-cell>
          <table:table-cell office:value-type="float" office:value="2.8275091900000002" table:formula="of:=[.C397]/1000 * [.D397]*[.E397]/1000" table:style-name="ce3">
            <text:p>2,82750919</text:p>
          </table:table-cell>
          <table:table-cell table:number-columns-repeated="2" table:style-name="ce1"/>
          <table:table-cell office:value-type="float" office:value="0.13309996735807816" table:formula="of:=[.F397]-([.$J$3]*[.C397]/1000)" table:style-name="ce1">
            <text:p>0,133099967</text:p>
          </table:table-cell>
          <table:table-cell table:number-columns-repeated="16375"/>
        </table:table-row>
        <table:table-row table:style-name="ro3">
          <table:table-cell office:value-type="time" office:time-value="PT16H56M37S" table:style-name="ce7">
            <text:p>16:56:37</text:p>
          </table:table-cell>
          <table:table-cell office:value-type="time" office:time-value="PT16H56M38S" table:style-name="ce7">
            <text:p>16:56:3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5.96" table:style-name="ce1">
            <text:p>515,96</text:p>
          </table:table-cell>
          <table:table-cell office:value-type="float" office:value="2.8275639920000004" table:formula="of:=[.C398]/1000 * [.D398]*[.E398]/1000" table:style-name="ce3">
            <text:p>2,827563992</text:p>
          </table:table-cell>
          <table:table-cell table:number-columns-repeated="2" table:style-name="ce1"/>
          <table:table-cell office:value-type="float" office:value="0.13315476935807835" table:formula="of:=[.F398]-([.$J$3]*[.C398]/1000)" table:style-name="ce1">
            <text:p>0,133154769</text:p>
          </table:table-cell>
          <table:table-cell table:number-columns-repeated="16375"/>
        </table:table-row>
        <table:table-row table:style-name="ro3">
          <table:table-cell office:value-type="time" office:time-value="PT16H56M38S" table:style-name="ce7">
            <text:p>16:56:38</text:p>
          </table:table-cell>
          <table:table-cell office:value-type="time" office:time-value="PT16H56M39S" table:style-name="ce7">
            <text:p>16:56:39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25.33000000000004" table:style-name="ce1">
            <text:p>525,33</text:p>
          </table:table-cell>
          <table:table-cell office:value-type="float" office:value="2.8843453781999999" table:formula="of:=[.C399]/1000 * [.D399]*[.E399]/1000" table:style-name="ce3">
            <text:p>2,884345378</text:p>
          </table:table-cell>
          <table:table-cell table:number-columns-repeated="2" table:style-name="ce1"/>
          <table:table-cell office:value-type="float" office:value="0.18485236457196086" table:formula="of:=[.F399]-([.$J$3]*[.C399]/1000)" table:style-name="ce1">
            <text:p>0,184852365</text:p>
          </table:table-cell>
          <table:table-cell table:number-columns-repeated="16375"/>
        </table:table-row>
        <table:table-row table:style-name="ro3">
          <table:table-cell office:value-type="time" office:time-value="PT16H56M39S" table:style-name="ce7">
            <text:p>16:56:39</text:p>
          </table:table-cell>
          <table:table-cell office:value-type="time" office:time-value="PT16H56M40S" table:style-name="ce7">
            <text:p>16:56:40</text:p>
          </table:table-cell>
          <table:table-cell office:value-type="float" office:value="1067" table:style-name="ce1">
            <text:p>1067</text:p>
          </table:table-cell>
          <table:table-cell office:value-type="float" office:value="5.16" table:style-name="ce1">
            <text:p>5,16</text:p>
          </table:table-cell>
          <table:table-cell office:value-type="float" office:value="540.17999999999995" table:style-name="ce1">
            <text:p>540,18</text:p>
          </table:table-cell>
          <table:table-cell office:value-type="float" office:value="2.9740798295999999" table:formula="of:=[.C400]/1000 * [.D400]*[.E400]/1000" table:style-name="ce3">
            <text:p>2,97407983</text:p>
          </table:table-cell>
          <table:table-cell table:number-columns-repeated="2" table:style-name="ce1"/>
          <table:table-cell office:value-type="float" office:value="0.26187733850666906" table:formula="of:=[.F400]-([.$J$3]*[.C400]/1000)" table:style-name="ce1">
            <text:p>0,261877339</text:p>
          </table:table-cell>
          <table:table-cell table:number-columns-repeated="16375"/>
        </table:table-row>
        <table:table-row table:style-name="ro3">
          <table:table-cell office:value-type="time" office:time-value="PT16H56M40S" table:style-name="ce7">
            <text:p>16:56:40</text:p>
          </table:table-cell>
          <table:table-cell office:value-type="time" office:time-value="PT16H56M41S" table:style-name="ce7">
            <text:p>16:56:4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08.38" table:style-name="ce1">
            <text:p>508,38</text:p>
          </table:table-cell>
          <table:table-cell office:value-type="float" office:value="2.7886524005999997" table:formula="of:=[.C401]/1000 * [.D401]*[.E401]/1000" table:style-name="ce3">
            <text:p>2,788652401</text:p>
          </table:table-cell>
          <table:table-cell table:number-columns-repeated="2" table:style-name="ce1"/>
          <table:table-cell office:value-type="float" office:value="9.1701282465019407E-2" table:formula="of:=[.F401]-([.$J$3]*[.C401]/1000)" table:style-name="ce1">
            <text:p>0,091701282</text:p>
          </table:table-cell>
          <table:table-cell table:number-columns-repeated="16375"/>
        </table:table-row>
        <table:table-row table:style-name="ro3">
          <table:table-cell office:value-type="time" office:time-value="PT16H56M41S" table:style-name="ce7">
            <text:p>16:56:41</text:p>
          </table:table-cell>
          <table:table-cell office:value-type="time" office:time-value="PT16H56M42S" table:style-name="ce7">
            <text:p>16:56:42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3.04" table:style-name="ce1">
            <text:p>513,04</text:p>
          </table:table-cell>
          <table:table-cell office:value-type="float" office:value="2.8142142247999997" table:formula="of:=[.C402]/1000 * [.D402]*[.E402]/1000" table:style-name="ce3">
            <text:p>2,814214225</text:p>
          </table:table-cell>
          <table:table-cell table:number-columns-repeated="2" table:style-name="ce1"/>
          <table:table-cell office:value-type="float" office:value="0.11726310666501938" table:formula="of:=[.F402]-([.$J$3]*[.C402]/1000)" table:style-name="ce1">
            <text:p>0,117263107</text:p>
          </table:table-cell>
          <table:table-cell table:number-columns-repeated="16375"/>
        </table:table-row>
        <table:table-row table:style-name="ro3">
          <table:table-cell office:value-type="time" office:time-value="PT16H56M42S" table:style-name="ce7">
            <text:p>16:56:42</text:p>
          </table:table-cell>
          <table:table-cell office:value-type="time" office:time-value="PT16H56M43S" table:style-name="ce7">
            <text:p>16:56:43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12.73" table:style-name="ce1">
            <text:p>512,73</text:p>
          </table:table-cell>
          <table:table-cell office:value-type="float" office:value="2.8125137601000003" table:formula="of:=[.C403]/1000 * [.D403]*[.E403]/1000" table:style-name="ce3">
            <text:p>2,81251376</text:p>
          </table:table-cell>
          <table:table-cell table:number-columns-repeated="2" table:style-name="ce1"/>
          <table:table-cell office:value-type="float" office:value="0.11556264196501997" table:formula="of:=[.F403]-([.$J$3]*[.C403]/1000)" table:style-name="ce1">
            <text:p>0,115562642</text:p>
          </table:table-cell>
          <table:table-cell table:number-columns-repeated="16375"/>
        </table:table-row>
        <table:table-row table:style-name="ro3">
          <table:table-cell office:value-type="time" office:time-value="PT16H56M43S" table:style-name="ce7">
            <text:p>16:56:43</text:p>
          </table:table-cell>
          <table:table-cell office:value-type="time" office:time-value="PT16H56M44S" table:style-name="ce7">
            <text:p>16:56:44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0.57000000000005" table:style-name="ce1">
            <text:p>540,57</text:p>
          </table:table-cell>
          <table:table-cell office:value-type="float" office:value="2.9650696956" table:formula="of:=[.C404]/1000 * [.D404]*[.E404]/1000" table:style-name="ce3">
            <text:p>2,965069696</text:p>
          </table:table-cell>
          <table:table-cell table:number-columns-repeated="2" table:style-name="ce1"/>
          <table:table-cell office:value-type="float" office:value="0.26303478647890266" table:formula="of:=[.F404]-([.$J$3]*[.C404]/1000)" table:style-name="ce1">
            <text:p>0,263034786</text:p>
          </table:table-cell>
          <table:table-cell table:number-columns-repeated="16375"/>
        </table:table-row>
        <table:table-row table:style-name="ro3">
          <table:table-cell office:value-type="time" office:time-value="PT16H56M44S" table:style-name="ce7">
            <text:p>16:56:44</text:p>
          </table:table-cell>
          <table:table-cell office:value-type="time" office:time-value="PT16H56M45S" table:style-name="ce7">
            <text:p>16:56:4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5.49" table:style-name="ce1">
            <text:p>525,49</text:p>
          </table:table-cell>
          <table:table-cell office:value-type="float" office:value="2.8825070812999996" table:formula="of:=[.C405]/1000 * [.D405]*[.E405]/1000" table:style-name="ce3">
            <text:p>2,882507081</text:p>
          </table:table-cell>
          <table:table-cell table:number-columns-repeated="2" table:style-name="ce1"/>
          <table:table-cell office:value-type="float" office:value="0.18555596316501921" table:formula="of:=[.F405]-([.$J$3]*[.C405]/1000)" table:style-name="ce1">
            <text:p>0,185555963</text:p>
          </table:table-cell>
          <table:table-cell table:number-columns-repeated="16375"/>
        </table:table-row>
        <table:table-row table:style-name="ro3">
          <table:table-cell office:value-type="time" office:time-value="PT16H56M45S" table:style-name="ce7">
            <text:p>16:56:45</text:p>
          </table:table-cell>
          <table:table-cell office:value-type="time" office:time-value="PT16H56M46S" table:style-name="ce7">
            <text:p>16:56:46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34.26" table:style-name="ce1">
            <text:p>534,26</text:p>
          </table:table-cell>
          <table:table-cell office:value-type="float" office:value="2.9389001488000002" table:formula="of:=[.C406]/1000 * [.D406]*[.E406]/1000" table:style-name="ce3">
            <text:p>2,938900149</text:p>
          </table:table-cell>
          <table:table-cell table:number-columns-repeated="2" table:style-name="ce1"/>
          <table:table-cell office:value-type="float" office:value="0.23432334418584455" table:formula="of:=[.F406]-([.$J$3]*[.C406]/1000)" table:style-name="ce1">
            <text:p>0,234323344</text:p>
          </table:table-cell>
          <table:table-cell table:number-columns-repeated="16375"/>
        </table:table-row>
        <table:table-row table:style-name="ro3">
          <table:table-cell office:value-type="time" office:time-value="PT16H56M46S" table:style-name="ce7">
            <text:p>16:56:46</text:p>
          </table:table-cell>
          <table:table-cell office:value-type="time" office:time-value="PT16H56M47S" table:style-name="ce7">
            <text:p>16:56:47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21.9" table:style-name="ce1">
            <text:p>521,9</text:p>
          </table:table-cell>
          <table:table-cell office:value-type="float" office:value="2.86011638" table:formula="of:=[.C407]/1000 * [.D407]*[.E407]/1000" table:style-name="ce3">
            <text:p>2,86011638</text:p>
          </table:table-cell>
          <table:table-cell table:number-columns-repeated="2" table:style-name="ce1"/>
          <table:table-cell office:value-type="float" office:value="0.16570715735807795" table:formula="of:=[.F407]-([.$J$3]*[.C407]/1000)" table:style-name="ce1">
            <text:p>0,165707157</text:p>
          </table:table-cell>
          <table:table-cell table:number-columns-repeated="16375"/>
        </table:table-row>
        <table:table-row table:style-name="ro3">
          <table:table-cell office:value-type="time" office:time-value="PT16H56M47S" table:style-name="ce7">
            <text:p>16:56:47</text:p>
          </table:table-cell>
          <table:table-cell office:value-type="time" office:time-value="PT16H56M48S" table:style-name="ce7">
            <text:p>16:56:48</text:p>
          </table:table-cell>
          <table:table-cell office:value-type="float" office:value="1061" table:style-name="ce1">
            <text:p>1061</text:p>
          </table:table-cell>
          <table:table-cell office:value-type="float" office:value="5.16" table:style-name="ce1">
            <text:p>5,16</text:p>
          </table:table-cell>
          <table:table-cell office:value-type="float" office:value="548.85" table:style-name="ce1">
            <text:p>548,85</text:p>
          </table:table-cell>
          <table:table-cell office:value-type="float" office:value="3.0048220259999998" table:formula="of:=[.C408]/1000 * [.D408]*[.E408]/1000" table:style-name="ce3">
            <text:p>3,004822026</text:p>
          </table:table-cell>
          <table:table-cell table:number-columns-repeated="2" table:style-name="ce1"/>
          <table:table-cell office:value-type="float" office:value="0.30787090786501947" table:formula="of:=[.F408]-([.$J$3]*[.C408]/1000)" table:style-name="ce1">
            <text:p>0,307870908</text:p>
          </table:table-cell>
          <table:table-cell table:number-columns-repeated="16375"/>
        </table:table-row>
        <table:table-row table:style-name="ro3">
          <table:table-cell office:value-type="time" office:time-value="PT16H56M48S" table:style-name="ce7">
            <text:p>16:56:48</text:p>
          </table:table-cell>
          <table:table-cell office:value-type="time" office:time-value="PT16H56M50S" table:style-name="ce7">
            <text:p>16:56:50</text:p>
          </table:table-cell>
          <table:table-cell office:value-type="float" office:value="1073" table:style-name="ce1">
            <text:p>1073</text:p>
          </table:table-cell>
          <table:table-cell office:value-type="float" office:value="5.16" table:style-name="ce1">
            <text:p>5,16</text:p>
          </table:table-cell>
          <table:table-cell office:value-type="float" office:value="540.95000000000005" table:style-name="ce1">
            <text:p>540,95</text:p>
          </table:table-cell>
          <table:table-cell office:value-type="float" office:value="2.995067046" table:formula="of:=[.C409]/1000 * [.D409]*[.E409]/1000" table:style-name="ce3">
            <text:p>2,995067046</text:p>
          </table:table-cell>
          <table:table-cell table:number-columns-repeated="2" table:style-name="ce1"/>
          <table:table-cell office:value-type="float" office:value="0.26761318194831851" table:formula="of:=[.F409]-([.$J$3]*[.C409]/1000)" table:style-name="ce1">
            <text:p>0,267613182</text:p>
          </table:table-cell>
          <table:table-cell table:number-columns-repeated="16375"/>
        </table:table-row>
        <table:table-row table:style-name="ro3">
          <table:table-cell office:value-type="time" office:time-value="PT16H56M50S" table:style-name="ce7">
            <text:p>16:56:50</text:p>
          </table:table-cell>
          <table:table-cell office:value-type="time" office:time-value="PT16H56M51S" table:style-name="ce7">
            <text:p>16:56:51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2.29999999999995" table:style-name="ce1">
            <text:p>522,3</text:p>
          </table:table-cell>
          <table:table-cell office:value-type="float" office:value="2.8650087509999995" table:formula="of:=[.C410]/1000 * [.D410]*[.E410]/1000" table:style-name="ce3">
            <text:p>2,865008751</text:p>
          </table:table-cell>
          <table:table-cell table:number-columns-repeated="2" table:style-name="ce1"/>
          <table:table-cell office:value-type="float" office:value="0.16805763286501918" table:formula="of:=[.F410]-([.$J$3]*[.C410]/1000)" table:style-name="ce1">
            <text:p>0,168057633</text:p>
          </table:table-cell>
          <table:table-cell table:number-columns-repeated="16375"/>
        </table:table-row>
        <table:table-row table:style-name="ro3">
          <table:table-cell office:value-type="time" office:time-value="PT16H56M51S" table:style-name="ce7">
            <text:p>16:56:51</text:p>
          </table:table-cell>
          <table:table-cell office:value-type="time" office:time-value="PT16H56M52S" table:style-name="ce7">
            <text:p>16:56:52</text:p>
          </table:table-cell>
          <table:table-cell office:value-type="float" office:value="1062" table:style-name="ce1">
            <text:p>1062</text:p>
          </table:table-cell>
          <table:table-cell office:value-type="float" office:value="5.15" table:style-name="ce1">
            <text:p>5,15</text:p>
          </table:table-cell>
          <table:table-cell office:value-type="float" office:value="545.46" table:style-name="ce1">
            <text:p>545,46</text:p>
          </table:table-cell>
          <table:table-cell office:value-type="float" office:value="2.9832843780000005" table:formula="of:=[.C411]/1000 * [.D411]*[.E411]/1000" table:style-name="ce3">
            <text:p>2,983284378</text:p>
          </table:table-cell>
          <table:table-cell table:number-columns-repeated="2" table:style-name="ce1"/>
          <table:table-cell office:value-type="float" office:value="0.2837913643719614" table:formula="of:=[.F411]-([.$J$3]*[.C411]/1000)" table:style-name="ce1">
            <text:p>0,283791364</text:p>
          </table:table-cell>
          <table:table-cell table:number-columns-repeated="16375"/>
        </table:table-row>
        <table:table-row table:style-name="ro3">
          <table:table-cell office:value-type="time" office:time-value="PT16H56M52S" table:style-name="ce7">
            <text:p>16:56:52</text:p>
          </table:table-cell>
          <table:table-cell office:value-type="time" office:time-value="PT16H56M53S" table:style-name="ce7">
            <text:p>16:56:53</text:p>
          </table:table-cell>
          <table:table-cell office:value-type="float" office:value="1050" table:style-name="ce1">
            <text:p>1050</text:p>
          </table:table-cell>
          <table:table-cell office:value-type="float" office:value="5.16" table:style-name="ce1">
            <text:p>5,16</text:p>
          </table:table-cell>
          <table:table-cell office:value-type="float" office:value="545.51" table:style-name="ce1">
            <text:p>545,51</text:p>
          </table:table-cell>
          <table:table-cell office:value-type="float" office:value="2.95557318" table:formula="of:=[.C412]/1000 * [.D412]*[.E412]/1000" table:style-name="ce3">
            <text:p>2,95557318</text:p>
          </table:table-cell>
          <table:table-cell table:number-columns-repeated="2" table:style-name="ce1"/>
          <table:table-cell office:value-type="float" office:value="0.28658291228866206" table:formula="of:=[.F412]-([.$J$3]*[.C412]/1000)" table:style-name="ce1">
            <text:p>0,286582912</text:p>
          </table:table-cell>
          <table:table-cell table:number-columns-repeated="16375"/>
        </table:table-row>
        <table:table-row table:style-name="ro3">
          <table:table-cell office:value-type="time" office:time-value="PT16H56M53S" table:style-name="ce7">
            <text:p>16:56:53</text:p>
          </table:table-cell>
          <table:table-cell office:value-type="time" office:time-value="PT16H56M54S" table:style-name="ce7">
            <text:p>16:56:54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0.22" table:style-name="ce1">
            <text:p>530,22</text:p>
          </table:table-cell>
          <table:table-cell office:value-type="float" office:value="2.9084528814000001" table:formula="of:=[.C413]/1000 * [.D413]*[.E413]/1000" table:style-name="ce3">
            <text:p>2,908452881</text:p>
          </table:table-cell>
          <table:table-cell table:number-columns-repeated="2" table:style-name="ce1"/>
          <table:table-cell office:value-type="float" office:value="0.21150176326501979" table:formula="of:=[.F413]-([.$J$3]*[.C413]/1000)" table:style-name="ce1">
            <text:p>0,211501763</text:p>
          </table:table-cell>
          <table:table-cell table:number-columns-repeated="16375"/>
        </table:table-row>
        <table:table-row table:style-name="ro3">
          <table:table-cell office:value-type="time" office:time-value="PT16H56M54S" table:style-name="ce7">
            <text:p>16:56:54</text:p>
          </table:table-cell>
          <table:table-cell office:value-type="time" office:time-value="PT16H56M55S" table:style-name="ce7">
            <text:p>16:56:55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4.85" table:style-name="ce1">
            <text:p>524,85</text:p>
          </table:table-cell>
          <table:table-cell office:value-type="float" office:value="2.8735694955" table:formula="of:=[.C414]/1000 * [.D414]*[.E414]/1000" table:style-name="ce3">
            <text:p>2,873569496</text:p>
          </table:table-cell>
          <table:table-cell table:number-columns-repeated="2" table:style-name="ce1"/>
          <table:table-cell office:value-type="float" office:value="0.18170216835113617" table:formula="of:=[.F414]-([.$J$3]*[.C414]/1000)" table:style-name="ce1">
            <text:p>0,181702168</text:p>
          </table:table-cell>
          <table:table-cell table:number-columns-repeated="16375"/>
        </table:table-row>
        <table:table-row table:style-name="ro3">
          <table:table-cell office:value-type="time" office:time-value="PT16H56M55S" table:style-name="ce7">
            <text:p>16:56:55</text:p>
          </table:table-cell>
          <table:table-cell office:value-type="time" office:time-value="PT16H56M56S" table:style-name="ce7">
            <text:p>16:56:56</text:p>
          </table:table-cell>
          <table:table-cell office:value-type="float" office:value="1068" table:style-name="ce1">
            <text:p>1068</text:p>
          </table:table-cell>
          <table:table-cell office:value-type="float" office:value="5.17" table:style-name="ce1">
            <text:p>5,17</text:p>
          </table:table-cell>
          <table:table-cell office:value-type="float" office:value="529.82000000000005" table:style-name="ce1">
            <text:p>529,82</text:p>
          </table:table-cell>
          <table:table-cell office:value-type="float" office:value="2.9254329192000004" table:formula="of:=[.C415]/1000 * [.D415]*[.E415]/1000" table:style-name="ce3">
            <text:p>2,925432919</text:p>
          </table:table-cell>
          <table:table-cell table:number-columns-repeated="2" table:style-name="ce1"/>
          <table:table-cell office:value-type="float" office:value="0.2106885326136112" table:formula="of:=[.F415]-([.$J$3]*[.C415]/1000)" table:style-name="ce1">
            <text:p>0,210688533</text:p>
          </table:table-cell>
          <table:table-cell table:number-columns-repeated="16375"/>
        </table:table-row>
        <table:table-row table:style-name="ro3">
          <table:table-cell office:value-type="time" office:time-value="PT16H56M56S" table:style-name="ce7">
            <text:p>16:56:56</text:p>
          </table:table-cell>
          <table:table-cell office:value-type="time" office:time-value="PT16H56M57S" table:style-name="ce7">
            <text:p>16:56:57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19.02" table:style-name="ce1">
            <text:p>519,02</text:p>
          </table:table-cell>
          <table:table-cell office:value-type="float" office:value="2.8497000708" table:formula="of:=[.C416]/1000 * [.D416]*[.E416]/1000" table:style-name="ce3">
            <text:p>2,849700071</text:p>
          </table:table-cell>
          <table:table-cell table:number-columns-repeated="2" table:style-name="ce1"/>
          <table:table-cell office:value-type="float" office:value="0.15020705717196092" table:formula="of:=[.F416]-([.$J$3]*[.C416]/1000)" table:style-name="ce1">
            <text:p>0,150207057</text:p>
          </table:table-cell>
          <table:table-cell table:number-columns-repeated="16375"/>
        </table:table-row>
        <table:table-row table:style-name="ro3">
          <table:table-cell office:value-type="time" office:time-value="PT16H56M57S" table:style-name="ce7">
            <text:p>16:56:57</text:p>
          </table:table-cell>
          <table:table-cell office:value-type="time" office:time-value="PT16H56M58S" table:style-name="ce7">
            <text:p>16:56:58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23.13" table:style-name="ce1">
            <text:p>523,13</text:p>
          </table:table-cell>
          <table:table-cell office:value-type="float" office:value="2.8695616080999997" table:formula="of:=[.C417]/1000 * [.D417]*[.E417]/1000" table:style-name="ce3">
            <text:p>2,869561608</text:p>
          </table:table-cell>
          <table:table-cell table:number-columns-repeated="2" table:style-name="ce1"/>
          <table:table-cell office:value-type="float" office:value="0.17261048996501938" table:formula="of:=[.F417]-([.$J$3]*[.C417]/1000)" table:style-name="ce1">
            <text:p>0,17261049</text:p>
          </table:table-cell>
          <table:table-cell table:number-columns-repeated="16375"/>
        </table:table-row>
        <table:table-row table:style-name="ro3">
          <table:table-cell office:value-type="time" office:time-value="PT16H56M58S" table:style-name="ce7">
            <text:p>16:56:58</text:p>
          </table:table-cell>
          <table:table-cell office:value-type="time" office:time-value="PT16H56M59S" table:style-name="ce7">
            <text:p>16:56:59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9.54" table:style-name="ce1">
            <text:p>519,54</text:p>
          </table:table-cell>
          <table:table-cell office:value-type="float" office:value="2.8444970861999996" table:formula="of:=[.C418]/1000 * [.D418]*[.E418]/1000" table:style-name="ce3">
            <text:p>2,844497086</text:p>
          </table:table-cell>
          <table:table-cell table:number-columns-repeated="2" table:style-name="ce1"/>
          <table:table-cell office:value-type="float" office:value="0.15262975905113585" table:formula="of:=[.F418]-([.$J$3]*[.C418]/1000)" table:style-name="ce1">
            <text:p>0,152629759</text:p>
          </table:table-cell>
          <table:table-cell table:number-columns-repeated="16375"/>
        </table:table-row>
        <table:table-row table:style-name="ro3">
          <table:table-cell office:value-type="time" office:time-value="PT16H56M59S" table:style-name="ce7">
            <text:p>16:56:59</text:p>
          </table:table-cell>
          <table:table-cell office:value-type="time" office:time-value="PT16H57M0S" table:style-name="ce7">
            <text:p>16:57:00</text:p>
          </table:table-cell>
          <table:table-cell office:value-type="float" office:value="1065" table:style-name="ce1">
            <text:p>1065</text:p>
          </table:table-cell>
          <table:table-cell office:value-type="float" office:value="5.16" table:style-name="ce1">
            <text:p>5,16</text:p>
          </table:table-cell>
          <table:table-cell office:value-type="float" office:value="545.86" table:style-name="ce1">
            <text:p>545,86</text:p>
          </table:table-cell>
          <table:table-cell office:value-type="float" office:value="2.9997190439999999" table:formula="of:=[.C419]/1000 * [.D419]*[.E419]/1000" table:style-name="ce3">
            <text:p>2,999719044</text:p>
          </table:table-cell>
          <table:table-cell table:number-columns-repeated="2" table:style-name="ce1"/>
          <table:table-cell office:value-type="float" office:value="0.292600343892786" table:formula="of:=[.F419]-([.$J$3]*[.C419]/1000)" table:style-name="ce1">
            <text:p>0,292600344</text:p>
          </table:table-cell>
          <table:table-cell table:number-columns-repeated="16375"/>
        </table:table-row>
        <table:table-row table:style-name="ro3">
          <table:table-cell office:value-type="time" office:time-value="PT16H57M0S" table:style-name="ce7">
            <text:p>16:57:00</text:p>
          </table:table-cell>
          <table:table-cell office:value-type="time" office:time-value="PT16H57M1S" table:style-name="ce7">
            <text:p>16:57:01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3.27" table:style-name="ce1">
            <text:p>533,27</text:p>
          </table:table-cell>
          <table:table-cell office:value-type="float" office:value="2.9196692480999995" table:formula="of:=[.C420]/1000 * [.D420]*[.E420]/1000" table:style-name="ce3">
            <text:p>2,919669248</text:p>
          </table:table-cell>
          <table:table-cell table:number-columns-repeated="2" table:style-name="ce1"/>
          <table:table-cell office:value-type="float" office:value="0.22780192095113572" table:formula="of:=[.F420]-([.$J$3]*[.C420]/1000)" table:style-name="ce1">
            <text:p>0,227801921</text:p>
          </table:table-cell>
          <table:table-cell table:number-columns-repeated="16375"/>
        </table:table-row>
        <table:table-row table:style-name="ro3">
          <table:table-cell office:value-type="time" office:time-value="PT16H57M1S" table:style-name="ce7">
            <text:p>16:57:01</text:p>
          </table:table-cell>
          <table:table-cell office:value-type="time" office:time-value="PT16H57M3S" table:style-name="ce7">
            <text:p>16:57:03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8.97" table:style-name="ce1">
            <text:p>538,97</text:p>
          </table:table-cell>
          <table:table-cell office:value-type="float" office:value="2.9536633940000003" table:formula="of:=[.C421]/1000 * [.D421]*[.E421]/1000" table:style-name="ce3">
            <text:p>2,953663394</text:p>
          </table:table-cell>
          <table:table-cell table:number-columns-repeated="2" table:style-name="ce1"/>
          <table:table-cell office:value-type="float" office:value="0.25925417135807827" table:formula="of:=[.F421]-([.$J$3]*[.C421]/1000)" table:style-name="ce1">
            <text:p>0,259254171</text:p>
          </table:table-cell>
          <table:table-cell table:number-columns-repeated="16375"/>
        </table:table-row>
        <table:table-row table:style-name="ro3">
          <table:table-cell office:value-type="time" office:time-value="PT16H57M3S" table:style-name="ce7">
            <text:p>16:57:03</text:p>
          </table:table-cell>
          <table:table-cell office:value-type="time" office:time-value="PT16H57M4S" table:style-name="ce7">
            <text:p>16:57:04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83000000000004" table:style-name="ce1">
            <text:p>512,83</text:p>
          </table:table-cell>
          <table:table-cell office:value-type="float" office:value="2.8104109660000005" table:formula="of:=[.C422]/1000 * [.D422]*[.E422]/1000" table:style-name="ce3">
            <text:p>2,810410966</text:p>
          </table:table-cell>
          <table:table-cell table:number-columns-repeated="2" table:style-name="ce1"/>
          <table:table-cell office:value-type="float" office:value="0.11600174335807845" table:formula="of:=[.F422]-([.$J$3]*[.C422]/1000)" table:style-name="ce1">
            <text:p>0,116001743</text:p>
          </table:table-cell>
          <table:table-cell table:number-columns-repeated="16375"/>
        </table:table-row>
        <table:table-row table:style-name="ro3">
          <table:table-cell office:value-type="time" office:time-value="PT16H57M4S" table:style-name="ce7">
            <text:p>16:57:04</text:p>
          </table:table-cell>
          <table:table-cell office:value-type="time" office:time-value="PT16H57M5S" table:style-name="ce7">
            <text:p>16:57:05</text:p>
          </table:table-cell>
          <table:table-cell office:value-type="float" office:value="1063" table:style-name="ce1">
            <text:p>1063</text:p>
          </table:table-cell>
          <table:table-cell office:value-type="float" office:value="5.16" table:style-name="ce1">
            <text:p>5,16</text:p>
          </table:table-cell>
          <table:table-cell office:value-type="float" office:value="548.44000000000005" table:style-name="ce1">
            <text:p>548,44</text:p>
          </table:table-cell>
          <table:table-cell office:value-type="float" office:value="3.0082372751999999" table:formula="of:=[.C423]/1000 * [.D423]*[.E423]/1000" table:style-name="ce3">
            <text:p>3,008237275</text:p>
          </table:table-cell>
          <table:table-cell table:number-columns-repeated="2" table:style-name="ce1"/>
          <table:table-cell office:value-type="float" office:value="0.30620236607890261" table:formula="of:=[.F423]-([.$J$3]*[.C423]/1000)" table:style-name="ce1">
            <text:p>0,306202366</text:p>
          </table:table-cell>
          <table:table-cell table:number-columns-repeated="16375"/>
        </table:table-row>
        <table:table-row table:style-name="ro3">
          <table:table-cell office:value-type="time" office:time-value="PT16H57M5S" table:style-name="ce7">
            <text:p>16:57:05</text:p>
          </table:table-cell>
          <table:table-cell office:value-type="time" office:time-value="PT16H57M6S" table:style-name="ce7">
            <text:p>16:57:0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31.61" table:style-name="ce1">
            <text:p>531,61</text:p>
          </table:table-cell>
          <table:table-cell office:value-type="float" office:value="2.9105806982999995" table:formula="of:=[.C424]/1000 * [.D424]*[.E424]/1000" table:style-name="ce3">
            <text:p>2,910580698</text:p>
          </table:table-cell>
          <table:table-cell table:number-columns-repeated="2" table:style-name="ce1"/>
          <table:table-cell office:value-type="float" office:value="0.21871337115113576" table:formula="of:=[.F424]-([.$J$3]*[.C424]/1000)" table:style-name="ce1">
            <text:p>0,218713371</text:p>
          </table:table-cell>
          <table:table-cell table:number-columns-repeated="16375"/>
        </table:table-row>
        <table:table-row table:style-name="ro3">
          <table:table-cell office:value-type="time" office:time-value="PT16H57M6S" table:style-name="ce7">
            <text:p>16:57:06</text:p>
          </table:table-cell>
          <table:table-cell office:value-type="time" office:time-value="PT16H57M7S" table:style-name="ce7">
            <text:p>16:57:07</text:p>
          </table:table-cell>
          <table:table-cell office:value-type="float" office:value="1063" table:style-name="ce1">
            <text:p>1063</text:p>
          </table:table-cell>
          <table:table-cell office:value-type="float" office:value="5.17" table:style-name="ce1">
            <text:p>5,17</text:p>
          </table:table-cell>
          <table:table-cell office:value-type="float" office:value="547.08000000000004" table:style-name="ce1">
            <text:p>547,08</text:p>
          </table:table-cell>
          <table:table-cell office:value-type="float" office:value="3.0065930268000001" table:formula="of:=[.C425]/1000 * [.D425]*[.E425]/1000" table:style-name="ce3">
            <text:p>3,006593027</text:p>
          </table:table-cell>
          <table:table-cell table:number-columns-repeated="2" table:style-name="ce1"/>
          <table:table-cell office:value-type="float" office:value="0.30455811767890273" table:formula="of:=[.F425]-([.$J$3]*[.C425]/1000)" table:style-name="ce1">
            <text:p>0,304558118</text:p>
          </table:table-cell>
          <table:table-cell table:number-columns-repeated="16375"/>
        </table:table-row>
        <table:table-row table:style-name="ro3">
          <table:table-cell office:value-type="time" office:time-value="PT16H57M7S" table:style-name="ce7">
            <text:p>16:57:07</text:p>
          </table:table-cell>
          <table:table-cell office:value-type="time" office:time-value="PT16H57M8S" table:style-name="ce7">
            <text:p>16:57:08</text:p>
          </table:table-cell>
          <table:table-cell office:value-type="float" office:value="1060" table:style-name="ce1">
            <text:p>1060</text:p>
          </table:table-cell>
          <table:table-cell office:value-type="float" office:value="5.16" table:style-name="ce1">
            <text:p>5,16</text:p>
          </table:table-cell>
          <table:table-cell office:value-type="float" office:value="515.74" table:style-name="ce1">
            <text:p>515,74</text:p>
          </table:table-cell>
          <table:table-cell office:value-type="float" office:value="2.8208915040000004" table:formula="of:=[.C426]/1000 * [.D426]*[.E426]/1000" table:style-name="ce3">
            <text:p>2,820891504</text:p>
          </table:table-cell>
          <table:table-cell table:number-columns-repeated="2" table:style-name="ce1"/>
          <table:table-cell office:value-type="float" office:value="0.12648228135807837" table:formula="of:=[.F426]-([.$J$3]*[.C426]/1000)" table:style-name="ce1">
            <text:p>0,126482281</text:p>
          </table:table-cell>
          <table:table-cell table:number-columns-repeated="16375"/>
        </table:table-row>
        <table:table-row table:style-name="ro3">
          <table:table-cell office:value-type="time" office:time-value="PT16H57M8S" table:style-name="ce7">
            <text:p>16:57:08</text:p>
          </table:table-cell>
          <table:table-cell office:value-type="time" office:time-value="PT16H57M9S" table:style-name="ce7">
            <text:p>16:57:09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53.57000000000005" table:style-name="ce1">
            <text:p>553,57</text:p>
          </table:table-cell>
          <table:table-cell office:value-type="float" office:value="3.0365362709000001" table:formula="of:=[.C427]/1000 * [.D427]*[.E427]/1000" table:style-name="ce3">
            <text:p>3,036536271</text:p>
          </table:table-cell>
          <table:table-cell table:number-columns-repeated="2" table:style-name="ce1"/>
          <table:table-cell office:value-type="float" office:value="0.33958515276501977" table:formula="of:=[.F427]-([.$J$3]*[.C427]/1000)" table:style-name="ce1">
            <text:p>0,339585153</text:p>
          </table:table-cell>
          <table:table-cell table:number-columns-repeated="16375"/>
        </table:table-row>
        <table:table-row table:style-name="ro3">
          <table:table-cell office:value-type="time" office:time-value="PT16H57M9S" table:style-name="ce7">
            <text:p>16:57:09</text:p>
          </table:table-cell>
          <table:table-cell office:value-type="time" office:time-value="PT16H57M10S" table:style-name="ce7">
            <text:p>16:57:10</text:p>
          </table:table-cell>
          <table:table-cell office:value-type="float" office:value="1069" table:style-name="ce1">
            <text:p>1069</text:p>
          </table:table-cell>
          <table:table-cell office:value-type="float" office:value="5.16" table:style-name="ce1">
            <text:p>5,16</text:p>
          </table:table-cell>
          <table:table-cell office:value-type="float" office:value="533.55999999999995" table:style-name="ce1">
            <text:p>533,56</text:p>
          </table:table-cell>
          <table:table-cell office:value-type="float" office:value="2.9431383023999995" table:formula="of:=[.C428]/1000 * [.D428]*[.E428]/1000" table:style-name="ce3">
            <text:p>2,943138302</text:p>
          </table:table-cell>
          <table:table-cell table:number-columns-repeated="2" table:style-name="ce1"/>
          <table:table-cell office:value-type="float" office:value="0.22585202032055207" table:formula="of:=[.F428]-([.$J$3]*[.C428]/1000)" table:style-name="ce1">
            <text:p>0,22585202</text:p>
          </table:table-cell>
          <table:table-cell table:number-columns-repeated="16375"/>
        </table:table-row>
        <table:table-row table:style-name="ro3">
          <table:table-cell office:value-type="time" office:time-value="PT16H57M10S" table:style-name="ce7">
            <text:p>16:57:10</text:p>
          </table:table-cell>
          <table:table-cell office:value-type="time" office:time-value="PT16H57M11S" table:style-name="ce7">
            <text:p>16:57:11</text:p>
          </table:table-cell>
          <table:table-cell office:value-type="float" office:value="1057" table:style-name="ce1">
            <text:p>1057</text:p>
          </table:table-cell>
          <table:table-cell office:value-type="float" office:value="5.17" table:style-name="ce1">
            <text:p>5,17</text:p>
          </table:table-cell>
          <table:table-cell office:value-type="float" office:value="517.85" table:style-name="ce1">
            <text:p>517,85</text:p>
          </table:table-cell>
          <table:table-cell office:value-type="float" office:value="2.8298897165000003" table:formula="of:=[.C429]/1000 * [.D429]*[.E429]/1000" table:style-name="ce3">
            <text:p>2,829889717</text:p>
          </table:table-cell>
          <table:table-cell table:number-columns-repeated="2" table:style-name="ce1"/>
          <table:table-cell office:value-type="float" office:value="0.14310618033725353" table:formula="of:=[.F429]-([.$J$3]*[.C429]/1000)" table:style-name="ce1">
            <text:p>0,14310618</text:p>
          </table:table-cell>
          <table:table-cell table:number-columns-repeated="16375"/>
        </table:table-row>
        <table:table-row table:style-name="ro3">
          <table:table-cell office:value-type="time" office:time-value="PT16H57M11S" table:style-name="ce7">
            <text:p>16:57:11</text:p>
          </table:table-cell>
          <table:table-cell office:value-type="time" office:time-value="PT16H57M12S" table:style-name="ce7">
            <text:p>16:57:1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9.08000000000004" table:style-name="ce1">
            <text:p>519,08</text:p>
          </table:table-cell>
          <table:table-cell office:value-type="float" office:value="2.8446622160000001" table:formula="of:=[.C430]/1000 * [.D430]*[.E430]/1000" table:style-name="ce3">
            <text:p>2,844662216</text:p>
          </table:table-cell>
          <table:table-cell table:number-columns-repeated="2" table:style-name="ce1"/>
          <table:table-cell office:value-type="float" office:value="0.15025299335807807" table:formula="of:=[.F430]-([.$J$3]*[.C430]/1000)" table:style-name="ce1">
            <text:p>0,150252993</text:p>
          </table:table-cell>
          <table:table-cell table:number-columns-repeated="16375"/>
        </table:table-row>
        <table:table-row table:style-name="ro3">
          <table:table-cell office:value-type="time" office:time-value="PT16H57M12S" table:style-name="ce7">
            <text:p>16:57:12</text:p>
          </table:table-cell>
          <table:table-cell office:value-type="time" office:time-value="PT16H57M13S" table:style-name="ce7">
            <text:p>16:57:13</text:p>
          </table:table-cell>
          <table:table-cell office:value-type="float" office:value="1069" table:style-name="ce1">
            <text:p>1069</text:p>
          </table:table-cell>
          <table:table-cell office:value-type="float" office:value="5.17" table:style-name="ce1">
            <text:p>5,17</text:p>
          </table:table-cell>
          <table:table-cell office:value-type="float" office:value="526.67999999999995" table:style-name="ce1">
            <text:p>526,68</text:p>
          </table:table-cell>
          <table:table-cell office:value-type="float" office:value="2.9108181563999995" table:formula="of:=[.C431]/1000 * [.D431]*[.E431]/1000" table:style-name="ce3">
            <text:p>2,910818156</text:p>
          </table:table-cell>
          <table:table-cell table:number-columns-repeated="2" table:style-name="ce1"/>
          <table:table-cell office:value-type="float" office:value="0.19353187432055208" table:formula="of:=[.F431]-([.$J$3]*[.C431]/1000)" table:style-name="ce1">
            <text:p>0,193531874</text:p>
          </table:table-cell>
          <table:table-cell table:number-columns-repeated="16375"/>
        </table:table-row>
        <table:table-row table:style-name="ro3">
          <table:table-cell office:value-type="time" office:time-value="PT16H57M13S" table:style-name="ce7">
            <text:p>16:57:13</text:p>
          </table:table-cell>
          <table:table-cell office:value-type="time" office:time-value="PT16H57M15S" table:style-name="ce7">
            <text:p>16:57:15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46.69000000000005" table:style-name="ce1">
            <text:p>546,69</text:p>
          </table:table-cell>
          <table:table-cell office:value-type="float" office:value="2.9987969253000002" table:formula="of:=[.C432]/1000 * [.D432]*[.E432]/1000" table:style-name="ce3">
            <text:p>2,998796925</text:p>
          </table:table-cell>
          <table:table-cell table:number-columns-repeated="2" table:style-name="ce1"/>
          <table:table-cell office:value-type="float" office:value="0.30184580716501985" table:formula="of:=[.F432]-([.$J$3]*[.C432]/1000)" table:style-name="ce1">
            <text:p>0,301845807</text:p>
          </table:table-cell>
          <table:table-cell table:number-columns-repeated="16375"/>
        </table:table-row>
        <table:table-row table:style-name="ro3">
          <table:table-cell office:value-type="time" office:time-value="PT16H57M15S" table:style-name="ce7">
            <text:p>16:57:15</text:p>
          </table:table-cell>
          <table:table-cell office:value-type="time" office:time-value="PT16H57M16S" table:style-name="ce7">
            <text:p>16:57:16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5.48" table:style-name="ce1">
            <text:p>515,48</text:p>
          </table:table-cell>
          <table:table-cell office:value-type="float" office:value="2.8222684643999996" table:formula="of:=[.C433]/1000 * [.D433]*[.E433]/1000" table:style-name="ce3">
            <text:p>2,822268464</text:p>
          </table:table-cell>
          <table:table-cell table:number-columns-repeated="2" table:style-name="ce1"/>
          <table:table-cell office:value-type="float" office:value="0.13040113725113578" table:formula="of:=[.F433]-([.$J$3]*[.C433]/1000)" table:style-name="ce1">
            <text:p>0,130401137</text:p>
          </table:table-cell>
          <table:table-cell table:number-columns-repeated="16375"/>
        </table:table-row>
        <table:table-row table:style-name="ro3">
          <table:table-cell office:value-type="time" office:time-value="PT16H57M16S" table:style-name="ce7">
            <text:p>16:57:16</text:p>
          </table:table-cell>
          <table:table-cell office:value-type="time" office:time-value="PT16H57M17S" table:style-name="ce7">
            <text:p>16:57:17</text:p>
          </table:table-cell>
          <table:table-cell office:value-type="float" office:value="1064" table:style-name="ce1">
            <text:p>1064</text:p>
          </table:table-cell>
          <table:table-cell office:value-type="float" office:value="5.17" table:style-name="ce1">
            <text:p>5,17</text:p>
          </table:table-cell>
          <table:table-cell office:value-type="float" office:value="541.33000000000004" table:style-name="ce1">
            <text:p>541,33</text:p>
          </table:table-cell>
          <table:table-cell office:value-type="float" office:value="2.9777913704000007" table:formula="of:=[.C434]/1000 * [.D434]*[.E434]/1000" table:style-name="ce3">
            <text:p>2,97779137</text:p>
          </table:table-cell>
          <table:table-cell table:number-columns-repeated="2" table:style-name="ce1"/>
          <table:table-cell office:value-type="float" office:value="0.27321456578584513" table:formula="of:=[.F434]-([.$J$3]*[.C434]/1000)" table:style-name="ce1">
            <text:p>0,273214566</text:p>
          </table:table-cell>
          <table:table-cell table:number-columns-repeated="16375"/>
        </table:table-row>
        <table:table-row table:style-name="ro3">
          <table:table-cell office:value-type="time" office:time-value="PT16H57M17S" table:style-name="ce7">
            <text:p>16:57:17</text:p>
          </table:table-cell>
          <table:table-cell office:value-type="time" office:time-value="PT16H57M18S" table:style-name="ce7">
            <text:p>16:57:18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12.11" table:style-name="ce1">
            <text:p>512,11</text:p>
          </table:table-cell>
          <table:table-cell office:value-type="float" office:value="2.8064652220000004" table:formula="of:=[.C435]/1000 * [.D435]*[.E435]/1000" table:style-name="ce3">
            <text:p>2,806465222</text:p>
          </table:table-cell>
          <table:table-cell table:number-columns-repeated="2" table:style-name="ce1"/>
          <table:table-cell office:value-type="float" office:value="0.11205599935807831" table:formula="of:=[.F435]-([.$J$3]*[.C435]/1000)" table:style-name="ce1">
            <text:p>0,112055999</text:p>
          </table:table-cell>
          <table:table-cell table:number-columns-repeated="16375"/>
        </table:table-row>
        <table:table-row table:style-name="ro3">
          <table:table-cell office:value-type="time" office:time-value="PT16H57M18S" table:style-name="ce7">
            <text:p>16:57:18</text:p>
          </table:table-cell>
          <table:table-cell office:value-type="time" office:time-value="PT16H57M19S" table:style-name="ce7">
            <text:p>16:57:19</text:p>
          </table:table-cell>
          <table:table-cell office:value-type="float" office:value="1065" table:style-name="ce1">
            <text:p>1065</text:p>
          </table:table-cell>
          <table:table-cell office:value-type="float" office:value="5.17" table:style-name="ce1">
            <text:p>5,17</text:p>
          </table:table-cell>
          <table:table-cell office:value-type="float" office:value="525.16" table:style-name="ce1">
            <text:p>525,16</text:p>
          </table:table-cell>
          <table:table-cell office:value-type="float" office:value="2.8915572179999995" table:formula="of:=[.C436]/1000 * [.D436]*[.E436]/1000" table:style-name="ce3">
            <text:p>2,891557218</text:p>
          </table:table-cell>
          <table:table-cell table:number-columns-repeated="2" table:style-name="ce1"/>
          <table:table-cell office:value-type="float" office:value="0.18443851789278565" table:formula="of:=[.F436]-([.$J$3]*[.C436]/1000)" table:style-name="ce1">
            <text:p>0,184438518</text:p>
          </table:table-cell>
          <table:table-cell table:number-columns-repeated="16375"/>
        </table:table-row>
        <table:table-row table:style-name="ro3">
          <table:table-cell office:value-type="time" office:time-value="PT16H57M19S" table:style-name="ce7">
            <text:p>16:57:19</text:p>
          </table:table-cell>
          <table:table-cell office:value-type="time" office:time-value="PT16H57M20S" table:style-name="ce7">
            <text:p>16:57:20</text:p>
          </table:table-cell>
          <table:table-cell office:value-type="float" office:value="1061" table:style-name="ce1">
            <text:p>1061</text:p>
          </table:table-cell>
          <table:table-cell office:value-type="float" office:value="5.17" table:style-name="ce1">
            <text:p>5,17</text:p>
          </table:table-cell>
          <table:table-cell office:value-type="float" office:value="533.79" table:style-name="ce1">
            <text:p>533,79</text:p>
          </table:table-cell>
          <table:table-cell office:value-type="float" office:value="2.9280356522999997" table:formula="of:=[.C437]/1000 * [.D437]*[.E437]/1000" table:style-name="ce3">
            <text:p>2,928035652</text:p>
          </table:table-cell>
          <table:table-cell table:number-columns-repeated="2" table:style-name="ce1"/>
          <table:table-cell office:value-type="float" office:value="0.2310845341650194" table:formula="of:=[.F437]-([.$J$3]*[.C437]/1000)" table:style-name="ce1">
            <text:p>0,231084534</text:p>
          </table:table-cell>
          <table:table-cell table:number-columns-repeated="16375"/>
        </table:table-row>
        <table:table-row table:style-name="ro3">
          <table:table-cell office:value-type="time" office:time-value="PT16H57M20S" table:style-name="ce7">
            <text:p>16:57:20</text:p>
          </table:table-cell>
          <table:table-cell office:value-type="time" office:time-value="PT16H57M21S" table:style-name="ce7">
            <text:p>16:57:21</text:p>
          </table:table-cell>
          <table:table-cell office:value-type="float" office:value="1062" table:style-name="ce1">
            <text:p>1062</text:p>
          </table:table-cell>
          <table:table-cell office:value-type="float" office:value="5.17" table:style-name="ce1">
            <text:p>5,17</text:p>
          </table:table-cell>
          <table:table-cell office:value-type="float" office:value="534.67999999999995" table:style-name="ce1">
            <text:p>534,68</text:p>
          </table:table-cell>
          <table:table-cell office:value-type="float" office:value="2.9356819271999997" table:formula="of:=[.C438]/1000 * [.D438]*[.E438]/1000" table:style-name="ce3">
            <text:p>2,935681927</text:p>
          </table:table-cell>
          <table:table-cell table:number-columns-repeated="2" table:style-name="ce1"/>
          <table:table-cell office:value-type="float" office:value="0.23618891357196059" table:formula="of:=[.F438]-([.$J$3]*[.C438]/1000)" table:style-name="ce1">
            <text:p>0,236188914</text:p>
          </table:table-cell>
          <table:table-cell table:number-columns-repeated="16375"/>
        </table:table-row>
        <table:table-row table:style-name="ro3">
          <table:table-cell office:value-type="time" office:time-value="PT16H57M21S" table:style-name="ce7">
            <text:p>16:57:21</text:p>
          </table:table-cell>
          <table:table-cell office:value-type="time" office:time-value="PT16H57M22S" table:style-name="ce7">
            <text:p>16:57:22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7.52" table:style-name="ce1">
            <text:p>537,52</text:p>
          </table:table-cell>
          <table:table-cell office:value-type="float" office:value="2.9457171039999999" table:formula="of:=[.C439]/1000 * [.D439]*[.E439]/1000" table:style-name="ce3">
            <text:p>2,945717104</text:p>
          </table:table-cell>
          <table:table-cell table:number-columns-repeated="2" table:style-name="ce1"/>
          <table:table-cell office:value-type="float" office:value="0.2513078813580778" table:formula="of:=[.F439]-([.$J$3]*[.C439]/1000)" table:style-name="ce1">
            <text:p>0,251307881</text:p>
          </table:table-cell>
          <table:table-cell table:number-columns-repeated="16375"/>
        </table:table-row>
        <table:table-row table:style-name="ro3">
          <table:table-cell office:value-type="time" office:time-value="PT16H57M22S" table:style-name="ce7">
            <text:p>16:57:22</text:p>
          </table:table-cell>
          <table:table-cell office:value-type="time" office:time-value="PT16H57M23S" table:style-name="ce7">
            <text:p>16:57:23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20.26" table:style-name="ce1">
            <text:p>520,26</text:p>
          </table:table-cell>
          <table:table-cell office:value-type="float" office:value="2.8484391077999995" table:formula="of:=[.C440]/1000 * [.D440]*[.E440]/1000" table:style-name="ce3">
            <text:p>2,848439108</text:p>
          </table:table-cell>
          <table:table-cell table:number-columns-repeated="2" table:style-name="ce1"/>
          <table:table-cell office:value-type="float" office:value="0.15657178065113575" table:formula="of:=[.F440]-([.$J$3]*[.C440]/1000)" table:style-name="ce1">
            <text:p>0,156571781</text:p>
          </table:table-cell>
          <table:table-cell table:number-columns-repeated="16375"/>
        </table:table-row>
        <table:table-row table:style-name="ro3">
          <table:table-cell office:value-type="time" office:time-value="PT16H57M23S" table:style-name="ce7">
            <text:p>16:57:23</text:p>
          </table:table-cell>
          <table:table-cell office:value-type="time" office:time-value="PT16H57M24S" table:style-name="ce7">
            <text:p>16:57:24</text:p>
          </table:table-cell>
          <table:table-cell office:value-type="float" office:value="1088" table:style-name="ce1">
            <text:p>1088</text:p>
          </table:table-cell>
          <table:table-cell office:value-type="float" office:value="5.16" table:style-name="ce1">
            <text:p>5,16</text:p>
          </table:table-cell>
          <table:table-cell office:value-type="float" office:value="581.44000000000005" table:style-name="ce1">
            <text:p>581,44</text:p>
          </table:table-cell>
          <table:table-cell office:value-type="float" office:value="3.2642506752000005" table:formula="of:=[.C441]/1000 * [.D441]*[.E441]/1000" table:style-name="ce3">
            <text:p>3,264250675</text:p>
          </table:table-cell>
          <table:table-cell table:number-columns-repeated="2" table:style-name="ce1"/>
          <table:table-cell office:value-type="float" office:value="0.49866837875244263" table:formula="of:=[.F441]-([.$J$3]*[.C441]/1000)" table:style-name="ce1">
            <text:p>0,498668379</text:p>
          </table:table-cell>
          <table:table-cell table:number-columns-repeated="16375"/>
        </table:table-row>
        <table:table-row table:style-name="ro3">
          <table:table-cell office:value-type="time" office:time-value="PT16H57M24S" table:style-name="ce7">
            <text:p>16:57:24</text:p>
          </table:table-cell>
          <table:table-cell office:value-type="time" office:time-value="PT16H57M25S" table:style-name="ce7">
            <text:p>16:57:25</text:p>
          </table:table-cell>
          <table:table-cell office:value-type="float" office:value="1060" table:style-name="ce1">
            <text:p>1060</text:p>
          </table:table-cell>
          <table:table-cell office:value-type="float" office:value="5.17" table:style-name="ce1">
            <text:p>5,17</text:p>
          </table:table-cell>
          <table:table-cell office:value-type="float" office:value="534.4" table:style-name="ce1">
            <text:p>534,4</text:p>
          </table:table-cell>
          <table:table-cell office:value-type="float" office:value="2.9286188800000001" table:formula="of:=[.C442]/1000 * [.D442]*[.E442]/1000" table:style-name="ce3">
            <text:p>2,92861888</text:p>
          </table:table-cell>
          <table:table-cell table:number-columns-repeated="2" table:style-name="ce1"/>
          <table:table-cell office:value-type="float" office:value="0.23420965735807808" table:formula="of:=[.F442]-([.$J$3]*[.C442]/1000)" table:style-name="ce1">
            <text:p>0,234209657</text:p>
          </table:table-cell>
          <table:table-cell table:number-columns-repeated="16375"/>
        </table:table-row>
        <table:table-row table:style-name="ro3">
          <table:table-cell office:value-type="time" office:time-value="PT16H57M25S" table:style-name="ce7">
            <text:p>16:57:25</text:p>
          </table:table-cell>
          <table:table-cell office:value-type="time" office:time-value="PT16H57M27S" table:style-name="ce7">
            <text:p>16:57:27</text:p>
          </table:table-cell>
          <table:table-cell office:value-type="float" office:value="1059" table:style-name="ce1">
            <text:p>1059</text:p>
          </table:table-cell>
          <table:table-cell office:value-type="float" office:value="5.17" table:style-name="ce1">
            <text:p>5,17</text:p>
          </table:table-cell>
          <table:table-cell office:value-type="float" office:value="519.85" table:style-name="ce1">
            <text:p>519,85</text:p>
          </table:table-cell>
          <table:table-cell office:value-type="float" office:value="2.8461943454999994" table:formula="of:=[.C443]/1000 * [.D443]*[.E443]/1000" table:style-name="ce3">
            <text:p>2,846194346</text:p>
          </table:table-cell>
          <table:table-cell table:number-columns-repeated="2" table:style-name="ce1"/>
          <table:table-cell office:value-type="float" office:value="0.1543270183511356" table:formula="of:=[.F443]-([.$J$3]*[.C443]/1000)" table:style-name="ce1">
            <text:p>0,15432701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string" table:style-name="ce2">
            <text:p>Total energy</text:p>
          </table:table-cell>
          <table:table-cell office:value-type="float" office:value="555.58399103709974" table:formula="of:=SUM([.F254:.F443])" table:style-name="ce2">
            <text:p>555,583991</text:p>
          </table:table-cell>
          <table:table-cell table:style-name="ce1"/>
          <table:table-cell office:value-type="string" table:style-name="ce2">
            <text:p>Total energy without SO</text:p>
          </table:table-cell>
          <table:table-cell office:value-type="float" office:value="42.54305609114747" table:formula="of:=SUM([.I254:.I443])" table:style-name="ce2">
            <text:p>42,54305609</text:p>
          </table:table-cell>
          <table:table-cell table:number-columns-repeated="16375"/>
        </table:table-row>
        <table:table-row table:number-rows-repeated="104813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00:05:40Z</meta:creation-date>
    <dc:date>2024-04-30T14:47:03Z</dc:date>
    <meta:editing-cycles>3</meta:editing-cycles>
    <meta:editing-duration>PT426S</meta:editing-duration>
  </office:meta>
</office:document-meta>
</file>